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ea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ce8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ee5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0bc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ba30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87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ce8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de7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9da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8d5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bb21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699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48c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ae3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9de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8db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5cb0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da3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48f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37f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7dd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6d8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5d2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2c5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db2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b91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a786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ae1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8d9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d1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dac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094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ab7f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775f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5d2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1c1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fb6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aa1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8c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278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7d5a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5cd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2bf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0b3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a96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d089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976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7864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4d1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2c6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daa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e88d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e685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177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d61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5d7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1c3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eba3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47e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065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ab5a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6640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0c4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eba6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68a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378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e06c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bb5d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6f3b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ebc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89c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483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e06e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757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9c41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7740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edb9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e794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278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dd51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143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8035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cbe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e79c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df6b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937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92a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c2b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7d29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bb3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e58f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de62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b3b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c32e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d29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7e35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efca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e8a1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dc56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d829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bf2b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a12a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8d28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eab3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e387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dd54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d824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b024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8c23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7725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9ab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e58b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f67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db3e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cf23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aa21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80244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e8ba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dd81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d737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ae23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9c24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7324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e39e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d977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d346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d70c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af1c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8f20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6d22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e6ae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dc8a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d576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c316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a41a6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8b1e5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e4b6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da93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cc6c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55a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bf49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ac2b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8125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e3bb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d7a2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c987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b045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ab33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a12d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8532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e0c2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cca5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b876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9e3a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42d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762d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dcc8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c9acc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9257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7a32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6b2f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6229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5c2d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dbce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bba5c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8d6c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6a45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6139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5931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522d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b5b7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9093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7a79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3431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302d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2c28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2822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a9c7e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91b7d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5c8d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223a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2335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2528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98c3e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75acd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2b74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2450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1a47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223d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2130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c0e1e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a1cde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6eb1d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1b51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1b46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1f3a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2429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7ccbe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51bae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00a0d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c6c0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ada8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9c95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8881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746d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625b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bc4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b3aa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9f93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8b80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7a6d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5e53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3a34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7c6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afaf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9293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7b7d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6365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5557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2427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d5d4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b8b9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a5a7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9396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787b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4f57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2528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d8da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9ce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a9b0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858f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5d6a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3c46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282e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d2c9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c1b7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b0a2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7e6e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5548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4740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3d38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bfcd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acb7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98a3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7686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555f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4c53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4446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4e43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594d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5c4e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a59d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b3ab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8c0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d1cd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6d5d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a48d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b498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e0d1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e4d7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eddf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efe4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644f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7f56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9162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bb99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c9ac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d4bf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decb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653e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a763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ba6a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e6a6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f0bf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2c9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3d0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543c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6944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7747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ad85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c8ab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d1b8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dbc6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653b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a33e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dc42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e895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ecaa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f0c0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f3d0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6032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7e3d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8e43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da8e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e9a5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edbf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efc6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5434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6a39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7b47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58b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dca8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ebc3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edcd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5d35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6f3b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7d40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d497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e3af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eabb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fc6d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622a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8536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983b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cd95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dcadc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e5c0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eac9d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4f2f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5e2d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6a32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ab84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bea0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ceb6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dbc7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572a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743a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7b3f9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ae8c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c0a2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d1b8d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ddc7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2829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26314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2c40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90a2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a3b3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c1cf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cfd9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1d2e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163d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154b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70a7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a7c6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bdd6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c9dfe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112e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0537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0044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619e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8cb6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9cc3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bfd5d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3250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33644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3a70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79a7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8cb4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a3c4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b2ce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2a45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2361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1675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79bb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96c9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b4d6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d2e3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214c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0671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008f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82c6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a6d3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bedd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cae2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4c58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6582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779b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b3cc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c2d8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c7da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cdde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655f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93921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b7be1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d0d7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dddf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e3e3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e4e5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f3ed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efea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ede8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ede4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efe3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e6cf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d9be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1ec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eee89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e9e3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e4d9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d8cc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cab9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#bca70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7e2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dfd9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d7ce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cdc2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b5a7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a294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9485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d8e2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bbd1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a2bf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87a7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678b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3a6a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203e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c8e3e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a5d5d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87cb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29b5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009a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007f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006d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b6dc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a3d5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65c1d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00ad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0098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0085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0077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6e2e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c7d9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97b8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79a0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5588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0d5b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1d3d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dee5e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cad5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a3ba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759a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235e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2042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2535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dfe8f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6d6e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a9c4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7ba0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3975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2751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303f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e4de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ded7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c8bf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9f94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7467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5c48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3d2b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edd5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e5c3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dba5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d492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c358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b11f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9f1e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e7d2d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e2c7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e3c1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cb96b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b973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ackground-color="#9948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ackground-color="#7f29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e4ca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#e4be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d9aa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c489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b56f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923c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ackground-color="#6425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f0d8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e5c1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d8a7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c98f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b777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964b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8c43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ackground-color="#f2d7d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ackground-color="#eec4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ebb1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e591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d369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ba44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ackground-color="#a430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f3e0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f0cc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ecb8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e798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e27a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de5a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da32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f2ce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f1c3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eeaf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e995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e688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e37a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fo:background-color="#d169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ackground-color="#eed0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e9ba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e2a7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cb86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b970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9856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8146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e6c9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dcb8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ackground-color="#ca9f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fo:background-color="#bb85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a069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fo:background-color="#7949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6b43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f9e4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f7dc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ackground-color="#f2c1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eead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c08f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ac83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9071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f2cb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f1c2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edae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e99c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d985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a069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7451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efb6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eba1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e78e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cb64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9752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643b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f0c1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ecab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e894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e584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da70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a35a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8c4e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ebab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e898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e482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e170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ackground-color="#df64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a94b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8741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eaac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background-color="#edbd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e89f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e27e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ackground-color="#e069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ackground-color="#dd5b6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de53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ackground-color="#d63d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fo:background-color="#ca36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b437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ackground-color="#a438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ackground-color="#7f2f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6837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edc0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ackground-color="#e8a4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e16f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db37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ackground-color="#cc30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ac2c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9228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f7e5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f8e26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fae4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f6db6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ackground-color="#f4d1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f2c0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e9a8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f0bc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edac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eeaa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ea9a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eb9d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eb9c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b97a0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ackground-color="#f2d4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ackground-color="#edb4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edb46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e88d1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e17c0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bb6c1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ackground-color="#a3541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ackground-color="#ecb0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e9a3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e68e5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e99d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e37b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e06c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de57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e176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df6b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d563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ce51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fo:background-color="#c043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da47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ackground-color="#d12e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ebbf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ackground-color="#e09b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ackground-color="#df78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#db55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d82f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9729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6f36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e7c9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ackground-color="#e391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#dd6d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ackground-color="#d249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#a03a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92375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ackground-color="#7a33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ackground-color="#e7d6d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ackground-color="#dcc4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c7a1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ackground-color="#af80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ackground-color="#9573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fo:background-color="#7f5e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ackground-color="#6f4f5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ackground-color="#d391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background-color="#b783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ackground-color="#b777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ackground-color="#c161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ackground-color="#b049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#ae33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#a527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ackground-color="#cf9a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#cea5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ackground-color="#bf91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ackground-color="#ad6f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fo:background-color="#a55e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#9a49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ackground-color="#8b3a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ackground-color="#c4b1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ackground-color="#b097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background-color="#a993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ackground-color="#9473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fo:background-color="#8a74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ackground-color="#8263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ackground-color="#6949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able-cell-properties fo:background-color="#b49b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9b83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9b7d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ackground-color="#7f59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ackground-color="#6d41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#956f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#7140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#deced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9989b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9385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ackground-color="#7a6a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ackground-color="#6752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6146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7" style:family="table-cell" style:parent-style-name="Default">
      <style:table-cell-properties fo:background-color="#5138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8" style:family="table-cell" style:parent-style-name="Default">
      <style:table-cell-properties fo:background-color="#b2a6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a198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847c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7065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5e51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ackground-color="#5e519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ackground-color="#483e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ackground-color="#a89a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fo:background-color="#9b91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fo:background-color="#847f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>
      <style:table-cell-properties fo:background-color="#5e5c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ackground-color="#564c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4440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ackground-color="#382c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2" style:family="table-cell" style:parent-style-name="Default">
      <style:table-cell-properties fo:background-color="#b7c0d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3" style:family="table-cell" style:parent-style-name="Default">
      <style:table-cell-properties fo:background-color="#9ea3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ackground-color="#7a85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#5c6d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background-color="#515d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7" style:family="table-cell" style:parent-style-name="Default">
      <style:table-cell-properties fo:background-color="#3f51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2a30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Default">
      <style:table-cell-properties fo:background-color="#a0add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fo:background-color="#838f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1" style:family="table-cell" style:parent-style-name="Default">
      <style:table-cell-properties fo:background-color="#657f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2" style:family="table-cell" style:parent-style-name="Default">
      <style:table-cell-properties fo:background-color="#566e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3" style:family="table-cell" style:parent-style-name="Default">
      <style:table-cell-properties fo:background-color="#3a4c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4" style:family="table-cell" style:parent-style-name="Default">
      <style:table-cell-properties fo:background-color="#3139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able-cell-properties fo:background-color="#2f36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6" style:family="table-cell" style:parent-style-name="Default">
      <style:table-cell-properties fo:background-color="#c1d1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7" style:family="table-cell" style:parent-style-name="Default">
      <style:table-cell-properties fo:background-color="#8cad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8" style:family="table-cell" style:parent-style-name="Default">
      <style:table-cell-properties fo:background-color="#96ab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9" style:family="table-cell" style:parent-style-name="Default">
      <style:table-cell-properties fo:background-color="#6f8c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0" style:family="table-cell" style:parent-style-name="Default">
      <style:table-cell-properties fo:background-color="#637d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5670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2d51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fo:background-color="#b8cf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92b2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able-cell-properties fo:background-color="#6593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fo:background-color="#5a7f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7" style:family="table-cell" style:parent-style-name="Default">
      <style:table-cell-properties fo:background-color="#466a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fo:background-color="#3064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155e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fo:background-color="#96a9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6788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ackground-color="#7b92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fo:background-color="#637d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4" style:family="table-cell" style:parent-style-name="Default">
      <style:table-cell-properties fo:background-color="#6376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5" style:family="table-cell" style:parent-style-name="Default">
      <style:table-cell-properties fo:background-color="#5571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6" style:family="table-cell" style:parent-style-name="Default">
      <style:table-cell-properties fo:background-color="#2f4e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fo:background-color="#85b8d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fo:background-color="#79a5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background-color="#4384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0069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1153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1d44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2a3b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ackground-color="#6690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ackground-color="#5085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fo:background-color="#4077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ackground-color="#1c6e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Default">
      <style:table-cell-properties fo:background-color="#1365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9" style:family="table-cell" style:parent-style-name="Default">
      <style:table-cell-properties fo:background-color="#0153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ackground-color="#0147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a8bd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ackground-color="#8ca8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fo:background-color="#7196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4" style:family="table-cell" style:parent-style-name="Default">
      <style:table-cell-properties fo:background-color="#5784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5" style:family="table-cell" style:parent-style-name="Default">
      <style:table-cell-properties fo:background-color="#4e7a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6" style:family="table-cell" style:parent-style-name="Default">
      <style:table-cell-properties fo:background-color="#3c6f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fo:background-color="#1759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>
      <style:table-cell-properties fo:background-color="#9bab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background-color="#8297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0" style:family="table-cell" style:parent-style-name="Default">
      <style:table-cell-properties fo:background-color="#728e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fo:background-color="#597a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ackground-color="#496b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ackground-color="#3f65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background-color="#1341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fo:background-color="#81b1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4699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3fa0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fo:background-color="#2880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fo:background-color="#0089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ackground-color="#0076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ackground-color="#006c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background-color="#adbf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ackground-color="#769f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ackground-color="#5086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ackground-color="#4076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ackground-color="#2f69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7" style:family="table-cell" style:parent-style-name="Default">
      <style:table-cell-properties fo:background-color="#1c56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>
      <style:table-cell-properties fo:background-color="#154f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Default">
      <style:table-cell-properties fo:background-color="#0094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Default">
      <style:table-cell-properties fo:background-color="#008b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fo:background-color="#007c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>
      <style:table-cell-properties fo:background-color="#0054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>
      <style:table-cell-properties fo:background-color="#0052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fo:background-color="#0047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fo:background-color="#0d394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Default">
      <style:table-cell-properties fo:background-color="#3fb1e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7" style:family="table-cell" style:parent-style-name="Default">
      <style:table-cell-properties fo:background-color="#05a0d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>
      <style:table-cell-properties fo:background-color="#0094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background-color="#008cc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able-cell-properties fo:background-color="#0087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0074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006b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ackground-color="#8ac8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fo:background-color="#65bcc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5" style:family="table-cell" style:parent-style-name="Default">
      <style:table-cell-properties fo:background-color="#28b1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fo:background-color="#00a8c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7" style:family="table-cell" style:parent-style-name="Default">
      <style:table-cell-properties fo:background-color="#00a9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ackground-color="#009fd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ackground-color="#008a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fo:background-color="#b0cc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1" style:family="table-cell" style:parent-style-name="Default">
      <style:table-cell-properties fo:background-color="#78ae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2" style:family="table-cell" style:parent-style-name="Default">
      <style:table-cell-properties fo:background-color="#6f9f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4b95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background-color="#5889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ackground-color="#4385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6" style:family="table-cell" style:parent-style-name="Default">
      <style:table-cell-properties fo:background-color="#124c6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ackground-color="#75a0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fo:background-color="#5184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9" style:family="table-cell" style:parent-style-name="Default">
      <style:table-cell-properties fo:background-color="#3c71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0" style:family="table-cell" style:parent-style-name="Default">
      <style:table-cell-properties fo:background-color="#3271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1" style:family="table-cell" style:parent-style-name="Default">
      <style:table-cell-properties fo:background-color="#215a6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2" style:family="table-cell" style:parent-style-name="Default">
      <style:table-cell-properties fo:background-color="#294f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3" style:family="table-cell" style:parent-style-name="Default">
      <style:table-cell-properties fo:background-color="#113b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4" style:family="table-cell" style:parent-style-name="Default">
      <style:table-cell-properties fo:background-color="#6bad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5" style:family="table-cell" style:parent-style-name="Default">
      <style:table-cell-properties fo:background-color="#5ba6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6" style:family="table-cell" style:parent-style-name="Default">
      <style:table-cell-properties fo:background-color="#4395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fo:background-color="#3487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8" style:family="table-cell" style:parent-style-name="Default">
      <style:table-cell-properties fo:background-color="#1782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fo:background-color="#0070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0" style:family="table-cell" style:parent-style-name="Default">
      <style:table-cell-properties fo:background-color="#0062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fo:background-color="#97ca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69ba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3" style:family="table-cell" style:parent-style-name="Default">
      <style:table-cell-properties fo:background-color="#69bb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ackground-color="#009f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ackground-color="#009b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fo:background-color="#008a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fo:background-color="#007e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fo:background-color="#6cb1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background-color="#4ba2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able-cell-properties fo:background-color="#3c9a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1" style:family="table-cell" style:parent-style-name="Default">
      <style:table-cell-properties fo:background-color="#248e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318d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Default">
      <style:table-cell-properties fo:background-color="#0f7f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Default">
      <style:table-cell-properties fo:background-color="#0066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Default">
      <style:table-cell-properties fo:background-color="#73bc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6" style:family="table-cell" style:parent-style-name="Default">
      <style:table-cell-properties fo:background-color="#45af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7" style:family="table-cell" style:parent-style-name="Default">
      <style:table-cell-properties fo:background-color="#4fa0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8" style:family="table-cell" style:parent-style-name="Default">
      <style:table-cell-properties fo:background-color="#009b7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9" style:family="table-cell" style:parent-style-name="Default">
      <style:table-cell-properties fo:background-color="#0093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0" style:family="table-cell" style:parent-style-name="Default">
      <style:table-cell-properties fo:background-color="#227e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able-cell-properties fo:background-color="#007e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fo:background-color="#aed0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3" style:family="table-cell" style:parent-style-name="Default">
      <style:table-cell-properties fo:background-color="#7cba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fo:background-color="#69b4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able-cell-properties fo:background-color="#39a5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6" style:family="table-cell" style:parent-style-name="Default">
      <style:table-cell-properties fo:background-color="#21a1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7" style:family="table-cell" style:parent-style-name="Default">
      <style:table-cell-properties fo:background-color="#0097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8" style:family="table-cell" style:parent-style-name="Default">
      <style:table-cell-properties fo:background-color="#0093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9" style:family="table-cell" style:parent-style-name="Default">
      <style:table-cell-properties fo:background-color="#c9ddc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fo:background-color="#b7d2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>
      <style:table-cell-properties fo:background-color="#97c2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background-color="#72b3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ackground-color="#0097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4" style:family="table-cell" style:parent-style-name="Default">
      <style:table-cell-properties fo:background-color="#008b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able-cell-properties fo:background-color="#1873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6" style:family="table-cell" style:parent-style-name="Default">
      <style:table-cell-properties fo:background-color="#b8d2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7" style:family="table-cell" style:parent-style-name="Default">
      <style:table-cell-properties fo:background-color="#99be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8" style:family="table-cell" style:parent-style-name="Default">
      <style:table-cell-properties fo:background-color="#84ad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ackground-color="#65925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0" style:family="table-cell" style:parent-style-name="Default">
      <style:table-cell-properties fo:background-color="#6a98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ackground-color="#4476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Default">
      <style:table-cell-properties fo:background-color="#2d56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3" style:family="table-cell" style:parent-style-name="Default">
      <style:table-cell-properties fo:background-color="#b5d1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4" style:family="table-cell" style:parent-style-name="Default">
      <style:table-cell-properties fo:background-color="#a1c8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90bf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Default">
      <style:table-cell-properties fo:background-color="#75b6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7" style:family="table-cell" style:parent-style-name="Default">
      <style:table-cell-properties fo:background-color="#55a9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8" style:family="table-cell" style:parent-style-name="Default">
      <style:table-cell-properties fo:background-color="#1999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9" style:family="table-cell" style:parent-style-name="Default">
      <style:table-cell-properties fo:background-color="#2573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0" style:family="table-cell" style:parent-style-name="Default">
      <style:table-cell-properties fo:background-color="#d9e2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>
      <style:table-cell-properties fo:background-color="#c6d7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2" style:family="table-cell" style:parent-style-name="Default">
      <style:table-cell-properties fo:background-color="#8ea8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3" style:family="table-cell" style:parent-style-name="Default">
      <style:table-cell-properties fo:background-color="#5994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fo:background-color="#5886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5" style:family="table-cell" style:parent-style-name="Default">
      <style:table-cell-properties fo:background-color="#5875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fo:background-color="#486a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7" style:family="table-cell" style:parent-style-name="Default">
      <style:table-cell-properties fo:background-color="#d9e1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8" style:family="table-cell" style:parent-style-name="Default">
      <style:table-cell-properties fo:background-color="#ccdd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9" style:family="table-cell" style:parent-style-name="Default">
      <style:table-cell-properties fo:background-color="#b3cf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Default">
      <style:table-cell-properties fo:background-color="#b9d1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1" style:family="table-cell" style:parent-style-name="Default">
      <style:table-cell-properties fo:background-color="#a5c7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fo:background-color="#9dc0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3" style:family="table-cell" style:parent-style-name="Default">
      <style:table-cell-properties fo:background-color="#79b3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>
      <style:table-cell-properties fo:background-color="#cbd9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5" style:family="table-cell" style:parent-style-name="Default">
      <style:table-cell-properties fo:background-color="#cbd9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6" style:family="table-cell" style:parent-style-name="Default">
      <style:table-cell-properties fo:background-color="#b9cf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7" style:family="table-cell" style:parent-style-name="Default">
      <style:table-cell-properties fo:background-color="#b3cb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8" style:family="table-cell" style:parent-style-name="Default">
      <style:table-cell-properties fo:background-color="#9dc1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9" style:family="table-cell" style:parent-style-name="Default">
      <style:table-cell-properties fo:background-color="#99be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0" style:family="table-cell" style:parent-style-name="Default">
      <style:table-cell-properties fo:background-color="#84a8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able-cell-properties fo:background-color="#dee2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2" style:family="table-cell" style:parent-style-name="Default">
      <style:table-cell-properties fo:background-color="#d6df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>
      <style:table-cell-properties fo:background-color="#bfd2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fo:background-color="#b9ce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ackground-color="#a9c3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6" style:family="table-cell" style:parent-style-name="Default">
      <style:table-cell-properties fo:background-color="#abc2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>
      <style:table-cell-properties fo:background-color="#8ca7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fo:background-color="#adb8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9" style:family="table-cell" style:parent-style-name="Default">
      <style:table-cell-properties fo:background-color="#9eb16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ackground-color="#9fab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1" style:family="table-cell" style:parent-style-name="Default">
      <style:table-cell-properties fo:background-color="#9aa1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fo:background-color="#7d8d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3" style:family="table-cell" style:parent-style-name="Default">
      <style:table-cell-properties fo:background-color="#5f6b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ackground-color="#5a561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5" style:family="table-cell" style:parent-style-name="Default">
      <style:table-cell-properties fo:background-color="#eace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6" style:family="table-cell" style:parent-style-name="Default">
      <style:table-cell-properties fo:background-color="#dac1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ackground-color="#cea8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b899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fo:background-color="#c296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0" style:family="table-cell" style:parent-style-name="Default">
      <style:table-cell-properties fo:background-color="#a774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1" style:family="table-cell" style:parent-style-name="Default">
      <style:table-cell-properties fo:background-color="#8c4a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2" style:family="table-cell" style:parent-style-name="Default">
      <style:table-cell-properties fo:background-color="#bc9c7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3" style:family="table-cell" style:parent-style-name="Default">
      <style:table-cell-properties fo:background-color="#b792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4" style:family="table-cell" style:parent-style-name="Default">
      <style:table-cell-properties fo:background-color="#a57e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ackground-color="#8559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ackground-color="#724b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fo:background-color="#6b4f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8" style:family="table-cell" style:parent-style-name="Default">
      <style:table-cell-properties fo:background-color="#4833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9" style:family="table-cell" style:parent-style-name="Default">
      <style:table-cell-properties fo:background-color="#bfba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0" style:family="table-cell" style:parent-style-name="Default">
      <style:table-cell-properties fo:background-color="#afa1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1" style:family="table-cell" style:parent-style-name="Default">
      <style:table-cell-properties fo:background-color="#a596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2" style:family="table-cell" style:parent-style-name="Default">
      <style:table-cell-properties fo:background-color="#8c7e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background-color="#837b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fo:background-color="#7566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5" style:family="table-cell" style:parent-style-name="Default">
      <style:table-cell-properties fo:background-color="#675a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6" style:family="table-cell" style:parent-style-name="Default">
      <style:table-cell-properties fo:background-color="#d9d7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7" style:family="table-cell" style:parent-style-name="Default">
      <style:table-cell-properties fo:background-color="#b0ac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8" style:family="table-cell" style:parent-style-name="Default">
      <style:table-cell-properties fo:background-color="#8f8a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9" style:family="table-cell" style:parent-style-name="Default">
      <style:table-cell-properties fo:background-color="#686e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>
      <style:table-cell-properties fo:background-color="#6c69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fo:background-color="#5551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2" style:family="table-cell" style:parent-style-name="Default">
      <style:table-cell-properties fo:background-color="#4948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3" style:family="table-cell" style:parent-style-name="Default">
      <style:table-cell-properties fo:background-color="#eaba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4" style:family="table-cell" style:parent-style-name="Default">
      <style:table-cell-properties fo:background-color="#e1a5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5" style:family="table-cell" style:parent-style-name="Default">
      <style:table-cell-properties fo:background-color="#e59a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>
      <style:table-cell-properties fo:background-color="#d36d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>
      <style:table-cell-properties fo:background-color="#bb6c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fo:background-color="#bc5b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9" style:family="table-cell" style:parent-style-name="Default">
      <style:table-cell-properties fo:background-color="#ad52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background-color="#e189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>
      <style:table-cell-properties fo:background-color="#e07e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2" style:family="table-cell" style:parent-style-name="Default">
      <style:table-cell-properties fo:background-color="#dd6d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3" style:family="table-cell" style:parent-style-name="Default">
      <style:table-cell-properties fo:background-color="#d739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>
      <style:table-cell-properties fo:background-color="#da57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fo:background-color="#c744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6" style:family="table-cell" style:parent-style-name="Default">
      <style:table-cell-properties fo:background-color="#b126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fo:background-color="#bf80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8" style:family="table-cell" style:parent-style-name="Default">
      <style:table-cell-properties fo:background-color="#b564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fo:background-color="#ba53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0" style:family="table-cell" style:parent-style-name="Default">
      <style:table-cell-properties fo:background-color="#944f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ackground-color="#8b1e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2" style:family="table-cell" style:parent-style-name="Default">
      <style:table-cell-properties fo:background-color="#7621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3" style:family="table-cell" style:parent-style-name="Default">
      <style:table-cell-properties fo:background-color="#6516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4" style:family="table-cell" style:parent-style-name="Default">
      <style:table-cell-properties fo:background-color="#b0a8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5" style:family="table-cell" style:parent-style-name="Default">
      <style:table-cell-properties fo:background-color="#847a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6" style:family="table-cell" style:parent-style-name="Default">
      <style:table-cell-properties fo:background-color="#8480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7" style:family="table-cell" style:parent-style-name="Default">
      <style:table-cell-properties fo:background-color="#7277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8" style:family="table-cell" style:parent-style-name="Default">
      <style:table-cell-properties fo:background-color="#7672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9" style:family="table-cell" style:parent-style-name="Default">
      <style:table-cell-properties fo:background-color="#6960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fo:background-color="#715f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1" style:family="table-cell" style:parent-style-name="Default">
      <style:table-cell-properties fo:background-color="#e8c1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2" style:family="table-cell" style:parent-style-name="Default">
      <style:table-cell-properties fo:background-color="#747d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3" style:family="table-cell" style:parent-style-name="Default">
      <style:table-cell-properties fo:background-color="#5f59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4" style:family="table-cell" style:parent-style-name="Default">
      <style:table-cell-properties fo:background-color="#5b60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Default">
      <style:table-cell-properties fo:background-color="#5359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6" style:family="table-cell" style:parent-style-name="Default">
      <style:table-cell-properties fo:background-color="#4741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7" style:family="table-cell" style:parent-style-name="Default">
      <style:table-cell-properties fo:background-color="#4d3c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fo:background-color="#3e38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fo:background-color="#7d8e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0" style:family="table-cell" style:parent-style-name="Default">
      <style:table-cell-properties fo:background-color="#596a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fo:background-color="#ca85b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fo:background-color="#5966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3" style:family="table-cell" style:parent-style-name="Default">
      <style:table-cell-properties fo:background-color="#4261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>
      <style:table-cell-properties fo:background-color="#464f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5" style:family="table-cell" style:parent-style-name="Default">
      <style:table-cell-properties fo:background-color="#484b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6" style:family="table-cell" style:parent-style-name="Default">
      <style:table-cell-properties fo:background-color="#3135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fo:background-color="#719b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8" style:family="table-cell" style:parent-style-name="Default">
      <style:table-cell-properties fo:background-color="#3f8d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fo:background-color="#377c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>
      <style:table-cell-properties fo:background-color="#0067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1" style:family="table-cell" style:parent-style-name="Default">
      <style:table-cell-properties fo:background-color="#bb53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ackground-color="#456f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ackground-color="#3569a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4" style:family="table-cell" style:parent-style-name="Default">
      <style:table-cell-properties fo:background-color="#1752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5" style:family="table-cell" style:parent-style-name="Default">
      <style:table-cell-properties fo:background-color="#519e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6" style:family="table-cell" style:parent-style-name="Default">
      <style:table-cell-properties fo:background-color="#1a7f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7" style:family="table-cell" style:parent-style-name="Default">
      <style:table-cell-properties fo:background-color="#1183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background-color="#2968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9" style:family="table-cell" style:parent-style-name="Default">
      <style:table-cell-properties fo:background-color="#0096c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0" style:family="table-cell" style:parent-style-name="Default">
      <style:table-cell-properties fo:background-color="#008d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ackground-color="#b741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background-color="#009d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background-color="#00a9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background-color="#22ac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5" style:family="table-cell" style:parent-style-name="Default">
      <style:table-cell-properties fo:background-color="#009c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6" style:family="table-cell" style:parent-style-name="Default">
      <style:table-cell-properties fo:background-color="#00a4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fo:background-color="#2aa6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8" style:family="table-cell" style:parent-style-name="Default">
      <style:table-cell-properties fo:background-color="#0095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background-color="#0085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0" style:family="table-cell" style:parent-style-name="Default">
      <style:table-cell-properties fo:background-color="#adbd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Default">
      <style:table-cell-properties fo:background-color="#a925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2" style:family="table-cell" style:parent-style-name="Default">
      <style:table-cell-properties fo:background-color="#89a0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3" style:family="table-cell" style:parent-style-name="Default">
      <style:table-cell-properties fo:background-color="#6e8b7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4" style:family="table-cell" style:parent-style-name="Default">
      <style:table-cell-properties fo:background-color="#4b78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fo:background-color="#4d62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6" style:family="table-cell" style:parent-style-name="Default">
      <style:table-cell-properties fo:background-color="#425a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7" style:family="table-cell" style:parent-style-name="Default">
      <style:table-cell-properties fo:background-color="#223d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8" style:family="table-cell" style:parent-style-name="Default">
      <style:table-cell-properties fo:background-color="#9bc7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9" style:family="table-cell" style:parent-style-name="Default">
      <style:table-cell-properties fo:background-color="#58b3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0" style:family="table-cell" style:parent-style-name="Default">
      <style:table-cell-properties fo:background-color="#55b0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1" style:family="table-cell" style:parent-style-name="Default">
      <style:table-cell-properties fo:background-color="#9e24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2" style:family="table-cell" style:parent-style-name="Default">
      <style:table-cell-properties fo:background-color="#3cab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3" style:family="table-cell" style:parent-style-name="Default">
      <style:table-cell-properties fo:background-color="#3da1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4" style:family="table-cell" style:parent-style-name="Default">
      <style:table-cell-properties fo:background-color="#0088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5" style:family="table-cell" style:parent-style-name="Default">
      <style:table-cell-properties fo:background-color="#007b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60b0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7" style:family="table-cell" style:parent-style-name="Default">
      <style:table-cell-properties fo:background-color="#65ac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8" style:family="table-cell" style:parent-style-name="Default">
      <style:table-cell-properties fo:background-color="#2f9e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9" style:family="table-cell" style:parent-style-name="Default">
      <style:table-cell-properties fo:background-color="#329e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0" style:family="table-cell" style:parent-style-name="Default">
      <style:table-cell-properties fo:background-color="#4b9a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1" style:family="table-cell" style:parent-style-name="Default">
      <style:table-cell-properties fo:background-color="#8a26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2" style:family="table-cell" style:parent-style-name="Default">
      <style:table-cell-properties fo:background-color="#0086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3" style:family="table-cell" style:parent-style-name="Default">
      <style:table-cell-properties fo:background-color="#0757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4" style:family="table-cell" style:parent-style-name="Default">
      <style:table-cell-properties fo:background-color="#c9af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5" style:family="table-cell" style:parent-style-name="Default">
      <style:table-cell-properties fo:background-color="#c3a8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6" style:family="table-cell" style:parent-style-name="Default">
      <style:table-cell-properties fo:background-color="#b69b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7" style:family="table-cell" style:parent-style-name="Default">
      <style:table-cell-properties fo:background-color="#b688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8" style:family="table-cell" style:parent-style-name="Default">
      <style:table-cell-properties fo:background-color="#ad8c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9" style:family="table-cell" style:parent-style-name="Default">
      <style:table-cell-properties fo:background-color="#a487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ackground-color="#9857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1" style:family="table-cell" style:parent-style-name="Default">
      <style:table-cell-properties fo:background-color="#9968a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2" style:family="table-cell" style:parent-style-name="Default">
      <style:table-cell-properties fo:background-color="#845f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3" style:family="table-cell" style:parent-style-name="Default">
      <style:table-cell-properties fo:background-color="#8b43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4" style:family="table-cell" style:parent-style-name="Default">
      <style:table-cell-properties fo:background-color="#813f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5" style:family="table-cell" style:parent-style-name="Default">
      <style:table-cell-properties fo:background-color="#6433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6" style:family="table-cell" style:parent-style-name="Default">
      <style:table-cell-properties fo:background-color="#802d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7" style:family="table-cell" style:parent-style-name="Default">
      <style:table-cell-properties fo:background-color="#7431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8" style:family="table-cell" style:parent-style-name="Default">
      <style:table-cell-properties fo:background-color="#5b2e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9" style:family="table-cell" style:parent-style-name="Default">
      <style:table-cell-properties fo:background-color="#762c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0" style:family="table-cell" style:parent-style-name="Default">
      <style:table-cell-properties fo:background-color="#6b2f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1" style:family="table-cell" style:parent-style-name="Default">
      <style:table-cell-properties fo:background-color="#552b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2" style:family="table-cell" style:parent-style-name="Default">
      <style:table-cell-properties fo:background-color="#6328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3" style:family="table-cell" style:parent-style-name="Default">
      <style:table-cell-properties fo:background-color="#612c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4" style:family="table-cell" style:parent-style-name="Default">
      <style:table-cell-properties fo:background-color="#4829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5" style:family="table-cell" style:parent-style-name="Default">
      <style:table-cell-properties fo:background-color="#c0b5d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6" style:family="table-cell" style:parent-style-name="Default">
      <style:table-cell-properties fo:background-color="#a498c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7" style:family="table-cell" style:parent-style-name="Default">
      <style:table-cell-properties fo:background-color="#8677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8" style:family="table-cell" style:parent-style-name="Default">
      <style:table-cell-properties fo:background-color="#6e5c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9" style:family="table-cell" style:parent-style-name="Default">
      <style:table-cell-properties fo:background-color="#4233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0" style:family="table-cell" style:parent-style-name="Default">
      <style:table-cell-properties fo:background-color="#3128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1" style:family="table-cell" style:parent-style-name="Default">
      <style:table-cell-properties fo:background-color="#a1a1c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2" style:family="table-cell" style:parent-style-name="Default">
      <style:table-cell-properties fo:background-color="#c6d3e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3" style:family="table-cell" style:parent-style-name="Default">
      <style:table-cell-properties fo:background-color="#c6d8e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4" style:family="table-cell" style:parent-style-name="Default">
      <style:table-cell-properties fo:background-color="#b6c8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5" style:family="table-cell" style:parent-style-name="Default">
      <style:table-cell-properties fo:background-color="#8381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6" style:family="table-cell" style:parent-style-name="Default">
      <style:table-cell-properties fo:background-color="#9cab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7" style:family="table-cell" style:parent-style-name="Default">
      <style:table-cell-properties fo:background-color="#abc1e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8" style:family="table-cell" style:parent-style-name="Default">
      <style:table-cell-properties fo:background-color="#7489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9" style:family="table-cell" style:parent-style-name="Default">
      <style:table-cell-properties fo:background-color="#6359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0" style:family="table-cell" style:parent-style-name="Default">
      <style:table-cell-properties fo:background-color="#5166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1" style:family="table-cell" style:parent-style-name="Default">
      <style:table-cell-properties fo:background-color="#6582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2" style:family="table-cell" style:parent-style-name="Default">
      <style:table-cell-properties fo:background-color="#4061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3" style:family="table-cell" style:parent-style-name="Default">
      <style:table-cell-properties fo:background-color="#3b33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4" style:family="table-cell" style:parent-style-name="Default">
      <style:table-cell-properties fo:background-color="#3743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5" style:family="table-cell" style:parent-style-name="Default">
      <style:table-cell-properties fo:background-color="#353d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6" style:family="table-cell" style:parent-style-name="Default">
      <style:table-cell-properties fo:background-color="#362d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7" style:family="table-cell" style:parent-style-name="Default">
      <style:table-cell-properties fo:background-color="#2f3f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8" style:family="table-cell" style:parent-style-name="Default">
      <style:table-cell-properties fo:background-color="#2b3e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9" style:family="table-cell" style:parent-style-name="Default">
      <style:table-cell-properties fo:background-color="#3336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0" style:family="table-cell" style:parent-style-name="Default">
      <style:table-cell-properties fo:background-color="#322b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1" style:family="table-cell" style:parent-style-name="Default">
      <style:table-cell-properties fo:background-color="#2d38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2" style:family="table-cell" style:parent-style-name="Default">
      <style:table-cell-properties fo:background-color="#2936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3" style:family="table-cell" style:parent-style-name="Default">
      <style:table-cell-properties fo:background-color="#2e30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4" style:family="table-cell" style:parent-style-name="Default">
      <style:table-cell-properties fo:background-color="#2a28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5" style:family="table-cell" style:parent-style-name="Default">
      <style:table-cell-properties fo:background-color="#282a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6" style:family="table-cell" style:parent-style-name="Default">
      <style:table-cell-properties fo:background-color="#262c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7" style:family="table-cell" style:parent-style-name="Default">
      <style:table-cell-properties fo:background-color="#292a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8" style:family="table-cell" style:parent-style-name="Default">
      <style:table-cell-properties fo:background-color="#92cce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72b7e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0" style:family="table-cell" style:parent-style-name="Default">
      <style:table-cell-properties fo:background-color="#1596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1" style:family="table-cell" style:parent-style-name="Default">
      <style:table-cell-properties fo:background-color="#0068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2" style:family="table-cell" style:parent-style-name="Default">
      <style:table-cell-properties fo:background-color="#005e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fo:background-color="#1644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4" style:family="table-cell" style:parent-style-name="Default">
      <style:table-cell-properties fo:background-color="#2034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5" style:family="table-cell" style:parent-style-name="Default">
      <style:table-cell-properties fo:background-color="#a5d7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fo:background-color="#60c2e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7" style:family="table-cell" style:parent-style-name="Default">
      <style:table-cell-properties fo:background-color="#00ade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8" style:family="table-cell" style:parent-style-name="Default">
      <style:table-cell-properties fo:background-color="#0081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9" style:family="table-cell" style:parent-style-name="Default">
      <style:table-cell-properties fo:background-color="#006d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0" style:family="table-cell" style:parent-style-name="Default">
      <style:table-cell-properties fo:background-color="#0059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1" style:family="table-cell" style:parent-style-name="Default">
      <style:table-cell-properties fo:background-color="#0043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2" style:family="table-cell" style:parent-style-name="Default">
      <style:table-cell-properties fo:background-color="#95cf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3" style:family="table-cell" style:parent-style-name="Default">
      <style:table-cell-properties fo:background-color="#6bc1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4" style:family="table-cell" style:parent-style-name="Default">
      <style:table-cell-properties fo:background-color="#00aac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5" style:family="table-cell" style:parent-style-name="Default">
      <style:table-cell-properties fo:background-color="#009b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6" style:family="table-cell" style:parent-style-name="Default">
      <style:table-cell-properties fo:background-color="#007d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7" style:family="table-cell" style:parent-style-name="Default">
      <style:table-cell-properties fo:background-color="#006c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8" style:family="table-cell" style:parent-style-name="Default">
      <style:table-cell-properties fo:background-color="#0057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fo:background-color="#9fd2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0" style:family="table-cell" style:parent-style-name="Default">
      <style:table-cell-properties fo:background-color="#96cd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1" style:family="table-cell" style:parent-style-name="Default">
      <style:table-cell-properties fo:background-color="#96d0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2" style:family="table-cell" style:parent-style-name="Default">
      <style:table-cell-properties fo:background-color="#95ce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3" style:family="table-cell" style:parent-style-name="Default">
      <style:table-cell-properties fo:background-color="#8cc9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4" style:family="table-cell" style:parent-style-name="Default">
      <style:table-cell-properties fo:background-color="#81c7b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5" style:family="table-cell" style:parent-style-name="Default">
      <style:table-cell-properties fo:background-color="#4ab7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6" style:family="table-cell" style:parent-style-name="Default">
      <style:table-cell-properties fo:background-color="#5dba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7" style:family="table-cell" style:parent-style-name="Default">
      <style:table-cell-properties fo:background-color="#1caf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8" style:family="table-cell" style:parent-style-name="Default">
      <style:table-cell-properties fo:background-color="#00a7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9" style:family="table-cell" style:parent-style-name="Default">
      <style:table-cell-properties fo:background-color="#00a8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0" style:family="table-cell" style:parent-style-name="Default">
      <style:table-cell-properties fo:background-color="#00a1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1" style:family="table-cell" style:parent-style-name="Default">
      <style:table-cell-properties fo:background-color="#0091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00a3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3" style:family="table-cell" style:parent-style-name="Default">
      <style:table-cell-properties fo:background-color="#008e7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4" style:family="table-cell" style:parent-style-name="Default">
      <style:table-cell-properties fo:background-color="#0067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5" style:family="table-cell" style:parent-style-name="Default">
      <style:table-cell-properties fo:background-color="#0083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6" style:family="table-cell" style:parent-style-name="Default">
      <style:table-cell-properties fo:background-color="#0075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1f58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8" style:family="table-cell" style:parent-style-name="Default">
      <style:table-cell-properties fo:background-color="#1a524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9" style:family="table-cell" style:parent-style-name="Default">
      <style:table-cell-properties fo:background-color="#1749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0" style:family="table-cell" style:parent-style-name="Default">
      <style:table-cell-properties fo:background-color="#b1d7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1" style:family="table-cell" style:parent-style-name="Default">
      <style:table-cell-properties fo:background-color="#a2d1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2" style:family="table-cell" style:parent-style-name="Default">
      <style:table-cell-properties fo:background-color="#72bf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3" style:family="table-cell" style:parent-style-name="Default">
      <style:table-cell-properties fo:background-color="#21ad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fo:background-color="#0084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Default">
      <style:table-cell-properties fo:background-color="#1c70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6" style:family="table-cell" style:parent-style-name="Default">
      <style:table-cell-properties fo:background-color="#2454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fo:background-color="#f5e9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8" style:family="table-cell" style:parent-style-name="Default">
      <style:table-cell-properties fo:background-color="#f4e4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9" style:family="table-cell" style:parent-style-name="Default">
      <style:table-cell-properties fo:background-color="#f3e2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0" style:family="table-cell" style:parent-style-name="Default">
      <style:table-cell-properties fo:background-color="#ecdf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1" style:family="table-cell" style:parent-style-name="Default">
      <style:table-cell-properties fo:background-color="#baa90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2" style:family="table-cell" style:parent-style-name="Default">
      <style:table-cell-properties fo:background-color="#98881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3" style:family="table-cell" style:parent-style-name="Default">
      <style:table-cell-properties fo:background-color="#62571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4" style:family="table-cell" style:parent-style-name="Default">
      <style:table-cell-properties fo:background-color="#6454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5" style:family="table-cell" style:parent-style-name="Default">
      <style:table-cell-properties fo:background-color="#8a74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ackground-color="#9f89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7" style:family="table-cell" style:parent-style-name="Default">
      <style:table-cell-properties fo:background-color="#b4a3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8" style:family="table-cell" style:parent-style-name="Default">
      <style:table-cell-properties fo:background-color="#c5b7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>
      <style:table-cell-properties fo:background-color="#d3c7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e1d7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1" style:family="table-cell" style:parent-style-name="Default">
      <style:table-cell-properties fo:background-color="#553b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2" style:family="table-cell" style:parent-style-name="Default">
      <style:table-cell-properties fo:background-color="#9e6d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3" style:family="table-cell" style:parent-style-name="Default">
      <style:table-cell-properties fo:background-color="#af866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4" style:family="table-cell" style:parent-style-name="Default">
      <style:table-cell-properties fo:background-color="#c095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5" style:family="table-cell" style:parent-style-name="Default">
      <style:table-cell-properties fo:background-color="#d0ad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6" style:family="table-cell" style:parent-style-name="Default">
      <style:table-cell-properties fo:background-color="#dbc2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7" style:family="table-cell" style:parent-style-name="Default">
      <style:table-cell-properties fo:background-color="#e3cd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8" style:family="table-cell" style:parent-style-name="Default">
      <style:table-cell-properties fo:background-color="#5a36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9" style:family="table-cell" style:parent-style-name="Default">
      <style:table-cell-properties fo:background-color="#7751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0" style:family="table-cell" style:parent-style-name="Default">
      <style:table-cell-properties fo:background-color="#916a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1" style:family="table-cell" style:parent-style-name="Default">
      <style:table-cell-properties fo:background-color="#a989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fo:background-color="#c5aa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3" style:family="table-cell" style:parent-style-name="Default">
      <style:table-cell-properties fo:background-color="#ccb5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ackground-color="#d9c6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fo:background-color="#452b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6" style:family="table-cell" style:parent-style-name="Default">
      <style:table-cell-properties fo:background-color="#874f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7" style:family="table-cell" style:parent-style-name="Default">
      <style:table-cell-properties fo:background-color="#9a65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8" style:family="table-cell" style:parent-style-name="Default">
      <style:table-cell-properties fo:background-color="#ad7a7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9" style:family="table-cell" style:parent-style-name="Default">
      <style:table-cell-properties fo:background-color="#cfa6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0" style:family="table-cell" style:parent-style-name="Default">
      <style:table-cell-properties fo:background-color="#d8b1b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1" style:family="table-cell" style:parent-style-name="Default">
      <style:table-cell-properties fo:background-color="#e6cac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2" style:family="table-cell" style:parent-style-name="Default">
      <style:table-cell-properties fo:background-color="#552d4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ackground-color="#74436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>
      <style:table-cell-properties fo:background-color="#8c60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5" style:family="table-cell" style:parent-style-name="Default">
      <style:table-cell-properties fo:background-color="#a4809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6" style:family="table-cell" style:parent-style-name="Default">
      <style:table-cell-properties fo:background-color="#c7aec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ackground-color="#dbc9d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background-color="#dfcf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9" style:family="table-cell" style:parent-style-name="Default">
      <style:table-cell-properties fo:background-color="#4931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ackground-color="#66455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1" style:family="table-cell" style:parent-style-name="Default">
      <style:table-cell-properties fo:background-color="#8968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2" style:family="table-cell" style:parent-style-name="Default">
      <style:table-cell-properties fo:background-color="#b398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3" style:family="table-cell" style:parent-style-name="Default">
      <style:table-cell-properties fo:background-color="#cab5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4" style:family="table-cell" style:parent-style-name="Default">
      <style:table-cell-properties fo:background-color="#d8c7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5" style:family="table-cell" style:parent-style-name="Default">
      <style:table-cell-properties fo:background-color="#e1d7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ackground-color="#2b23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7" style:family="table-cell" style:parent-style-name="Default">
      <style:table-cell-properties fo:background-color="#3d3a6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background-color="#5152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9" style:family="table-cell" style:parent-style-name="Default">
      <style:table-cell-properties fo:background-color="#8a8a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0" style:family="table-cell" style:parent-style-name="Default">
      <style:table-cell-properties fo:background-color="#aeaf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1" style:family="table-cell" style:parent-style-name="Default">
      <style:table-cell-properties fo:background-color="#c2c2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2" style:family="table-cell" style:parent-style-name="Default">
      <style:table-cell-properties fo:background-color="#d5d7e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ackground-color="#202b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4" style:family="table-cell" style:parent-style-name="Default">
      <style:table-cell-properties fo:background-color="#486d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5" style:family="table-cell" style:parent-style-name="Default">
      <style:table-cell-properties fo:background-color="#5f84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6" style:family="table-cell" style:parent-style-name="Default">
      <style:table-cell-properties fo:background-color="#7b9c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7" style:family="table-cell" style:parent-style-name="Default">
      <style:table-cell-properties fo:background-color="#a2ba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8" style:family="table-cell" style:parent-style-name="Default">
      <style:table-cell-properties fo:background-color="#bbcad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9" style:family="table-cell" style:parent-style-name="Default">
      <style:table-cell-properties fo:background-color="#c9d5d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ackground-color="#1b2f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1" style:family="table-cell" style:parent-style-name="Default">
      <style:table-cell-properties fo:background-color="#233b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ackground-color="#1666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3" style:family="table-cell" style:parent-style-name="Default">
      <style:table-cell-properties fo:background-color="#4362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4" style:family="table-cell" style:parent-style-name="Default">
      <style:table-cell-properties fo:background-color="#508e9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fo:background-color="#607d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6" style:family="table-cell" style:parent-style-name="Default">
      <style:table-cell-properties fo:background-color="#7bad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7" style:family="table-cell" style:parent-style-name="Default">
      <style:table-cell-properties fo:background-color="#859e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ackground-color="#92bd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ackground-color="#a6ba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ackground-color="#accd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ackground-color="#bbc9c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2" style:family="table-cell" style:parent-style-name="Default">
      <style:table-cell-properties fo:background-color="#c3dad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ackground-color="#cbd5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fo:background-color="#273b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fo:background-color="#4e6e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6" style:family="table-cell" style:parent-style-name="Default">
      <style:table-cell-properties fo:background-color="#6c8a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ackground-color="#849e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9bb2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fo:background-color="#bdcc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0" style:family="table-cell" style:parent-style-name="Default">
      <style:table-cell-properties fo:background-color="#c9d5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1" style:family="table-cell" style:parent-style-name="Default">
      <style:table-cell-properties fo:background-color="#2639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2" style:family="table-cell" style:parent-style-name="Default">
      <style:table-cell-properties fo:background-color="#5f77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3" style:family="table-cell" style:parent-style-name="Default">
      <style:table-cell-properties fo:background-color="#788a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4" style:family="table-cell" style:parent-style-name="Default">
      <style:table-cell-properties fo:background-color="#97a79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5" style:family="table-cell" style:parent-style-name="Default">
      <style:table-cell-properties fo:background-color="#abbb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6" style:family="table-cell" style:parent-style-name="Default">
      <style:table-cell-properties fo:background-color="#b8c5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7" style:family="table-cell" style:parent-style-name="Default">
      <style:table-cell-properties fo:background-color="#c6d1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8" style:family="table-cell" style:parent-style-name="Default">
      <style:table-cell-properties fo:background-color="#4552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fo:background-color="#4148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0" style:family="table-cell" style:parent-style-name="Default">
      <style:table-cell-properties fo:background-color="#6770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ackground-color="#6e74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fo:background-color="#7780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fo:background-color="#8b90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4" style:family="table-cell" style:parent-style-name="Default">
      <style:table-cell-properties fo:background-color="#959c7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5" style:family="table-cell" style:parent-style-name="Default">
      <style:table-cell-properties fo:background-color="#a3a76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fo:background-color="#aab0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ackground-color="#bdc2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8" style:family="table-cell" style:parent-style-name="Default">
      <style:table-cell-properties fo:background-color="#bbbe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9" style:family="table-cell" style:parent-style-name="Default">
      <style:table-cell-properties fo:background-color="#c5c79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0" style:family="table-cell" style:parent-style-name="Default">
      <style:table-cell-properties fo:background-color="#cbd0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fo:background-color="#d6d7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2" style:family="table-cell" style:parent-style-name="Default">
      <style:table-cell-properties fo:background-color="#5751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fo:background-color="#8c85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ackground-color="#a59f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5" style:family="table-cell" style:parent-style-name="Default">
      <style:table-cell-properties fo:background-color="#afaa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ackground-color="#c4c1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7" style:family="table-cell" style:parent-style-name="Default">
      <style:table-cell-properties fo:background-color="#d0ce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8" style:family="table-cell" style:parent-style-name="Default">
      <style:table-cell-properties fo:background-color="#d7d3a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9" style:family="table-cell" style:parent-style-name="Default">
      <style:table-cell-properties fo:background-color="#f8e9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0" style:family="table-cell" style:parent-style-name="Default">
      <style:table-cell-properties fo:background-color="#f1e1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1" style:family="table-cell" style:parent-style-name="Default">
      <style:table-cell-properties fo:background-color="#edd2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2" style:family="table-cell" style:parent-style-name="Default">
      <style:table-cell-properties fo:background-color="#fada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f3d0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>
      <style:table-cell-properties fo:background-color="#efc11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cd9e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f3ba1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f2b71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8" style:family="table-cell" style:parent-style-name="Default">
      <style:table-cell-properties fo:background-color="#edac7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9" style:family="table-cell" style:parent-style-name="Default">
      <style:table-cell-properties fo:background-color="#e8a5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fo:background-color="#cf7e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1" style:family="table-cell" style:parent-style-name="Default">
      <style:table-cell-properties fo:background-color="#da80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2" style:family="table-cell" style:parent-style-name="Default">
      <style:table-cell-properties fo:background-color="#ba6a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3" style:family="table-cell" style:parent-style-name="Default">
      <style:table-cell-properties fo:background-color="#ecc1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4" style:family="table-cell" style:parent-style-name="Default">
      <style:table-cell-properties fo:background-color="#e1715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5" style:family="table-cell" style:parent-style-name="Default">
      <style:table-cell-properties fo:background-color="#da57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6" style:family="table-cell" style:parent-style-name="Default">
      <style:table-cell-properties fo:background-color="#c5505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7" style:family="table-cell" style:parent-style-name="Default">
      <style:table-cell-properties fo:background-color="#ad54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8" style:family="table-cell" style:parent-style-name="Default">
      <style:table-cell-properties fo:background-color="#a127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9" style:family="table-cell" style:parent-style-name="Default">
      <style:table-cell-properties fo:background-color="#6d24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0" style:family="table-cell" style:parent-style-name="Default">
      <style:table-cell-properties fo:background-color="#f2d9d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1" style:family="table-cell" style:parent-style-name="Default">
      <style:table-cell-properties fo:background-color="#e174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2" style:family="table-cell" style:parent-style-name="Default">
      <style:table-cell-properties fo:background-color="#dc4b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3" style:family="table-cell" style:parent-style-name="Default">
      <style:table-cell-properties fo:background-color="#bd33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4" style:family="table-cell" style:parent-style-name="Default">
      <style:table-cell-properties fo:background-color="#b12b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5" style:family="table-cell" style:parent-style-name="Default">
      <style:table-cell-properties fo:background-color="#a12c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fo:background-color="#6d27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7" style:family="table-cell" style:parent-style-name="Default">
      <style:table-cell-properties fo:background-color="#e5bf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ackground-color="#dea8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9" style:family="table-cell" style:parent-style-name="Default">
      <style:table-cell-properties fo:background-color="#ce80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0" style:family="table-cell" style:parent-style-name="Default">
      <style:table-cell-properties fo:background-color="#bc5c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>
      <style:table-cell-properties fo:background-color="#af396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2" style:family="table-cell" style:parent-style-name="Default">
      <style:table-cell-properties fo:background-color="#a02e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ackground-color="#8b245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4" style:family="table-cell" style:parent-style-name="Default">
      <style:table-cell-properties fo:background-color="#ebd8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5" style:family="table-cell" style:parent-style-name="Default">
      <style:table-cell-properties fo:background-color="#d0af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6" style:family="table-cell" style:parent-style-name="Default">
      <style:table-cell-properties fo:background-color="#c899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>
      <style:table-cell-properties fo:background-color="#b98d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8" style:family="table-cell" style:parent-style-name="Default">
      <style:table-cell-properties fo:background-color="#aa7e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fo:background-color="#9c6ba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fo:background-color="#8548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1" style:family="table-cell" style:parent-style-name="Default">
      <style:table-cell-properties fo:background-color="#dadae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2" style:family="table-cell" style:parent-style-name="Default">
      <style:table-cell-properties fo:background-color="#b8bbd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ackground-color="#a3a1c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fo:background-color="#918fc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ackground-color="#5e4b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6" style:family="table-cell" style:parent-style-name="Default">
      <style:table-cell-properties fo:background-color="#503e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7" style:family="table-cell" style:parent-style-name="Default">
      <style:table-cell-properties fo:background-color="#3f25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8" style:family="table-cell" style:parent-style-name="Default">
      <style:table-cell-properties fo:background-color="#c0cbe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9" style:family="table-cell" style:parent-style-name="Default">
      <style:table-cell-properties fo:background-color="#9ab1d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0" style:family="table-cell" style:parent-style-name="Default">
      <style:table-cell-properties fo:background-color="#8a9bc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ackground-color="#8baad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2" style:family="table-cell" style:parent-style-name="Default">
      <style:table-cell-properties fo:background-color="#6c95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3" style:family="table-cell" style:parent-style-name="Default">
      <style:table-cell-properties fo:background-color="#4967a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4" style:family="table-cell" style:parent-style-name="Default">
      <style:table-cell-properties fo:background-color="#6d79b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5" style:family="table-cell" style:parent-style-name="Default">
      <style:table-cell-properties fo:background-color="#d0e6e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6" style:family="table-cell" style:parent-style-name="Default">
      <style:table-cell-properties fo:background-color="#77b6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ackground-color="#499fb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8" style:family="table-cell" style:parent-style-name="Default">
      <style:table-cell-properties fo:background-color="#0092c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9" style:family="table-cell" style:parent-style-name="Default">
      <style:table-cell-properties fo:background-color="#0089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0" style:family="table-cell" style:parent-style-name="Default">
      <style:table-cell-properties fo:background-color="#005f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1" style:family="table-cell" style:parent-style-name="Default">
      <style:table-cell-properties fo:background-color="#1c3a5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2" style:family="table-cell" style:parent-style-name="Default">
      <style:table-cell-properties fo:background-color="#add6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fo:background-color="#76c2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4" style:family="table-cell" style:parent-style-name="Default">
      <style:table-cell-properties fo:background-color="#00ae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5" style:family="table-cell" style:parent-style-name="Default">
      <style:table-cell-properties fo:background-color="#00a6b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fo:background-color="#007a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7" style:family="table-cell" style:parent-style-name="Default">
      <style:table-cell-properties fo:background-color="#0061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ackground-color="#005d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9" style:family="table-cell" style:parent-style-name="Default">
      <style:table-cell-properties fo:background-color="#a9d3c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0" style:family="table-cell" style:parent-style-name="Default">
      <style:table-cell-properties fo:background-color="#79c2b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1" style:family="table-cell" style:parent-style-name="Default">
      <style:table-cell-properties fo:background-color="#3fa2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2" style:family="table-cell" style:parent-style-name="Default">
      <style:table-cell-properties fo:background-color="#007b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3" style:family="table-cell" style:parent-style-name="Default">
      <style:table-cell-properties fo:background-color="#4b838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4" style:family="table-cell" style:parent-style-name="Default">
      <style:table-cell-properties fo:background-color="#1252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5" style:family="table-cell" style:parent-style-name="Default">
      <style:table-cell-properties fo:background-color="#214e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6" style:family="table-cell" style:parent-style-name="Default">
      <style:table-cell-properties fo:background-color="#beda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7" style:family="table-cell" style:parent-style-name="Default">
      <style:table-cell-properties fo:background-color="#82bf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8" style:family="table-cell" style:parent-style-name="Default">
      <style:table-cell-properties fo:background-color="#51b17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fo:background-color="#33aa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0" style:family="table-cell" style:parent-style-name="Default">
      <style:table-cell-properties fo:background-color="#00a2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fo:background-color="#295f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2" style:family="table-cell" style:parent-style-name="Default">
      <style:table-cell-properties fo:background-color="#135b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3" style:family="table-cell" style:parent-style-name="Default">
      <style:table-cell-properties fo:background-color="#e6ebc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fo:background-color="#c4d8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fo:background-color="#a9cb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fo:background-color="#92bf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fo:background-color="#7faf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8" style:family="table-cell" style:parent-style-name="Default">
      <style:table-cell-properties fo:background-color="#769b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9" style:family="table-cell" style:parent-style-name="Default">
      <style:table-cell-properties fo:background-color="#7a89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0" style:family="table-cell" style:parent-style-name="Default">
      <style:table-cell-properties fo:background-color="#d2d69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1" style:family="table-cell" style:parent-style-name="Default">
      <style:table-cell-properties fo:background-color="#c2ca9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able-cell-properties fo:background-color="#a3b4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Default">
      <style:table-cell-properties fo:background-color="#8d9b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4" style:family="table-cell" style:parent-style-name="Default">
      <style:table-cell-properties fo:background-color="#78892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5" style:family="table-cell" style:parent-style-name="Default">
      <style:table-cell-properties fo:background-color="#7f74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6" style:family="table-cell" style:parent-style-name="Default">
      <style:table-cell-properties fo:background-color="#585a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>
      <style:table-cell-properties fo:background-color="#f5e9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8" style:family="table-cell" style:parent-style-name="Default">
      <style:table-cell-properties fo:background-color="#e9db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9" style:family="table-cell" style:parent-style-name="Default">
      <style:table-cell-properties fo:background-color="#e1cd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Default">
      <style:table-cell-properties fo:background-color="#d6bc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1" style:family="table-cell" style:parent-style-name="Default">
      <style:table-cell-properties fo:background-color="#b29e6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2" style:family="table-cell" style:parent-style-name="Default">
      <style:table-cell-properties fo:background-color="#9776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>
      <style:table-cell-properties fo:background-color="#8762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4" style:family="table-cell" style:parent-style-name="Default">
      <style:table-cell-properties fo:background-color="#f2dbb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5" style:family="table-cell" style:parent-style-name="Default">
      <style:table-cell-properties fo:background-color="#f4d1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6" style:family="table-cell" style:parent-style-name="Default">
      <style:table-cell-properties fo:background-color="#e2bc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7" style:family="table-cell" style:parent-style-name="Default">
      <style:table-cell-properties fo:background-color="#daab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8" style:family="table-cell" style:parent-style-name="Default">
      <style:table-cell-properties fo:background-color="#ca8f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9" style:family="table-cell" style:parent-style-name="Default">
      <style:table-cell-properties fo:background-color="#b570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0" style:family="table-cell" style:parent-style-name="Default">
      <style:table-cell-properties fo:background-color="#a964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1" style:family="table-cell" style:parent-style-name="Default">
      <style:table-cell-properties fo:background-color="#ebbf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2" style:family="table-cell" style:parent-style-name="Default">
      <style:table-cell-properties fo:background-color="#d6a58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3" style:family="table-cell" style:parent-style-name="Default">
      <style:table-cell-properties fo:background-color="#c7917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4" style:family="table-cell" style:parent-style-name="Default">
      <style:table-cell-properties fo:background-color="#9a54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5" style:family="table-cell" style:parent-style-name="Default">
      <style:table-cell-properties fo:background-color="#8847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fo:background-color="#6e504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7" style:family="table-cell" style:parent-style-name="Default">
      <style:table-cell-properties fo:background-color="#5e51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8" style:family="table-cell" style:parent-style-name="Default">
      <style:table-cell-properties fo:background-color="#eac2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9" style:family="table-cell" style:parent-style-name="Default">
      <style:table-cell-properties fo:background-color="#c7a3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0" style:family="table-cell" style:parent-style-name="Default">
      <style:table-cell-properties fo:background-color="#b870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1" style:family="table-cell" style:parent-style-name="Default">
      <style:table-cell-properties fo:background-color="#ad65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2" style:family="table-cell" style:parent-style-name="Default">
      <style:table-cell-properties fo:background-color="#a651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3" style:family="table-cell" style:parent-style-name="Default">
      <style:table-cell-properties fo:background-color="#a16a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4" style:family="table-cell" style:parent-style-name="Default">
      <style:table-cell-properties fo:background-color="#8f3b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5" style:family="table-cell" style:parent-style-name="Default">
      <style:table-cell-properties fo:background-color="#dcd6c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6" style:family="table-cell" style:parent-style-name="Default">
      <style:table-cell-properties fo:background-color="#cabf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7" style:family="table-cell" style:parent-style-name="Default">
      <style:table-cell-properties fo:background-color="#bfb1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8" style:family="table-cell" style:parent-style-name="Default">
      <style:table-cell-properties fo:background-color="#ad9f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9" style:family="table-cell" style:parent-style-name="Default">
      <style:table-cell-properties fo:background-color="#8978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0" style:family="table-cell" style:parent-style-name="Default">
      <style:table-cell-properties fo:background-color="#6c5e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ackground-color="#493b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2" style:family="table-cell" style:parent-style-name="Default">
      <style:table-cell-properties fo:background-color="#d8d3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3" style:family="table-cell" style:parent-style-name="Default">
      <style:table-cell-properties fo:background-color="#beb7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ackground-color="#ada58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5" style:family="table-cell" style:parent-style-name="Default">
      <style:table-cell-properties fo:background-color="#abb1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6" style:family="table-cell" style:parent-style-name="Default">
      <style:table-cell-properties fo:background-color="#989f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7" style:family="table-cell" style:parent-style-name="Default">
      <style:table-cell-properties fo:background-color="#9297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>
      <style:table-cell-properties fo:background-color="#5256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ackground-color="#dce5e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0" style:family="table-cell" style:parent-style-name="Default">
      <style:table-cell-properties fo:background-color="#a5bb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>
      <style:table-cell-properties fo:background-color="#98a5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2" style:family="table-cell" style:parent-style-name="Default">
      <style:table-cell-properties fo:background-color="#78899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3" style:family="table-cell" style:parent-style-name="Default">
      <style:table-cell-properties fo:background-color="#3d526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4" style:family="table-cell" style:parent-style-name="Default">
      <style:table-cell-properties fo:background-color="#2c3c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5" style:family="table-cell" style:parent-style-name="Default">
      <style:table-cell-properties fo:background-color="#1d23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6" style:family="table-cell" style:parent-style-name="Default">
      <style:table-cell-properties fo:background-color="#f6d0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7" style:family="table-cell" style:parent-style-name="Default">
      <style:table-cell-properties fo:background-color="#ecbb3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8" style:family="table-cell" style:parent-style-name="Default">
      <style:table-cell-properties fo:background-color="#d69d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b883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ackground-color="#755c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ackground-color="#5a4a2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2" style:family="table-cell" style:parent-style-name="Default">
      <style:table-cell-properties fo:background-color="#473b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3" style:family="table-cell" style:parent-style-name="Default">
      <style:table-cell-properties fo:background-color="#dba81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ackground-color="#be92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5" style:family="table-cell" style:parent-style-name="Default">
      <style:table-cell-properties fo:background-color="#a2822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ackground-color="#9978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fo:background-color="#916f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8" style:family="table-cell" style:parent-style-name="Default">
      <style:table-cell-properties fo:background-color="#7e65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ackground-color="#6a56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0" style:family="table-cell" style:parent-style-name="Default">
      <style:table-cell-properties fo:background-color="#be9a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1" style:family="table-cell" style:parent-style-name="Default">
      <style:table-cell-properties fo:background-color="#dea5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fo:background-color="#e0951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3" style:family="table-cell" style:parent-style-name="Default">
      <style:table-cell-properties fo:background-color="#d281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ackground-color="#b465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5" style:family="table-cell" style:parent-style-name="Default">
      <style:table-cell-properties fo:background-color="#8550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ackground-color="#7447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7" style:family="table-cell" style:parent-style-name="Default">
      <style:table-cell-properties fo:background-color="#dd92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8" style:family="table-cell" style:parent-style-name="Default">
      <style:table-cell-properties fo:background-color="#d68a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9" style:family="table-cell" style:parent-style-name="Default">
      <style:table-cell-properties fo:background-color="#c881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fo:background-color="#ba77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1" style:family="table-cell" style:parent-style-name="Default">
      <style:table-cell-properties fo:background-color="#a869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ackground-color="#a167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#865a2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ackground-color="#db8d4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ackground-color="#df84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6" style:family="table-cell" style:parent-style-name="Default">
      <style:table-cell-properties fo:background-color="#e06e1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7" style:family="table-cell" style:parent-style-name="Default">
      <style:table-cell-properties fo:background-color="#de62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8" style:family="table-cell" style:parent-style-name="Default">
      <style:table-cell-properties fo:background-color="#c457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9" style:family="table-cell" style:parent-style-name="Default">
      <style:table-cell-properties fo:background-color="#7f4a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ackground-color="#6646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c864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2" style:family="table-cell" style:parent-style-name="Default">
      <style:table-cell-properties fo:background-color="#c05d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ackground-color="#b75c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ackground-color="#a051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5" style:family="table-cell" style:parent-style-name="Default">
      <style:table-cell-properties fo:background-color="#974c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6" style:family="table-cell" style:parent-style-name="Default">
      <style:table-cell-properties fo:background-color="#7a4c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7" style:family="table-cell" style:parent-style-name="Default">
      <style:table-cell-properties fo:background-color="#5139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fo:background-color="#d2b6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9" style:family="table-cell" style:parent-style-name="Default">
      <style:table-cell-properties fo:background-color="#c180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ackground-color="#b65a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ackground-color="#9c3e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2" style:family="table-cell" style:parent-style-name="Default">
      <style:table-cell-properties fo:background-color="#793b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3" style:family="table-cell" style:parent-style-name="Default">
      <style:table-cell-properties fo:background-color="#7140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4" style:family="table-cell" style:parent-style-name="Default">
      <style:table-cell-properties fo:background-color="#4e2b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5" style:family="table-cell" style:parent-style-name="Default">
      <style:table-cell-properties fo:background-color="#d148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fo:background-color="#c749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7" style:family="table-cell" style:parent-style-name="Default">
      <style:table-cell-properties fo:background-color="#bb46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ackground-color="#8b42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ackground-color="#8441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0" style:family="table-cell" style:parent-style-name="Default">
      <style:table-cell-properties fo:background-color="#7747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1" style:family="table-cell" style:parent-style-name="Default">
      <style:table-cell-properties fo:background-color="#643f2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ackground-color="#ebdbd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background-color="#e5c0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4" style:family="table-cell" style:parent-style-name="Default">
      <style:table-cell-properties fo:background-color="#da9b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ackground-color="#c56c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6" style:family="table-cell" style:parent-style-name="Default">
      <style:table-cell-properties fo:background-color="#ab49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7" style:family="table-cell" style:parent-style-name="Default">
      <style:table-cell-properties fo:background-color="#88382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6832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9" style:family="table-cell" style:parent-style-name="Default">
      <style:table-cell-properties fo:background-color="#e4c4b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0" style:family="table-cell" style:parent-style-name="Default">
      <style:table-cell-properties fo:background-color="#d0a39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1" style:family="table-cell" style:parent-style-name="Default">
      <style:table-cell-properties fo:background-color="#c18f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2" style:family="table-cell" style:parent-style-name="Default">
      <style:table-cell-properties fo:background-color="#ac877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3" style:family="table-cell" style:parent-style-name="Default">
      <style:table-cell-properties fo:background-color="#83635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4" style:family="table-cell" style:parent-style-name="Default">
      <style:table-cell-properties fo:background-color="#75575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5" style:family="table-cell" style:parent-style-name="Default">
      <style:table-cell-properties fo:background-color="#5b3f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6" style:family="table-cell" style:parent-style-name="Default">
      <style:table-cell-properties fo:background-color="#cb73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7" style:family="table-cell" style:parent-style-name="Default">
      <style:table-cell-properties fo:background-color="#c855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8" style:family="table-cell" style:parent-style-name="Default">
      <style:table-cell-properties fo:background-color="#b130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background-color="#af2f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0" style:family="table-cell" style:parent-style-name="Default">
      <style:table-cell-properties fo:background-color="#9d30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ackground-color="#912d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able-cell-properties fo:background-color="#8329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3" style:family="table-cell" style:parent-style-name="Default">
      <style:table-cell-properties fo:background-color="#dd58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4" style:family="table-cell" style:parent-style-name="Default">
      <style:table-cell-properties fo:background-color="#d53c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ackground-color="#b2373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fo:background-color="#a337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fo:background-color="#6f363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8" style:family="table-cell" style:parent-style-name="Default">
      <style:table-cell-properties fo:background-color="#63342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9" style:family="table-cell" style:parent-style-name="Default">
      <style:table-cell-properties fo:background-color="#5e36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fo:background-color="#e1d2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1" style:family="table-cell" style:parent-style-name="Default">
      <style:table-cell-properties fo:background-color="#cba9a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2" style:family="table-cell" style:parent-style-name="Default">
      <style:table-cell-properties fo:background-color="#c773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3" style:family="table-cell" style:parent-style-name="Default">
      <style:table-cell-properties fo:background-color="#c93e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4" style:family="table-cell" style:parent-style-name="Default">
      <style:table-cell-properties fo:background-color="#c0225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5" style:family="table-cell" style:parent-style-name="Default">
      <style:table-cell-properties fo:background-color="#932c4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fo:background-color="#892e4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7" style:family="table-cell" style:parent-style-name="Default">
      <style:table-cell-properties fo:background-color="#99737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8" style:family="table-cell" style:parent-style-name="Default">
      <style:table-cell-properties fo:background-color="#9c495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9" style:family="table-cell" style:parent-style-name="Default">
      <style:table-cell-properties fo:background-color="#95274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0" style:family="table-cell" style:parent-style-name="Default">
      <style:table-cell-properties fo:background-color="#722f4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1" style:family="table-cell" style:parent-style-name="Default">
      <style:table-cell-properties fo:background-color="#6c2e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2" style:family="table-cell" style:parent-style-name="Default">
      <style:table-cell-properties fo:background-color="#5b2b4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542b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4" style:family="table-cell" style:parent-style-name="Default">
      <style:table-cell-properties fo:background-color="#ad768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5" style:family="table-cell" style:parent-style-name="Default">
      <style:table-cell-properties fo:background-color="#ac46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ackground-color="#9f1a6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7" style:family="table-cell" style:parent-style-name="Default">
      <style:table-cell-properties fo:background-color="#921e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8" style:family="table-cell" style:parent-style-name="Default">
      <style:table-cell-properties fo:background-color="#79215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ackground-color="#6d2b5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6929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ackground-color="#a092a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ackground-color="#ac82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background-color="#ac669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background-color="#943c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ackground-color="#74296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ackground-color="#6f34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background-color="#60385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fo:background-color="#a39a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ackground-color="#9072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0" style:family="table-cell" style:parent-style-name="Default">
      <style:table-cell-properties fo:background-color="#7d48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fo:background-color="#6c2f7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2" style:family="table-cell" style:parent-style-name="Default">
      <style:table-cell-properties fo:background-color="#632e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3" style:family="table-cell" style:parent-style-name="Default">
      <style:table-cell-properties fo:background-color="#5d39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ackground-color="#60506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5" style:family="table-cell" style:parent-style-name="Default">
      <style:table-cell-properties fo:background-color="#6b80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ackground-color="#6c73a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fo:background-color="#6262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8" style:family="table-cell" style:parent-style-name="Default">
      <style:table-cell-properties fo:background-color="#5959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ackground-color="#534b9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0" style:family="table-cell" style:parent-style-name="Default">
      <style:table-cell-properties fo:background-color="#4d46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5558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ackground-color="#8891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3" style:family="table-cell" style:parent-style-name="Default">
      <style:table-cell-properties fo:background-color="#8085b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4" style:family="table-cell" style:parent-style-name="Default">
      <style:table-cell-properties fo:background-color="#776aa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ackground-color="#7256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6" style:family="table-cell" style:parent-style-name="Default">
      <style:table-cell-properties fo:background-color="#6c4b9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7" style:family="table-cell" style:parent-style-name="Default">
      <style:table-cell-properties fo:background-color="#5a358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8" style:family="table-cell" style:parent-style-name="Default">
      <style:table-cell-properties fo:background-color="#532e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able-cell-properties fo:background-color="#9aad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ackground-color="#6e8ec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ackground-color="#456d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2" style:family="table-cell" style:parent-style-name="Default">
      <style:table-cell-properties fo:background-color="#3b61a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3" style:family="table-cell" style:parent-style-name="Default">
      <style:table-cell-properties fo:background-color="#2e59a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4" style:family="table-cell" style:parent-style-name="Default">
      <style:table-cell-properties fo:background-color="#224d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>
      <style:table-cell-properties fo:background-color="#2645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fo:background-color="#5da6d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ackground-color="#489a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ackground-color="#007f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ackground-color="#0067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fo:background-color="#005b8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1" style:family="table-cell" style:parent-style-name="Default">
      <style:table-cell-properties fo:background-color="#16507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2" style:family="table-cell" style:parent-style-name="Default">
      <style:table-cell-properties fo:background-color="#124a7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3" style:family="table-cell" style:parent-style-name="Default">
      <style:table-cell-properties fo:background-color="#94b6c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4" style:family="table-cell" style:parent-style-name="Default">
      <style:table-cell-properties fo:background-color="#6e9e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fo:background-color="#5b8a9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ackground-color="#4776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7" style:family="table-cell" style:parent-style-name="Default">
      <style:table-cell-properties fo:background-color="#36688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>
      <style:table-cell-properties fo:background-color="#1a608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fo:background-color="#005f8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ackground-color="#4ead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ackground-color="#1aa1b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2" style:family="table-cell" style:parent-style-name="Default">
      <style:table-cell-properties fo:background-color="#008aa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fo:background-color="#00719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ackground-color="#006d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5" style:family="table-cell" style:parent-style-name="Default">
      <style:table-cell-properties fo:background-color="#0064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fo:background-color="#005a7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ackground-color="#62b5b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able-cell-properties fo:background-color="#00afb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fo:background-color="#0099a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fo:background-color="#0088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1" style:family="table-cell" style:parent-style-name="Default">
      <style:table-cell-properties fo:background-color="#00829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ackground-color="#00748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3" style:family="table-cell" style:parent-style-name="Default">
      <style:table-cell-properties fo:background-color="#0066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4" style:family="table-cell" style:parent-style-name="Default">
      <style:table-cell-properties fo:background-color="#009f9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5" style:family="table-cell" style:parent-style-name="Default">
      <style:table-cell-properties fo:background-color="#008e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6" style:family="table-cell" style:parent-style-name="Default">
      <style:table-cell-properties fo:background-color="#007b7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7" style:family="table-cell" style:parent-style-name="Default">
      <style:table-cell-properties fo:background-color="#00726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able-cell-properties fo:background-color="#00676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ackground-color="#005f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ackground-color="#00534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fo:background-color="#58aa8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2" style:family="table-cell" style:parent-style-name="Default">
      <style:table-cell-properties fo:background-color="#279b6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fo:background-color="#008c5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ackground-color="#007f4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ackground-color="#0070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6" style:family="table-cell" style:parent-style-name="Default">
      <style:table-cell-properties fo:background-color="#00684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ackground-color="#0058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ackground-color="#589c63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ackground-color="#3990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fo:background-color="#02833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ackground-color="#0075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background-color="#275d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fo:background-color="#3655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fo:background-color="#3551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fo:background-color="#74aa3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background-color="#53a6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7" style:family="table-cell" style:parent-style-name="Default">
      <style:table-cell-properties fo:background-color="#3d9e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8" style:family="table-cell" style:parent-style-name="Default">
      <style:table-cell-properties fo:background-color="#4697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ackground-color="#438a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background-color="#48782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ackground-color="#4671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2" style:family="table-cell" style:parent-style-name="Default">
      <style:table-cell-properties fo:background-color="#c4c6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3" style:family="table-cell" style:parent-style-name="Default">
      <style:table-cell-properties fo:background-color="#afb0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ackground-color="#9da0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5" style:family="table-cell" style:parent-style-name="Default">
      <style:table-cell-properties fo:background-color="#8a8f3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fo:background-color="#82863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7" style:family="table-cell" style:parent-style-name="Default">
      <style:table-cell-properties fo:background-color="#7474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8" style:family="table-cell" style:parent-style-name="Default">
      <style:table-cell-properties fo:background-color="#6866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ackground-color="#d0bc5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0" style:family="table-cell" style:parent-style-name="Default">
      <style:table-cell-properties fo:background-color="#d4b64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ackground-color="#c4a2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fo:background-color="#a188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3" style:family="table-cell" style:parent-style-name="Default">
      <style:table-cell-properties fo:background-color="#8673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fo:background-color="#7867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ackground-color="#6a603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6" style:family="table-cell" style:parent-style-name="Default">
      <style:table-cell-properties fo:background-color="#decc0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7" style:family="table-cell" style:parent-style-name="Default">
      <style:table-cell-properties fo:background-color="#cabb1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8" style:family="table-cell" style:parent-style-name="Default">
      <style:table-cell-properties fo:background-color="#91832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fo:background-color="#807a3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ackground-color="#676a3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1" style:family="table-cell" style:parent-style-name="Default">
      <style:table-cell-properties fo:background-color="#5a5c3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fo:background-color="#58583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3" style:family="table-cell" style:parent-style-name="Default">
      <style:table-cell-properties fo:background-color="#c3b91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>
      <style:table-cell-properties fo:background-color="#b8ae2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5" style:family="table-cell" style:parent-style-name="Default">
      <style:table-cell-properties fo:background-color="#a99a2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6" style:family="table-cell" style:parent-style-name="Default">
      <style:table-cell-properties fo:background-color="#99894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7" style:family="table-cell" style:parent-style-name="Default">
      <style:table-cell-properties fo:background-color="#7a6c3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8" style:family="table-cell" style:parent-style-name="Default">
      <style:table-cell-properties fo:background-color="#63583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9" style:family="table-cell" style:parent-style-name="Default">
      <style:table-cell-properties fo:background-color="#524b2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0" style:family="table-cell" style:parent-style-name="Default">
      <style:table-cell-properties fo:background-color="#38362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1" style:family="table-cell" style:parent-style-name="Default">
      <style:table-cell-properties fo:background-color="#262d26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2" style:family="table-cell" style:parent-style-name="Default">
      <style:table-cell-properties fo:background-color="#3831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3" style:family="table-cell" style:parent-style-name="Default">
      <style:table-cell-properties fo:background-color="#42323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fo:background-color="#20272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5" style:family="table-cell" style:parent-style-name="Default">
      <style:table-cell-properties fo:background-color="#36343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6" style:family="table-cell" style:parent-style-name="Default">
      <style:table-cell-properties fo:background-color="#2f2c2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background-color="#2f408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8" style:family="table-cell" style:parent-style-name="Default">
      <style:table-cell-properties fo:background-color="#ddddd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9" style:family="table-cell" style:parent-style-name="Default">
      <style:table-cell-properties fo:background-color="#d6d6d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0" style:family="table-cell" style:parent-style-name="Default">
      <style:table-cell-properties fo:background-color="#cacac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1" style:family="table-cell" style:parent-style-name="Default">
      <style:table-cell-properties fo:background-color="#b9b9b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2" style:family="table-cell" style:parent-style-name="Default">
      <style:table-cell-properties fo:background-color="#b3b3b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3" style:family="table-cell" style:parent-style-name="Default">
      <style:table-cell-properties fo:background-color="#aeaea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4" style:family="table-cell" style:parent-style-name="Default">
      <style:table-cell-properties fo:background-color="#99999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ackground-color="#8f909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6" style:family="table-cell" style:parent-style-name="Default">
      <style:table-cell-properties fo:background-color="#7a7b7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7" style:family="table-cell" style:parent-style-name="Default">
      <style:table-cell-properties fo:background-color="#66676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background-color="#55565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fo:background-color="#00a079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0" style:family="table-cell" style:parent-style-name="Default">
      <style:table-cell-properties fo:background-color="#e5801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1" style:family="table-cell" style:parent-style-name="Default">
      <style:table-cell-properties fo:background-color="#008bc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2" style:family="table-cell" style:parent-style-name="Default">
      <style:table-cell-properties fo:background-color="#a342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3" style:family="table-cell" style:parent-style-name="Default">
      <style:table-cell-properties fo:background-color="#dd53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4" style:family="table-cell" style:parent-style-name="Default">
      <style:table-cell-properties fo:background-color="#263f8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5" style:family="table-cell" style:parent-style-name="Default">
      <style:table-cell-properties fo:background-color="#cb489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6" style:family="table-cell" style:parent-style-name="Default">
      <style:table-cell-properties fo:background-color="#d12368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7" style:family="table-cell" style:parent-style-name="Default">
      <style:table-cell-properties fo:background-color="#4a3687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8" style:family="table-cell" style:parent-style-name="Default">
      <style:table-cell-properties fo:background-color="#dbd8d1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9" style:family="table-cell" style:parent-style-name="Default">
      <style:table-cell-properties fo:background-color="#cec7b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0" style:family="table-cell" style:parent-style-name="Default">
      <style:table-cell-properties fo:background-color="#bcb4a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1" style:family="table-cell" style:parent-style-name="Default">
      <style:table-cell-properties fo:background-color="#b1aaa2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fo:background-color="#aca59c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3" style:family="table-cell" style:parent-style-name="Default">
      <style:table-cell-properties fo:background-color="#a2988f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4" style:family="table-cell" style:parent-style-name="Default">
      <style:table-cell-properties fo:background-color="#998c85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5" style:family="table-cell" style:parent-style-name="Default">
      <style:table-cell-properties fo:background-color="#90857b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6" style:family="table-cell" style:parent-style-name="Default">
      <style:table-cell-properties fo:background-color="#877a6e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7" style:family="table-cell" style:parent-style-name="Default">
      <style:table-cell-properties fo:background-color="#776a6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8" style:family="table-cell" style:parent-style-name="Default">
      <style:table-cell-properties fo:background-color="#6c6054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9" style:family="table-cell" style:parent-style-name="Default">
      <style:table-cell-properties fo:background-color="#de5a4a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ackground-color="#fde1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column table:style-name="co2" table:default-cell-style-name="ce1631"/>
        <table:table-column table:style-name="co1" table:number-columns-repeated="8" table:default-cell-style-name="ce1631"/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1" office:value-type="string">
            <text:p>Образец</text:p>
          </table:table-cell>
          <table:table-cell table:style-name="ce1" office:value-type="string">
            <text:p>Цвет Pantone</text:p>
          </table:table-cell>
          <table:table-cell table:style-name="ce1" office:value-type="string">
            <text:p>C</text:p>
          </table:table-cell>
          <table:table-cell table:style-name="ce1" office:value-type="string">
            <text:p>M</text:p>
          </table:table-cell>
          <table:table-cell table:style-name="ce1" office:value-type="string">
            <text:p>Y</text:p>
          </table:table-cell>
          <table:table-cell table:style-name="ce1" office:value-type="string">
            <text:p>K</text:p>
          </table:table-cell>
          <table:table-cell table:style-name="ce1" office:value-type="string">
            <text:p>HTML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</table:table-row>
        <table:table-row table:style-name="ro2">
          <table:table-cell table:number-columns-repeated="2"/>
          <table:table-cell table:style-name="ce2"/>
          <table:table-cell office:value-type="string">
            <text:p>PANTONE 10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#FCEA76</text:p>
          </table:table-cell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3"/>
          <table:table-cell office:value-type="string">
            <text:p>PANTONE 101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FCE85F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4"/>
          <table:table-cell office:value-type="string">
            <text:p>PANTONE 102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#FEE500</text:p>
          </table:table-cell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"/>
          <table:table-cell office:value-type="string">
            <text:p>PANTONE 103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#D0BC00</text:p>
          </table:table-cell>
          <table:table-cell office:value-type="float" office:value="208">
            <text:p>208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6"/>
          <table:table-cell office:value-type="string">
            <text:p>PANTONE 10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string">
            <text:p>#BBA30D</text:p>
          </table:table-cell>
          <table:table-cell office:value-type="float" office:value="187">
            <text:p>187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2"/>
          <table:table-cell table:style-name="ce7"/>
          <table:table-cell office:value-type="string">
            <text:p>PANTONE 10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office:value-type="float" office:value="45">
            <text:p>45</text:p>
          </table:table-cell>
          <table:table-cell office:value-type="string">
            <text:p>#998730</text:p>
          </table:table-cell>
          <table:table-cell office:value-type="float" office:value="153">
            <text:p>153</text:p>
          </table:table-cell>
          <table:table-cell office:value-type="float" office:value="135">
            <text:p>135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8"/>
          <table:table-cell office:value-type="string">
            <text:p>PANTONE 106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FCE85D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9"/>
          <table:table-cell office:value-type="string">
            <text:p>PANTONE 107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#FDE724</text:p>
          </table:table-cell>
          <table:table-cell office:value-type="float" office:value="253">
            <text:p>253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0"/>
          <table:table-cell office:value-type="string">
            <text:p>PANTONE 1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F9DA00</text:p>
          </table:table-cell>
          <table:table-cell office:value-type="float" office:value="249">
            <text:p>249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1"/>
          <table:table-cell office:value-type="string">
            <text:p>PANTONE 10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8D500</text:p>
          </table:table-cell>
          <table:table-cell office:value-type="float" office:value="248">
            <text:p>248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2"/>
          <table:table-cell office:value-type="string">
            <text:p>PANTONE 11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#DBB216</text:p>
          </table:table-cell>
          <table:table-cell office:value-type="float" office:value="219">
            <text:p>219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table:style-name="ce13"/>
          <table:table-cell office:value-type="string">
            <text:p>PANTONE 11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string">
            <text:p>#B69920</text:p>
          </table:table-cell>
          <table:table-cell office:value-type="float" office:value="182">
            <text:p>182</text:p>
          </table:table-cell>
          <table:table-cell office:value-type="float" office:value="153">
            <text:p>153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14"/>
          <table:table-cell office:value-type="string">
            <text:p>PANTONE 1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#A48C1A</text:p>
          </table:table-cell>
          <table:table-cell office:value-type="float" office:value="164">
            <text:p>164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15"/>
          <table:table-cell office:value-type="string">
            <text:p>PANTONE 1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#FAE34E</text:p>
          </table:table-cell>
          <table:table-cell office:value-type="float" office:value="250">
            <text:p>250</text:p>
          </table:table-cell>
          <table:table-cell office:value-type="float" office:value="227">
            <text:p>227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16"/>
          <table:table-cell office:value-type="string">
            <text:p>PANTONE 1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F9DE45</text:p>
          </table:table-cell>
          <table:table-cell office:value-type="float" office:value="249">
            <text:p>249</text:p>
          </table:table-cell>
          <table:table-cell office:value-type="float" office:value="222">
            <text:p>22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7"/>
          <table:table-cell office:value-type="string">
            <text:p>PANTONE 1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F8DB46</text:p>
          </table:table-cell>
          <table:table-cell office:value-type="float" office:value="248">
            <text:p>248</text:p>
          </table:table-cell>
          <table:table-cell office:value-type="float" office:value="219">
            <text:p>21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18"/>
          <table:table-cell office:value-type="string">
            <text:p>PANTONE 1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5CB08</text:p>
          </table:table-cell>
          <table:table-cell office:value-type="float" office:value="245">
            <text:p>245</text:p>
          </table:table-cell>
          <table:table-cell office:value-type="float" office:value="203">
            <text:p>203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19"/>
          <table:table-cell office:value-type="string">
            <text:p>PANTONE 11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string">
            <text:p>#CDA31F</text:p>
          </table:table-cell>
          <table:table-cell office:value-type="float" office:value="205">
            <text:p>205</text:p>
          </table:table-cell>
          <table:table-cell office:value-type="float" office:value="163">
            <text:p>16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20"/>
          <table:table-cell office:value-type="string">
            <text:p>PANTONE 11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#B48F1F</text:p>
          </table:table-cell>
          <table:table-cell office:value-type="float" office:value="180">
            <text:p>180</text:p>
          </table:table-cell>
          <table:table-cell office:value-type="float" office:value="143">
            <text:p>14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21"/>
          <table:table-cell office:value-type="string">
            <text:p>PANTONE 11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string">
            <text:p>#937F20</text:p>
          </table:table-cell>
          <table:table-cell office:value-type="float" office:value="147">
            <text:p>147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22"/>
          <table:table-cell office:value-type="string">
            <text:p>PANTONE 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#F7DD76</text:p>
          </table:table-cell>
          <table:table-cell office:value-type="float" office:value="247">
            <text:p>247</text:p>
          </table:table-cell>
          <table:table-cell office:value-type="float" office:value="221">
            <text:p>22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23"/>
          <table:table-cell office:value-type="string">
            <text:p>PANTONE 1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#F6D86F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24"/>
          <table:table-cell office:value-type="string">
            <text:p>PANTONE 1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F5D258</text:p>
          </table:table-cell>
          <table:table-cell office:value-type="float" office:value="245">
            <text:p>245</text:p>
          </table:table-cell>
          <table:table-cell office:value-type="float" office:value="210">
            <text:p>21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25"/>
          <table:table-cell office:value-type="string">
            <text:p>PANTONE 12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#F2C541</text:p>
          </table:table-cell>
          <table:table-cell office:value-type="float" office:value="242">
            <text:p>242</text:p>
          </table:table-cell>
          <table:table-cell office:value-type="float" office:value="197">
            <text:p>197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26"/>
          <table:table-cell office:value-type="string">
            <text:p>PANTONE 1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DB220</text:p>
          </table:table-cell>
          <table:table-cell office:value-type="float" office:value="237">
            <text:p>237</text:p>
          </table:table-cell>
          <table:table-cell office:value-type="float" office:value="178">
            <text:p>17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27"/>
          <table:table-cell office:value-type="string">
            <text:p>PANTONE 12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string">
            <text:p>#BB9121</text:p>
          </table:table-cell>
          <table:table-cell office:value-type="float" office:value="187">
            <text:p>187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28"/>
          <table:table-cell office:value-type="string">
            <text:p>PANTONE 12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string">
            <text:p>#A7861D</text:p>
          </table:table-cell>
          <table:table-cell office:value-type="float" office:value="167">
            <text:p>167</text:p>
          </table:table-cell>
          <table:table-cell office:value-type="float" office:value="134">
            <text:p>13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29"/>
          <table:table-cell office:value-type="string">
            <text:p>PANTONE 1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#FAE17B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30"/>
          <table:table-cell office:value-type="string">
            <text:p>PANTONE 1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F8D962</text:p>
          </table:table-cell>
          <table:table-cell office:value-type="float" office:value="248">
            <text:p>248</text:p>
          </table:table-cell>
          <table:table-cell office:value-type="float" office:value="217">
            <text:p>217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31"/>
          <table:table-cell office:value-type="string">
            <text:p>PANTONE 1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F6D15A</text:p>
          </table:table-cell>
          <table:table-cell office:value-type="float" office:value="246">
            <text:p>246</text:p>
          </table:table-cell>
          <table:table-cell office:value-type="float" office:value="209">
            <text:p>20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32"/>
          <table:table-cell office:value-type="string">
            <text:p>PANTONE 13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DAC1A</text:p>
          </table:table-cell>
          <table:table-cell office:value-type="float" office:value="237">
            <text:p>237</text:p>
          </table:table-cell>
          <table:table-cell office:value-type="float" office:value="172">
            <text:p>17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33"/>
          <table:table-cell office:value-type="string">
            <text:p>PANTONE 13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D0941F</text:p>
          </table:table-cell>
          <table:table-cell office:value-type="float" office:value="208">
            <text:p>208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34"/>
          <table:table-cell office:value-type="string">
            <text:p>PANTONE 132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#AB7F20</text:p>
          </table:table-cell>
          <table:table-cell office:value-type="float" office:value="171">
            <text:p>171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35"/>
          <table:table-cell office:value-type="string">
            <text:p>PANTONE 133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string">
            <text:p>#775F1F</text:p>
          </table:table-cell>
          <table:table-cell office:value-type="float" office:value="119">
            <text:p>119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36"/>
          <table:table-cell office:value-type="string">
            <text:p>PANTONE 13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F5D27A</text:p>
          </table:table-cell>
          <table:table-cell office:value-type="float" office:value="245">
            <text:p>245</text:p>
          </table:table-cell>
          <table:table-cell office:value-type="float" office:value="210">
            <text:p>210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37"/>
          <table:table-cell office:value-type="string">
            <text:p>PANTONE 13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F1C15C</text:p>
          </table:table-cell>
          <table:table-cell office:value-type="float" office:value="241">
            <text:p>241</text:p>
          </table:table-cell>
          <table:table-cell office:value-type="float" office:value="193">
            <text:p>193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38"/>
          <table:table-cell office:value-type="string">
            <text:p>PANTONE 13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EFB646</text:p>
          </table:table-cell>
          <table:table-cell office:value-type="float" office:value="239">
            <text:p>239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39"/>
          <table:table-cell office:value-type="string">
            <text:p>PANTONE 13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AA124</text:p>
          </table:table-cell>
          <table:table-cell office:value-type="float" office:value="234">
            <text:p>234</text:p>
          </table:table-cell>
          <table:table-cell office:value-type="float" office:value="161">
            <text:p>16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40"/>
          <table:table-cell office:value-type="string">
            <text:p>PANTONE 13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68C28</text:p>
          </table:table-cell>
          <table:table-cell office:value-type="float" office:value="230">
            <text:p>230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41"/>
          <table:table-cell office:value-type="string">
            <text:p>PANTONE 13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#B27827</text:p>
          </table:table-cell>
          <table:table-cell office:value-type="float" office:value="178">
            <text:p>178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42"/>
          <table:table-cell office:value-type="string">
            <text:p>PANTONE 140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string">
            <text:p>#7D5A25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43"/>
          <table:table-cell office:value-type="string">
            <text:p>PANTONE 1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#F5CD66</text:p>
          </table:table-cell>
          <table:table-cell office:value-type="float" office:value="245">
            <text:p>245</text:p>
          </table:table-cell>
          <table:table-cell office:value-type="float" office:value="205">
            <text:p>20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44"/>
          <table:table-cell office:value-type="string">
            <text:p>PANTONE 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F2BF4C</text:p>
          </table:table-cell>
          <table:table-cell office:value-type="float" office:value="242">
            <text:p>242</text:p>
          </table:table-cell>
          <table:table-cell office:value-type="float" office:value="191">
            <text:p>19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45"/>
          <table:table-cell office:value-type="string">
            <text:p>PANTONE 14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F0B336</text:p>
          </table:table-cell>
          <table:table-cell office:value-type="float" office:value="240">
            <text:p>240</text:p>
          </table:table-cell>
          <table:table-cell office:value-type="float" office:value="179">
            <text:p>179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46"/>
          <table:table-cell office:value-type="string">
            <text:p>PANTONE 14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A961C</text:p>
          </table:table-cell>
          <table:table-cell office:value-type="float" office:value="234">
            <text:p>234</text:p>
          </table:table-cell>
          <table:table-cell office:value-type="float" office:value="150">
            <text:p>150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47"/>
          <table:table-cell office:value-type="string">
            <text:p>PANTONE 145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#D08921</text:p>
          </table:table-cell>
          <table:table-cell office:value-type="float" office:value="208">
            <text:p>208</text:p>
          </table:table-cell>
          <table:table-cell office:value-type="float" office:value="137">
            <text:p>137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48"/>
          <table:table-cell office:value-type="string">
            <text:p>PANTONE 146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string">
            <text:p>#A97620</text:p>
          </table:table-cell>
          <table:table-cell office:value-type="float" office:value="169">
            <text:p>169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49"/>
          <table:table-cell office:value-type="string">
            <text:p>PANTONE 147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string">
            <text:p>#786428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50"/>
          <table:table-cell office:value-type="string">
            <text:p>PANTONE 14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F4D199</text:p>
          </table:table-cell>
          <table:table-cell office:value-type="float" office:value="244">
            <text:p>244</text:p>
          </table:table-cell>
          <table:table-cell office:value-type="float" office:value="209">
            <text:p>209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51"/>
          <table:table-cell office:value-type="string">
            <text:p>PANTONE 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#F2C688</text:p>
          </table:table-cell>
          <table:table-cell office:value-type="float" office:value="242">
            <text:p>242</text:p>
          </table:table-cell>
          <table:table-cell office:value-type="float" office:value="198">
            <text:p>198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52"/>
          <table:table-cell office:value-type="string">
            <text:p>PANTONE 15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EDAA50</text:p>
          </table:table-cell>
          <table:table-cell office:value-type="float" office:value="237">
            <text:p>237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53"/>
          <table:table-cell office:value-type="string">
            <text:p>PANTONE 15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88D21</text:p>
          </table:table-cell>
          <table:table-cell office:value-type="float" office:value="232">
            <text:p>232</text:p>
          </table:table-cell>
          <table:table-cell office:value-type="float" office:value="141">
            <text:p>141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54"/>
          <table:table-cell office:value-type="string">
            <text:p>PANTONE 15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68523</text:p>
          </table:table-cell>
          <table:table-cell office:value-type="float" office:value="230">
            <text:p>230</text:p>
          </table:table-cell>
          <table:table-cell office:value-type="float" office:value="133">
            <text:p>133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55"/>
          <table:table-cell office:value-type="string">
            <text:p>PANTONE 153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string">
            <text:p>#C17723</text:p>
          </table:table-cell>
          <table:table-cell office:value-type="float" office:value="193">
            <text:p>193</text:p>
          </table:table-cell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56"/>
          <table:table-cell office:value-type="string">
            <text:p>PANTONE 154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string">
            <text:p>#9D6120</text:p>
          </table:table-cell>
          <table:table-cell office:value-type="float" office:value="157">
            <text:p>157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57"/>
          <table:table-cell office:value-type="string">
            <text:p>PANTONE 1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#F5D7A5</text:p>
          </table:table-cell>
          <table:table-cell office:value-type="float" office:value="245">
            <text:p>245</text:p>
          </table:table-cell>
          <table:table-cell office:value-type="float" office:value="215">
            <text:p>215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58"/>
          <table:table-cell office:value-type="string">
            <text:p>PANTONE 15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F1C382</text:p>
          </table:table-cell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59"/>
          <table:table-cell office:value-type="string">
            <text:p>PANTONE 15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#EBA344</text:p>
          </table:table-cell>
          <table:table-cell office:value-type="float" office:value="235">
            <text:p>235</text:p>
          </table:table-cell>
          <table:table-cell office:value-type="float" office:value="163">
            <text:p>16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60"/>
          <table:table-cell office:value-type="string">
            <text:p>PANTONE 15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#E47E1A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61"/>
          <table:table-cell office:value-type="string">
            <text:p>PANTONE 15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string">
            <text:p>#D0651E</text:p>
          </table:table-cell>
          <table:table-cell office:value-type="float" office:value="208">
            <text:p>208</text:p>
          </table:table-cell>
          <table:table-cell office:value-type="float" office:value="101">
            <text:p>10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62"/>
          <table:table-cell office:value-type="string">
            <text:p>PANTONE 160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string">
            <text:p>#AB5A20</text:p>
          </table:table-cell>
          <table:table-cell office:value-type="float" office:value="171">
            <text:p>171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63"/>
          <table:table-cell office:value-type="string">
            <text:p>PANTONE 161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string">
            <text:p>#66401D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64"/>
          <table:table-cell office:value-type="string">
            <text:p>PANTONE 1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#F0C4A0</text:p>
          </table:table-cell>
          <table:table-cell office:value-type="float" office:value="240">
            <text:p>240</text:p>
          </table:table-cell>
          <table:table-cell office:value-type="float" office:value="196">
            <text:p>19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65"/>
          <table:table-cell office:value-type="string">
            <text:p>PANTONE 16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#EBA677</text:p>
          </table:table-cell>
          <table:table-cell office:value-type="float" office:value="235">
            <text:p>235</text:p>
          </table:table-cell>
          <table:table-cell office:value-type="float" office:value="166">
            <text:p>166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66"/>
          <table:table-cell office:value-type="string">
            <text:p>PANTONE 16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E68A48</text:p>
          </table:table-cell>
          <table:table-cell office:value-type="float" office:value="230">
            <text:p>230</text:p>
          </table:table-cell>
          <table:table-cell office:value-type="float" office:value="138">
            <text:p>138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67"/>
          <table:table-cell office:value-type="string">
            <text:p>PANTONE 16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37828</text:p>
          </table:table-cell>
          <table:table-cell office:value-type="float" office:value="227">
            <text:p>227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68"/>
          <table:table-cell office:value-type="string">
            <text:p>PANTONE 16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06C2A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69"/>
          <table:table-cell office:value-type="string">
            <text:p>PANTONE 167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string">
            <text:p>#BB5D29</text:p>
          </table:table-cell>
          <table:table-cell office:value-type="float" office:value="187">
            <text:p>187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70"/>
          <table:table-cell office:value-type="string">
            <text:p>PANTONE 168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#6F3B20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71"/>
          <table:table-cell office:value-type="string">
            <text:p>PANTONE 16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#EEBCA8</text:p>
          </table:table-cell>
          <table:table-cell office:value-type="float" office:value="238">
            <text:p>238</text:p>
          </table:table-cell>
          <table:table-cell office:value-type="float" office:value="188">
            <text:p>188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72"/>
          <table:table-cell office:value-type="string">
            <text:p>PANTONE 17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89C77</text:p>
          </table:table-cell>
          <table:table-cell office:value-type="float" office:value="232">
            <text:p>232</text:p>
          </table:table-cell>
          <table:table-cell office:value-type="float" office:value="156">
            <text:p>156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73"/>
          <table:table-cell office:value-type="string">
            <text:p>PANTONE 17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E4834E</text:p>
          </table:table-cell>
          <table:table-cell office:value-type="float" office:value="228">
            <text:p>228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74"/>
          <table:table-cell office:value-type="string">
            <text:p>PANTONE 17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E06E37</text:p>
          </table:table-cell>
          <table:table-cell office:value-type="float" office:value="224">
            <text:p>224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75"/>
          <table:table-cell office:value-type="string">
            <text:p>PANTONE 17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#D7572B</text:p>
          </table:table-cell>
          <table:table-cell office:value-type="float" office:value="215">
            <text:p>215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76"/>
          <table:table-cell office:value-type="string">
            <text:p>PANTONE 17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string">
            <text:p>#9C4124</text:p>
          </table:table-cell>
          <table:table-cell office:value-type="float" office:value="156">
            <text:p>156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77"/>
          <table:table-cell office:value-type="string">
            <text:p>PANTONE 175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string">
            <text:p>#77402E</text:p>
          </table:table-cell>
          <table:table-cell office:value-type="float" office:value="119">
            <text:p>119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78"/>
          <table:table-cell office:value-type="string">
            <text:p>PANTONE 17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EDB9B4</text:p>
          </table:table-cell>
          <table:table-cell office:value-type="float" office:value="237">
            <text:p>237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79"/>
          <table:table-cell office:value-type="string">
            <text:p>PANTONE 17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#E7948A</text:p>
          </table:table-cell>
          <table:table-cell office:value-type="float" office:value="231">
            <text:p>231</text:p>
          </table:table-cell>
          <table:table-cell office:value-type="float" office:value="148">
            <text:p>14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0"/>
          <table:table-cell office:value-type="string">
            <text:p>PANTONE 17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E27865</text:p>
          </table:table-cell>
          <table:table-cell office:value-type="float" office:value="226">
            <text:p>226</text:p>
          </table:table-cell>
          <table:table-cell office:value-type="float" office:value="120">
            <text:p>12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81"/>
          <table:table-cell office:value-type="string">
            <text:p>PANTONE 179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#DD5143</text:p>
          </table:table-cell>
          <table:table-cell office:value-type="float" office:value="221">
            <text:p>221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82"/>
          <table:table-cell office:value-type="string">
            <text:p>PANTONE 18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string">
            <text:p>#C1433C</text:p>
          </table:table-cell>
          <table:table-cell office:value-type="float" office:value="193">
            <text:p>193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83"/>
          <table:table-cell office:value-type="string">
            <text:p>PANTONE 181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string">
            <text:p>#80352F</text:p>
          </table:table-cell>
          <table:table-cell office:value-type="float" office:value="128">
            <text:p>128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84"/>
          <table:table-cell office:value-type="string">
            <text:p>PANTONE 18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ECBEC5</text:p>
          </table:table-cell>
          <table:table-cell office:value-type="float" office:value="236">
            <text:p>236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85"/>
          <table:table-cell office:value-type="string">
            <text:p>PANTONE 18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E79CA6</text:p>
          </table:table-cell>
          <table:table-cell office:value-type="float" office:value="231">
            <text:p>231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86"/>
          <table:table-cell office:value-type="string">
            <text:p>PANTONE 18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#DF6B7C</text:p>
          </table:table-cell>
          <table:table-cell office:value-type="float" office:value="223">
            <text:p>223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87"/>
          <table:table-cell office:value-type="string">
            <text:p>PANTONE 18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#D93740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88"/>
          <table:table-cell office:value-type="string">
            <text:p>PANTONE 186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string">
            <text:p>#C92A39</text:p>
          </table:table-cell>
          <table:table-cell office:value-type="float" office:value="201">
            <text:p>201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89"/>
          <table:table-cell office:value-type="string">
            <text:p>PANTONE 187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string">
            <text:p>#AC2B37</text:p>
          </table:table-cell>
          <table:table-cell office:value-type="float" office:value="172">
            <text:p>172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90"/>
          <table:table-cell office:value-type="string">
            <text:p>PANTONE 188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string">
            <text:p>#7D2935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91"/>
          <table:table-cell office:value-type="string">
            <text:p>PANTONE 18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EBB3BC</text:p>
          </table:table-cell>
          <table:table-cell office:value-type="float" office:value="235">
            <text:p>235</text:p>
          </table:table-cell>
          <table:table-cell office:value-type="float" office:value="179">
            <text:p>179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92"/>
          <table:table-cell office:value-type="string">
            <text:p>PANTONE 19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E58F9E</text:p>
          </table:table-cell>
          <table:table-cell office:value-type="float" office:value="229">
            <text:p>229</text:p>
          </table:table-cell>
          <table:table-cell office:value-type="float" office:value="143">
            <text:p>14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93"/>
          <table:table-cell office:value-type="string">
            <text:p>PANTONE 19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DE6276</text:p>
          </table:table-cell>
          <table:table-cell office:value-type="float" office:value="222">
            <text:p>222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94"/>
          <table:table-cell office:value-type="string">
            <text:p>PANTONE 19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#DB3B50</text:p>
          </table:table-cell>
          <table:table-cell office:value-type="float" office:value="219">
            <text:p>219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95"/>
          <table:table-cell office:value-type="string">
            <text:p>PANTONE 193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string">
            <text:p>#C32E4C</text:p>
          </table:table-cell>
          <table:table-cell office:value-type="float" office:value="195">
            <text:p>19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96"/>
          <table:table-cell office:value-type="string">
            <text:p>PANTONE 19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string">
            <text:p>#9D2945</text:p>
          </table:table-cell>
          <table:table-cell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97"/>
          <table:table-cell office:value-type="string">
            <text:p>PANTONE 195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string">
            <text:p>#7E3545</text:p>
          </table:table-cell>
          <table:table-cell office:value-type="float" office:value="126">
            <text:p>126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98"/>
          <table:table-cell office:value-type="string">
            <text:p>PANTONE 19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EFCAD0</text:p>
          </table:table-cell>
          <table:table-cell office:value-type="float" office:value="239">
            <text:p>239</text:p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99"/>
          <table:table-cell office:value-type="string">
            <text:p>PANTONE 19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#E8A1B0</text:p>
          </table:table-cell>
          <table:table-cell office:value-type="float" office:value="232">
            <text:p>232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100"/>
          <table:table-cell office:value-type="string">
            <text:p>PANTONE 19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#DC5672</text:p>
          </table:table-cell>
          <table:table-cell office:value-type="float" office:value="220">
            <text:p>220</text:p>
          </table:table-cell>
          <table:table-cell office:value-type="float" office:value="86">
            <text:p>8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101"/>
          <table:table-cell office:value-type="string">
            <text:p>PANTONE 19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D82949</text:p>
          </table:table-cell>
          <table:table-cell office:value-type="float" office:value="216">
            <text:p>216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102"/>
          <table:table-cell office:value-type="string">
            <text:p>PANTONE 2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#BF2B45</text:p>
          </table:table-cell>
          <table:table-cell office:value-type="float" office:value="191">
            <text:p>191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03"/>
          <table:table-cell office:value-type="string">
            <text:p>PANTONE 201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string">
            <text:p>#A12A3D</text:p>
          </table:table-cell>
          <table:table-cell office:value-type="float" office:value="161">
            <text:p>161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04"/>
          <table:table-cell office:value-type="string">
            <text:p>PANTONE 202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string">
            <text:p>#8D2838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05"/>
          <table:table-cell office:value-type="string">
            <text:p>PANTONE 20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EAB3C9</text:p>
          </table:table-cell>
          <table:table-cell office:value-type="float" office:value="234">
            <text:p>234</text:p>
          </table:table-cell>
          <table:table-cell office:value-type="float" office:value="179">
            <text:p>179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106"/>
          <table:table-cell office:value-type="string">
            <text:p>PANTONE 20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E387AA</text:p>
          </table:table-cell>
          <table:table-cell office:value-type="float" office:value="227">
            <text:p>227</text:p>
          </table:table-cell>
          <table:table-cell office:value-type="float" office:value="135">
            <text:p>135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107"/>
          <table:table-cell office:value-type="string">
            <text:p>PANTONE 20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DD5484</text:p>
          </table:table-cell>
          <table:table-cell office:value-type="float" office:value="221">
            <text:p>221</text:p>
          </table:table-cell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08"/>
          <table:table-cell office:value-type="string">
            <text:p>PANTONE 20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D82455</text:p>
          </table:table-cell>
          <table:table-cell office:value-type="float" office:value="216">
            <text:p>216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09"/>
          <table:table-cell office:value-type="string">
            <text:p>PANTONE 207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#B0244A</text:p>
          </table:table-cell>
          <table:table-cell office:value-type="float" office:value="176">
            <text:p>176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10"/>
          <table:table-cell office:value-type="string">
            <text:p>PANTONE 208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string">
            <text:p>#8C2345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11"/>
          <table:table-cell office:value-type="string">
            <text:p>PANTONE 209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string">
            <text:p>#77253C</text:p>
          </table:table-cell>
          <table:table-cell office:value-type="float" office:value="119">
            <text:p>119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12"/>
          <table:table-cell office:value-type="string">
            <text:p>PANTONE 21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E9ABC2</text:p>
          </table:table-cell>
          <table:table-cell office:value-type="float" office:value="233">
            <text:p>233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113"/>
          <table:table-cell office:value-type="string">
            <text:p>PANTONE 21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E58BAD</text:p>
          </table:table-cell>
          <table:table-cell office:value-type="float" office:value="229">
            <text:p>229</text:p>
          </table:table-cell>
          <table:table-cell office:value-type="float" office:value="139">
            <text:p>139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114"/>
          <table:table-cell office:value-type="string">
            <text:p>PANTONE 212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DF6797</text:p>
          </table:table-cell>
          <table:table-cell office:value-type="float" office:value="223">
            <text:p>223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115"/>
          <table:table-cell office:value-type="string">
            <text:p>PANTONE 21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DB3E79</text:p>
          </table:table-cell>
          <table:table-cell office:value-type="float" office:value="219">
            <text:p>219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16"/>
          <table:table-cell office:value-type="string">
            <text:p>PANTONE 2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#CF2366</text:p>
          </table:table-cell>
          <table:table-cell office:value-type="float" office:value="207">
            <text:p>207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17"/>
          <table:table-cell office:value-type="string">
            <text:p>PANTONE 215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#AA2157</text:p>
          </table:table-cell>
          <table:table-cell office:value-type="float" office:value="170">
            <text:p>170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18"/>
          <table:table-cell office:value-type="string">
            <text:p>PANTONE 216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#802447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table:style-name="ce119"/>
          <table:table-cell office:value-type="string">
            <text:p>PANTONE 2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8BAD2</text:p>
          </table:table-cell>
          <table:table-cell office:value-type="float" office:value="232">
            <text:p>232</text:p>
          </table:table-cell>
          <table:table-cell office:value-type="float" office:value="186">
            <text:p>186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20"/>
          <table:table-cell office:value-type="string">
            <text:p>PANTONE 218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D81AF</text:p>
          </table:table-cell>
          <table:table-cell office:value-type="float" office:value="221">
            <text:p>221</text:p>
          </table:table-cell>
          <table:table-cell office:value-type="float" office:value="129">
            <text:p>129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121"/>
          <table:table-cell office:value-type="string">
            <text:p>PANTONE 219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D73786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122"/>
          <table:table-cell office:value-type="string">
            <text:p>PANTONE 22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#AE2359</text:p>
          </table:table-cell>
          <table:table-cell office:value-type="float" office:value="174">
            <text:p>174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123"/>
          <table:table-cell office:value-type="string">
            <text:p>PANTONE 221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string">
            <text:p>#9C2452</text:p>
          </table:table-cell>
          <table:table-cell office:value-type="float" office:value="156">
            <text:p>156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124"/>
          <table:table-cell office:value-type="string">
            <text:p>PANTONE 22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string">
            <text:p>#732444</text:p>
          </table:table-cell>
          <table:table-cell office:value-type="float" office:value="115">
            <text:p>115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25"/>
          <table:table-cell office:value-type="string">
            <text:p>PANTONE 22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39EC1</text:p>
          </table:table-cell>
          <table:table-cell office:value-type="float" office:value="227">
            <text:p>227</text:p>
          </table:table-cell>
          <table:table-cell office:value-type="float" office:value="158">
            <text:p>158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26"/>
          <table:table-cell office:value-type="string">
            <text:p>PANTONE 22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977A9</text:p>
          </table:table-cell>
          <table:table-cell office:value-type="float" office:value="217">
            <text:p>217</text:p>
          </table:table-cell>
          <table:table-cell office:value-type="float" office:value="119">
            <text:p>119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27"/>
          <table:table-cell office:value-type="string">
            <text:p>PANTONE 225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3468F</text:p>
          </table:table-cell>
          <table:table-cell office:value-type="float" office:value="211">
            <text:p>211</text:p>
          </table:table-cell>
          <table:table-cell office:value-type="float" office:value="70">
            <text:p>7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28"/>
          <table:table-cell office:value-type="string">
            <text:p>PANTONE 22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D70C7A</text:p>
          </table:table-cell>
          <table:table-cell office:value-type="float" office:value="215">
            <text:p>215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129"/>
          <table:table-cell office:value-type="string">
            <text:p>PANTONE 227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#AF1C63</text:p>
          </table:table-cell>
          <table:table-cell office:value-type="float" office:value="175">
            <text:p>175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30"/>
          <table:table-cell office:value-type="string">
            <text:p>PANTONE 228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string">
            <text:p>#8F2054</text:p>
          </table:table-cell>
          <table:table-cell office:value-type="float" office:value="143">
            <text:p>143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31"/>
          <table:table-cell office:value-type="string">
            <text:p>PANTONE 229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string">
            <text:p>#6D2244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32"/>
          <table:table-cell office:value-type="string">
            <text:p>PANTONE 23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6AECB</text:p>
          </table:table-cell>
          <table:table-cell office:value-type="float" office:value="230">
            <text:p>230</text:p>
          </table:table-cell>
          <table:table-cell office:value-type="float" office:value="174">
            <text:p>174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133"/>
          <table:table-cell office:value-type="string">
            <text:p>PANTONE 231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C8AB6</text:p>
          </table:table-cell>
          <table:table-cell office:value-type="float" office:value="220">
            <text:p>220</text:p>
          </table:table-cell>
          <table:table-cell office:value-type="float" office:value="138">
            <text:p>138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134"/>
          <table:table-cell office:value-type="string">
            <text:p>PANTONE 23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576AA</text:p>
          </table:table-cell>
          <table:table-cell office:value-type="float" office:value="213">
            <text:p>213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135"/>
          <table:table-cell office:value-type="string">
            <text:p>PANTONE 233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3167C</text:p>
          </table:table-cell>
          <table:table-cell office:value-type="float" office:value="195">
            <text:p>195</text:p>
          </table:table-cell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36"/>
          <table:table-cell office:value-type="string">
            <text:p>PANTONE 234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#A41A67</text:p>
          </table:table-cell>
          <table:table-cell office:value-type="float" office:value="164">
            <text:p>164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table:number-columns-repeated="2"/>
          <table:table-cell table:style-name="ce137"/>
          <table:table-cell office:value-type="string">
            <text:p>PANTONE 23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#8B1E56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table:style-name="ce138"/>
          <table:table-cell office:value-type="string">
            <text:p>PANTONE 23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4B6D2</text:p>
          </table:table-cell>
          <table:table-cell office:value-type="float" office:value="228">
            <text:p>228</text:p>
          </table:table-cell>
          <table:table-cell office:value-type="float" office:value="182">
            <text:p>182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39"/>
          <table:table-cell office:value-type="string">
            <text:p>PANTONE 237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A93BD</text:p>
          </table:table-cell>
          <table:table-cell office:value-type="float" office:value="218">
            <text:p>218</text:p>
          </table:table-cell>
          <table:table-cell office:value-type="float" office:value="147">
            <text:p>147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140"/>
          <table:table-cell office:value-type="string">
            <text:p>PANTONE 238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C6CA6</text:p>
          </table:table-cell>
          <table:table-cell office:value-type="float" office:value="204">
            <text:p>204</text:p>
          </table:table-cell>
          <table:table-cell office:value-type="float" office:value="108">
            <text:p>108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41"/>
          <table:table-cell office:value-type="string">
            <text:p>PANTONE 239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55A9D</text:p>
          </table:table-cell>
          <table:table-cell office:value-type="float" office:value="197">
            <text:p>197</text:p>
          </table:table-cell>
          <table:table-cell office:value-type="float" office:value="90">
            <text:p>90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142"/>
          <table:table-cell office:value-type="string">
            <text:p>PANTONE 240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F4994</text:p>
          </table:table-cell>
          <table:table-cell office:value-type="float" office:value="191">
            <text:p>19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43"/>
          <table:table-cell office:value-type="string">
            <text:p>PANTONE 24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#AC2B81</text:p>
          </table:table-cell>
          <table:table-cell office:value-type="float" office:value="172">
            <text:p>172</text:p>
          </table:table-cell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144"/>
          <table:table-cell office:value-type="string">
            <text:p>PANTONE 24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#81255C</text:p>
          </table:table-cell>
          <table:table-cell office:value-type="float" office:value="129">
            <text:p>129</text:p>
          </table:table-cell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45"/>
          <table:table-cell office:value-type="string">
            <text:p>PANTONE 24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3BBD4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146"/>
          <table:table-cell office:value-type="string">
            <text:p>PANTONE 244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7A2C6</text:p>
          </table:table-cell>
          <table:table-cell office:value-type="float" office:value="215">
            <text:p>215</text:p>
          </table:table-cell>
          <table:table-cell office:value-type="float" office:value="162">
            <text:p>162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147"/>
          <table:table-cell office:value-type="string">
            <text:p>PANTONE 245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987B5</text:p>
          </table:table-cell>
          <table:table-cell office:value-type="float" office:value="201">
            <text:p>201</text:p>
          </table:table-cell>
          <table:table-cell office:value-type="float" office:value="135">
            <text:p>135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148"/>
          <table:table-cell office:value-type="string">
            <text:p>PANTONE 246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04590</text:p>
          </table:table-cell>
          <table:table-cell office:value-type="float" office:value="176">
            <text:p>176</text:p>
          </table:table-cell>
          <table:table-cell office:value-type="float" office:value="69">
            <text:p>69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49"/>
          <table:table-cell office:value-type="string">
            <text:p>PANTONE 247</text:p>
          </table:table-cell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B3388</text:p>
          </table:table-cell>
          <table:table-cell office:value-type="float" office:value="171">
            <text:p>17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150"/>
          <table:table-cell office:value-type="string">
            <text:p>PANTONE 248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12D8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151"/>
          <table:table-cell office:value-type="string">
            <text:p>PANTONE 249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#85326B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52"/>
          <table:table-cell office:value-type="string">
            <text:p>PANTONE 25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0C2D9</text:p>
          </table:table-cell>
          <table:table-cell office:value-type="float" office:value="224">
            <text:p>224</text:p>
          </table:table-cell>
          <table:table-cell office:value-type="float" office:value="194">
            <text:p>194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153"/>
          <table:table-cell office:value-type="string">
            <text:p>PANTONE 251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CA5C9</text:p>
          </table:table-cell>
          <table:table-cell office:value-type="float" office:value="204">
            <text:p>204</text:p>
          </table:table-cell>
          <table:table-cell office:value-type="float" office:value="165">
            <text:p>165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154"/>
          <table:table-cell office:value-type="string">
            <text:p>PANTONE 252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876AC</text:p>
          </table:table-cell>
          <table:table-cell office:value-type="float" office:value="184">
            <text:p>184</text:p>
          </table:table-cell>
          <table:table-cell office:value-type="float" office:value="118">
            <text:p>118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155"/>
          <table:table-cell office:value-type="string">
            <text:p>PANTONE 253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E3A8A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56"/>
          <table:table-cell office:value-type="string">
            <text:p>PANTONE 254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42D83</text:p>
          </table:table-cell>
          <table:table-cell office:value-type="float" office:value="148">
            <text:p>148</text:p>
          </table:table-cell>
          <table:table-cell office:value-type="float" office:value="45">
            <text:p>45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157"/>
          <table:table-cell office:value-type="string">
            <text:p>PANTONE 255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#762D6A</text:p>
          </table:table-cell>
          <table:table-cell office:value-type="float" office:value="118">
            <text:p>118</text:p>
          </table:table-cell>
          <table:table-cell office:value-type="float" office:value="45">
            <text:p>4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158"/>
          <table:table-cell office:value-type="string">
            <text:p>PANTONE 25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CC8DD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159"/>
          <table:table-cell office:value-type="string">
            <text:p>PANTONE 257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9ACCD</text:p>
          </table:table-cell>
          <table:table-cell office:value-type="float" office:value="201">
            <text:p>201</text:p>
          </table:table-cell>
          <table:table-cell office:value-type="float" office:value="172">
            <text:p>172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2"/>
          <table:table-cell table:style-name="ce160"/>
          <table:table-cell office:value-type="string">
            <text:p>PANTONE 258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2579B</text:p>
          </table:table-cell>
          <table:table-cell office:value-type="float" office:value="146">
            <text:p>146</text:p>
          </table:table-cell>
          <table:table-cell office:value-type="float" office:value="87">
            <text:p>87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61"/>
          <table:table-cell office:value-type="string">
            <text:p>PANTONE 259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#7A327E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62"/>
          <table:table-cell office:value-type="string">
            <text:p>PANTONE 26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#6B2F6B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63"/>
          <table:table-cell office:value-type="string">
            <text:p>PANTONE 261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#62295C</text:p>
          </table:table-cell>
          <table:table-cell office:value-type="float" office:value="98">
            <text:p>98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64"/>
          <table:table-cell office:value-type="string">
            <text:p>PANTONE 262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string">
            <text:p>#5C2D54</text:p>
          </table:table-cell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65"/>
          <table:table-cell office:value-type="string">
            <text:p>PANTONE 26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BCEE3</text:p>
          </table:table-cell>
          <table:table-cell office:value-type="float" office:value="219">
            <text:p>219</text:p>
          </table:table-cell>
          <table:table-cell office:value-type="float" office:value="206">
            <text:p>206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166"/>
          <table:table-cell office:value-type="string">
            <text:p>PANTONE 264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BA5CC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number-columns-repeated="2"/>
          <table:table-cell table:style-name="ce167"/>
          <table:table-cell office:value-type="string">
            <text:p>PANTONE 265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D6CAB</text:p>
          </table:table-cell>
          <table:table-cell office:value-type="float" office:value="141">
            <text:p>141</text:p>
          </table:table-cell>
          <table:table-cell office:value-type="float" office:value="108">
            <text:p>108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168"/>
          <table:table-cell office:value-type="string">
            <text:p>PANTONE 266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A4593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69"/>
          <table:table-cell office:value-type="string">
            <text:p>PANTONE 267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1398B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170"/>
          <table:table-cell office:value-type="string">
            <text:p>PANTONE 268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#59317C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71"/>
          <table:table-cell office:value-type="string">
            <text:p>PANTONE 269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#522D6A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172"/>
          <table:table-cell office:value-type="string">
            <text:p>PANTONE 27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5B7D7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173"/>
          <table:table-cell office:value-type="string">
            <text:p>PANTONE 271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093C4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174"/>
          <table:table-cell office:value-type="string">
            <text:p>PANTONE 27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A79B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75"/>
          <table:table-cell office:value-type="string">
            <text:p>PANTONE 2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#34317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176"/>
          <table:table-cell office:value-type="string">
            <text:p>PANTONE 2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#302D63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77"/>
          <table:table-cell office:value-type="string">
            <text:p>PANTONE 27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string">
            <text:p>#2C2855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78"/>
          <table:table-cell office:value-type="string">
            <text:p>PANTONE 27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string">
            <text:p>#28223C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79"/>
          <table:table-cell office:value-type="string">
            <text:p>PANTONE 277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9C7E5</text:p>
          </table:table-cell>
          <table:table-cell office:value-type="float" office:value="169">
            <text:p>169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table:number-columns-repeated="2"/>
          <table:table-cell table:style-name="ce180"/>
          <table:table-cell office:value-type="string">
            <text:p>PANTONE 27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1B7DE</text:p>
          </table:table-cell>
          <table:table-cell office:value-type="float" office:value="145">
            <text:p>145</text:p>
          </table:table-cell>
          <table:table-cell office:value-type="float" office:value="183">
            <text:p>183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number-columns-repeated="2"/>
          <table:table-cell table:style-name="ce181"/>
          <table:table-cell office:value-type="string">
            <text:p>PANTONE 279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C8DC6</text:p>
          </table:table-cell>
          <table:table-cell office:value-type="float" office:value="92">
            <text:p>92</text:p>
          </table:table-cell>
          <table:table-cell office:value-type="float" office:value="141">
            <text:p>141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182"/>
          <table:table-cell office:value-type="string">
            <text:p>PANTONE 28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#223A76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183"/>
          <table:table-cell office:value-type="string">
            <text:p>PANTONE 28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#23356B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84"/>
          <table:table-cell office:value-type="string">
            <text:p>PANTONE 282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string">
            <text:p>#25284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185"/>
          <table:table-cell office:value-type="string">
            <text:p>PANTONE 283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8C3E5</text:p>
          </table:table-cell>
          <table:table-cell office:value-type="float" office:value="152">
            <text:p>152</text:p>
          </table:table-cell>
          <table:table-cell office:value-type="float" office:value="195">
            <text:p>195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table:number-columns-repeated="2"/>
          <table:table-cell table:style-name="ce186"/>
          <table:table-cell office:value-type="string">
            <text:p>PANTONE 284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5ACDA</text:p>
          </table:table-cell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table:number-columns-repeated="2"/>
          <table:table-cell table:style-name="ce187"/>
          <table:table-cell office:value-type="string">
            <text:p>PANTONE 285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B74B7</text:p>
          </table:table-cell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88"/>
          <table:table-cell office:value-type="string">
            <text:p>PANTONE 286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4509A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189"/>
          <table:table-cell office:value-type="string">
            <text:p>PANTONE 287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#1A4784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90"/>
          <table:table-cell office:value-type="string">
            <text:p>PANTONE 288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#223D72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191"/>
          <table:table-cell office:value-type="string">
            <text:p>PANTONE 289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string">
            <text:p>#21304E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192"/>
          <table:table-cell office:value-type="string">
            <text:p>PANTONE 29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C0E1ED</text:p>
          </table:table-cell>
          <table:table-cell office:value-type="float" office:value="192">
            <text:p>192</text:p>
          </table:table-cell>
          <table:table-cell office:value-type="float" office:value="225">
            <text:p>225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table:number-columns-repeated="2"/>
          <table:table-cell table:style-name="ce193"/>
          <table:table-cell office:value-type="string">
            <text:p>PANTONE 29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1CDEB</text:p>
          </table:table-cell>
          <table:table-cell office:value-type="float" office:value="161">
            <text:p>161</text:p>
          </table:table-cell>
          <table:table-cell office:value-type="float" office:value="205">
            <text:p>205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table:number-columns-repeated="2"/>
          <table:table-cell table:style-name="ce194"/>
          <table:table-cell office:value-type="string">
            <text:p>PANTONE 292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EB1DE</text:p>
          </table:table-cell>
          <table:table-cell office:value-type="float" office:value="110">
            <text:p>110</text:p>
          </table:table-cell>
          <table:table-cell office:value-type="float" office:value="177">
            <text:p>177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number-columns-repeated="2"/>
          <table:table-cell table:style-name="ce195"/>
          <table:table-cell office:value-type="string">
            <text:p>PANTONE 29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1B5196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196"/>
          <table:table-cell office:value-type="string">
            <text:p>PANTONE 294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#1B4677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97"/>
          <table:table-cell office:value-type="string">
            <text:p>PANTONE 29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#1F3A60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98"/>
          <table:table-cell office:value-type="string">
            <text:p>PANTONE 29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string">
            <text:p>#24293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199"/>
          <table:table-cell office:value-type="string">
            <text:p>PANTONE 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7CCBEA</text:p>
          </table:table-cell>
          <table:table-cell office:value-type="float" office:value="124">
            <text:p>124</text:p>
          </table:table-cell>
          <table:table-cell office:value-type="float" office:value="203">
            <text:p>203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table:number-columns-repeated="2"/>
          <table:table-cell table:style-name="ce200"/>
          <table:table-cell office:value-type="string">
            <text:p>PANTONE 29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1BAE8</text:p>
          </table:table-cell>
          <table:table-cell office:value-type="float" office:value="81">
            <text:p>81</text:p>
          </table:table-cell>
          <table:table-cell office:value-type="float" office:value="186">
            <text:p>186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table:number-columns-repeated="2"/>
          <table:table-cell table:style-name="ce201"/>
          <table:table-cell office:value-type="string">
            <text:p>PANTONE 299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A0DC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2"/>
          <table:table-cell table:style-name="ce202"/>
          <table:table-cell office:value-type="string">
            <text:p>PANTONE 4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#C6C0B6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203"/>
          <table:table-cell office:value-type="string">
            <text:p>PANTONE 40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string">
            <text:p>#ADA89F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204"/>
          <table:table-cell office:value-type="string">
            <text:p>PANTONE 40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#9C958C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205"/>
          <table:table-cell office:value-type="string">
            <text:p>PANTONE 40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string">
            <text:p>#888178</text:p>
          </table:table-cell>
          <table:table-cell office:value-type="float" office:value="136">
            <text:p>136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206"/>
          <table:table-cell office:value-type="string">
            <text:p>PANTONE 40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string">
            <text:p>#746D65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207"/>
          <table:table-cell office:value-type="string">
            <text:p>PANTONE 40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string">
            <text:p>#625B54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208"/>
          <table:table-cell office:value-type="string">
            <text:p>PANTONE 40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#CBC4BD</text:p>
          </table:table-cell>
          <table:table-cell office:value-type="float" office:value="203">
            <text:p>203</text:p>
          </table:table-cell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209"/>
          <table:table-cell office:value-type="string">
            <text:p>PANTONE 40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string">
            <text:p>#B3AAA4</text:p>
          </table:table-cell>
          <table:table-cell office:value-type="float" office:value="179">
            <text:p>179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210"/>
          <table:table-cell office:value-type="string">
            <text:p>PANTONE 408</text:p>
          </table:table-cell>
          <table:table-cell office:value-type="float" office:value="12">
            <text:p>12</text:p>
          </table:table-cell>
          <table:table-cell table:number-columns-repeated="2"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string">
            <text:p>#9F938C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211"/>
          <table:table-cell office:value-type="string">
            <text:p>PANTONE 40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#8B807A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212"/>
          <table:table-cell office:value-type="string">
            <text:p>PANTONE 410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string">
            <text:p>#7A6D68</text:p>
          </table:table-cell>
          <table:table-cell office:value-type="float" office:value="122">
            <text:p>122</text:p>
          </table:table-cell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213"/>
          <table:table-cell office:value-type="string">
            <text:p>PANTONE 41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#5E534E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214"/>
          <table:table-cell office:value-type="string">
            <text:p>PANTONE 412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#3A343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215"/>
          <table:table-cell office:value-type="string">
            <text:p>PANTONE 4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#C7C6BB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216"/>
          <table:table-cell office:value-type="string">
            <text:p>PANTONE 4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string">
            <text:p>#AFAFA3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217"/>
          <table:table-cell office:value-type="string">
            <text:p>PANTONE 4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string">
            <text:p>#92938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218"/>
          <table:table-cell office:value-type="string">
            <text:p>PANTONE 416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string">
            <text:p>#7B7D72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219"/>
          <table:table-cell office:value-type="string">
            <text:p>PANTONE 417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string">
            <text:p>#63655A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220"/>
          <table:table-cell office:value-type="string">
            <text:p>PANTONE 418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string">
            <text:p>#55574C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221"/>
          <table:table-cell office:value-type="string">
            <text:p>PANTONE 419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string">
            <text:p>#24272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222"/>
          <table:table-cell office:value-type="string">
            <text:p>PANTONE 4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#D5D4D0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223"/>
          <table:table-cell office:value-type="string">
            <text:p>PANTONE 42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#B8B9B7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224"/>
          <table:table-cell office:value-type="string">
            <text:p>PANTONE 42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#A5A7A8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225"/>
          <table:table-cell office:value-type="string">
            <text:p>PANTONE 42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#93969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226"/>
          <table:table-cell office:value-type="string">
            <text:p>PANTONE 42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string">
            <text:p>#787B7E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227"/>
          <table:table-cell office:value-type="string">
            <text:p>PANTONE 425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string">
            <text:p>#4F575C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228"/>
          <table:table-cell office:value-type="string">
            <text:p>PANTONE 426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string">
            <text:p>#25282B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229"/>
          <table:table-cell office:value-type="string">
            <text:p>PANTONE 4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#D8DAD9</text:p>
          </table:table-cell>
          <table:table-cell office:value-type="float" office:value="216">
            <text:p>216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230"/>
          <table:table-cell office:value-type="string">
            <text:p>PANTONE 428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#C9CED1</text:p>
          </table:table-cell>
          <table:table-cell office:value-type="float" office:value="201">
            <text:p>201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231"/>
          <table:table-cell office:value-type="string">
            <text:p>PANTONE 429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#A9B0B7</text:p>
          </table:table-cell>
          <table:table-cell office:value-type="float" office:value="169">
            <text:p>169</text:p>
          </table:table-cell>
          <table:table-cell office:value-type="float" office:value="176">
            <text:p>17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232"/>
          <table:table-cell office:value-type="string">
            <text:p>PANTONE 430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#858F98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233"/>
          <table:table-cell office:value-type="string">
            <text:p>PANTONE 43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string">
            <text:p>#5D6A76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234"/>
          <table:table-cell office:value-type="string">
            <text:p>PANTONE 432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string">
            <text:p>#3C465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235"/>
          <table:table-cell office:value-type="string">
            <text:p>PANTONE 433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string">
            <text:p>#282E3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236"/>
          <table:table-cell office:value-type="string">
            <text:p>PANTONE 43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#D2C9C8</text:p>
          </table:table-cell>
          <table:table-cell office:value-type="float" office:value="210">
            <text:p>210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237"/>
          <table:table-cell office:value-type="string">
            <text:p>PANTONE 43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#C1B7BB</text:p>
          </table:table-cell>
          <table:table-cell office:value-type="float" office:value="193">
            <text:p>193</text:p>
          </table:table-cell>
          <table:table-cell office:value-type="float" office:value="183">
            <text:p>183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238"/>
          <table:table-cell office:value-type="string">
            <text:p>PANTONE 43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#B0A2AA</text:p>
          </table:table-cell>
          <table:table-cell office:value-type="float" office:value="176">
            <text:p>176</text:p>
          </table:table-cell>
          <table:table-cell office:value-type="float" office:value="162">
            <text:p>162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239"/>
          <table:table-cell office:value-type="string">
            <text:p>PANTONE 43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#7E6E76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240"/>
          <table:table-cell office:value-type="string">
            <text:p>PANTONE 438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string">
            <text:p>#554848</text:p>
          </table:table-cell>
          <table:table-cell office:value-type="float" office:value="85">
            <text:p>85</text:p>
          </table:table-cell>
          <table:table-cell table:number-columns-repeated="2"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241"/>
          <table:table-cell office:value-type="string">
            <text:p>PANTONE 439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string">
            <text:p>#474041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242"/>
          <table:table-cell office:value-type="string">
            <text:p>PANTONE 44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string">
            <text:p>#3D3836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243"/>
          <table:table-cell office:value-type="string">
            <text:p>PANTONE 44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#BFCDC8</text:p>
          </table:table-cell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244"/>
          <table:table-cell office:value-type="string">
            <text:p>PANTONE 44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#ACB7B2</text:p>
          </table:table-cell>
          <table:table-cell office:value-type="float" office:value="172">
            <text:p>172</text:p>
          </table:table-cell>
          <table:table-cell office:value-type="float" office:value="183">
            <text:p>183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245"/>
          <table:table-cell office:value-type="string">
            <text:p>PANTONE 443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#98A3A5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246"/>
          <table:table-cell office:value-type="string">
            <text:p>PANTONE 444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#768687</text:p>
          </table:table-cell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247"/>
          <table:table-cell office:value-type="string">
            <text:p>PANTONE 44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string">
            <text:p>#555F6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248"/>
          <table:table-cell office:value-type="string">
            <text:p>PANTONE 446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string">
            <text:p>#4C5351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249"/>
          <table:table-cell office:value-type="string">
            <text:p>PANTONE 44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#444642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250"/>
          <table:table-cell office:value-type="string">
            <text:p>PANTONE 448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string">
            <text:p>#4E432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251"/>
          <table:table-cell office:value-type="string">
            <text:p>PANTONE 449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string">
            <text:p>#594D30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252"/>
          <table:table-cell office:value-type="string">
            <text:p>PANTONE 45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string">
            <text:p>#5C4E28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253"/>
          <table:table-cell office:value-type="string">
            <text:p>PANTONE 45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string">
            <text:p>#A59D6D</text:p>
          </table:table-cell>
          <table:table-cell office:value-type="float" office:value="165">
            <text:p>165</text:p>
          </table:table-cell>
          <table:table-cell office:value-type="float" office:value="157">
            <text:p>15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254"/>
          <table:table-cell office:value-type="string">
            <text:p>PANTONE 45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string">
            <text:p>#B3AB7F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255"/>
          <table:table-cell office:value-type="string">
            <text:p>PANTONE 45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string">
            <text:p>#C8C09A</text:p>
          </table:table-cell>
          <table:table-cell office:value-type="float" office:value="200">
            <text:p>200</text:p>
          </table:table-cell>
          <table:table-cell office:value-type="float" office:value="192">
            <text:p>192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256"/>
          <table:table-cell office:value-type="string">
            <text:p>PANTONE 45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string">
            <text:p>#D1CDAA</text:p>
          </table:table-cell>
          <table:table-cell office:value-type="float" office:value="209">
            <text:p>209</text:p>
          </table:table-cell>
          <table:table-cell office:value-type="float" office:value="205">
            <text:p>205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257"/>
          <table:table-cell office:value-type="string">
            <text:p>PANTONE 45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string">
            <text:p>#6D5D2B</text:p>
          </table:table-cell>
          <table:table-cell office:value-type="float" office:value="109">
            <text:p>109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258"/>
          <table:table-cell office:value-type="string">
            <text:p>PANTONE 45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string">
            <text:p>#A48D1C</text:p>
          </table:table-cell>
          <table:table-cell office:value-type="float" office:value="164">
            <text:p>164</text:p>
          </table:table-cell>
          <table:table-cell office:value-type="float" office:value="141">
            <text:p>14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259"/>
          <table:table-cell office:value-type="string">
            <text:p>PANTONE 45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#B4981D</text:p>
          </table:table-cell>
          <table:table-cell office:value-type="float" office:value="180">
            <text:p>180</text:p>
          </table:table-cell>
          <table:table-cell office:value-type="float" office:value="152">
            <text:p>15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260"/>
          <table:table-cell office:value-type="string">
            <text:p>PANTONE 4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string">
            <text:p>#E0D160</text:p>
          </table:table-cell>
          <table:table-cell office:value-type="float" office:value="224">
            <text:p>224</text:p>
          </table:table-cell>
          <table:table-cell office:value-type="float" office:value="209">
            <text:p>209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261"/>
          <table:table-cell office:value-type="string">
            <text:p>PANTONE 45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#E4D777</text:p>
          </table:table-cell>
          <table:table-cell office:value-type="float" office:value="228">
            <text:p>228</text:p>
          </table:table-cell>
          <table:table-cell office:value-type="float" office:value="215">
            <text:p>21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262"/>
          <table:table-cell office:value-type="string">
            <text:p>PANTONE 460</text:p>
          </table:table-cell>
          <table:table-cell table:number-columns-repeated="2"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#EDDF8C</text:p>
          </table:table-cell>
          <table:table-cell office:value-type="float" office:value="237">
            <text:p>237</text:p>
          </table:table-cell>
          <table:table-cell office:value-type="float" office:value="223">
            <text:p>22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263"/>
          <table:table-cell office:value-type="string">
            <text:p>PANTONE 4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#EFE49E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264"/>
          <table:table-cell office:value-type="string">
            <text:p>PANTONE 462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string">
            <text:p>#644F3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265"/>
          <table:table-cell office:value-type="string">
            <text:p>PANTONE 463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string">
            <text:p>#7F5621</text:p>
          </table:table-cell>
          <table:table-cell office:value-type="float" office:value="127">
            <text:p>127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266"/>
          <table:table-cell office:value-type="string">
            <text:p>PANTONE 464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string">
            <text:p>#916224</text:p>
          </table:table-cell>
          <table:table-cell office:value-type="float" office:value="145">
            <text:p>145</text:p>
          </table:table-cell>
          <table:table-cell office:value-type="float" office:value="98">
            <text:p>98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267"/>
          <table:table-cell office:value-type="string">
            <text:p>PANTONE 46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string">
            <text:p>#BB9959</text:p>
          </table:table-cell>
          <table:table-cell office:value-type="float" office:value="187">
            <text:p>187</text:p>
          </table:table-cell>
          <table:table-cell office:value-type="float" office:value="153">
            <text:p>153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268"/>
          <table:table-cell office:value-type="string">
            <text:p>PANTONE 46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string">
            <text:p>#C9AC7A</text:p>
          </table:table-cell>
          <table:table-cell office:value-type="float" office:value="201">
            <text:p>201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269"/>
          <table:table-cell office:value-type="string">
            <text:p>PANTONE 46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#D4BF93</text:p>
          </table:table-cell>
          <table:table-cell office:value-type="float" office:value="212">
            <text:p>212</text:p>
          </table:table-cell>
          <table:table-cell office:value-type="float" office:value="191">
            <text:p>191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270"/>
          <table:table-cell office:value-type="string">
            <text:p>PANTONE 46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#DECB99</text:p>
          </table:table-cell>
          <table:table-cell office:value-type="float" office:value="222">
            <text:p>222</text:p>
          </table:table-cell>
          <table:table-cell office:value-type="float" office:value="203">
            <text:p>203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271"/>
          <table:table-cell office:value-type="string">
            <text:p>PANTONE 469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string">
            <text:p>#653E25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272"/>
          <table:table-cell office:value-type="string">
            <text:p>PANTONE 47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38">
            <text:p>38</text:p>
          </table:table-cell>
          <table:table-cell office:value-type="string">
            <text:p>#A7632C</text:p>
          </table:table-cell>
          <table:table-cell office:value-type="float" office:value="167">
            <text:p>167</text:p>
          </table:table-cell>
          <table:table-cell office:value-type="float" office:value="99">
            <text:p>9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273"/>
          <table:table-cell office:value-type="string">
            <text:p>PANTONE 471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string">
            <text:p>#BA6A2F</text:p>
          </table:table-cell>
          <table:table-cell office:value-type="float" office:value="186">
            <text:p>186</text:p>
          </table:table-cell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274"/>
          <table:table-cell office:value-type="string">
            <text:p>PANTONE 47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#E6A673</text:p>
          </table:table-cell>
          <table:table-cell office:value-type="float" office:value="230">
            <text:p>230</text:p>
          </table:table-cell>
          <table:table-cell office:value-type="float" office:value="166">
            <text:p>166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275"/>
          <table:table-cell office:value-type="string">
            <text:p>PANTONE 47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#F0BF9B</text:p>
          </table:table-cell>
          <table:table-cell office:value-type="float" office:value="240">
            <text:p>240</text:p>
          </table:table-cell>
          <table:table-cell office:value-type="float" office:value="191">
            <text:p>19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276"/>
          <table:table-cell office:value-type="string">
            <text:p>PANTONE 47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F2C9A7</text:p>
          </table:table-cell>
          <table:table-cell office:value-type="float" office:value="242">
            <text:p>242</text:p>
          </table:table-cell>
          <table:table-cell office:value-type="float" office:value="201">
            <text:p>20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277"/>
          <table:table-cell office:value-type="string">
            <text:p>PANTONE 47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F3D0B2</text:p>
          </table:table-cell>
          <table:table-cell office:value-type="float" office:value="243">
            <text:p>243</text:p>
          </table:table-cell>
          <table:table-cell office:value-type="float" office:value="208">
            <text:p>20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278"/>
          <table:table-cell office:value-type="string">
            <text:p>PANTONE 476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string">
            <text:p>#543C2E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279"/>
          <table:table-cell office:value-type="string">
            <text:p>PANTONE 477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string">
            <text:p>#694434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280"/>
          <table:table-cell office:value-type="string">
            <text:p>PANTONE 47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string">
            <text:p>#774733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281"/>
          <table:table-cell office:value-type="string">
            <text:p>PANTONE 479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#AD856D</text:p>
          </table:table-cell>
          <table:table-cell office:value-type="float" office:value="173">
            <text:p>173</text:p>
          </table:table-cell>
          <table:table-cell office:value-type="float" office:value="133">
            <text:p>133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282"/>
          <table:table-cell office:value-type="string">
            <text:p>PANTONE 48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string">
            <text:p>#C8AB99</text:p>
          </table:table-cell>
          <table:table-cell office:value-type="float" office:value="200">
            <text:p>200</text:p>
          </table:table-cell>
          <table:table-cell office:value-type="float" office:value="171">
            <text:p>171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283"/>
          <table:table-cell office:value-type="string">
            <text:p>PANTONE 48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string">
            <text:p>#D1B8A6</text:p>
          </table:table-cell>
          <table:table-cell office:value-type="float" office:value="209">
            <text:p>209</text:p>
          </table:table-cell>
          <table:table-cell office:value-type="float" office:value="184">
            <text:p>184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284"/>
          <table:table-cell office:value-type="string">
            <text:p>PANTONE 48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#DBC6B7</text:p>
          </table:table-cell>
          <table:table-cell office:value-type="float" office:value="219">
            <text:p>219</text:p>
          </table:table-cell>
          <table:table-cell office:value-type="float" office:value="198">
            <text:p>198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285"/>
          <table:table-cell office:value-type="string">
            <text:p>PANTONE 483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string">
            <text:p>#653B2E</text:p>
          </table:table-cell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286"/>
          <table:table-cell office:value-type="string">
            <text:p>PANTONE 48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string">
            <text:p>#A33E2E</text:p>
          </table:table-cell>
          <table:table-cell office:value-type="float" office:value="163">
            <text:p>163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287"/>
          <table:table-cell office:value-type="string">
            <text:p>PANTONE 48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DC4234</text:p>
          </table:table-cell>
          <table:table-cell office:value-type="float" office:value="220">
            <text:p>220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288"/>
          <table:table-cell office:value-type="string">
            <text:p>PANTONE 48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8957C</text:p>
          </table:table-cell>
          <table:table-cell office:value-type="float" office:value="232">
            <text:p>232</text:p>
          </table:table-cell>
          <table:table-cell office:value-type="float" office:value="149">
            <text:p>149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289"/>
          <table:table-cell office:value-type="string">
            <text:p>PANTONE 48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#ECAA90</text:p>
          </table:table-cell>
          <table:table-cell office:value-type="float" office:value="236">
            <text:p>236</text:p>
          </table:table-cell>
          <table:table-cell office:value-type="float" office:value="170">
            <text:p>170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290"/>
          <table:table-cell office:value-type="string">
            <text:p>PANTONE 48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#F0C0AC</text:p>
          </table:table-cell>
          <table:table-cell office:value-type="float" office:value="240">
            <text:p>240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291"/>
          <table:table-cell office:value-type="string">
            <text:p>PANTONE 48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#F3D0BA</text:p>
          </table:table-cell>
          <table:table-cell office:value-type="float" office:value="243">
            <text:p>243</text:p>
          </table:table-cell>
          <table:table-cell office:value-type="float" office:value="208">
            <text:p>208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292"/>
          <table:table-cell office:value-type="string">
            <text:p>PANTONE 490</text:p>
          </table:table-cell>
          <table:table-cell office:value-type="float" office:value="26">
            <text:p>26</text:p>
          </table:table-cell>
          <table:table-cell table:number-columns-repeated="2"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string">
            <text:p>#603228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293"/>
          <table:table-cell office:value-type="string">
            <text:p>PANTONE 491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string">
            <text:p>#7E3D3C</text:p>
          </table:table-cell>
          <table:table-cell office:value-type="float" office:value="126">
            <text:p>126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294"/>
          <table:table-cell office:value-type="string">
            <text:p>PANTONE 492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string">
            <text:p>#8E4344</text:p>
          </table:table-cell>
          <table:table-cell office:value-type="float" office:value="142">
            <text:p>14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295"/>
          <table:table-cell office:value-type="string">
            <text:p>PANTONE 493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#DA8EA0</text:p>
          </table:table-cell>
          <table:table-cell office:value-type="float" office:value="218">
            <text:p>218</text:p>
          </table:table-cell>
          <table:table-cell office:value-type="float" office:value="142">
            <text:p>14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296"/>
          <table:table-cell office:value-type="string">
            <text:p>PANTONE 49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E9A5B7</text:p>
          </table:table-cell>
          <table:table-cell office:value-type="float" office:value="233">
            <text:p>233</text:p>
          </table:table-cell>
          <table:table-cell office:value-type="float" office:value="165">
            <text:p>16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297"/>
          <table:table-cell office:value-type="string">
            <text:p>PANTONE 49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EDBFCB</text:p>
          </table:table-cell>
          <table:table-cell office:value-type="float" office:value="237">
            <text:p>237</text:p>
          </table:table-cell>
          <table:table-cell office:value-type="float" office:value="191">
            <text:p>191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298"/>
          <table:table-cell office:value-type="string">
            <text:p>PANTONE 49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EFC6D0</text:p>
          </table:table-cell>
          <table:table-cell office:value-type="float" office:value="239">
            <text:p>239</text:p>
          </table:table-cell>
          <table:table-cell office:value-type="float" office:value="198">
            <text:p>19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299"/>
          <table:table-cell office:value-type="string">
            <text:p>PANTONE 497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string">
            <text:p>#54342C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300"/>
          <table:table-cell office:value-type="string">
            <text:p>PANTONE 498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string">
            <text:p>#6A3932</text:p>
          </table:table-cell>
          <table:table-cell office:value-type="float" office:value="106">
            <text:p>106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301"/>
          <table:table-cell office:value-type="string">
            <text:p>PANTONE 499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string">
            <text:p>#7B4744</text:p>
          </table:table-cell>
          <table:table-cell office:value-type="float" office:value="123">
            <text:p>123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302"/>
          <table:table-cell office:value-type="string">
            <text:p>PANTONE 50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string">
            <text:p>#C58B93</text:p>
          </table:table-cell>
          <table:table-cell office:value-type="float" office:value="197">
            <text:p>197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303"/>
          <table:table-cell office:value-type="string">
            <text:p>PANTONE 50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#DCA8B2</text:p>
          </table:table-cell>
          <table:table-cell office:value-type="float" office:value="220">
            <text:p>220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304"/>
          <table:table-cell office:value-type="string">
            <text:p>PANTONE 50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#EBC3C6</text:p>
          </table:table-cell>
          <table:table-cell office:value-type="float" office:value="235">
            <text:p>235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305"/>
          <table:table-cell office:value-type="string">
            <text:p>PANTONE 50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#EDCDD1</text:p>
          </table:table-cell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306"/>
          <table:table-cell office:value-type="string">
            <text:p>PANTONE 504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#5D353B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307"/>
          <table:table-cell office:value-type="string">
            <text:p>PANTONE 505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string">
            <text:p>#6F3B42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308"/>
          <table:table-cell office:value-type="string">
            <text:p>PANTONE 506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string">
            <text:p>#7D404E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309"/>
          <table:table-cell office:value-type="string">
            <text:p>PANTONE 507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#D497B0</text:p>
          </table:table-cell>
          <table:table-cell office:value-type="float" office:value="212">
            <text:p>212</text:p>
          </table:table-cell>
          <table:table-cell office:value-type="float" office:value="151">
            <text:p>15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310"/>
          <table:table-cell office:value-type="string">
            <text:p>PANTONE 50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#E3AFC4</text:p>
          </table:table-cell>
          <table:table-cell office:value-type="float" office:value="227">
            <text:p>227</text:p>
          </table:table-cell>
          <table:table-cell office:value-type="float" office:value="175">
            <text:p>17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311"/>
          <table:table-cell office:value-type="string">
            <text:p>PANTONE 50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EABBCE</text:p>
          </table:table-cell>
          <table:table-cell office:value-type="float" office:value="234">
            <text:p>234</text:p>
          </table:table-cell>
          <table:table-cell office:value-type="float" office:value="187">
            <text:p>187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312"/>
          <table:table-cell office:value-type="string">
            <text:p>PANTONE 5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EFC6D3</text:p>
          </table:table-cell>
          <table:table-cell office:value-type="float" office:value="239">
            <text:p>239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number-columns-repeated="2"/>
          <table:table-cell table:style-name="ce313"/>
          <table:table-cell office:value-type="string">
            <text:p>PANTONE 511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string">
            <text:p>#622A52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314"/>
          <table:table-cell office:value-type="string">
            <text:p>PANTONE 512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#85367B</text:p>
          </table:table-cell>
          <table:table-cell office:value-type="float" office:value="133">
            <text:p>133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315"/>
          <table:table-cell office:value-type="string">
            <text:p>PANTONE 513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83B90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316"/>
          <table:table-cell office:value-type="string">
            <text:p>PANTONE 514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D95C0</text:p>
          </table:table-cell>
          <table:table-cell office:value-type="float" office:value="205">
            <text:p>205</text:p>
          </table:table-cell>
          <table:table-cell office:value-type="float" office:value="149">
            <text:p>149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317"/>
          <table:table-cell office:value-type="string">
            <text:p>PANTONE 515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CADCD</text:p>
          </table:table-cell>
          <table:table-cell office:value-type="float" office:value="220">
            <text:p>220</text:p>
          </table:table-cell>
          <table:table-cell office:value-type="float" office:value="173">
            <text:p>173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2"/>
          <table:table-cell table:style-name="ce318"/>
          <table:table-cell office:value-type="string">
            <text:p>PANTONE 516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5C0D7</text:p>
          </table:table-cell>
          <table:table-cell office:value-type="float" office:value="229">
            <text:p>229</text:p>
          </table:table-cell>
          <table:table-cell office:value-type="float" office:value="192">
            <text:p>192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319"/>
          <table:table-cell office:value-type="string">
            <text:p>PANTONE 5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AC9DC</text:p>
          </table:table-cell>
          <table:table-cell office:value-type="float" office:value="234">
            <text:p>234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2"/>
          <table:table-cell table:style-name="ce320"/>
          <table:table-cell office:value-type="string">
            <text:p>PANTONE 518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string">
            <text:p>#4F2F44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321"/>
          <table:table-cell office:value-type="string">
            <text:p>PANTONE 51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string">
            <text:p>#5E2D5D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322"/>
          <table:table-cell office:value-type="string">
            <text:p>PANTONE 520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#6A3274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323"/>
          <table:table-cell office:value-type="string">
            <text:p>PANTONE 521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B84B6</text:p>
          </table:table-cell>
          <table:table-cell office:value-type="float" office:value="171">
            <text:p>171</text:p>
          </table:table-cell>
          <table:table-cell office:value-type="float" office:value="132">
            <text:p>132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324"/>
          <table:table-cell office:value-type="string">
            <text:p>PANTONE 522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EA0C7</text:p>
          </table:table-cell>
          <table:table-cell office:value-type="float" office:value="190">
            <text:p>190</text:p>
          </table:table-cell>
          <table:table-cell office:value-type="float" office:value="160">
            <text:p>160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325"/>
          <table:table-cell office:value-type="string">
            <text:p>PANTONE 523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EB6D4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326"/>
          <table:table-cell office:value-type="string">
            <text:p>PANTONE 52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BC7DD</text:p>
          </table:table-cell>
          <table:table-cell office:value-type="float" office:value="219">
            <text:p>219</text:p>
          </table:table-cell>
          <table:table-cell office:value-type="float" office:value="199">
            <text:p>199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327"/>
          <table:table-cell office:value-type="string">
            <text:p>PANTONE 52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#572A5D</text:p>
          </table:table-cell>
          <table:table-cell office:value-type="float" office:value="87">
            <text:p>87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328"/>
          <table:table-cell office:value-type="string">
            <text:p>PANTONE 526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43A8D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329"/>
          <table:table-cell office:value-type="string">
            <text:p>PANTONE 527</text:p>
          </table:table-cell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B3F92</text:p>
          </table:table-cell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table:number-columns-repeated="2"/>
          <table:table-cell table:style-name="ce330"/>
          <table:table-cell office:value-type="string">
            <text:p>PANTONE 528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E8CBD</text:p>
          </table:table-cell>
          <table:table-cell office:value-type="float" office:value="174">
            <text:p>174</text:p>
          </table:table-cell>
          <table:table-cell office:value-type="float" office:value="140">
            <text:p>140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331"/>
          <table:table-cell office:value-type="string">
            <text:p>PANTONE 529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0A2CA</text:p>
          </table:table-cell>
          <table:table-cell office:value-type="float" office:value="192">
            <text:p>192</text:p>
          </table:table-cell>
          <table:table-cell office:value-type="float" office:value="162">
            <text:p>162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332"/>
          <table:table-cell office:value-type="string">
            <text:p>PANTONE 53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1B8D5</text:p>
          </table:table-cell>
          <table:table-cell office:value-type="float" office:value="209">
            <text:p>209</text:p>
          </table:table-cell>
          <table:table-cell office:value-type="float" office:value="184">
            <text:p>184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number-columns-repeated="2"/>
          <table:table-cell table:style-name="ce333"/>
          <table:table-cell office:value-type="string">
            <text:p>PANTONE 53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DC7DD</text:p>
          </table:table-cell>
          <table:table-cell office:value-type="float" office:value="221">
            <text:p>221</text:p>
          </table:table-cell>
          <table:table-cell office:value-type="float" office:value="199">
            <text:p>199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334"/>
          <table:table-cell office:value-type="string">
            <text:p>PANTONE 532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string">
            <text:p>#28293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335"/>
          <table:table-cell office:value-type="string">
            <text:p>PANTONE 533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#263147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table:style-name="ce336"/>
          <table:table-cell office:value-type="string">
            <text:p>PANTONE 534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string">
            <text:p>#2C4068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337"/>
          <table:table-cell office:value-type="string">
            <text:p>PANTONE 535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#90A2BF</text:p>
          </table:table-cell>
          <table:table-cell office:value-type="float" office:value="144">
            <text:p>144</text:p>
          </table:table-cell>
          <table:table-cell office:value-type="float" office:value="162">
            <text:p>162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338"/>
          <table:table-cell office:value-type="string">
            <text:p>PANTONE 536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#A3B3CB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339"/>
          <table:table-cell office:value-type="string">
            <text:p>PANTONE 53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#C1CFDD</text:p>
          </table:table-cell>
          <table:table-cell office:value-type="float" office:value="193">
            <text:p>193</text:p>
          </table:table-cell>
          <table:table-cell office:value-type="float" office:value="207">
            <text:p>207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340"/>
          <table:table-cell office:value-type="string">
            <text:p>PANTONE 53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CFD9E3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341"/>
          <table:table-cell office:value-type="string">
            <text:p>PANTONE 53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string">
            <text:p>#1D2E4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342"/>
          <table:table-cell office:value-type="string">
            <text:p>PANTONE 54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string">
            <text:p>#163D5C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343"/>
          <table:table-cell office:value-type="string">
            <text:p>PANTONE 541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string">
            <text:p>#154B75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344"/>
          <table:table-cell office:value-type="string">
            <text:p>PANTONE 542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70A7D0</text:p>
          </table:table-cell>
          <table:table-cell office:value-type="float" office:value="112">
            <text:p>112</text:p>
          </table:table-cell>
          <table:table-cell office:value-type="float" office:value="167">
            <text:p>167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345"/>
          <table:table-cell office:value-type="string">
            <text:p>PANTONE 543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A7C6E4</text:p>
          </table:table-cell>
          <table:table-cell office:value-type="float" office:value="167">
            <text:p>167</text:p>
          </table:table-cell>
          <table:table-cell office:value-type="float" office:value="198">
            <text:p>198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346"/>
          <table:table-cell office:value-type="string">
            <text:p>PANTONE 54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BDD6E7</text:p>
          </table:table-cell>
          <table:table-cell office:value-type="float" office:value="189">
            <text:p>189</text:p>
          </table:table-cell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347"/>
          <table:table-cell office:value-type="string">
            <text:p>PANTONE 54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C9DFEE</text:p>
          </table:table-cell>
          <table:table-cell office:value-type="float" office:value="201">
            <text:p>201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table:number-columns-repeated="2"/>
          <table:table-cell table:style-name="ce348"/>
          <table:table-cell office:value-type="string">
            <text:p>PANTONE 546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string">
            <text:p>#112E3A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349"/>
          <table:table-cell office:value-type="string">
            <text:p>PANTONE 54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#053745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350"/>
          <table:table-cell office:value-type="string">
            <text:p>PANTONE 548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string">
            <text:p>#00445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351"/>
          <table:table-cell office:value-type="string">
            <text:p>PANTONE 549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#619EB7</text:p>
          </table:table-cell>
          <table:table-cell office:value-type="float" office:value="97">
            <text:p>97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352"/>
          <table:table-cell office:value-type="string">
            <text:p>PANTONE 550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#8CB6CA</text:p>
          </table:table-cell>
          <table:table-cell office:value-type="float" office:value="140">
            <text:p>140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353"/>
          <table:table-cell office:value-type="string">
            <text:p>PANTONE 55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#9CC3D1</text:p>
          </table:table-cell>
          <table:table-cell office:value-type="float" office:value="156">
            <text:p>156</text:p>
          </table:table-cell>
          <table:table-cell office:value-type="float" office:value="195">
            <text:p>19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354"/>
          <table:table-cell office:value-type="string">
            <text:p>PANTONE 55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#BFD5DD</text:p>
          </table:table-cell>
          <table:table-cell office:value-type="float" office:value="191">
            <text:p>191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number-columns-repeated="2"/>
          <table:table-cell table:style-name="ce355"/>
          <table:table-cell office:value-type="string">
            <text:p>PANTONE 553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string">
            <text:p>#32504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356"/>
          <table:table-cell office:value-type="string">
            <text:p>PANTONE 554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string">
            <text:p>#336447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table:style-name="ce357"/>
          <table:table-cell office:value-type="string">
            <text:p>PANTONE 555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string">
            <text:p>#3A7050</text:p>
          </table:table-cell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358"/>
          <table:table-cell office:value-type="string">
            <text:p>PANTONE 556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string">
            <text:p>#79A78D</text:p>
          </table:table-cell>
          <table:table-cell office:value-type="float" office:value="121">
            <text:p>121</text:p>
          </table:table-cell>
          <table:table-cell office:value-type="float" office:value="167">
            <text:p>167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359"/>
          <table:table-cell office:value-type="string">
            <text:p>PANTONE 557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string">
            <text:p>#8CB4A1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360"/>
          <table:table-cell office:value-type="string">
            <text:p>PANTONE 558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#A3C4B6</text:p>
          </table:table-cell>
          <table:table-cell office:value-type="float" office:value="163">
            <text:p>163</text:p>
          </table:table-cell>
          <table:table-cell office:value-type="float" office:value="196">
            <text:p>196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361"/>
          <table:table-cell office:value-type="string">
            <text:p>PANTONE 55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#B2CEC0</text:p>
          </table:table-cell>
          <table:table-cell office:value-type="float" office:value="178">
            <text:p>178</text:p>
          </table:table-cell>
          <table:table-cell office:value-type="float" office:value="206">
            <text:p>206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362"/>
          <table:table-cell office:value-type="string">
            <text:p>PANTONE 560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string">
            <text:p>#2A4538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363"/>
          <table:table-cell office:value-type="string">
            <text:p>PANTONE 561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string">
            <text:p>#236151</text:p>
          </table:table-cell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364"/>
          <table:table-cell office:value-type="string">
            <text:p>PANTONE 562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#167565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365"/>
          <table:table-cell office:value-type="string">
            <text:p>PANTONE 5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#79BBAB</text:p>
          </table:table-cell>
          <table:table-cell office:value-type="float" office:value="121">
            <text:p>121</text:p>
          </table:table-cell>
          <table:table-cell office:value-type="float" office:value="187">
            <text:p>187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366"/>
          <table:table-cell office:value-type="string">
            <text:p>PANTONE 56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96C9BC</text:p>
          </table:table-cell>
          <table:table-cell office:value-type="float" office:value="150">
            <text:p>150</text:p>
          </table:table-cell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367"/>
          <table:table-cell office:value-type="string">
            <text:p>PANTONE 5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B4D6CB</text:p>
          </table:table-cell>
          <table:table-cell office:value-type="float" office:value="180">
            <text:p>180</text:p>
          </table:table-cell>
          <table:table-cell office:value-type="float" office:value="214">
            <text:p>214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368"/>
          <table:table-cell office:value-type="string">
            <text:p>PANTONE 56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#D2E3D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369"/>
          <table:table-cell office:value-type="string">
            <text:p>PANTONE 567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string">
            <text:p>#214C3D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370"/>
          <table:table-cell office:value-type="string">
            <text:p>PANTONE 568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string">
            <text:p>#06715C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371"/>
          <table:table-cell office:value-type="string">
            <text:p>PANTONE 569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#008F75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372"/>
          <table:table-cell office:value-type="string">
            <text:p>PANTONE 5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82C6B0</text:p>
          </table:table-cell>
          <table:table-cell office:value-type="float" office:value="130">
            <text:p>130</text:p>
          </table:table-cell>
          <table:table-cell office:value-type="float" office:value="198">
            <text:p>19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373"/>
          <table:table-cell office:value-type="string">
            <text:p>PANTONE 5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#A6D3C1</text:p>
          </table:table-cell>
          <table:table-cell office:value-type="float" office:value="166">
            <text:p>166</text:p>
          </table:table-cell>
          <table:table-cell office:value-type="float" office:value="211">
            <text:p>21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374"/>
          <table:table-cell office:value-type="string">
            <text:p>PANTONE 5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BEDDCE</text:p>
          </table:table-cell>
          <table:table-cell office:value-type="float" office:value="190">
            <text:p>190</text:p>
          </table:table-cell>
          <table:table-cell office:value-type="float" office:value="221">
            <text:p>221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375"/>
          <table:table-cell office:value-type="string">
            <text:p>PANTONE 57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#CAE2D6</text:p>
          </table:table-cell>
          <table:table-cell office:value-type="float" office:value="202">
            <text:p>202</text:p>
          </table:table-cell>
          <table:table-cell office:value-type="float" office:value="226">
            <text:p>226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376"/>
          <table:table-cell office:value-type="string">
            <text:p>PANTONE 57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string">
            <text:p>#4C5828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377"/>
          <table:table-cell office:value-type="string">
            <text:p>PANTONE 575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#658237</text:p>
          </table:table-cell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378"/>
          <table:table-cell office:value-type="string">
            <text:p>PANTONE 57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string">
            <text:p>#779B3D</text:p>
          </table:table-cell>
          <table:table-cell office:value-type="float" office:value="119">
            <text:p>119</text:p>
          </table:table-cell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379"/>
          <table:table-cell office:value-type="string">
            <text:p>PANTONE 57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B3CC84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380"/>
          <table:table-cell office:value-type="string">
            <text:p>PANTONE 57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C2D89A</text:p>
          </table:table-cell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381"/>
          <table:table-cell office:value-type="string">
            <text:p>PANTONE 57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C7DAA0</text:p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382"/>
          <table:table-cell office:value-type="string">
            <text:p>PANTONE 58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CDDEAD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383"/>
          <table:table-cell office:value-type="string">
            <text:p>PANTONE 58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#655F1C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384"/>
          <table:table-cell office:value-type="string">
            <text:p>PANTONE 5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string">
            <text:p>#93921B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2"/>
          <table:table-cell table:style-name="ce385"/>
          <table:table-cell office:value-type="string">
            <text:p>PANTONE 58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B7BE16</text:p>
          </table:table-cell>
          <table:table-cell office:value-type="float" office:value="183">
            <text:p>183</text:p>
          </table:table-cell>
          <table:table-cell office:value-type="float" office:value="190">
            <text:p>19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table:style-name="ce386"/>
          <table:table-cell office:value-type="string">
            <text:p>PANTONE 58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#D0D741</text:p>
          </table:table-cell>
          <table:table-cell office:value-type="float" office:value="208">
            <text:p>208</text:p>
          </table:table-cell>
          <table:table-cell office:value-type="float" office:value="215">
            <text:p>215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387"/>
          <table:table-cell office:value-type="string">
            <text:p>PANTONE 5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DDDF73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388"/>
          <table:table-cell office:value-type="string">
            <text:p>PANTONE 58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#E3E385</text:p>
          </table:table-cell>
          <table:table-cell table:number-columns-repeated="2" office:value-type="float" office:value="227">
            <text:p>227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389"/>
          <table:table-cell office:value-type="string">
            <text:p>PANTONE 58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4E59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390"/>
          <table:table-cell office:value-type="string">
            <text:p>PANTONE 6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#F3EDAA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391"/>
          <table:table-cell office:value-type="string">
            <text:p>PANTONE 6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#EFEA9B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392"/>
          <table:table-cell office:value-type="string">
            <text:p>PANTONE 6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#EDE88A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393"/>
          <table:table-cell office:value-type="string">
            <text:p>PANTONE 60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#EDE457</text:p>
          </table:table-cell>
          <table:table-cell office:value-type="float" office:value="237">
            <text:p>237</text:p>
          </table:table-cell>
          <table:table-cell office:value-type="float" office:value="228">
            <text:p>228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394"/>
          <table:table-cell office:value-type="string">
            <text:p>PANTONE 6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#EFE32A</text:p>
          </table:table-cell>
          <table:table-cell office:value-type="float" office:value="239">
            <text:p>239</text:p>
          </table:table-cell>
          <table:table-cell office:value-type="float" office:value="227">
            <text:p>227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395"/>
          <table:table-cell office:value-type="string">
            <text:p>PANTONE 6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#E6CF00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396"/>
          <table:table-cell office:value-type="string">
            <text:p>PANTONE 60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#D9BE00</text:p>
          </table:table-cell>
          <table:table-cell office:value-type="float" office:value="217">
            <text:p>217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397"/>
          <table:table-cell office:value-type="string">
            <text:p>PANTONE 6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#F1ECAB</text:p>
          </table:table-cell>
          <table:table-cell office:value-type="float" office:value="241">
            <text:p>241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398"/>
          <table:table-cell office:value-type="string">
            <text:p>PANTONE 6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#EEE895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2"/>
          <table:table-cell table:style-name="ce399"/>
          <table:table-cell office:value-type="string">
            <text:p>PANTONE 60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#E9E37B</text:p>
          </table:table-cell>
          <table:table-cell office:value-type="float" office:value="233">
            <text:p>233</text:p>
          </table:table-cell>
          <table:table-cell office:value-type="float" office:value="227">
            <text:p>227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400"/>
          <table:table-cell office:value-type="string">
            <text:p>PANTONE 6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#E4D955</text:p>
          </table:table-cell>
          <table:table-cell office:value-type="float" office:value="228">
            <text:p>228</text:p>
          </table:table-cell>
          <table:table-cell office:value-type="float" office:value="217">
            <text:p>217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401"/>
          <table:table-cell office:value-type="string">
            <text:p>PANTONE 6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string">
            <text:p>#D8CC2D</text:p>
          </table:table-cell>
          <table:table-cell office:value-type="float" office:value="216">
            <text:p>216</text:p>
          </table:table-cell>
          <table:table-cell office:value-type="float" office:value="204">
            <text:p>204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402"/>
          <table:table-cell office:value-type="string">
            <text:p>PANTONE 6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#CAB900</text:p>
          </table:table-cell>
          <table:table-cell office:value-type="float" office:value="202">
            <text:p>202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403"/>
          <table:table-cell office:value-type="string">
            <text:p>PANTONE 6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string">
            <text:p>#BCA705</text:p>
          </table:table-cell>
          <table:table-cell office:value-type="float" office:value="188">
            <text:p>188</text:p>
          </table:table-cell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table:style-name="ce404"/>
          <table:table-cell office:value-type="string">
            <text:p>PANTONE 6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#E7E2B1</text:p>
          </table:table-cell>
          <table:table-cell office:value-type="float" office:value="231">
            <text:p>231</text:p>
          </table:table-cell>
          <table:table-cell office:value-type="float" office:value="226">
            <text:p>22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405"/>
          <table:table-cell office:value-type="string">
            <text:p>PANTONE 6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#DFD99F</text:p>
          </table:table-cell>
          <table:table-cell office:value-type="float" office:value="223">
            <text:p>223</text:p>
          </table:table-cell>
          <table:table-cell office:value-type="float" office:value="217">
            <text:p>217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406"/>
          <table:table-cell office:value-type="string">
            <text:p>PANTONE 6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#D7CE8C</text:p>
          </table:table-cell>
          <table:table-cell office:value-type="float" office:value="215">
            <text:p>215</text:p>
          </table:table-cell>
          <table:table-cell office:value-type="float" office:value="206">
            <text:p>206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407"/>
          <table:table-cell office:value-type="string">
            <text:p>PANTONE 6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string">
            <text:p>#CDC26C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408"/>
          <table:table-cell office:value-type="string">
            <text:p>PANTONE 6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string">
            <text:p>#B5A742</text:p>
          </table:table-cell>
          <table:table-cell office:value-type="float" office:value="181">
            <text:p>181</text:p>
          </table:table-cell>
          <table:table-cell office:value-type="float" office:value="167">
            <text:p>167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409"/>
          <table:table-cell office:value-type="string">
            <text:p>PANTONE 61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string">
            <text:p>#A2942C</text:p>
          </table:table-cell>
          <table:table-cell office:value-type="float" office:value="162">
            <text:p>162</text:p>
          </table:table-cell>
          <table:table-cell office:value-type="float" office:value="148">
            <text:p>14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410"/>
          <table:table-cell office:value-type="string">
            <text:p>PANTONE 620</text:p>
          </table:table-cell>
          <table:table-cell table:number-columns-repeated="2"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#948521</text:p>
          </table:table-cell>
          <table:table-cell office:value-type="float" office:value="148">
            <text:p>148</text:p>
          </table:table-cell>
          <table:table-cell office:value-type="float" office:value="133">
            <text:p>133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411"/>
          <table:table-cell office:value-type="string">
            <text:p>PANTONE 6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#D8E2D4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412"/>
          <table:table-cell office:value-type="string">
            <text:p>PANTONE 62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#BBD1C2</text:p>
          </table:table-cell>
          <table:table-cell office:value-type="float" office:value="187">
            <text:p>187</text:p>
          </table:table-cell>
          <table:table-cell office:value-type="float" office:value="209">
            <text:p>209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413"/>
          <table:table-cell office:value-type="string">
            <text:p>PANTONE 62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string">
            <text:p>#A2BFAF</text:p>
          </table:table-cell>
          <table:table-cell office:value-type="float" office:value="162">
            <text:p>162</text:p>
          </table:table-cell>
          <table:table-cell office:value-type="float" office:value="191">
            <text:p>191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414"/>
          <table:table-cell office:value-type="string">
            <text:p>PANTONE 624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string">
            <text:p>#87A796</text:p>
          </table:table-cell>
          <table:table-cell office:value-type="float" office:value="135">
            <text:p>135</text:p>
          </table:table-cell>
          <table:table-cell office:value-type="float" office:value="167">
            <text:p>16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415"/>
          <table:table-cell office:value-type="string">
            <text:p>PANTONE 625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string">
            <text:p>#678B7A</text:p>
          </table:table-cell>
          <table:table-cell office:value-type="float" office:value="103">
            <text:p>103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416"/>
          <table:table-cell office:value-type="string">
            <text:p>PANTONE 626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string">
            <text:p>#3A6A58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417"/>
          <table:table-cell office:value-type="string">
            <text:p>PANTONE 627</text:p>
          </table:table-cell>
          <table:table-cell office:value-type="float" office:value="93">
            <text:p>93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string">
            <text:p>#203E35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418"/>
          <table:table-cell office:value-type="string">
            <text:p>PANTONE 6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#C8E3E2</text:p>
          </table:table-cell>
          <table:table-cell office:value-type="float" office:value="200">
            <text:p>200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table:number-columns-repeated="2"/>
          <table:table-cell table:style-name="ce419"/>
          <table:table-cell office:value-type="string">
            <text:p>PANTONE 6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#A5D5DC</text:p>
          </table:table-cell>
          <table:table-cell office:value-type="float" office:value="165">
            <text:p>165</text:p>
          </table:table-cell>
          <table:table-cell office:value-type="float" office:value="213">
            <text:p>213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2"/>
          <table:table-cell table:style-name="ce420"/>
          <table:table-cell office:value-type="string">
            <text:p>PANTONE 63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87CBD8</text:p>
          </table:table-cell>
          <table:table-cell office:value-type="float" office:value="135">
            <text:p>135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421"/>
          <table:table-cell office:value-type="string">
            <text:p>PANTONE 63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#29B5CF</text:p>
          </table:table-cell>
          <table:table-cell office:value-type="float" office:value="41">
            <text:p>41</text:p>
          </table:table-cell>
          <table:table-cell office:value-type="float" office:value="181">
            <text:p>181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422"/>
          <table:table-cell office:value-type="string">
            <text:p>PANTONE 63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#009ABB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423"/>
          <table:table-cell office:value-type="string">
            <text:p>PANTONE 633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string">
            <text:p>#007FA3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424"/>
          <table:table-cell office:value-type="string">
            <text:p>PANTONE 634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#006D9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425"/>
          <table:table-cell office:value-type="string">
            <text:p>PANTONE 6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#B6DCE4</text:p>
          </table:table-cell>
          <table:table-cell office:value-type="float" office:value="182">
            <text:p>182</text:p>
          </table:table-cell>
          <table:table-cell office:value-type="float" office:value="220">
            <text:p>22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426"/>
          <table:table-cell office:value-type="string">
            <text:p>PANTONE 63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#A3D5E3</text:p>
          </table:table-cell>
          <table:table-cell office:value-type="float" office:value="163">
            <text:p>163</text:p>
          </table:table-cell>
          <table:table-cell office:value-type="float" office:value="213">
            <text:p>213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427"/>
          <table:table-cell office:value-type="string">
            <text:p>PANTONE 63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65C1DE</text:p>
          </table:table-cell>
          <table:table-cell office:value-type="float" office:value="101">
            <text:p>101</text:p>
          </table:table-cell>
          <table:table-cell office:value-type="float" office:value="193">
            <text:p>193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number-columns-repeated="2"/>
          <table:table-cell table:style-name="ce428"/>
          <table:table-cell office:value-type="string">
            <text:p>PANTONE 63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#00ADD7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429"/>
          <table:table-cell office:value-type="string">
            <text:p>PANTONE 63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#0098D0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430"/>
          <table:table-cell office:value-type="string">
            <text:p>PANTONE 6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#0085BE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431"/>
          <table:table-cell office:value-type="string">
            <text:p>PANTONE 641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#0077B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432"/>
          <table:table-cell office:value-type="string">
            <text:p>PANTONE 64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D6E2EB</text:p>
          </table:table-cell>
          <table:table-cell office:value-type="float" office:value="214">
            <text:p>214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table:number-columns-repeated="2"/>
          <table:table-cell table:style-name="ce433"/>
          <table:table-cell office:value-type="string">
            <text:p>PANTONE 64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C7D9E7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434"/>
          <table:table-cell office:value-type="string">
            <text:p>PANTONE 644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#97B8D4</text:p>
          </table:table-cell>
          <table:table-cell office:value-type="float" office:value="151">
            <text:p>151</text:p>
          </table:table-cell>
          <table:table-cell office:value-type="float" office:value="184">
            <text:p>184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435"/>
          <table:table-cell office:value-type="string">
            <text:p>PANTONE 645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#79A0C6</text:p>
          </table:table-cell>
          <table:table-cell office:value-type="float" office:value="121">
            <text:p>121</text:p>
          </table:table-cell>
          <table:table-cell office:value-type="float" office:value="160">
            <text:p>16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436"/>
          <table:table-cell office:value-type="string">
            <text:p>PANTONE 646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#5588B5</text:p>
          </table:table-cell>
          <table:table-cell office:value-type="float" office:value="85">
            <text:p>85</text:p>
          </table:table-cell>
          <table:table-cell office:value-type="float" office:value="136">
            <text:p>13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437"/>
          <table:table-cell office:value-type="string">
            <text:p>PANTONE 647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#0D5B90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438"/>
          <table:table-cell office:value-type="string">
            <text:p>PANTONE 648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string">
            <text:p>#1D3D6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439"/>
          <table:table-cell office:value-type="string">
            <text:p>PANTONE 6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DEE5ED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table:number-columns-repeated="2"/>
          <table:table-cell table:style-name="ce440"/>
          <table:table-cell office:value-type="string">
            <text:p>PANTONE 65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CAD5E4</text:p>
          </table:table-cell>
          <table:table-cell office:value-type="float" office:value="202">
            <text:p>202</text:p>
          </table:table-cell>
          <table:table-cell office:value-type="float" office:value="213">
            <text:p>213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441"/>
          <table:table-cell office:value-type="string">
            <text:p>PANTONE 65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A3BAD8</text:p>
          </table:table-cell>
          <table:table-cell office:value-type="float" office:value="163">
            <text:p>163</text:p>
          </table:table-cell>
          <table:table-cell office:value-type="float" office:value="186">
            <text:p>186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442"/>
          <table:table-cell office:value-type="string">
            <text:p>PANTONE 652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#759AC4</text:p>
          </table:table-cell>
          <table:table-cell office:value-type="float" office:value="117">
            <text:p>117</text:p>
          </table:table-cell>
          <table:table-cell office:value-type="float" office:value="154">
            <text:p>154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443"/>
          <table:table-cell office:value-type="string">
            <text:p>PANTONE 65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#235E96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444"/>
          <table:table-cell office:value-type="string">
            <text:p>PANTONE 654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string">
            <text:p>#20426C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445"/>
          <table:table-cell office:value-type="string">
            <text:p>PANTONE 65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string">
            <text:p>#25355A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446"/>
          <table:table-cell office:value-type="string">
            <text:p>PANTONE 6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FE8F2</text:p>
          </table:table-cell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table:number-columns-repeated="2"/>
          <table:table-cell table:style-name="ce447"/>
          <table:table-cell office:value-type="string">
            <text:p>PANTONE 65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6D6EB</text:p>
          </table:table-cell>
          <table:table-cell office:value-type="float" office:value="198">
            <text:p>198</text:p>
          </table:table-cell>
          <table:table-cell office:value-type="float" office:value="214">
            <text:p>214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table:number-columns-repeated="2"/>
          <table:table-cell table:style-name="ce448"/>
          <table:table-cell office:value-type="string">
            <text:p>PANTONE 65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9C4E3</text:p>
          </table:table-cell>
          <table:table-cell office:value-type="float" office:value="169">
            <text:p>169</text:p>
          </table:table-cell>
          <table:table-cell office:value-type="float" office:value="196">
            <text:p>196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449"/>
          <table:table-cell office:value-type="string">
            <text:p>PANTONE 659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BA0D0</text:p>
          </table:table-cell>
          <table:table-cell office:value-type="float" office:value="123">
            <text:p>123</text:p>
          </table:table-cell>
          <table:table-cell office:value-type="float" office:value="160">
            <text:p>160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450"/>
          <table:table-cell office:value-type="string">
            <text:p>PANTONE 66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975B7</text:p>
          </table:table-cell>
          <table:table-cell office:value-type="float" office:value="57">
            <text:p>57</text:p>
          </table:table-cell>
          <table:table-cell office:value-type="float" office:value="117">
            <text:p>117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451"/>
          <table:table-cell office:value-type="string">
            <text:p>PANTONE 661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#275197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452"/>
          <table:table-cell office:value-type="string">
            <text:p>PANTONE 662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#303F82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453"/>
          <table:table-cell office:value-type="string">
            <text:p>PANTONE 6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E4DEE7</text:p>
          </table:table-cell>
          <table:table-cell office:value-type="float" office:value="228">
            <text:p>228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454"/>
          <table:table-cell office:value-type="string">
            <text:p>PANTONE 66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DED7E3</text:p>
          </table:table-cell>
          <table:table-cell office:value-type="float" office:value="222">
            <text:p>222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455"/>
          <table:table-cell office:value-type="string">
            <text:p>PANTONE 66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C8BFD8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456"/>
          <table:table-cell office:value-type="string">
            <text:p>PANTONE 666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#9F94B8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457"/>
          <table:table-cell office:value-type="string">
            <text:p>PANTONE 667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#746796</text:p>
          </table:table-cell>
          <table:table-cell office:value-type="float" office:value="116">
            <text:p>116</text:p>
          </table:table-cell>
          <table:table-cell office:value-type="float" office:value="103">
            <text:p>103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458"/>
          <table:table-cell office:value-type="string">
            <text:p>PANTONE 668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#5C487A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459"/>
          <table:table-cell office:value-type="string">
            <text:p>PANTONE 669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string">
            <text:p>#3D2B5A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460"/>
          <table:table-cell office:value-type="string">
            <text:p>PANTONE 67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DD5E4</text:p>
          </table:table-cell>
          <table:table-cell office:value-type="float" office:value="237">
            <text:p>237</text:p>
          </table:table-cell>
          <table:table-cell office:value-type="float" office:value="213">
            <text:p>213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461"/>
          <table:table-cell office:value-type="string">
            <text:p>PANTONE 67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5C3D9</text:p>
          </table:table-cell>
          <table:table-cell office:value-type="float" office:value="229">
            <text:p>229</text:p>
          </table:table-cell>
          <table:table-cell office:value-type="float" office:value="195">
            <text:p>195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462"/>
          <table:table-cell office:value-type="string">
            <text:p>PANTONE 67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BA5C7</text:p>
          </table:table-cell>
          <table:table-cell office:value-type="float" office:value="219">
            <text:p>219</text:p>
          </table:table-cell>
          <table:table-cell office:value-type="float" office:value="165">
            <text:p>16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463"/>
          <table:table-cell office:value-type="string">
            <text:p>PANTONE 673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492BB</text:p>
          </table:table-cell>
          <table:table-cell office:value-type="float" office:value="212">
            <text:p>212</text:p>
          </table:table-cell>
          <table:table-cell office:value-type="float" office:value="146">
            <text:p>146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464"/>
          <table:table-cell office:value-type="string">
            <text:p>PANTONE 674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35899</text:p>
          </table:table-cell>
          <table:table-cell office:value-type="float" office:value="195">
            <text:p>195</text:p>
          </table:table-cell>
          <table:table-cell office:value-type="float" office:value="88">
            <text:p>88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465"/>
          <table:table-cell office:value-type="string">
            <text:p>PANTONE 675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#B11F79</text:p>
          </table:table-cell>
          <table:table-cell office:value-type="float" office:value="177">
            <text:p>177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466"/>
          <table:table-cell office:value-type="string">
            <text:p>PANTONE 676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string">
            <text:p>#9F1E54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467"/>
          <table:table-cell office:value-type="string">
            <text:p>PANTONE 67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E7D2DF</text:p>
          </table:table-cell>
          <table:table-cell office:value-type="float" office:value="231">
            <text:p>231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table:number-columns-repeated="2"/>
          <table:table-cell table:style-name="ce468"/>
          <table:table-cell office:value-type="string">
            <text:p>PANTONE 67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E2C7D9</text:p>
          </table:table-cell>
          <table:table-cell office:value-type="float" office:value="226">
            <text:p>226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469"/>
          <table:table-cell office:value-type="string">
            <text:p>PANTONE 67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3C1D7</text:p>
          </table:table-cell>
          <table:table-cell office:value-type="float" office:value="227">
            <text:p>227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470"/>
          <table:table-cell office:value-type="string">
            <text:p>PANTONE 68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#CB96B9</text:p>
          </table:table-cell>
          <table:table-cell office:value-type="float" office:value="203">
            <text:p>203</text:p>
          </table:table-cell>
          <table:table-cell office:value-type="float" office:value="150">
            <text:p>15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2"/>
          <table:table-cell table:style-name="ce471"/>
          <table:table-cell office:value-type="string">
            <text:p>PANTONE 681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B973A0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472"/>
          <table:table-cell office:value-type="string">
            <text:p>PANTONE 682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#994879</text:p>
          </table:table-cell>
          <table:table-cell office:value-type="float" office:value="153">
            <text:p>153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473"/>
          <table:table-cell office:value-type="string">
            <text:p>PANTONE 683</text:p>
          </table:table-cell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#7F2952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474"/>
          <table:table-cell office:value-type="string">
            <text:p>PANTONE 68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E4CAD6</text:p>
          </table:table-cell>
          <table:table-cell office:value-type="float" office:value="228">
            <text:p>228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475"/>
          <table:table-cell office:value-type="string">
            <text:p>PANTONE 68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E4BED2</text:p>
          </table:table-cell>
          <table:table-cell office:value-type="float" office:value="228">
            <text:p>228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476"/>
          <table:table-cell office:value-type="string">
            <text:p>PANTONE 686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9AAC6</text:p>
          </table:table-cell>
          <table:table-cell office:value-type="float" office:value="217">
            <text:p>217</text:p>
          </table:table-cell>
          <table:table-cell office:value-type="float" office:value="170">
            <text:p>17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477"/>
          <table:table-cell office:value-type="string">
            <text:p>PANTONE 68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#C489AB</text:p>
          </table:table-cell>
          <table:table-cell office:value-type="float" office:value="196">
            <text:p>196</text:p>
          </table:table-cell>
          <table:table-cell office:value-type="float" office:value="137">
            <text:p>137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478"/>
          <table:table-cell office:value-type="string">
            <text:p>PANTONE 688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#B56F97</text:p>
          </table:table-cell>
          <table:table-cell office:value-type="float" office:value="181">
            <text:p>181</text:p>
          </table:table-cell>
          <table:table-cell office:value-type="float" office:value="111">
            <text:p>111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479"/>
          <table:table-cell office:value-type="string">
            <text:p>PANTONE 689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#923C6C</text:p>
          </table:table-cell>
          <table:table-cell office:value-type="float" office:value="146">
            <text:p>146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480"/>
          <table:table-cell office:value-type="string">
            <text:p>PANTONE 690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string">
            <text:p>#642541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481"/>
          <table:table-cell office:value-type="string">
            <text:p>PANTONE 69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#F0D8D7</text:p>
          </table:table-cell>
          <table:table-cell office:value-type="float" office:value="240">
            <text:p>240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482"/>
          <table:table-cell office:value-type="string">
            <text:p>PANTONE 69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#E5C1C7</text:p>
          </table:table-cell>
          <table:table-cell office:value-type="float" office:value="229">
            <text:p>229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483"/>
          <table:table-cell office:value-type="string">
            <text:p>PANTONE 693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#D8A7B4</text:p>
          </table:table-cell>
          <table:table-cell office:value-type="float" office:value="216">
            <text:p>216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484"/>
          <table:table-cell office:value-type="string">
            <text:p>PANTONE 69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#C98F9C</text:p>
          </table:table-cell>
          <table:table-cell office:value-type="float" office:value="201">
            <text:p>201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485"/>
          <table:table-cell office:value-type="string">
            <text:p>PANTONE 69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string">
            <text:p>#B77783</text:p>
          </table:table-cell>
          <table:table-cell office:value-type="float" office:value="183">
            <text:p>183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486"/>
          <table:table-cell office:value-type="string">
            <text:p>PANTONE 696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string">
            <text:p>#964B57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487"/>
          <table:table-cell office:value-type="string">
            <text:p>PANTONE 697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string">
            <text:p>#8C434C</text:p>
          </table:table-cell>
          <table:table-cell office:value-type="float" office:value="140">
            <text:p>140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488"/>
          <table:table-cell office:value-type="string">
            <text:p>PANTONE 69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F2D7DB</text:p>
          </table:table-cell>
          <table:table-cell office:value-type="float" office:value="242">
            <text:p>242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table:number-columns-repeated="2"/>
          <table:table-cell table:style-name="ce489"/>
          <table:table-cell office:value-type="string">
            <text:p>PANTONE 69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EEC4CE</text:p>
          </table:table-cell>
          <table:table-cell office:value-type="float" office:value="238">
            <text:p>238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490"/>
          <table:table-cell office:value-type="string">
            <text:p>PANTONE 7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EBB1BF</text:p>
          </table:table-cell>
          <table:table-cell office:value-type="float" office:value="235">
            <text:p>235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491"/>
          <table:table-cell office:value-type="string">
            <text:p>PANTONE 70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#E591A6</text:p>
          </table:table-cell>
          <table:table-cell office:value-type="float" office:value="229">
            <text:p>229</text:p>
          </table:table-cell>
          <table:table-cell office:value-type="float" office:value="145">
            <text:p>14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492"/>
          <table:table-cell office:value-type="string">
            <text:p>PANTONE 702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#D3697F</text:p>
          </table:table-cell>
          <table:table-cell office:value-type="float" office:value="211">
            <text:p>211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493"/>
          <table:table-cell office:value-type="string">
            <text:p>PANTONE 703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string">
            <text:p>#BA4458</text:p>
          </table:table-cell>
          <table:table-cell office:value-type="float" office:value="186">
            <text:p>186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494"/>
          <table:table-cell office:value-type="string">
            <text:p>PANTONE 704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string">
            <text:p>#A4303C</text:p>
          </table:table-cell>
          <table:table-cell office:value-type="float" office:value="164">
            <text:p>164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495"/>
          <table:table-cell office:value-type="string">
            <text:p>PANTONE 7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F3E0E3</text:p>
          </table:table-cell>
          <table:table-cell office:value-type="float" office:value="243">
            <text:p>243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496"/>
          <table:table-cell office:value-type="string">
            <text:p>PANTONE 70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#F0CCD0</text:p>
          </table:table-cell>
          <table:table-cell office:value-type="float" office:value="240">
            <text:p>240</text:p>
          </table:table-cell>
          <table:table-cell office:value-type="float" office:value="204">
            <text:p>204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497"/>
          <table:table-cell office:value-type="string">
            <text:p>PANTONE 70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ECB8C4</text:p>
          </table:table-cell>
          <table:table-cell office:value-type="float" office:value="236">
            <text:p>236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498"/>
          <table:table-cell office:value-type="string">
            <text:p>PANTONE 708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E798A6</text:p>
          </table:table-cell>
          <table:table-cell office:value-type="float" office:value="231">
            <text:p>23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499"/>
          <table:table-cell office:value-type="string">
            <text:p>PANTONE 70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E27A89</text:p>
          </table:table-cell>
          <table:table-cell office:value-type="float" office:value="226">
            <text:p>226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500"/>
          <table:table-cell office:value-type="string">
            <text:p>PANTONE 71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#DE5A6C</text:p>
          </table:table-cell>
          <table:table-cell office:value-type="float" office:value="222">
            <text:p>222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501"/>
          <table:table-cell office:value-type="string">
            <text:p>PANTONE 71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DA3248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502"/>
          <table:table-cell office:value-type="string">
            <text:p>PANTONE 7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F2CEB0</text:p>
          </table:table-cell>
          <table:table-cell office:value-type="float" office:value="242">
            <text:p>242</text:p>
          </table:table-cell>
          <table:table-cell office:value-type="float" office:value="206">
            <text:p>206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503"/>
          <table:table-cell office:value-type="string">
            <text:p>PANTONE 71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#F1C39F</text:p>
          </table:table-cell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504"/>
          <table:table-cell office:value-type="string">
            <text:p>PANTONE 71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#EEAF7A</text:p>
          </table:table-cell>
          <table:table-cell office:value-type="float" office:value="238">
            <text:p>238</text:p>
          </table:table-cell>
          <table:table-cell office:value-type="float" office:value="175">
            <text:p>175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505"/>
          <table:table-cell office:value-type="string">
            <text:p>PANTONE 71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E9954B</text:p>
          </table:table-cell>
          <table:table-cell office:value-type="float" office:value="233">
            <text:p>233</text:p>
          </table:table-cell>
          <table:table-cell office:value-type="float" office:value="149">
            <text:p>149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506"/>
          <table:table-cell office:value-type="string">
            <text:p>PANTONE 71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#E68835</text:p>
          </table:table-cell>
          <table:table-cell office:value-type="float" office:value="230">
            <text:p>230</text:p>
          </table:table-cell>
          <table:table-cell office:value-type="float" office:value="136">
            <text:p>136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507"/>
          <table:table-cell office:value-type="string">
            <text:p>PANTONE 717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37A33</text:p>
          </table:table-cell>
          <table:table-cell office:value-type="float" office:value="227">
            <text:p>227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508"/>
          <table:table-cell office:value-type="string">
            <text:p>PANTONE 71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#D1692E</text:p>
          </table:table-cell>
          <table:table-cell office:value-type="float" office:value="209">
            <text:p>209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509"/>
          <table:table-cell office:value-type="string">
            <text:p>PANTONE 7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#EED0AD</text:p>
          </table:table-cell>
          <table:table-cell office:value-type="float" office:value="238">
            <text:p>238</text:p>
          </table:table-cell>
          <table:table-cell office:value-type="float" office:value="208">
            <text:p>208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510"/>
          <table:table-cell office:value-type="string">
            <text:p>PANTONE 7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#E9BA90</text:p>
          </table:table-cell>
          <table:table-cell office:value-type="float" office:value="233">
            <text:p>233</text:p>
          </table:table-cell>
          <table:table-cell office:value-type="float" office:value="186">
            <text:p>186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511"/>
          <table:table-cell office:value-type="string">
            <text:p>PANTONE 72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#E2A770</text:p>
          </table:table-cell>
          <table:table-cell office:value-type="float" office:value="226">
            <text:p>226</text:p>
          </table:table-cell>
          <table:table-cell office:value-type="float" office:value="167">
            <text:p>16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512"/>
          <table:table-cell office:value-type="string">
            <text:p>PANTONE 72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string">
            <text:p>#CB8644</text:p>
          </table:table-cell>
          <table:table-cell office:value-type="float" office:value="203">
            <text:p>203</text:p>
          </table:table-cell>
          <table:table-cell office:value-type="float" office:value="134">
            <text:p>134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513"/>
          <table:table-cell office:value-type="string">
            <text:p>PANTONE 72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string">
            <text:p>#B9701D</text:p>
          </table:table-cell>
          <table:table-cell office:value-type="float" office:value="185">
            <text:p>185</text:p>
          </table:table-cell>
          <table:table-cell office:value-type="float" office:value="112">
            <text:p>112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514"/>
          <table:table-cell office:value-type="string">
            <text:p>PANTONE 724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string">
            <text:p>#98561F</text:p>
          </table:table-cell>
          <table:table-cell office:value-type="float" office:value="152">
            <text:p>152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515"/>
          <table:table-cell office:value-type="string">
            <text:p>PANTONE 725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string">
            <text:p>#81461D</text:p>
          </table:table-cell>
          <table:table-cell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516"/>
          <table:table-cell office:value-type="string">
            <text:p>PANTONE 7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#E6C9A5</text:p>
          </table:table-cell>
          <table:table-cell office:value-type="float" office:value="230">
            <text:p>230</text:p>
          </table:table-cell>
          <table:table-cell office:value-type="float" office:value="201">
            <text:p>201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517"/>
          <table:table-cell office:value-type="string">
            <text:p>PANTONE 72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string">
            <text:p>#DCB894</text:p>
          </table:table-cell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518"/>
          <table:table-cell office:value-type="string">
            <text:p>PANTONE 72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string">
            <text:p>#CA9F75</text:p>
          </table:table-cell>
          <table:table-cell office:value-type="float" office:value="202">
            <text:p>202</text:p>
          </table:table-cell>
          <table:table-cell office:value-type="float" office:value="159">
            <text:p>159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519"/>
          <table:table-cell office:value-type="string">
            <text:p>PANTONE 729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string">
            <text:p>#BB854D</text:p>
          </table:table-cell>
          <table:table-cell office:value-type="float" office:value="187">
            <text:p>187</text:p>
          </table:table-cell>
          <table:table-cell office:value-type="float" office:value="133">
            <text:p>133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520"/>
          <table:table-cell office:value-type="string">
            <text:p>PANTONE 73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string">
            <text:p>#A06932</text:p>
          </table:table-cell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521"/>
          <table:table-cell office:value-type="string">
            <text:p>PANTONE 731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string">
            <text:p>#79491D</text:p>
          </table:table-cell>
          <table:table-cell office:value-type="float" office:value="121">
            <text:p>121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522"/>
          <table:table-cell office:value-type="string">
            <text:p>PANTONE 732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string">
            <text:p>#6B431C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523"/>
          <table:table-cell office:value-type="string">
            <text:p>PANTONE 120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F9E49D</text:p>
          </table:table-cell>
          <table:table-cell office:value-type="float" office:value="249">
            <text:p>249</text:p>
          </table:table-cell>
          <table:table-cell office:value-type="float" office:value="228">
            <text:p>228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524"/>
          <table:table-cell office:value-type="string">
            <text:p>PANTONE 12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F7DC86</text:p>
          </table:table-cell>
          <table:table-cell office:value-type="float" office:value="247">
            <text:p>247</text:p>
          </table:table-cell>
          <table:table-cell office:value-type="float" office:value="220">
            <text:p>220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525"/>
          <table:table-cell office:value-type="string">
            <text:p>PANTONE 12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#F2C150</text:p>
          </table:table-cell>
          <table:table-cell office:value-type="float" office:value="242">
            <text:p>242</text:p>
          </table:table-cell>
          <table:table-cell office:value-type="float" office:value="193">
            <text:p>19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526"/>
          <table:table-cell office:value-type="string">
            <text:p>PANTONE 123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EEAD1A</text:p>
          </table:table-cell>
          <table:table-cell office:value-type="float" office:value="238">
            <text:p>238</text:p>
          </table:table-cell>
          <table:table-cell office:value-type="float" office:value="173">
            <text:p>173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527"/>
          <table:table-cell office:value-type="string">
            <text:p>PANTONE 124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#C08F23</text:p>
          </table:table-cell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528"/>
          <table:table-cell office:value-type="string">
            <text:p>PANTONE 1255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string">
            <text:p>#AC8325</text:p>
          </table:table-cell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529"/>
          <table:table-cell office:value-type="string">
            <text:p>PANTONE 126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string">
            <text:p>#907127</text:p>
          </table:table-cell>
          <table:table-cell office:value-type="float" office:value="144">
            <text:p>144</text:p>
          </table:table-cell>
          <table:table-cell office:value-type="float" office:value="113">
            <text:p>113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530"/>
          <table:table-cell office:value-type="string">
            <text:p>PANTONE 134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F2CB8E</text:p>
          </table:table-cell>
          <table:table-cell office:value-type="float" office:value="242">
            <text:p>242</text:p>
          </table:table-cell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531"/>
          <table:table-cell office:value-type="string">
            <text:p>PANTONE 135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F1C27A</text:p>
          </table:table-cell>
          <table:table-cell office:value-type="float" office:value="241">
            <text:p>241</text:p>
          </table:table-cell>
          <table:table-cell office:value-type="float" office:value="194">
            <text:p>194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532"/>
          <table:table-cell office:value-type="string">
            <text:p>PANTONE 136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EDAE5A</text:p>
          </table:table-cell>
          <table:table-cell office:value-type="float" office:value="237">
            <text:p>237</text:p>
          </table:table-cell>
          <table:table-cell office:value-type="float" office:value="174">
            <text:p>174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533"/>
          <table:table-cell office:value-type="string">
            <text:p>PANTONE 137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#E99C34</text:p>
          </table:table-cell>
          <table:table-cell office:value-type="float" office:value="233">
            <text:p>233</text:p>
          </table:table-cell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534"/>
          <table:table-cell office:value-type="string">
            <text:p>PANTONE 138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#D9852D</text:p>
          </table:table-cell>
          <table:table-cell office:value-type="float" office:value="217">
            <text:p>217</text:p>
          </table:table-cell>
          <table:table-cell office:value-type="float" office:value="133">
            <text:p>13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535"/>
          <table:table-cell office:value-type="string">
            <text:p>PANTONE 1395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string">
            <text:p>#A06928</text:p>
          </table:table-cell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536"/>
          <table:table-cell office:value-type="string">
            <text:p>PANTONE 140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#745125</text:p>
          </table:table-cell>
          <table:table-cell office:value-type="float" office:value="116">
            <text:p>116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537"/>
          <table:table-cell office:value-type="string">
            <text:p>PANTONE 148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EFB670</text:p>
          </table:table-cell>
          <table:table-cell office:value-type="float" office:value="239">
            <text:p>239</text:p>
          </table:table-cell>
          <table:table-cell office:value-type="float" office:value="182">
            <text:p>182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538"/>
          <table:table-cell office:value-type="string">
            <text:p>PANTONE 149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EBA149</text:p>
          </table:table-cell>
          <table:table-cell office:value-type="float" office:value="235">
            <text:p>235</text:p>
          </table:table-cell>
          <table:table-cell office:value-type="float" office:value="161">
            <text:p>161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539"/>
          <table:table-cell office:value-type="string">
            <text:p>PANTONE 150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#E78E2E</text:p>
          </table:table-cell>
          <table:table-cell office:value-type="float" office:value="231">
            <text:p>231</text:p>
          </table:table-cell>
          <table:table-cell office:value-type="float" office:value="142">
            <text:p>14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540"/>
          <table:table-cell office:value-type="string">
            <text:p>PANTONE 152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string">
            <text:p>#CB6423</text:p>
          </table:table-cell>
          <table:table-cell office:value-type="float" office:value="203">
            <text:p>20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541"/>
          <table:table-cell office:value-type="string">
            <text:p>PANTONE 1535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string">
            <text:p>#975222</text:p>
          </table:table-cell>
          <table:table-cell office:value-type="float" office:value="151">
            <text:p>151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542"/>
          <table:table-cell office:value-type="string">
            <text:p>PANTONE 154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#643B1E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543"/>
          <table:table-cell office:value-type="string">
            <text:p>PANTONE 155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F0C199</text:p>
          </table:table-cell>
          <table:table-cell office:value-type="float" office:value="240">
            <text:p>240</text:p>
          </table:table-cell>
          <table:table-cell office:value-type="float" office:value="193">
            <text:p>193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544"/>
          <table:table-cell office:value-type="string">
            <text:p>PANTONE 156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#ECAB77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545"/>
          <table:table-cell office:value-type="string">
            <text:p>PANTONE 157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#E89449</text:p>
          </table:table-cell>
          <table:table-cell office:value-type="float" office:value="232">
            <text:p>232</text:p>
          </table:table-cell>
          <table:table-cell office:value-type="float" office:value="148">
            <text:p>148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546"/>
          <table:table-cell office:value-type="string">
            <text:p>PANTONE 158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#E58426</text:p>
          </table:table-cell>
          <table:table-cell office:value-type="float" office:value="229">
            <text:p>229</text:p>
          </table:table-cell>
          <table:table-cell office:value-type="float" office:value="132">
            <text:p>132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547"/>
          <table:table-cell office:value-type="string">
            <text:p>PANTONE 15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#DA7028</text:p>
          </table:table-cell>
          <table:table-cell office:value-type="float" office:value="218">
            <text:p>218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548"/>
          <table:table-cell office:value-type="string">
            <text:p>PANTONE 1605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#A35A24</text:p>
          </table:table-cell>
          <table:table-cell office:value-type="float" office:value="163">
            <text:p>163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549"/>
          <table:table-cell office:value-type="string">
            <text:p>PANTONE 161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string">
            <text:p>#8C4E20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550"/>
          <table:table-cell office:value-type="string">
            <text:p>PANTONE 162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#EBAB8B</text:p>
          </table:table-cell>
          <table:table-cell office:value-type="float" office:value="235">
            <text:p>235</text:p>
          </table:table-cell>
          <table:table-cell office:value-type="float" office:value="171">
            <text:p>171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551"/>
          <table:table-cell office:value-type="string">
            <text:p>PANTONE 163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#E8986D</text:p>
          </table:table-cell>
          <table:table-cell office:value-type="float" office:value="232">
            <text:p>232</text:p>
          </table:table-cell>
          <table:table-cell office:value-type="float" office:value="152">
            <text:p>152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552"/>
          <table:table-cell office:value-type="string">
            <text:p>PANTONE 164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E4824A</text:p>
          </table:table-cell>
          <table:table-cell office:value-type="float" office:value="228">
            <text:p>228</text:p>
          </table:table-cell>
          <table:table-cell office:value-type="float" office:value="130">
            <text:p>13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553"/>
          <table:table-cell office:value-type="string">
            <text:p>PANTONE 165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E17025</text:p>
          </table:table-cell>
          <table:table-cell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554"/>
          <table:table-cell office:value-type="string">
            <text:p>PANTONE 1665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DF6426</text:p>
          </table:table-cell>
          <table:table-cell office:value-type="float" office:value="223">
            <text:p>22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555"/>
          <table:table-cell office:value-type="string">
            <text:p>PANTONE 1675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string">
            <text:p>#A94B26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556"/>
          <table:table-cell office:value-type="string">
            <text:p>PANTONE 168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string">
            <text:p>#874122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557"/>
          <table:table-cell office:value-type="string">
            <text:p>PANTONE 176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EAACAE</text:p>
          </table:table-cell>
          <table:table-cell office:value-type="float" office:value="234">
            <text:p>234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558"/>
          <table:table-cell office:value-type="string">
            <text:p>PANTONE 17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EDBDC2</text:p>
          </table:table-cell>
          <table:table-cell office:value-type="float" office:value="237">
            <text:p>237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559"/>
          <table:table-cell office:value-type="string">
            <text:p>PANTONE 177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E89FA2</text:p>
          </table:table-cell>
          <table:table-cell office:value-type="float" office:value="232">
            <text:p>232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560"/>
          <table:table-cell office:value-type="string">
            <text:p>PANTONE 177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E27E8A</text:p>
          </table:table-cell>
          <table:table-cell office:value-type="float" office:value="226">
            <text:p>226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561"/>
          <table:table-cell office:value-type="string">
            <text:p>PANTONE 178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#E06966</text:p>
          </table:table-cell>
          <table:table-cell office:value-type="float" office:value="224">
            <text:p>224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562"/>
          <table:table-cell office:value-type="string">
            <text:p>PANTONE 178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DD5B61</text:p>
          </table:table-cell>
          <table:table-cell office:value-type="float" office:value="221">
            <text:p>221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2"/>
          <table:table-cell table:style-name="ce563"/>
          <table:table-cell office:value-type="string">
            <text:p>PANTONE 1788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#DE5346</text:p>
          </table:table-cell>
          <table:table-cell office:value-type="float" office:value="222">
            <text:p>222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564"/>
          <table:table-cell office:value-type="string">
            <text:p>PANTONE 179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#D63D36</text:p>
          </table:table-cell>
          <table:table-cell office:value-type="float" office:value="214">
            <text:p>214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565"/>
          <table:table-cell office:value-type="string">
            <text:p>PANTONE 17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string">
            <text:p>#CA3639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566"/>
          <table:table-cell office:value-type="string">
            <text:p>PANTONE 180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string">
            <text:p>#B4373C</text:p>
          </table:table-cell>
          <table:table-cell office:value-type="float" office:value="180">
            <text:p>18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567"/>
          <table:table-cell office:value-type="string">
            <text:p>PANTONE 1807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string">
            <text:p>#A4383D</text:p>
          </table:table-cell>
          <table:table-cell office:value-type="float" office:value="164">
            <text:p>164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568"/>
          <table:table-cell office:value-type="string">
            <text:p>PANTONE 1815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string">
            <text:p>#7F2F2D</text:p>
          </table:table-cell>
          <table:table-cell office:value-type="float" office:value="127">
            <text:p>127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569"/>
          <table:table-cell office:value-type="string">
            <text:p>PANTONE 1817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>#68373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570"/>
          <table:table-cell office:value-type="string">
            <text:p>PANTONE 189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EDC0D2</text:p>
          </table:table-cell>
          <table:table-cell office:value-type="float" office:value="237">
            <text:p>237</text:p>
          </table:table-cell>
          <table:table-cell office:value-type="float" office:value="192">
            <text:p>192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571"/>
          <table:table-cell office:value-type="string">
            <text:p>PANTONE 190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#E8A4B8</text:p>
          </table:table-cell>
          <table:table-cell office:value-type="float" office:value="232">
            <text:p>232</text:p>
          </table:table-cell>
          <table:table-cell office:value-type="float" office:value="164">
            <text:p>164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572"/>
          <table:table-cell office:value-type="string">
            <text:p>PANTONE 191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#E16F8F</text:p>
          </table:table-cell>
          <table:table-cell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573"/>
          <table:table-cell office:value-type="string">
            <text:p>PANTONE 1925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DB3762</text:p>
          </table:table-cell>
          <table:table-cell office:value-type="float" office:value="219">
            <text:p>219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574"/>
          <table:table-cell office:value-type="string">
            <text:p>PANTONE 193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string">
            <text:p>#CC3057</text:p>
          </table:table-cell>
          <table:table-cell office:value-type="float" office:value="204">
            <text:p>204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575"/>
          <table:table-cell office:value-type="string">
            <text:p>PANTONE 1945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#AC2C4A</text:p>
          </table:table-cell>
          <table:table-cell office:value-type="float" office:value="172">
            <text:p>172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576"/>
          <table:table-cell office:value-type="string">
            <text:p>PANTONE 195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string">
            <text:p>#922841</text:p>
          </table:table-cell>
          <table:table-cell office:value-type="float" office:value="146">
            <text:p>146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577"/>
          <table:table-cell office:value-type="string">
            <text:p>PANTONE 20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F7E586</text:p>
          </table:table-cell>
          <table:table-cell office:value-type="float" office:value="247">
            <text:p>247</text:p>
          </table:table-cell>
          <table:table-cell office:value-type="float" office:value="229">
            <text:p>229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578"/>
          <table:table-cell office:value-type="string">
            <text:p>PANTONE 20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F8E26E</text:p>
          </table:table-cell>
          <table:table-cell office:value-type="float" office:value="248">
            <text:p>248</text:p>
          </table:table-cell>
          <table:table-cell office:value-type="float" office:value="226">
            <text:p>226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/>
          <table:table-cell table:style-name="ce579"/>
          <table:table-cell office:value-type="string">
            <text:p>PANTONE 20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#FAE448</text:p>
          </table:table-cell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580"/>
          <table:table-cell office:value-type="string">
            <text:p>PANTONE 20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#F6DB67</text:p>
          </table:table-cell>
          <table:table-cell office:value-type="float" office:value="246">
            <text:p>246</text:p>
          </table:table-cell>
          <table:table-cell office:value-type="float" office:value="219">
            <text:p>219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table:number-columns-repeated="2"/>
          <table:table-cell table:style-name="ce581"/>
          <table:table-cell office:value-type="string">
            <text:p>PANTONE 200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F4D168</text:p>
          </table:table-cell>
          <table:table-cell office:value-type="float" office:value="244">
            <text:p>244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582"/>
          <table:table-cell office:value-type="string">
            <text:p>PANTONE 200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#F2C031</text:p>
          </table:table-cell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583"/>
          <table:table-cell office:value-type="string">
            <text:p>PANTONE 200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#E9A800</text:p>
          </table:table-cell>
          <table:table-cell office:value-type="float" office:value="233">
            <text:p>233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84"/>
          <table:table-cell office:value-type="string">
            <text:p>PANTONE 200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F0BC3A</text:p>
          </table:table-cell>
          <table:table-cell office:value-type="float" office:value="240">
            <text:p>240</text:p>
          </table:table-cell>
          <table:table-cell office:value-type="float" office:value="188">
            <text:p>188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585"/>
          <table:table-cell office:value-type="string">
            <text:p>PANTONE 200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#EDAC20</text:p>
          </table:table-cell>
          <table:table-cell office:value-type="float" office:value="237">
            <text:p>237</text:p>
          </table:table-cell>
          <table:table-cell office:value-type="float" office:value="172">
            <text:p>172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586"/>
          <table:table-cell office:value-type="string">
            <text:p>PANTONE 20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EAA00</text:p>
          </table:table-cell>
          <table:table-cell office:value-type="float" office:value="238">
            <text:p>238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87"/>
          <table:table-cell office:value-type="string">
            <text:p>PANTONE 201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#EA9A00</text:p>
          </table:table-cell>
          <table:table-cell office:value-type="float" office:value="234">
            <text:p>234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88"/>
          <table:table-cell office:value-type="string">
            <text:p>PANTONE 201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B9D00</text:p>
          </table:table-cell>
          <table:table-cell office:value-type="float" office:value="235">
            <text:p>235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89"/>
          <table:table-cell office:value-type="string">
            <text:p>PANTONE 201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B9C00</text:p>
          </table:table-cell>
          <table:table-cell office:value-type="float" office:value="235">
            <text:p>235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590"/>
          <table:table-cell office:value-type="string">
            <text:p>PANTONE 201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string">
            <text:p>#B97A07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/>
          <table:table-cell table:style-name="ce591"/>
          <table:table-cell office:value-type="string">
            <text:p>PANTONE 20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#F2D4A8</text:p>
          </table:table-cell>
          <table:table-cell office:value-type="float" office:value="242">
            <text:p>242</text:p>
          </table:table-cell>
          <table:table-cell office:value-type="float" office:value="212">
            <text:p>212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592"/>
          <table:table-cell office:value-type="string">
            <text:p>PANTONE 201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#EDB46A</text:p>
          </table:table-cell>
          <table:table-cell office:value-type="float" office:value="237">
            <text:p>237</text:p>
          </table:table-cell>
          <table:table-cell office:value-type="float" office:value="180">
            <text:p>1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593"/>
          <table:table-cell office:value-type="string">
            <text:p>PANTONE 201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#EDB46E</text:p>
          </table:table-cell>
          <table:table-cell office:value-type="float" office:value="237">
            <text:p>237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/>
          <table:table-cell table:style-name="ce594"/>
          <table:table-cell office:value-type="string">
            <text:p>PANTONE 2018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#E88D19</text:p>
          </table:table-cell>
          <table:table-cell office:value-type="float" office:value="232">
            <text:p>232</text:p>
          </table:table-cell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2"/>
          <table:table-cell table:style-name="ce595"/>
          <table:table-cell office:value-type="string">
            <text:p>PANTONE 201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#E17C0F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2"/>
          <table:table-cell table:style-name="ce596"/>
          <table:table-cell office:value-type="string">
            <text:p>PANTONE 20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string">
            <text:p>#BB6C17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2"/>
          <table:table-cell table:style-name="ce597"/>
          <table:table-cell office:value-type="string">
            <text:p>PANTONE 202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string">
            <text:p>#A3541B</text:p>
          </table:table-cell>
          <table:table-cell office:value-type="float" office:value="163">
            <text:p>163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2"/>
          <table:table-cell table:style-name="ce598"/>
          <table:table-cell office:value-type="string">
            <text:p>PANTONE 202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#ECB086</text:p>
          </table:table-cell>
          <table:table-cell office:value-type="float" office:value="236">
            <text:p>236</text:p>
          </table:table-cell>
          <table:table-cell office:value-type="float" office:value="176">
            <text:p>176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599"/>
          <table:table-cell office:value-type="string">
            <text:p>PANTONE 202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#E9A374</text:p>
          </table:table-cell>
          <table:table-cell office:value-type="float" office:value="233">
            <text:p>233</text:p>
          </table:table-cell>
          <table:table-cell office:value-type="float" office:value="163">
            <text:p>163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600"/>
          <table:table-cell office:value-type="string">
            <text:p>PANTONE 202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#E68E5E</text:p>
          </table:table-cell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number-columns-repeated="2"/>
          <table:table-cell table:style-name="ce601"/>
          <table:table-cell office:value-type="string">
            <text:p>PANTONE 20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#E99D57</text:p>
          </table:table-cell>
          <table:table-cell office:value-type="float" office:value="233">
            <text:p>233</text:p>
          </table:table-cell>
          <table:table-cell office:value-type="float" office:value="157">
            <text:p>157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602"/>
          <table:table-cell office:value-type="string">
            <text:p>PANTONE 202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E37B44</text:p>
          </table:table-cell>
          <table:table-cell office:value-type="float" office:value="227">
            <text:p>227</text:p>
          </table:table-cell>
          <table:table-cell office:value-type="float" office:value="123">
            <text:p>12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603"/>
          <table:table-cell office:value-type="string">
            <text:p>PANTONE 202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#E06C42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604"/>
          <table:table-cell office:value-type="string">
            <text:p>PANTONE 202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DE5722</text:p>
          </table:table-cell>
          <table:table-cell office:value-type="float" office:value="222">
            <text:p>222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605"/>
          <table:table-cell office:value-type="string">
            <text:p>PANTONE 2029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E17662</text:p>
          </table:table-cell>
          <table:table-cell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606"/>
          <table:table-cell office:value-type="string">
            <text:p>PANTONE 203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#DF6B5C</text:p>
          </table:table-cell>
          <table:table-cell office:value-type="float" office:value="223">
            <text:p>223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607"/>
          <table:table-cell office:value-type="string">
            <text:p>PANTONE 203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#D56357</text:p>
          </table:table-cell>
          <table:table-cell office:value-type="float" office:value="213">
            <text:p>213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608"/>
          <table:table-cell office:value-type="string">
            <text:p>PANTONE 2032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#CE5148</text:p>
          </table:table-cell>
          <table:table-cell office:value-type="float" office:value="206">
            <text:p>206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609"/>
          <table:table-cell office:value-type="string">
            <text:p>PANTONE 2033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string">
            <text:p>#C0433B</text:p>
          </table:table-cell>
          <table:table-cell office:value-type="float" office:value="192">
            <text:p>192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610"/>
          <table:table-cell office:value-type="string">
            <text:p>PANTONE 203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DA472F</text:p>
          </table:table-cell>
          <table:table-cell office:value-type="float" office:value="218">
            <text:p>218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611"/>
          <table:table-cell office:value-type="string">
            <text:p>PANTONE 2035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#D12E28</text:p>
          </table:table-cell>
          <table:table-cell office:value-type="float" office:value="209">
            <text:p>209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612"/>
          <table:table-cell office:value-type="string">
            <text:p>PANTONE 203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EBBFD2</text:p>
          </table:table-cell>
          <table:table-cell office:value-type="float" office:value="235">
            <text:p>235</text:p>
          </table:table-cell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613"/>
          <table:table-cell office:value-type="string">
            <text:p>PANTONE 203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09BBE</text:p>
          </table:table-cell>
          <table:table-cell office:value-type="float" office:value="224">
            <text:p>224</text:p>
          </table:table-cell>
          <table:table-cell office:value-type="float" office:value="155">
            <text:p>155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614"/>
          <table:table-cell office:value-type="string">
            <text:p>PANTONE 203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F78A8</text:p>
          </table:table-cell>
          <table:table-cell office:value-type="float" office:value="223">
            <text:p>223</text:p>
          </table:table-cell>
          <table:table-cell office:value-type="float" office:value="120">
            <text:p>120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615"/>
          <table:table-cell office:value-type="string">
            <text:p>PANTONE 203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DB558F</text:p>
          </table:table-cell>
          <table:table-cell office:value-type="float" office:value="219">
            <text:p>219</text:p>
          </table:table-cell>
          <table:table-cell office:value-type="float" office:value="85">
            <text:p>8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616"/>
          <table:table-cell office:value-type="string">
            <text:p>PANTONE 204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D82F4F</text:p>
          </table:table-cell>
          <table:table-cell office:value-type="float" office:value="216">
            <text:p>216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617"/>
          <table:table-cell office:value-type="string">
            <text:p>PANTONE 204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string">
            <text:p>#972941</text:p>
          </table:table-cell>
          <table:table-cell office:value-type="float" office:value="151">
            <text:p>151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618"/>
          <table:table-cell office:value-type="string">
            <text:p>PANTONE 204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string">
            <text:p>#6F3639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619"/>
          <table:table-cell office:value-type="string">
            <text:p>PANTONE 204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E7C9D2</text:p>
          </table:table-cell>
          <table:table-cell office:value-type="float" office:value="231">
            <text:p>231</text:p>
          </table:table-cell>
          <table:table-cell office:value-type="float" office:value="201">
            <text:p>201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620"/>
          <table:table-cell office:value-type="string">
            <text:p>PANTONE 204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E391B1</text:p>
          </table:table-cell>
          <table:table-cell office:value-type="float" office:value="227">
            <text:p>227</text:p>
          </table:table-cell>
          <table:table-cell office:value-type="float" office:value="145">
            <text:p>145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621"/>
          <table:table-cell office:value-type="string">
            <text:p>PANTONE 204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DD6D98</text:p>
          </table:table-cell>
          <table:table-cell office:value-type="float" office:value="221">
            <text:p>221</text:p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622"/>
          <table:table-cell office:value-type="string">
            <text:p>PANTONE 204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#D2497F</text:p>
          </table:table-cell>
          <table:table-cell office:value-type="float" office:value="210">
            <text:p>210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623"/>
          <table:table-cell office:value-type="string">
            <text:p>PANTONE 2047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#A03A63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624"/>
          <table:table-cell office:value-type="string">
            <text:p>PANTONE 2048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string">
            <text:p>#923756</text:p>
          </table:table-cell>
          <table:table-cell office:value-type="float" office:value="146">
            <text:p>146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table:style-name="ce625"/>
          <table:table-cell office:value-type="string">
            <text:p>PANTONE 2049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string">
            <text:p>#7A3343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626"/>
          <table:table-cell office:value-type="string">
            <text:p>PANTONE 205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E7D6DC</text:p>
          </table:table-cell>
          <table:table-cell office:value-type="float" office:value="231">
            <text:p>231</text:p>
          </table:table-cell>
          <table:table-cell office:value-type="float" office:value="214">
            <text:p>21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table:number-columns-repeated="2"/>
          <table:table-cell table:style-name="ce627"/>
          <table:table-cell office:value-type="string">
            <text:p>PANTONE 205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DCC4CE</text:p>
          </table:table-cell>
          <table:table-cell office:value-type="float" office:value="220">
            <text:p>220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628"/>
          <table:table-cell office:value-type="string">
            <text:p>PANTONE 2052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#C7A1B2</text:p>
          </table:table-cell>
          <table:table-cell office:value-type="float" office:value="199">
            <text:p>199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629"/>
          <table:table-cell office:value-type="string">
            <text:p>PANTONE 205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#AF8099</text:p>
          </table:table-cell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630"/>
          <table:table-cell office:value-type="string">
            <text:p>PANTONE 2054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#957381</text:p>
          </table:table-cell>
          <table:table-cell office:value-type="float" office:value="149">
            <text:p>149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631"/>
          <table:table-cell office:value-type="string">
            <text:p>PANTONE 2055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string">
            <text:p>#7F5E6C</text:p>
          </table:table-cell>
          <table:table-cell office:value-type="float" office:value="127">
            <text:p>127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632"/>
          <table:table-cell office:value-type="string">
            <text:p>PANTONE 2056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string">
            <text:p>#6F4F5E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number-columns-repeated="2"/>
          <table:table-cell table:style-name="ce633"/>
          <table:table-cell office:value-type="string">
            <text:p>PANTONE 205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391B7</text:p>
          </table:table-cell>
          <table:table-cell office:value-type="float" office:value="211">
            <text:p>211</text:p>
          </table:table-cell>
          <table:table-cell office:value-type="float" office:value="145">
            <text:p>14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634"/>
          <table:table-cell office:value-type="string">
            <text:p>PANTONE 2058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B783A7</text:p>
          </table:table-cell>
          <table:table-cell office:value-type="float" office:value="183">
            <text:p>183</text:p>
          </table:table-cell>
          <table:table-cell office:value-type="float" office:value="131">
            <text:p>13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635"/>
          <table:table-cell office:value-type="string">
            <text:p>PANTONE 205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B7779A</text:p>
          </table:table-cell>
          <table:table-cell office:value-type="float" office:value="183">
            <text:p>183</text:p>
          </table:table-cell>
          <table:table-cell office:value-type="float" office:value="119">
            <text:p>119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636"/>
          <table:table-cell office:value-type="string">
            <text:p>PANTONE 2060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16198</text:p>
          </table:table-cell>
          <table:table-cell office:value-type="float" office:value="193">
            <text:p>193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637"/>
          <table:table-cell office:value-type="string">
            <text:p>PANTONE 2061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#B04982</text:p>
          </table:table-cell>
          <table:table-cell office:value-type="float" office:value="176">
            <text:p>176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638"/>
          <table:table-cell office:value-type="string">
            <text:p>PANTONE 2062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E337E</text:p>
          </table:table-cell>
          <table:table-cell office:value-type="float" office:value="174">
            <text:p>174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639"/>
          <table:table-cell office:value-type="string">
            <text:p>PANTONE 2063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5277A</text:p>
          </table:table-cell>
          <table:table-cell office:value-type="float" office:value="165">
            <text:p>165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640"/>
          <table:table-cell office:value-type="string">
            <text:p>PANTONE 2064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F9ABF</text:p>
          </table:table-cell>
          <table:table-cell office:value-type="float" office:value="207">
            <text:p>207</text:p>
          </table:table-cell>
          <table:table-cell office:value-type="float" office:value="154">
            <text:p>154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641"/>
          <table:table-cell office:value-type="string">
            <text:p>PANTONE 206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EA5C5</text:p>
          </table:table-cell>
          <table:table-cell office:value-type="float" office:value="206">
            <text:p>206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642"/>
          <table:table-cell office:value-type="string">
            <text:p>PANTONE 2066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F91BA</text:p>
          </table:table-cell>
          <table:table-cell office:value-type="float" office:value="191">
            <text:p>191</text:p>
          </table:table-cell>
          <table:table-cell office:value-type="float" office:value="145">
            <text:p>14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643"/>
          <table:table-cell office:value-type="string">
            <text:p>PANTONE 2067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D6FA4</text:p>
          </table:table-cell>
          <table:table-cell office:value-type="float" office:value="173">
            <text:p>173</text:p>
          </table:table-cell>
          <table:table-cell office:value-type="float" office:value="111">
            <text:p>111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644"/>
          <table:table-cell office:value-type="string">
            <text:p>PANTONE 2068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55E98</text:p>
          </table:table-cell>
          <table:table-cell office:value-type="float" office:value="165">
            <text:p>165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645"/>
          <table:table-cell office:value-type="string">
            <text:p>PANTONE 2069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A498B</text:p>
          </table:table-cell>
          <table:table-cell office:value-type="float" office:value="154">
            <text:p>154</text:p>
          </table:table-cell>
          <table:table-cell office:value-type="float" office:value="73">
            <text:p>73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646"/>
          <table:table-cell office:value-type="string">
            <text:p>PANTONE 2070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B3A83</text:p>
          </table:table-cell>
          <table:table-cell office:value-type="float" office:value="139">
            <text:p>139</text:p>
          </table:table-cell>
          <table:table-cell office:value-type="float" office:value="58">
            <text:p>58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647"/>
          <table:table-cell office:value-type="string">
            <text:p>PANTONE 2071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4B1CF</text:p>
          </table:table-cell>
          <table:table-cell office:value-type="float" office:value="196">
            <text:p>196</text:p>
          </table:table-cell>
          <table:table-cell office:value-type="float" office:value="177">
            <text:p>177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648"/>
          <table:table-cell office:value-type="string">
            <text:p>PANTONE 207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097C1</text:p>
          </table:table-cell>
          <table:table-cell office:value-type="float" office:value="176">
            <text:p>176</text:p>
          </table:table-cell>
          <table:table-cell office:value-type="float" office:value="151">
            <text:p>15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649"/>
          <table:table-cell office:value-type="string">
            <text:p>PANTONE 207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993BF</text:p>
          </table:table-cell>
          <table:table-cell office:value-type="float" office:value="169">
            <text:p>169</text:p>
          </table:table-cell>
          <table:table-cell office:value-type="float" office:value="147">
            <text:p>147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650"/>
          <table:table-cell office:value-type="string">
            <text:p>PANTONE 2074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473AB</text:p>
          </table:table-cell>
          <table:table-cell office:value-type="float" office:value="148">
            <text:p>148</text:p>
          </table:table-cell>
          <table:table-cell office:value-type="float" office:value="115">
            <text:p>115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651"/>
          <table:table-cell office:value-type="string">
            <text:p>PANTONE 2075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A74AD</text:p>
          </table:table-cell>
          <table:table-cell office:value-type="float" office:value="138">
            <text:p>138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652"/>
          <table:table-cell office:value-type="string">
            <text:p>PANTONE 2076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263A1</text:p>
          </table:table-cell>
          <table:table-cell office:value-type="float" office:value="130">
            <text:p>130</text:p>
          </table:table-cell>
          <table:table-cell office:value-type="float" office:value="99">
            <text:p>99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653"/>
          <table:table-cell office:value-type="string">
            <text:p>PANTONE 2077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94991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654"/>
          <table:table-cell office:value-type="string">
            <text:p>PANTONE 207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B49BC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655"/>
          <table:table-cell office:value-type="string">
            <text:p>PANTONE 2079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9B83A6</text:p>
          </table:table-cell>
          <table:table-cell office:value-type="float" office:value="155">
            <text:p>155</text:p>
          </table:table-cell>
          <table:table-cell office:value-type="float" office:value="131">
            <text:p>131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656"/>
          <table:table-cell office:value-type="string">
            <text:p>PANTONE 208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B7DB1</text:p>
          </table:table-cell>
          <table:table-cell office:value-type="float" office:value="155">
            <text:p>155</text:p>
          </table:table-cell>
          <table:table-cell office:value-type="float" office:value="125">
            <text:p>125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657"/>
          <table:table-cell office:value-type="string">
            <text:p>PANTONE 2081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F599A</text:p>
          </table:table-cell>
          <table:table-cell office:value-type="float" office:value="127">
            <text:p>127</text:p>
          </table:table-cell>
          <table:table-cell office:value-type="float" office:value="89">
            <text:p>89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658"/>
          <table:table-cell office:value-type="string">
            <text:p>PANTONE 2082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D4189</text:p>
          </table:table-cell>
          <table:table-cell office:value-type="float" office:value="109">
            <text:p>109</text:p>
          </table:table-cell>
          <table:table-cell office:value-type="float" office:value="65">
            <text:p>6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659"/>
          <table:table-cell office:value-type="string">
            <text:p>PANTONE 2083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56FA7</text:p>
          </table:table-cell>
          <table:table-cell office:value-type="float" office:value="149">
            <text:p>149</text:p>
          </table:table-cell>
          <table:table-cell office:value-type="float" office:value="111">
            <text:p>11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660"/>
          <table:table-cell office:value-type="string">
            <text:p>PANTONE 2084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14088</text:p>
          </table:table-cell>
          <table:table-cell office:value-type="float" office:value="113">
            <text:p>113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661"/>
          <table:table-cell office:value-type="string">
            <text:p>PANTONE 208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ECEDF</text:p>
          </table:table-cell>
          <table:table-cell office:value-type="float" office:value="222">
            <text:p>222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table:number-columns-repeated="2"/>
          <table:table-cell table:style-name="ce662"/>
          <table:table-cell office:value-type="string">
            <text:p>PANTONE 2086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989B9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2"/>
          <table:table-cell table:style-name="ce663"/>
          <table:table-cell office:value-type="string">
            <text:p>PANTONE 2087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385B6</text:p>
          </table:table-cell>
          <table:table-cell office:value-type="float" office:value="147">
            <text:p>147</text:p>
          </table:table-cell>
          <table:table-cell office:value-type="float" office:value="133">
            <text:p>133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664"/>
          <table:table-cell office:value-type="string">
            <text:p>PANTONE 2088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A6AA5</text:p>
          </table:table-cell>
          <table:table-cell office:value-type="float" office:value="122">
            <text:p>122</text:p>
          </table:table-cell>
          <table:table-cell office:value-type="float" office:value="106">
            <text:p>106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665"/>
          <table:table-cell office:value-type="string">
            <text:p>PANTONE 2089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75293</text:p>
          </table:table-cell>
          <table:table-cell office:value-type="float" office:value="103">
            <text:p>103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666"/>
          <table:table-cell office:value-type="string">
            <text:p>PANTONE 2090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1468B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667"/>
          <table:table-cell office:value-type="string">
            <text:p>PANTONE 2091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13881</text:p>
          </table:table-cell>
          <table:table-cell office:value-type="float" office:value="81">
            <text:p>81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668"/>
          <table:table-cell office:value-type="string">
            <text:p>PANTONE 209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2A6CA</text:p>
          </table:table-cell>
          <table:table-cell office:value-type="float" office:value="178">
            <text:p>178</text:p>
          </table:table-cell>
          <table:table-cell office:value-type="float" office:value="166">
            <text:p>166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669"/>
          <table:table-cell office:value-type="string">
            <text:p>PANTONE 2093</text:p>
          </table:table-cell>
          <table:table-cell table:number-columns-repeated="2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A198C1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670"/>
          <table:table-cell office:value-type="string">
            <text:p>PANTONE 209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847CAE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671"/>
          <table:table-cell office:value-type="string">
            <text:p>PANTONE 209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065A3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672"/>
          <table:table-cell office:value-type="string">
            <text:p>PANTONE 2096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E5194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673"/>
          <table:table-cell office:value-type="string">
            <text:p>PANTONE 2097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E5195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2"/>
          <table:table-cell table:style-name="ce674"/>
          <table:table-cell office:value-type="string">
            <text:p>PANTONE 2098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83E8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675"/>
          <table:table-cell office:value-type="string">
            <text:p>PANTONE 209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#A89AC2</text:p>
          </table:table-cell>
          <table:table-cell office:value-type="float" office:value="168">
            <text:p>168</text:p>
          </table:table-cell>
          <table:table-cell office:value-type="float" office:value="154">
            <text:p>154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676"/>
          <table:table-cell office:value-type="string">
            <text:p>PANTONE 2100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B91BE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677"/>
          <table:table-cell office:value-type="string">
            <text:p>PANTONE 2101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47FB4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678"/>
          <table:table-cell office:value-type="string">
            <text:p>PANTONE 2102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E5C9F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679"/>
          <table:table-cell office:value-type="string">
            <text:p>PANTONE 210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64C93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680"/>
          <table:table-cell office:value-type="string">
            <text:p>PANTONE 2104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44089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681"/>
          <table:table-cell office:value-type="string">
            <text:p>PANTONE 210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382C75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682"/>
          <table:table-cell office:value-type="string">
            <text:p>PANTONE 2106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B7C0D3</text:p>
          </table:table-cell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number-columns-repeated="2"/>
          <table:table-cell table:style-name="ce683"/>
          <table:table-cell office:value-type="string">
            <text:p>PANTONE 2107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#9EA3B7</text:p>
          </table:table-cell>
          <table:table-cell office:value-type="float" office:value="158">
            <text:p>158</text:p>
          </table:table-cell>
          <table:table-cell office:value-type="float" office:value="163">
            <text:p>163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684"/>
          <table:table-cell office:value-type="string">
            <text:p>PANTONE 210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#7A85A0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685"/>
          <table:table-cell office:value-type="string">
            <text:p>PANTONE 2109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#5C6D8B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686"/>
          <table:table-cell office:value-type="string">
            <text:p>PANTONE 2110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#515D82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687"/>
          <table:table-cell office:value-type="string">
            <text:p>PANTONE 2111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>#3F5173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688"/>
          <table:table-cell office:value-type="string">
            <text:p>PANTONE 2112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#2A3065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689"/>
          <table:table-cell office:value-type="string">
            <text:p>PANTONE 2113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0ADD3</text:p>
          </table:table-cell>
          <table:table-cell office:value-type="float" office:value="160">
            <text:p>160</text:p>
          </table:table-cell>
          <table:table-cell office:value-type="float" office:value="173">
            <text:p>173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table:number-columns-repeated="2"/>
          <table:table-cell table:style-name="ce690"/>
          <table:table-cell office:value-type="string">
            <text:p>PANTONE 2114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38FC0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691"/>
          <table:table-cell office:value-type="string">
            <text:p>PANTONE 2115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57FB8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692"/>
          <table:table-cell office:value-type="string">
            <text:p>PANTONE 2116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66EAC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693"/>
          <table:table-cell office:value-type="string">
            <text:p>PANTONE 2117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A4C93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694"/>
          <table:table-cell office:value-type="string">
            <text:p>PANTONE 2118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#31397F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695"/>
          <table:table-cell office:value-type="string">
            <text:p>PANTONE 2119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#2F366A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696"/>
          <table:table-cell office:value-type="string">
            <text:p>PANTONE 212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1D1E7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697"/>
          <table:table-cell office:value-type="string">
            <text:p>PANTONE 2121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CADD6</text:p>
          </table:table-cell>
          <table:table-cell office:value-type="float" office:value="140">
            <text:p>140</text:p>
          </table:table-cell>
          <table:table-cell office:value-type="float" office:value="173">
            <text:p>173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698"/>
          <table:table-cell office:value-type="string">
            <text:p>PANTONE 2122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6ABD2</text:p>
          </table:table-cell>
          <table:table-cell office:value-type="float" office:value="150">
            <text:p>150</text:p>
          </table:table-cell>
          <table:table-cell office:value-type="float" office:value="171">
            <text:p>171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699"/>
          <table:table-cell office:value-type="string">
            <text:p>PANTONE 2123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F8CC2</text:p>
          </table:table-cell>
          <table:table-cell office:value-type="float" office:value="111">
            <text:p>111</text:p>
          </table:table-cell>
          <table:table-cell office:value-type="float" office:value="140">
            <text:p>140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700"/>
          <table:table-cell office:value-type="string">
            <text:p>PANTONE 2124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37DB7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701"/>
          <table:table-cell office:value-type="string">
            <text:p>PANTONE 2125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670AF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702"/>
          <table:table-cell office:value-type="string">
            <text:p>PANTONE 2126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D519A</text:p>
          </table:table-cell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703"/>
          <table:table-cell office:value-type="string">
            <text:p>PANTONE 212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8CFE7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704"/>
          <table:table-cell office:value-type="string">
            <text:p>PANTONE 2128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2B2D9</text:p>
          </table:table-cell>
          <table:table-cell office:value-type="float" office:value="146">
            <text:p>146</text:p>
          </table:table-cell>
          <table:table-cell office:value-type="float" office:value="178">
            <text:p>178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705"/>
          <table:table-cell office:value-type="string">
            <text:p>PANTONE 2129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593C8</text:p>
          </table:table-cell>
          <table:table-cell office:value-type="float" office:value="101">
            <text:p>101</text:p>
          </table:table-cell>
          <table:table-cell office:value-type="float" office:value="147">
            <text:p>147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706"/>
          <table:table-cell office:value-type="string">
            <text:p>PANTONE 2130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A7FBC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707"/>
          <table:table-cell office:value-type="string">
            <text:p>PANTONE 213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66AAD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708"/>
          <table:table-cell office:value-type="string">
            <text:p>PANTONE 2132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064A9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709"/>
          <table:table-cell office:value-type="string">
            <text:p>PANTONE 2133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155EA4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710"/>
          <table:table-cell office:value-type="string">
            <text:p>PANTONE 2134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6A9D0</text:p>
          </table:table-cell>
          <table:table-cell office:value-type="float" office:value="150">
            <text:p>150</text:p>
          </table:table-cell>
          <table:table-cell office:value-type="float" office:value="169">
            <text:p>169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711"/>
          <table:table-cell office:value-type="string">
            <text:p>PANTONE 2135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788BE</text:p>
          </table:table-cell>
          <table:table-cell office:value-type="float" office:value="103">
            <text:p>103</text:p>
          </table:table-cell>
          <table:table-cell office:value-type="float" office:value="136">
            <text:p>136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712"/>
          <table:table-cell office:value-type="string">
            <text:p>PANTONE 2136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#7B92AD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713"/>
          <table:table-cell office:value-type="string">
            <text:p>PANTONE 2137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#637D9C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714"/>
          <table:table-cell office:value-type="string">
            <text:p>PANTONE 2138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string">
            <text:p>#637682</text:p>
          </table:table-cell>
          <table:table-cell office:value-type="float" office:value="99">
            <text:p>99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715"/>
          <table:table-cell office:value-type="string">
            <text:p>PANTONE 2139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#55718F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716"/>
          <table:table-cell office:value-type="string">
            <text:p>PANTONE 2140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string">
            <text:p>#2F4E74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717"/>
          <table:table-cell office:value-type="string">
            <text:p>PANTONE 2141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5B8DF</text:p>
          </table:table-cell>
          <table:table-cell office:value-type="float" office:value="133">
            <text:p>133</text:p>
          </table:table-cell>
          <table:table-cell office:value-type="float" office:value="184">
            <text:p>184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table:number-columns-repeated="2"/>
          <table:table-cell table:style-name="ce718"/>
          <table:table-cell office:value-type="string">
            <text:p>PANTONE 2142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9A5D2</text:p>
          </table:table-cell>
          <table:table-cell office:value-type="float" office:value="121">
            <text:p>121</text:p>
          </table:table-cell>
          <table:table-cell office:value-type="float" office:value="165">
            <text:p>165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719"/>
          <table:table-cell office:value-type="string">
            <text:p>PANTONE 2143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384BF</text:p>
          </table:table-cell>
          <table:table-cell office:value-type="float" office:value="67">
            <text:p>67</text:p>
          </table:table-cell>
          <table:table-cell office:value-type="float" office:value="132">
            <text:p>132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720"/>
          <table:table-cell office:value-type="string">
            <text:p>PANTONE 2144</text:p>
          </table:table-cell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69AD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721"/>
          <table:table-cell office:value-type="string">
            <text:p>PANTONE 2145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#115391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722"/>
          <table:table-cell office:value-type="string">
            <text:p>PANTONE 2146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#1D4481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723"/>
          <table:table-cell office:value-type="string">
            <text:p>PANTONE 2147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#2A3B80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724"/>
          <table:table-cell office:value-type="string">
            <text:p>PANTONE 2148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#6690AB</text:p>
          </table:table-cell>
          <table:table-cell office:value-type="float" office:value="102">
            <text:p>102</text:p>
          </table:table-cell>
          <table:table-cell office:value-type="float" office:value="144">
            <text:p>144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725"/>
          <table:table-cell office:value-type="string">
            <text:p>PANTONE 2149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#5085A4</text:p>
          </table:table-cell>
          <table:table-cell office:value-type="float" office:value="80">
            <text:p>80</text:p>
          </table:table-cell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726"/>
          <table:table-cell office:value-type="string">
            <text:p>PANTONE 2150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#407797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727"/>
          <table:table-cell office:value-type="string">
            <text:p>PANTONE 2151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#1C6EA5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728"/>
          <table:table-cell office:value-type="string">
            <text:p>PANTONE 2152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>#13658B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729"/>
          <table:table-cell office:value-type="string">
            <text:p>PANTONE 2153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string">
            <text:p>#01537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730"/>
          <table:table-cell office:value-type="string">
            <text:p>PANTONE 2154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#01477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731"/>
          <table:table-cell office:value-type="string">
            <text:p>PANTONE 2155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A8BDCE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732"/>
          <table:table-cell office:value-type="string">
            <text:p>PANTONE 2156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#8CA8BF</text:p>
          </table:table-cell>
          <table:table-cell office:value-type="float" office:value="140">
            <text:p>140</text:p>
          </table:table-cell>
          <table:table-cell office:value-type="float" office:value="168">
            <text:p>168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733"/>
          <table:table-cell office:value-type="string">
            <text:p>PANTONE 2157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#7196B1</text:p>
          </table:table-cell>
          <table:table-cell office:value-type="float" office:value="113">
            <text:p>113</text:p>
          </table:table-cell>
          <table:table-cell office:value-type="float" office:value="150">
            <text:p>150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734"/>
          <table:table-cell office:value-type="string">
            <text:p>PANTONE 2158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#5784A2</text:p>
          </table:table-cell>
          <table:table-cell office:value-type="float" office:value="87">
            <text:p>87</text:p>
          </table:table-cell>
          <table:table-cell office:value-type="float" office:value="132">
            <text:p>132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735"/>
          <table:table-cell office:value-type="string">
            <text:p>PANTONE 2159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#4E7A99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736"/>
          <table:table-cell office:value-type="string">
            <text:p>PANTONE 2160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#3C6F8E</text:p>
          </table:table-cell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737"/>
          <table:table-cell office:value-type="string">
            <text:p>PANTONE 2161</text:p>
          </table:table-cell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#17597E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738"/>
          <table:table-cell office:value-type="string">
            <text:p>PANTONE 216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#9BABB5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739"/>
          <table:table-cell office:value-type="string">
            <text:p>PANTONE 2163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#82979F</text:p>
          </table:table-cell>
          <table:table-cell office:value-type="float" office:value="130">
            <text:p>130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740"/>
          <table:table-cell office:value-type="string">
            <text:p>PANTONE 2164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#728E9C</text:p>
          </table:table-cell>
          <table:table-cell office:value-type="float" office:value="114">
            <text:p>114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741"/>
          <table:table-cell office:value-type="string">
            <text:p>PANTONE 2165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string">
            <text:p>#597A8B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742"/>
          <table:table-cell office:value-type="string">
            <text:p>PANTONE 2166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#496B7E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743"/>
          <table:table-cell office:value-type="string">
            <text:p>PANTONE 2167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#3F6578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744"/>
          <table:table-cell office:value-type="string">
            <text:p>PANTONE 2168</text:p>
          </table:table-cell>
          <table:table-cell office:value-type="float" office:value="91">
            <text:p>91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string">
            <text:p>#134153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745"/>
          <table:table-cell office:value-type="string">
            <text:p>PANTONE 2169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81B1D1</text:p>
          </table:table-cell>
          <table:table-cell office:value-type="float" office:value="129">
            <text:p>129</text:p>
          </table:table-cell>
          <table:table-cell office:value-type="float" office:value="177">
            <text:p>177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746"/>
          <table:table-cell office:value-type="string">
            <text:p>PANTONE 2170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4699C5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747"/>
          <table:table-cell office:value-type="string">
            <text:p>PANTONE 2171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FA0D6</text:p>
          </table:table-cell>
          <table:table-cell office:value-type="float" office:value="63">
            <text:p>63</text:p>
          </table:table-cell>
          <table:table-cell office:value-type="float" office:value="160">
            <text:p>16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748"/>
          <table:table-cell office:value-type="string">
            <text:p>PANTONE 2172</text:p>
          </table:table-cell>
          <table:table-cell office:value-type="float" office:value="86">
            <text:p>86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880BF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749"/>
          <table:table-cell office:value-type="string">
            <text:p>PANTONE 2173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9C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750"/>
          <table:table-cell office:value-type="string">
            <text:p>PANTONE 2174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76BB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751"/>
          <table:table-cell office:value-type="string">
            <text:p>PANTONE 2175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6CB4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752"/>
          <table:table-cell office:value-type="string">
            <text:p>PANTONE 217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ADBFC1</text:p>
          </table:table-cell>
          <table:table-cell office:value-type="float" office:value="173">
            <text:p>173</text:p>
          </table:table-cell>
          <table:table-cell office:value-type="float" office:value="191">
            <text:p>19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753"/>
          <table:table-cell office:value-type="string">
            <text:p>PANTONE 2177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#769FAB</text:p>
          </table:table-cell>
          <table:table-cell office:value-type="float" office:value="118">
            <text:p>118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754"/>
          <table:table-cell office:value-type="string">
            <text:p>PANTONE 2178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>
            <text:p>#508697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755"/>
          <table:table-cell office:value-type="string">
            <text:p>PANTONE 2179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string">
            <text:p>#407685</text:p>
          </table:table-cell>
          <table:table-cell office:value-type="float" office:value="64">
            <text:p>64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756"/>
          <table:table-cell office:value-type="string">
            <text:p>PANTONE 2180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#2F6979</text:p>
          </table:table-cell>
          <table:table-cell office:value-type="float" office:value="47">
            <text:p>47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757"/>
          <table:table-cell office:value-type="string">
            <text:p>PANTONE 2181</text:p>
          </table:table-cell>
          <table:table-cell office:value-type="float" office:value="89">
            <text:p>8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#1C5668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758"/>
          <table:table-cell office:value-type="string">
            <text:p>PANTONE 2182</text:p>
          </table:table-cell>
          <table:table-cell office:value-type="float" office:value="93">
            <text:p>9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string">
            <text:p>#154F5F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759"/>
          <table:table-cell office:value-type="string">
            <text:p>PANTONE 2183</text:p>
          </table:table-cell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#0094BA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760"/>
          <table:table-cell office:value-type="string">
            <text:p>PANTONE 2184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BCB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761"/>
          <table:table-cell office:value-type="string">
            <text:p>PANTONE 218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#007CA8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762"/>
          <table:table-cell office:value-type="string">
            <text:p>PANTONE 2186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#00548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763"/>
          <table:table-cell office:value-type="string">
            <text:p>PANTONE 2187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#00527F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764"/>
          <table:table-cell office:value-type="string">
            <text:p>PANTONE 2188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#00476C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765"/>
          <table:table-cell office:value-type="string">
            <text:p>PANTONE 2189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#0D394E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</table:table-row>
        <table:table-row table:style-name="ro2">
          <table:table-cell table:number-columns-repeated="2"/>
          <table:table-cell table:style-name="ce766"/>
          <table:table-cell office:value-type="string">
            <text:p>PANTONE 219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FB1E2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table:number-columns-repeated="2"/>
          <table:table-cell table:style-name="ce767"/>
          <table:table-cell office:value-type="string">
            <text:p>PANTONE 219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5A0D9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table:number-columns-repeated="2"/>
          <table:table-cell table:style-name="ce768"/>
          <table:table-cell office:value-type="string">
            <text:p>PANTONE 2192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94D2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769"/>
          <table:table-cell office:value-type="string">
            <text:p>PANTONE 2193</text:p>
          </table:table-cell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CCC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number-columns-repeated="2"/>
          <table:table-cell table:style-name="ce770"/>
          <table:table-cell office:value-type="string">
            <text:p>PANTONE 2194</text:p>
          </table:table-cell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7C9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771"/>
          <table:table-cell office:value-type="string">
            <text:p>PANTONE 2195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74BC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772"/>
          <table:table-cell office:value-type="string">
            <text:p>PANTONE 2196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#006BAD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773"/>
          <table:table-cell office:value-type="string">
            <text:p>PANTONE 21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#8AC8D4</text:p>
          </table:table-cell>
          <table:table-cell office:value-type="float" office:value="138">
            <text:p>138</text:p>
          </table:table-cell>
          <table:table-cell office:value-type="float" office:value="200">
            <text:p>200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774"/>
          <table:table-cell office:value-type="string">
            <text:p>PANTONE 219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#65BCCD</text:p>
          </table:table-cell>
          <table:table-cell office:value-type="float" office:value="101">
            <text:p>101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2"/>
          <table:table-cell table:style-name="ce775"/>
          <table:table-cell office:value-type="string">
            <text:p>PANTONE 219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28B1CA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776"/>
          <table:table-cell office:value-type="string">
            <text:p>PANTONE 220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#00A8C3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table:number-columns-repeated="2"/>
          <table:table-cell table:style-name="ce777"/>
          <table:table-cell office:value-type="string">
            <text:p>PANTONE 220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00A9C8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778"/>
          <table:table-cell office:value-type="string">
            <text:p>PANTONE 220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009FD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number-columns-repeated="2"/>
          <table:table-cell table:style-name="ce779"/>
          <table:table-cell office:value-type="string">
            <text:p>PANTONE 220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#008AB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780"/>
          <table:table-cell office:value-type="string">
            <text:p>PANTONE 220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#B0CCD8</text:p>
          </table:table-cell>
          <table:table-cell office:value-type="float" office:value="176">
            <text:p>176</text:p>
          </table:table-cell>
          <table:table-cell office:value-type="float" office:value="204">
            <text:p>204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781"/>
          <table:table-cell office:value-type="string">
            <text:p>PANTONE 2205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#78AEBD</text:p>
          </table:table-cell>
          <table:table-cell office:value-type="float" office:value="120">
            <text:p>120</text:p>
          </table:table-cell>
          <table:table-cell office:value-type="float" office:value="174">
            <text:p>174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782"/>
          <table:table-cell office:value-type="string">
            <text:p>PANTONE 220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#6F9FB6</text:p>
          </table:table-cell>
          <table:table-cell office:value-type="float" office:value="111">
            <text:p>111</text:p>
          </table:table-cell>
          <table:table-cell office:value-type="float" office:value="159">
            <text:p>159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783"/>
          <table:table-cell office:value-type="string">
            <text:p>PANTONE 2207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#4B95AB</text:p>
          </table:table-cell>
          <table:table-cell office:value-type="float" office:value="75">
            <text:p>75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784"/>
          <table:table-cell office:value-type="string">
            <text:p>PANTONE 2208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#5889A1</text:p>
          </table:table-cell>
          <table:table-cell office:value-type="float" office:value="88">
            <text:p>88</text:p>
          </table:table-cell>
          <table:table-cell office:value-type="float" office:value="137">
            <text:p>137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785"/>
          <table:table-cell office:value-type="string">
            <text:p>PANTONE 2209</text:p>
          </table:table-cell>
          <table:table-cell office:value-type="float" office:value="79">
            <text:p>79</text:p>
          </table:table-cell>
          <table:table-cell table:number-columns-repeated="2"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string">
            <text:p>#43859A</text:p>
          </table:table-cell>
          <table:table-cell office:value-type="float" office:value="67">
            <text:p>67</text:p>
          </table:table-cell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786"/>
          <table:table-cell office:value-type="string">
            <text:p>PANTONE 2210</text:p>
          </table:table-cell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string">
            <text:p>#124C64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2"/>
          <table:table-cell table:style-name="ce787"/>
          <table:table-cell office:value-type="string">
            <text:p>PANTONE 2211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#75A0A3</text:p>
          </table:table-cell>
          <table:table-cell office:value-type="float" office:value="117">
            <text:p>117</text:p>
          </table:table-cell>
          <table:table-cell office:value-type="float" office:value="160">
            <text:p>160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788"/>
          <table:table-cell office:value-type="string">
            <text:p>PANTONE 2212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string">
            <text:p>#51848A</text:p>
          </table:table-cell>
          <table:table-cell office:value-type="float" office:value="81">
            <text:p>81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789"/>
          <table:table-cell office:value-type="string">
            <text:p>PANTONE 2213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#3C7176</text:p>
          </table:table-cell>
          <table:table-cell office:value-type="float" office:value="60">
            <text:p>60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790"/>
          <table:table-cell office:value-type="string">
            <text:p>PANTONE 2214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string">
            <text:p>#327179</text:p>
          </table:table-cell>
          <table:table-cell office:value-type="float" office:value="50">
            <text:p>50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791"/>
          <table:table-cell office:value-type="string">
            <text:p>PANTONE 2215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#215A67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table:number-columns-repeated="2"/>
          <table:table-cell table:style-name="ce792"/>
          <table:table-cell office:value-type="string">
            <text:p>PANTONE 221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#294F5A</text:p>
          </table:table-cell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793"/>
          <table:table-cell office:value-type="string">
            <text:p>PANTONE 221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string">
            <text:p>#113B4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794"/>
          <table:table-cell office:value-type="string">
            <text:p>PANTONE 221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#6BADB6</text:p>
          </table:table-cell>
          <table:table-cell office:value-type="float" office:value="107">
            <text:p>107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795"/>
          <table:table-cell office:value-type="string">
            <text:p>PANTONE 2219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#5BA6B1</text:p>
          </table:table-cell>
          <table:table-cell office:value-type="float" office:value="91">
            <text:p>91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796"/>
          <table:table-cell office:value-type="string">
            <text:p>PANTONE 2220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string">
            <text:p>#4395A2</text:p>
          </table:table-cell>
          <table:table-cell office:value-type="float" office:value="67">
            <text:p>67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797"/>
          <table:table-cell office:value-type="string">
            <text:p>PANTONE 2221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string">
            <text:p>#348796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798"/>
          <table:table-cell office:value-type="string">
            <text:p>PANTONE 2222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#178290</text:p>
          </table:table-cell>
          <table:table-cell office:value-type="float" office:value="23">
            <text:p>23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799"/>
          <table:table-cell office:value-type="string">
            <text:p>PANTONE 2223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string">
            <text:p>#00708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800"/>
          <table:table-cell office:value-type="string">
            <text:p>PANTONE 222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string">
            <text:p>#00627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801"/>
          <table:table-cell office:value-type="string">
            <text:p>PANTONE 222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97CACA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802"/>
          <table:table-cell office:value-type="string">
            <text:p>PANTONE 222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69BABE</text:p>
          </table:table-cell>
          <table:table-cell office:value-type="float" office:value="105">
            <text:p>105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803"/>
          <table:table-cell office:value-type="string">
            <text:p>PANTONE 222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#69BBBC</text:p>
          </table:table-cell>
          <table:table-cell office:value-type="float" office:value="105">
            <text:p>105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804"/>
          <table:table-cell office:value-type="string">
            <text:p>PANTONE 222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#009FAC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805"/>
          <table:table-cell office:value-type="string">
            <text:p>PANTONE 222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009BA7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806"/>
          <table:table-cell office:value-type="string">
            <text:p>PANTONE 223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string">
            <text:p>#008A90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807"/>
          <table:table-cell office:value-type="string">
            <text:p>PANTONE 223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#007E8A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08"/>
          <table:table-cell office:value-type="string">
            <text:p>PANTONE 2232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#6CB1B3</text:p>
          </table:table-cell>
          <table:table-cell office:value-type="float" office:value="108">
            <text:p>108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809"/>
          <table:table-cell office:value-type="string">
            <text:p>PANTONE 223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#4BA2A6</text:p>
          </table:table-cell>
          <table:table-cell office:value-type="float" office:value="75">
            <text:p>75</text:p>
          </table:table-cell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810"/>
          <table:table-cell office:value-type="string">
            <text:p>PANTONE 2234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#3C9A9F</text:p>
          </table:table-cell>
          <table:table-cell office:value-type="float" office:value="60">
            <text:p>60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811"/>
          <table:table-cell office:value-type="string">
            <text:p>PANTONE 2235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string">
            <text:p>#248E91</text:p>
          </table:table-cell>
          <table:table-cell office:value-type="float" office:value="36">
            <text:p>36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812"/>
          <table:table-cell office:value-type="string">
            <text:p>PANTONE 2236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string">
            <text:p>#318D90</text:p>
          </table:table-cell>
          <table:table-cell office:value-type="float" office:value="49">
            <text:p>49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813"/>
          <table:table-cell office:value-type="string">
            <text:p>PANTONE 2237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string">
            <text:p>#0F7F83</text:p>
          </table:table-cell>
          <table:table-cell office:value-type="float" office:value="15">
            <text:p>15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814"/>
          <table:table-cell office:value-type="string">
            <text:p>PANTONE 223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#00666C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815"/>
          <table:table-cell office:value-type="string">
            <text:p>PANTONE 223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#73BCAC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816"/>
          <table:table-cell office:value-type="string">
            <text:p>PANTONE 224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45AF99</text:p>
          </table:table-cell>
          <table:table-cell office:value-type="float" office:value="69">
            <text:p>69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817"/>
          <table:table-cell office:value-type="string">
            <text:p>PANTONE 2241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#4FA08D</text:p>
          </table:table-cell>
          <table:table-cell office:value-type="float" office:value="79">
            <text:p>79</text:p>
          </table:table-cell>
          <table:table-cell office:value-type="float" office:value="160">
            <text:p>160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818"/>
          <table:table-cell office:value-type="string">
            <text:p>PANTONE 224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#009B7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table:number-columns-repeated="2"/>
          <table:table-cell table:style-name="ce819"/>
          <table:table-cell office:value-type="string">
            <text:p>PANTONE 2243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string">
            <text:p>#009376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820"/>
          <table:table-cell office:value-type="string">
            <text:p>PANTONE 2244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string">
            <text:p>#227E65</text:p>
          </table:table-cell>
          <table:table-cell office:value-type="float" office:value="34">
            <text:p>34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821"/>
          <table:table-cell office:value-type="string">
            <text:p>PANTONE 22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string">
            <text:p>#007E51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822"/>
          <table:table-cell office:value-type="string">
            <text:p>PANTONE 224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#AED0B4</text:p>
          </table:table-cell>
          <table:table-cell office:value-type="float" office:value="174">
            <text:p>174</text:p>
          </table:table-cell>
          <table:table-cell office:value-type="float" office:value="208">
            <text:p>208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823"/>
          <table:table-cell office:value-type="string">
            <text:p>PANTONE 2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7CBA96</text:p>
          </table:table-cell>
          <table:table-cell office:value-type="float" office:value="124">
            <text:p>124</text:p>
          </table:table-cell>
          <table:table-cell office:value-type="float" office:value="186">
            <text:p>18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824"/>
          <table:table-cell office:value-type="string">
            <text:p>PANTONE 224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69B48D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825"/>
          <table:table-cell office:value-type="string">
            <text:p>PANTONE 224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#39A578</text:p>
          </table:table-cell>
          <table:table-cell office:value-type="float" office:value="57">
            <text:p>57</text:p>
          </table:table-cell>
          <table:table-cell office:value-type="float" office:value="165">
            <text:p>16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826"/>
          <table:table-cell office:value-type="string">
            <text:p>PANTONE 225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#21A16D</text:p>
          </table:table-cell>
          <table:table-cell office:value-type="float" office:value="33">
            <text:p>33</text:p>
          </table:table-cell>
          <table:table-cell office:value-type="float" office:value="161">
            <text:p>161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827"/>
          <table:table-cell office:value-type="string">
            <text:p>PANTONE 225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#00975D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828"/>
          <table:table-cell office:value-type="string">
            <text:p>PANTONE 225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#00934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829"/>
          <table:table-cell office:value-type="string">
            <text:p>PANTONE 225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#C9DDC3</text:p>
          </table:table-cell>
          <table:table-cell office:value-type="float" office:value="201">
            <text:p>201</text:p>
          </table:table-cell>
          <table:table-cell office:value-type="float" office:value="221">
            <text:p>221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table:number-columns-repeated="2"/>
          <table:table-cell table:style-name="ce830"/>
          <table:table-cell office:value-type="string">
            <text:p>PANTONE 225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#B7D2AA</text:p>
          </table:table-cell>
          <table:table-cell office:value-type="float" office:value="183">
            <text:p>183</text:p>
          </table:table-cell>
          <table:table-cell office:value-type="float" office:value="210">
            <text:p>21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831"/>
          <table:table-cell office:value-type="string">
            <text:p>PANTONE 225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97C28E</text:p>
          </table:table-cell>
          <table:table-cell office:value-type="float" office:value="151">
            <text:p>151</text:p>
          </table:table-cell>
          <table:table-cell office:value-type="float" office:value="194">
            <text:p>19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832"/>
          <table:table-cell office:value-type="string">
            <text:p>PANTONE 225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#72B370</text:p>
          </table:table-cell>
          <table:table-cell office:value-type="float" office:value="114">
            <text:p>114</text:p>
          </table:table-cell>
          <table:table-cell office:value-type="float" office:value="179">
            <text:p>179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833"/>
          <table:table-cell office:value-type="string">
            <text:p>PANTONE 225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#009739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834"/>
          <table:table-cell office:value-type="string">
            <text:p>PANTONE 225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>#008B2F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835"/>
          <table:table-cell office:value-type="string">
            <text:p>PANTONE 225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string">
            <text:p>#187329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836"/>
          <table:table-cell office:value-type="string">
            <text:p>PANTONE 226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#B8D2A3</text:p>
          </table:table-cell>
          <table:table-cell office:value-type="float" office:value="184">
            <text:p>184</text:p>
          </table:table-cell>
          <table:table-cell office:value-type="float" office:value="210">
            <text:p>210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837"/>
          <table:table-cell office:value-type="string">
            <text:p>PANTONE 226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#99BE8A</text:p>
          </table:table-cell>
          <table:table-cell office:value-type="float" office:value="153">
            <text:p>153</text:p>
          </table:table-cell>
          <table:table-cell office:value-type="float" office:value="190">
            <text:p>190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38"/>
          <table:table-cell office:value-type="string">
            <text:p>PANTONE 2262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string">
            <text:p>#84AD74</text:p>
          </table:table-cell>
          <table:table-cell office:value-type="float" office:value="132">
            <text:p>132</text:p>
          </table:table-cell>
          <table:table-cell office:value-type="float" office:value="173">
            <text:p>173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839"/>
          <table:table-cell office:value-type="string">
            <text:p>PANTONE 2263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string">
            <text:p>#659256</text:p>
          </table:table-cell>
          <table:table-cell office:value-type="float" office:value="101">
            <text:p>101</text:p>
          </table:table-cell>
          <table:table-cell office:value-type="float" office:value="146">
            <text:p>146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table:style-name="ce840"/>
          <table:table-cell office:value-type="string">
            <text:p>PANTONE 2264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string">
            <text:p>#6A9860</text:p>
          </table:table-cell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841"/>
          <table:table-cell office:value-type="string">
            <text:p>PANTONE 2265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string">
            <text:p>#44763C</text:p>
          </table:table-cell>
          <table:table-cell office:value-type="float" office:value="68">
            <text:p>68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842"/>
          <table:table-cell office:value-type="string">
            <text:p>PANTONE 226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string">
            <text:p>#2D5628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843"/>
          <table:table-cell office:value-type="string">
            <text:p>PANTONE 226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#B5D1A2</text:p>
          </table:table-cell>
          <table:table-cell office:value-type="float" office:value="181">
            <text:p>181</text:p>
          </table:table-cell>
          <table:table-cell office:value-type="float" office:value="209">
            <text:p>209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844"/>
          <table:table-cell office:value-type="string">
            <text:p>PANTONE 226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#A1C894</text:p>
          </table:table-cell>
          <table:table-cell office:value-type="float" office:value="161">
            <text:p>161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845"/>
          <table:table-cell office:value-type="string">
            <text:p>PANTONE 2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#90BF73</text:p>
          </table:table-cell>
          <table:table-cell office:value-type="float" office:value="144">
            <text:p>144</text:p>
          </table:table-cell>
          <table:table-cell office:value-type="float" office:value="191">
            <text:p>191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846"/>
          <table:table-cell office:value-type="string">
            <text:p>PANTONE 227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#75B66D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847"/>
          <table:table-cell office:value-type="string">
            <text:p>PANTONE 227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#55A94C</text:p>
          </table:table-cell>
          <table:table-cell office:value-type="float" office:value="85">
            <text:p>85</text:p>
          </table:table-cell>
          <table:table-cell office:value-type="float" office:value="169">
            <text:p>169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848"/>
          <table:table-cell office:value-type="string">
            <text:p>PANTONE 227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#19993B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849"/>
          <table:table-cell office:value-type="string">
            <text:p>PANTONE 227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string">
            <text:p>#25732D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850"/>
          <table:table-cell office:value-type="string">
            <text:p>PANTONE 227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#D9E2B4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851"/>
          <table:table-cell office:value-type="string">
            <text:p>PANTONE 227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C6D79B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852"/>
          <table:table-cell office:value-type="string">
            <text:p>PANTONE 2276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#8EA851</text:p>
          </table:table-cell>
          <table:table-cell office:value-type="float" office:value="142">
            <text:p>142</text:p>
          </table:table-cell>
          <table:table-cell office:value-type="float" office:value="168">
            <text:p>168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853"/>
          <table:table-cell office:value-type="string">
            <text:p>PANTONE 227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string">
            <text:p>#59943C</text:p>
          </table:table-cell>
          <table:table-cell office:value-type="float" office:value="89">
            <text:p>89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854"/>
          <table:table-cell office:value-type="string">
            <text:p>PANTONE 227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 office:value-type="string">
            <text:p>#588631</text:p>
          </table:table-cell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855"/>
          <table:table-cell office:value-type="string">
            <text:p>PANTONE 227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string">
            <text:p>#587528</text:p>
          </table:table-cell>
          <table:table-cell office:value-type="float" office:value="88">
            <text:p>88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856"/>
          <table:table-cell office:value-type="string">
            <text:p>PANTONE 228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string">
            <text:p>#486A24</text:p>
          </table:table-cell>
          <table:table-cell office:value-type="float" office:value="72">
            <text:p>72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857"/>
          <table:table-cell office:value-type="string">
            <text:p>PANTONE 22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#D9E1A9</text:p>
          </table:table-cell>
          <table:table-cell office:value-type="float" office:value="217">
            <text:p>217</text:p>
          </table:table-cell>
          <table:table-cell office:value-type="float" office:value="225">
            <text:p>225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858"/>
          <table:table-cell office:value-type="string">
            <text:p>PANTONE 228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#CCDDAF</text:p>
          </table:table-cell>
          <table:table-cell office:value-type="float" office:value="204">
            <text:p>204</text:p>
          </table:table-cell>
          <table:table-cell office:value-type="float" office:value="221">
            <text:p>221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859"/>
          <table:table-cell office:value-type="string">
            <text:p>PANTONE 228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#B3CF8E</text:p>
          </table:table-cell>
          <table:table-cell office:value-type="float" office:value="179">
            <text:p>179</text:p>
          </table:table-cell>
          <table:table-cell office:value-type="float" office:value="207">
            <text:p>20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860"/>
          <table:table-cell office:value-type="string">
            <text:p>PANTONE 228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B9D18E</text:p>
          </table:table-cell>
          <table:table-cell office:value-type="float" office:value="185">
            <text:p>185</text:p>
          </table:table-cell>
          <table:table-cell office:value-type="float" office:value="209">
            <text:p>209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861"/>
          <table:table-cell office:value-type="string">
            <text:p>PANTONE 22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#A5C776</text:p>
          </table:table-cell>
          <table:table-cell office:value-type="float" office:value="165">
            <text:p>165</text:p>
          </table:table-cell>
          <table:table-cell office:value-type="float" office:value="199">
            <text:p>199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862"/>
          <table:table-cell office:value-type="string">
            <text:p>PANTONE 228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#9DC04C</text:p>
          </table:table-cell>
          <table:table-cell office:value-type="float" office:value="157">
            <text:p>157</text:p>
          </table:table-cell>
          <table:table-cell office:value-type="float" office:value="192">
            <text:p>192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863"/>
          <table:table-cell office:value-type="string">
            <text:p>PANTONE 228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#79B33F</text:p>
          </table:table-cell>
          <table:table-cell office:value-type="float" office:value="121">
            <text:p>121</text:p>
          </table:table-cell>
          <table:table-cell office:value-type="float" office:value="179">
            <text:p>17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864"/>
          <table:table-cell office:value-type="string">
            <text:p>PANTONE 228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#CBD98E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865"/>
          <table:table-cell office:value-type="string">
            <text:p>PANTONE 228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CBD98A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66"/>
          <table:table-cell office:value-type="string">
            <text:p>PANTONE 229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#B9CF69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867"/>
          <table:table-cell office:value-type="string">
            <text:p>PANTONE 229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#B3CB60</text:p>
          </table:table-cell>
          <table:table-cell office:value-type="float" office:value="179">
            <text:p>179</text:p>
          </table:table-cell>
          <table:table-cell office:value-type="float" office:value="203">
            <text:p>203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868"/>
          <table:table-cell office:value-type="string">
            <text:p>PANTONE 229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#9DC149</text:p>
          </table:table-cell>
          <table:table-cell office:value-type="float" office:value="157">
            <text:p>157</text:p>
          </table:table-cell>
          <table:table-cell office:value-type="float" office:value="193">
            <text:p>193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869"/>
          <table:table-cell office:value-type="string">
            <text:p>PANTONE 229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#99BE48</text:p>
          </table:table-cell>
          <table:table-cell office:value-type="float" office:value="153">
            <text:p>153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870"/>
          <table:table-cell office:value-type="string">
            <text:p>PANTONE 2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string">
            <text:p>#84A837</text:p>
          </table:table-cell>
          <table:table-cell office:value-type="float" office:value="132">
            <text:p>132</text:p>
          </table:table-cell>
          <table:table-cell office:value-type="float" office:value="168">
            <text:p>168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871"/>
          <table:table-cell office:value-type="string">
            <text:p>PANTONE 229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DEE29F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872"/>
          <table:table-cell office:value-type="string">
            <text:p>PANTONE 229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#D6DF98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873"/>
          <table:table-cell office:value-type="string">
            <text:p>PANTONE 229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BFD275</text:p>
          </table:table-cell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874"/>
          <table:table-cell office:value-type="string">
            <text:p>PANTONE 229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B9CE6C</text:p>
          </table:table-cell>
          <table:table-cell office:value-type="float" office:value="185">
            <text:p>185</text:p>
          </table:table-cell>
          <table:table-cell office:value-type="float" office:value="206">
            <text:p>20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875"/>
          <table:table-cell office:value-type="string">
            <text:p>PANTONE 229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#A9C343</text:p>
          </table:table-cell>
          <table:table-cell office:value-type="float" office:value="169">
            <text:p>169</text:p>
          </table:table-cell>
          <table:table-cell office:value-type="float" office:value="195">
            <text:p>195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876"/>
          <table:table-cell office:value-type="string">
            <text:p>PANTONE 23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#ABC230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877"/>
          <table:table-cell office:value-type="string">
            <text:p>PANTONE 230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string">
            <text:p>#8CA71D</text:p>
          </table:table-cell>
          <table:table-cell office:value-type="float" office:value="140">
            <text:p>140</text:p>
          </table:table-cell>
          <table:table-cell office:value-type="float" office:value="167">
            <text:p>167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878"/>
          <table:table-cell office:value-type="string">
            <text:p>PANTONE 2302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#ADB85D</text:p>
          </table:table-cell>
          <table:table-cell office:value-type="float" office:value="173">
            <text:p>173</text:p>
          </table:table-cell>
          <table:table-cell office:value-type="float" office:value="184">
            <text:p>18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879"/>
          <table:table-cell office:value-type="string">
            <text:p>PANTONE 230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9EB164</text:p>
          </table:table-cell>
          <table:table-cell office:value-type="float" office:value="158">
            <text:p>158</text:p>
          </table:table-cell>
          <table:table-cell office:value-type="float" office:value="177">
            <text:p>17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2"/>
          <table:table-cell table:style-name="ce880"/>
          <table:table-cell office:value-type="string">
            <text:p>PANTONE 230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string">
            <text:p>#9FAB53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881"/>
          <table:table-cell office:value-type="string">
            <text:p>PANTONE 230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string">
            <text:p>#9AA126</text:p>
          </table:table-cell>
          <table:table-cell office:value-type="float" office:value="154">
            <text:p>154</text:p>
          </table:table-cell>
          <table:table-cell office:value-type="float" office:value="161">
            <text:p>16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882"/>
          <table:table-cell office:value-type="string">
            <text:p>PANTONE 2306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string">
            <text:p>#7D8D2A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883"/>
          <table:table-cell office:value-type="string">
            <text:p>PANTONE 230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#5F6B21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884"/>
          <table:table-cell office:value-type="string">
            <text:p>PANTONE 230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string">
            <text:p>#5A561A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2"/>
          <table:table-cell table:style-name="ce885"/>
          <table:table-cell office:value-type="string">
            <text:p>PANTONE 230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EACEB1</text:p>
          </table:table-cell>
          <table:table-cell office:value-type="float" office:value="234">
            <text:p>234</text:p>
          </table:table-cell>
          <table:table-cell office:value-type="float" office:value="206">
            <text:p>20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886"/>
          <table:table-cell office:value-type="string">
            <text:p>PANTONE 23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DAC1AB</text:p>
          </table:table-cell>
          <table:table-cell office:value-type="float" office:value="218">
            <text:p>218</text:p>
          </table:table-cell>
          <table:table-cell office:value-type="float" office:value="193">
            <text:p>193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887"/>
          <table:table-cell office:value-type="string">
            <text:p>PANTONE 23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#CEA88A</text:p>
          </table:table-cell>
          <table:table-cell office:value-type="float" office:value="206">
            <text:p>206</text:p>
          </table:table-cell>
          <table:table-cell office:value-type="float" office:value="168">
            <text:p>16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888"/>
          <table:table-cell office:value-type="string">
            <text:p>PANTONE 231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#B89980</text:p>
          </table:table-cell>
          <table:table-cell office:value-type="float" office:value="184">
            <text:p>184</text:p>
          </table:table-cell>
          <table:table-cell office:value-type="float" office:value="153">
            <text:p>153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889"/>
          <table:table-cell office:value-type="string">
            <text:p>PANTONE 2313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#C29669</text:p>
          </table:table-cell>
          <table:table-cell office:value-type="float" office:value="194">
            <text:p>194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890"/>
          <table:table-cell office:value-type="string">
            <text:p>PANTONE 2314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string">
            <text:p>#A77440</text:p>
          </table:table-cell>
          <table:table-cell office:value-type="float" office:value="167">
            <text:p>167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891"/>
          <table:table-cell office:value-type="string">
            <text:p>PANTONE 231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string">
            <text:p>#8C4A1D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892"/>
          <table:table-cell office:value-type="string">
            <text:p>PANTONE 2316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#BC9C7D</text:p>
          </table:table-cell>
          <table:table-cell office:value-type="float" office:value="188">
            <text:p>188</text:p>
          </table:table-cell>
          <table:table-cell office:value-type="float" office:value="156">
            <text:p>156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number-columns-repeated="2"/>
          <table:table-cell table:style-name="ce893"/>
          <table:table-cell office:value-type="string">
            <text:p>PANTONE 2317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#B79265</text:p>
          </table:table-cell>
          <table:table-cell office:value-type="float" office:value="183">
            <text:p>183</text:p>
          </table:table-cell>
          <table:table-cell office:value-type="float" office:value="146">
            <text:p>14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894"/>
          <table:table-cell office:value-type="string">
            <text:p>PANTONE 2318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string">
            <text:p>#A57E4D</text:p>
          </table:table-cell>
          <table:table-cell office:value-type="float" office:value="165">
            <text:p>165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895"/>
          <table:table-cell office:value-type="string">
            <text:p>PANTONE 2319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office:value-type="string">
            <text:p>#855923</text:p>
          </table:table-cell>
          <table:table-cell office:value-type="float" office:value="133">
            <text:p>133</text:p>
          </table:table-cell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896"/>
          <table:table-cell office:value-type="string">
            <text:p>PANTONE 2320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string">
            <text:p>#724B25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897"/>
          <table:table-cell office:value-type="string">
            <text:p>PANTONE 232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string">
            <text:p>#6B4F2D</text:p>
          </table:table-cell>
          <table:table-cell office:value-type="float" office:value="107">
            <text:p>107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898"/>
          <table:table-cell office:value-type="string">
            <text:p>PANTONE 2322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string">
            <text:p>#48331C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899"/>
          <table:table-cell office:value-type="string">
            <text:p>PANTONE 232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#BFBA9B</text:p>
          </table:table-cell>
          <table:table-cell office:value-type="float" office:value="191">
            <text:p>191</text:p>
          </table:table-cell>
          <table:table-cell office:value-type="float" office:value="186">
            <text:p>18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900"/>
          <table:table-cell office:value-type="string">
            <text:p>PANTONE 2324</text:p>
          </table:table-cell>
          <table:table-cell table:number-columns-repeated="2"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#AFA17C</text:p>
          </table:table-cell>
          <table:table-cell office:value-type="float" office:value="175">
            <text:p>175</text:p>
          </table:table-cell>
          <table:table-cell office:value-type="float" office:value="161">
            <text:p>16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901"/>
          <table:table-cell office:value-type="string">
            <text:p>PANTONE 2325</text:p>
          </table:table-cell>
          <table:table-cell table:number-columns-repeated="2"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#A59675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902"/>
          <table:table-cell office:value-type="string">
            <text:p>PANTONE 232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string">
            <text:p>#8C7E5B</text:p>
          </table:table-cell>
          <table:table-cell office:value-type="float" office:value="140">
            <text:p>140</text:p>
          </table:table-cell>
          <table:table-cell office:value-type="float" office:value="126">
            <text:p>126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903"/>
          <table:table-cell office:value-type="string">
            <text:p>PANTONE 2327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string">
            <text:p>#837B59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904"/>
          <table:table-cell office:value-type="string">
            <text:p>PANTONE 2328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office:value-type="string">
            <text:p>#756645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905"/>
          <table:table-cell office:value-type="string">
            <text:p>PANTONE 2329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string">
            <text:p>#675A39</text:p>
          </table:table-cell>
          <table:table-cell office:value-type="float" office:value="103">
            <text:p>103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906"/>
          <table:table-cell office:value-type="string">
            <text:p>PANTONE 233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#D9D7D0</text:p>
          </table:table-cell>
          <table:table-cell office:value-type="float" office:value="217">
            <text:p>217</text:p>
          </table:table-cell>
          <table:table-cell office:value-type="float" office:value="215">
            <text:p>21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907"/>
          <table:table-cell office:value-type="string">
            <text:p>PANTONE 233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#B0ACA5</text:p>
          </table:table-cell>
          <table:table-cell office:value-type="float" office:value="176">
            <text:p>176</text:p>
          </table:table-cell>
          <table:table-cell office:value-type="float" office:value="172">
            <text:p>172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908"/>
          <table:table-cell office:value-type="string">
            <text:p>PANTONE 233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#8F8A83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909"/>
          <table:table-cell office:value-type="string">
            <text:p>PANTONE 2333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#686E68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910"/>
          <table:table-cell office:value-type="string">
            <text:p>PANTONE 2334</text:p>
          </table:table-cell>
          <table:table-cell office:value-type="float" office:value="62">
            <text:p>62</text:p>
          </table:table-cell>
          <table:table-cell table:number-columns-repeated="2"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string">
            <text:p>#6C6962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911"/>
          <table:table-cell office:value-type="string">
            <text:p>PANTONE 233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string">
            <text:p>#555142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912"/>
          <table:table-cell office:value-type="string">
            <text:p>PANTONE 2336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string">
            <text:p>#49484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913"/>
          <table:table-cell office:value-type="string">
            <text:p>PANTONE 233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#EABAAF</text:p>
          </table:table-cell>
          <table:table-cell office:value-type="float" office:value="234">
            <text:p>234</text:p>
          </table:table-cell>
          <table:table-cell office:value-type="float" office:value="186">
            <text:p>186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914"/>
          <table:table-cell office:value-type="string">
            <text:p>PANTONE 2338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E1A59C</text:p>
          </table:table-cell>
          <table:table-cell office:value-type="float" office:value="225">
            <text:p>225</text:p>
          </table:table-cell>
          <table:table-cell office:value-type="float" office:value="165">
            <text:p>16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915"/>
          <table:table-cell office:value-type="string">
            <text:p>PANTONE 233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#E59A93</text:p>
          </table:table-cell>
          <table:table-cell office:value-type="float" office:value="229">
            <text:p>229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916"/>
          <table:table-cell office:value-type="string">
            <text:p>PANTONE 234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#D36D77</text:p>
          </table:table-cell>
          <table:table-cell office:value-type="float" office:value="211">
            <text:p>211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917"/>
          <table:table-cell office:value-type="string">
            <text:p>PANTONE 2341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#BB6C6B</text:p>
          </table:table-cell>
          <table:table-cell office:value-type="float" office:value="187">
            <text:p>187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918"/>
          <table:table-cell office:value-type="string">
            <text:p>PANTONE 2342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string">
            <text:p>#BC5B66</text:p>
          </table:table-cell>
          <table:table-cell office:value-type="float" office:value="188">
            <text:p>188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919"/>
          <table:table-cell office:value-type="string">
            <text:p>PANTONE 234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#AD5263</text:p>
          </table:table-cell>
          <table:table-cell office:value-type="float" office:value="173">
            <text:p>173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920"/>
          <table:table-cell office:value-type="string">
            <text:p>PANTONE 234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18979</text:p>
          </table:table-cell>
          <table:table-cell office:value-type="float" office:value="225">
            <text:p>225</text:p>
          </table:table-cell>
          <table:table-cell office:value-type="float" office:value="137">
            <text:p>13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921"/>
          <table:table-cell office:value-type="string">
            <text:p>PANTONE 234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E07E77</text:p>
          </table:table-cell>
          <table:table-cell office:value-type="float" office:value="224">
            <text:p>224</text:p>
          </table:table-cell>
          <table:table-cell office:value-type="float" office:value="126">
            <text:p>126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922"/>
          <table:table-cell office:value-type="string">
            <text:p>PANTONE 234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DD6D72</text:p>
          </table:table-cell>
          <table:table-cell office:value-type="float" office:value="221">
            <text:p>221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923"/>
          <table:table-cell office:value-type="string">
            <text:p>PANTONE 234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D73929</text:p>
          </table:table-cell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924"/>
          <table:table-cell office:value-type="string">
            <text:p>PANTONE 234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#DA575A</text:p>
          </table:table-cell>
          <table:table-cell office:value-type="float" office:value="218">
            <text:p>218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925"/>
          <table:table-cell office:value-type="string">
            <text:p>PANTONE 234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C7442A</text:p>
          </table:table-cell>
          <table:table-cell office:value-type="float" office:value="199">
            <text:p>199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926"/>
          <table:table-cell office:value-type="string">
            <text:p>PANTONE 235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#B12629</text:p>
          </table:table-cell>
          <table:table-cell office:value-type="float" office:value="177">
            <text:p>177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927"/>
          <table:table-cell office:value-type="string">
            <text:p>PANTONE 2351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F80AE</text:p>
          </table:table-cell>
          <table:table-cell office:value-type="float" office:value="191">
            <text:p>191</text:p>
          </table:table-cell>
          <table:table-cell office:value-type="float" office:value="128">
            <text:p>128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928"/>
          <table:table-cell office:value-type="string">
            <text:p>PANTONE 2352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5649B</text:p>
          </table:table-cell>
          <table:table-cell office:value-type="float" office:value="181">
            <text:p>181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929"/>
          <table:table-cell office:value-type="string">
            <text:p>PANTONE 2353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A5390</text:p>
          </table:table-cell>
          <table:table-cell office:value-type="float" office:value="186">
            <text:p>186</text:p>
          </table:table-cell>
          <table:table-cell office:value-type="float" office:value="83">
            <text:p>83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930"/>
          <table:table-cell office:value-type="string">
            <text:p>PANTONE 2354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#944F85</text:p>
          </table:table-cell>
          <table:table-cell office:value-type="float" office:value="148">
            <text:p>148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931"/>
          <table:table-cell office:value-type="string">
            <text:p>PANTONE 235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B1E75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932"/>
          <table:table-cell office:value-type="string">
            <text:p>PANTONE 2356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#762162</text:p>
          </table:table-cell>
          <table:table-cell office:value-type="float" office:value="118">
            <text:p>118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933"/>
          <table:table-cell office:value-type="string">
            <text:p>PANTONE 2357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#651641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934"/>
          <table:table-cell office:value-type="string">
            <text:p>PANTONE 235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#B0A8AE</text:p>
          </table:table-cell>
          <table:table-cell office:value-type="float" office:value="176">
            <text:p>176</text:p>
          </table:table-cell>
          <table:table-cell office:value-type="float" office:value="168">
            <text:p>168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935"/>
          <table:table-cell office:value-type="string">
            <text:p>PANTONE 2359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string">
            <text:p>#847A85</text:p>
          </table:table-cell>
          <table:table-cell office:value-type="float" office:value="132">
            <text:p>132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936"/>
          <table:table-cell office:value-type="string">
            <text:p>PANTONE 2360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string">
            <text:p>#84808F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937"/>
          <table:table-cell office:value-type="string">
            <text:p>PANTONE 2361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#72778F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938"/>
          <table:table-cell office:value-type="string">
            <text:p>PANTONE 2362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string">
            <text:p>#767286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939"/>
          <table:table-cell office:value-type="string">
            <text:p>PANTONE 2363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string">
            <text:p>#696074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940"/>
          <table:table-cell office:value-type="string">
            <text:p>PANTONE 2364</text:p>
          </table:table-cell>
          <table:table-cell table:number-columns-repeated="2"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#715F6F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941"/>
          <table:table-cell office:value-type="string">
            <text:p>PANTONE 236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8C1D7</text:p>
          </table:table-cell>
          <table:table-cell office:value-type="float" office:value="232">
            <text:p>232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942"/>
          <table:table-cell office:value-type="string">
            <text:p>PANTONE 2366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47DB4</text:p>
          </table:table-cell>
          <table:table-cell office:value-type="float" office:value="116">
            <text:p>116</text:p>
          </table:table-cell>
          <table:table-cell office:value-type="float" office:value="125">
            <text:p>12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943"/>
          <table:table-cell office:value-type="string">
            <text:p>PANTONE 2367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F599B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944"/>
          <table:table-cell office:value-type="string">
            <text:p>PANTONE 2368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B60A0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945"/>
          <table:table-cell office:value-type="string">
            <text:p>PANTONE 2369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3599C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946"/>
          <table:table-cell office:value-type="string">
            <text:p>PANTONE 237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7418D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947"/>
          <table:table-cell office:value-type="string">
            <text:p>PANTONE 2371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D3C8B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948"/>
          <table:table-cell office:value-type="string">
            <text:p>PANTONE 2372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#3E387E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949"/>
          <table:table-cell office:value-type="string">
            <text:p>PANTONE 2373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#7D8EA6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950"/>
          <table:table-cell office:value-type="string">
            <text:p>PANTONE 2374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#596A85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951"/>
          <table:table-cell office:value-type="string">
            <text:p>PANTONE 2375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A85B4</text:p>
          </table:table-cell>
          <table:table-cell office:value-type="float" office:value="202">
            <text:p>202</text:p>
          </table:table-cell>
          <table:table-cell office:value-type="float" office:value="133">
            <text:p>133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table:number-columns-repeated="2"/>
          <table:table-cell table:style-name="ce952"/>
          <table:table-cell office:value-type="string">
            <text:p>PANTONE 2376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string">
            <text:p>#596676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953"/>
          <table:table-cell office:value-type="string">
            <text:p>PANTONE 2377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#426176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954"/>
          <table:table-cell office:value-type="string">
            <text:p>PANTONE 2378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#464F68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955"/>
          <table:table-cell office:value-type="string">
            <text:p>PANTONE 2379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string">
            <text:p>#484B5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956"/>
          <table:table-cell office:value-type="string">
            <text:p>PANTONE 2380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string">
            <text:p>#313546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957"/>
          <table:table-cell office:value-type="string">
            <text:p>PANTONE 2381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19BC9</text:p>
          </table:table-cell>
          <table:table-cell office:value-type="float" office:value="113">
            <text:p>113</text:p>
          </table:table-cell>
          <table:table-cell office:value-type="float" office:value="155">
            <text:p>155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958"/>
          <table:table-cell office:value-type="string">
            <text:p>PANTONE 2382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F8DC4</text:p>
          </table:table-cell>
          <table:table-cell office:value-type="float" office:value="63">
            <text:p>63</text:p>
          </table:table-cell>
          <table:table-cell office:value-type="float" office:value="141">
            <text:p>141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959"/>
          <table:table-cell office:value-type="string">
            <text:p>PANTONE 2383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#377CB0</text:p>
          </table:table-cell>
          <table:table-cell office:value-type="float" office:value="55">
            <text:p>55</text:p>
          </table:table-cell>
          <table:table-cell office:value-type="float" office:value="124">
            <text:p>124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960"/>
          <table:table-cell office:value-type="string">
            <text:p>PANTONE 2384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#00679F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961"/>
          <table:table-cell office:value-type="string">
            <text:p>PANTONE 2385</text:p>
          </table:table-cell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B5398</text:p>
          </table:table-cell>
          <table:table-cell office:value-type="float" office:value="187">
            <text:p>187</text:p>
          </table:table-cell>
          <table:table-cell office:value-type="float" office:value="83">
            <text:p>83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962"/>
          <table:table-cell office:value-type="string">
            <text:p>PANTONE 2386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56FAB</text:p>
          </table:table-cell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963"/>
          <table:table-cell office:value-type="string">
            <text:p>PANTONE 2387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569A7</text:p>
          </table:table-cell>
          <table:table-cell office:value-type="float" office:value="53">
            <text:p>53</text:p>
          </table:table-cell>
          <table:table-cell office:value-type="float" office:value="105">
            <text:p>105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table:number-columns-repeated="2"/>
          <table:table-cell table:style-name="ce964"/>
          <table:table-cell office:value-type="string">
            <text:p>PANTONE 238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175296</text:p>
          </table:table-cell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965"/>
          <table:table-cell office:value-type="string">
            <text:p>PANTONE 2389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519EC5</text:p>
          </table:table-cell>
          <table:table-cell office:value-type="float" office:value="81">
            <text:p>81</text:p>
          </table:table-cell>
          <table:table-cell office:value-type="float" office:value="158">
            <text:p>15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966"/>
          <table:table-cell office:value-type="string">
            <text:p>PANTONE 2390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#1A7FAB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967"/>
          <table:table-cell office:value-type="string">
            <text:p>PANTONE 2391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#1183A3</text:p>
          </table:table-cell>
          <table:table-cell office:value-type="float" office:value="17">
            <text:p>17</text:p>
          </table:table-cell>
          <table:table-cell office:value-type="float" office:value="131">
            <text:p>131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968"/>
          <table:table-cell office:value-type="string">
            <text:p>PANTONE 2392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string">
            <text:p>#296880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969"/>
          <table:table-cell office:value-type="string">
            <text:p>PANTONE 2393</text:p>
          </table:table-cell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0096CD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table:number-columns-repeated="2"/>
          <table:table-cell table:style-name="ce970"/>
          <table:table-cell office:value-type="string">
            <text:p>PANTONE 239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008DCE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971"/>
          <table:table-cell office:value-type="string">
            <text:p>PANTONE 2395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7418F</text:p>
          </table:table-cell>
          <table:table-cell office:value-type="float" office:value="183">
            <text:p>183</text:p>
          </table:table-cell>
          <table:table-cell office:value-type="float" office:value="65">
            <text:p>6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972"/>
          <table:table-cell office:value-type="string">
            <text:p>PANTONE 2396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#009DB2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973"/>
          <table:table-cell office:value-type="string">
            <text:p>PANTONE 239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#00A9B3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974"/>
          <table:table-cell office:value-type="string">
            <text:p>PANTONE 2398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22ACA6</text:p>
          </table:table-cell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975"/>
          <table:table-cell office:value-type="string">
            <text:p>PANTONE 239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#009C96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976"/>
          <table:table-cell office:value-type="string">
            <text:p>PANTONE 24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00A49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977"/>
          <table:table-cell office:value-type="string">
            <text:p>PANTONE 240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#2AA694</text:p>
          </table:table-cell>
          <table:table-cell office:value-type="float" office:value="42">
            <text:p>42</text:p>
          </table:table-cell>
          <table:table-cell office:value-type="float" office:value="166">
            <text:p>16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978"/>
          <table:table-cell office:value-type="string">
            <text:p>PANTONE 240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00957E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979"/>
          <table:table-cell office:value-type="string">
            <text:p>PANTONE 24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string">
            <text:p>#00857A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980"/>
          <table:table-cell office:value-type="string">
            <text:p>PANTONE 240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#ADBD9E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981"/>
          <table:table-cell office:value-type="string">
            <text:p>PANTONE 2405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92581</text:p>
          </table:table-cell>
          <table:table-cell office:value-type="float" office:value="169">
            <text:p>169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982"/>
          <table:table-cell office:value-type="string">
            <text:p>PANTONE 240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#89A086</text:p>
          </table:table-cell>
          <table:table-cell office:value-type="float" office:value="137">
            <text:p>137</text:p>
          </table:table-cell>
          <table:table-cell office:value-type="float" office:value="160">
            <text:p>160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983"/>
          <table:table-cell office:value-type="string">
            <text:p>PANTONE 2407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#6E8B73</text:p>
          </table:table-cell>
          <table:table-cell office:value-type="float" office:value="110">
            <text:p>110</text:p>
          </table:table-cell>
          <table:table-cell office:value-type="float" office:value="139">
            <text:p>139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number-columns-repeated="2"/>
          <table:table-cell table:style-name="ce984"/>
          <table:table-cell office:value-type="string">
            <text:p>PANTONE 2408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string">
            <text:p>#4B7851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985"/>
          <table:table-cell office:value-type="string">
            <text:p>PANTONE 2409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string">
            <text:p>#4D6240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986"/>
          <table:table-cell office:value-type="string">
            <text:p>PANTONE 2410</text:p>
          </table:table-cell>
          <table:table-cell office:value-type="float" office:value="77">
            <text:p>77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string">
            <text:p>#425A3C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987"/>
          <table:table-cell office:value-type="string">
            <text:p>PANTONE 241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string">
            <text:p>#223D1E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988"/>
          <table:table-cell office:value-type="string">
            <text:p>PANTONE 241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#9BC7A5</text:p>
          </table:table-cell>
          <table:table-cell office:value-type="float" office:value="155">
            <text:p>155</text:p>
          </table:table-cell>
          <table:table-cell office:value-type="float" office:value="199">
            <text:p>199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989"/>
          <table:table-cell office:value-type="string">
            <text:p>PANTONE 241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58B39A</text:p>
          </table:table-cell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990"/>
          <table:table-cell office:value-type="string">
            <text:p>PANTONE 241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#55B07C</text:p>
          </table:table-cell>
          <table:table-cell office:value-type="float" office:value="85">
            <text:p>85</text:p>
          </table:table-cell>
          <table:table-cell office:value-type="float" office:value="176">
            <text:p>176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991"/>
          <table:table-cell office:value-type="string">
            <text:p>PANTONE 2415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#9E247B</text:p>
          </table:table-cell>
          <table:table-cell office:value-type="float" office:value="158">
            <text:p>158</text:p>
          </table:table-cell>
          <table:table-cell office:value-type="float" office:value="36">
            <text:p>36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992"/>
          <table:table-cell office:value-type="string">
            <text:p>PANTONE 241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3CAB79</text:p>
          </table:table-cell>
          <table:table-cell office:value-type="float" office:value="60">
            <text:p>60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993"/>
          <table:table-cell office:value-type="string">
            <text:p>PANTONE 2417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#3DA170</text:p>
          </table:table-cell>
          <table:table-cell office:value-type="float" office:value="61">
            <text:p>61</text:p>
          </table:table-cell>
          <table:table-cell office:value-type="float" office:value="161">
            <text:p>161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994"/>
          <table:table-cell office:value-type="string">
            <text:p>PANTONE 24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string">
            <text:p>#00884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995"/>
          <table:table-cell office:value-type="string">
            <text:p>PANTONE 2419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string">
            <text:p>#007B53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996"/>
          <table:table-cell office:value-type="string">
            <text:p>PANTONE 242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#60B066</text:p>
          </table:table-cell>
          <table:table-cell office:value-type="float" office:value="96">
            <text:p>96</text:p>
          </table:table-cell>
          <table:table-cell office:value-type="float" office:value="176">
            <text:p>17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997"/>
          <table:table-cell office:value-type="string">
            <text:p>PANTONE 242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#65AC3B</text:p>
          </table:table-cell>
          <table:table-cell office:value-type="float" office:value="101">
            <text:p>101</text:p>
          </table:table-cell>
          <table:table-cell office:value-type="float" office:value="172">
            <text:p>172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998"/>
          <table:table-cell office:value-type="string">
            <text:p>PANTONE 242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2F9E31</text:p>
          </table:table-cell>
          <table:table-cell office:value-type="float" office:value="47">
            <text:p>47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999"/>
          <table:table-cell office:value-type="string">
            <text:p>PANTONE 242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#329E31</text:p>
          </table:table-cell>
          <table:table-cell office:value-type="float" office:value="50">
            <text:p>50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1000"/>
          <table:table-cell office:value-type="string">
            <text:p>PANTONE 242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string">
            <text:p>#4B9A2B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001"/>
          <table:table-cell office:value-type="string">
            <text:p>PANTONE 242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#8A2666</text:p>
          </table:table-cell>
          <table:table-cell office:value-type="float" office:value="138">
            <text:p>138</text:p>
          </table:table-cell>
          <table:table-cell office:value-type="float" office:value="38">
            <text:p>3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002"/>
          <table:table-cell office:value-type="string">
            <text:p>PANTONE 242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00862B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003"/>
          <table:table-cell office:value-type="string">
            <text:p>PANTONE 242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#07571E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1004"/>
          <table:table-cell office:value-type="string">
            <text:p>PANTONE 2562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9AFCF</text:p>
          </table:table-cell>
          <table:table-cell office:value-type="float" office:value="201">
            <text:p>201</text:p>
          </table:table-cell>
          <table:table-cell office:value-type="float" office:value="175">
            <text:p>175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005"/>
          <table:table-cell office:value-type="string">
            <text:p>PANTONE 2563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3A8CB</text:p>
          </table:table-cell>
          <table:table-cell office:value-type="float" office:value="195">
            <text:p>195</text:p>
          </table:table-cell>
          <table:table-cell office:value-type="float" office:value="168">
            <text:p>16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1006"/>
          <table:table-cell office:value-type="string">
            <text:p>PANTONE 2567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69BC4</text:p>
          </table:table-cell>
          <table:table-cell office:value-type="float" office:value="182">
            <text:p>182</text:p>
          </table:table-cell>
          <table:table-cell office:value-type="float" office:value="155">
            <text:p>15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1007"/>
          <table:table-cell office:value-type="string">
            <text:p>PANTONE 2572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688B7</text:p>
          </table:table-cell>
          <table:table-cell office:value-type="float" office:value="182">
            <text:p>182</text:p>
          </table:table-cell>
          <table:table-cell office:value-type="float" office:value="136">
            <text:p>13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008"/>
          <table:table-cell office:value-type="string">
            <text:p>PANTONE 2573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D8CBB</text:p>
          </table:table-cell>
          <table:table-cell office:value-type="float" office:value="173">
            <text:p>173</text:p>
          </table:table-cell>
          <table:table-cell office:value-type="float" office:value="140">
            <text:p>140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1009"/>
          <table:table-cell office:value-type="string">
            <text:p>PANTONE 257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487BA</text:p>
          </table:table-cell>
          <table:table-cell office:value-type="float" office:value="164">
            <text:p>164</text:p>
          </table:table-cell>
          <table:table-cell office:value-type="float" office:value="135">
            <text:p>13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1010"/>
          <table:table-cell office:value-type="string">
            <text:p>PANTONE 2582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8579B</text:p>
          </table:table-cell>
          <table:table-cell office:value-type="float" office:value="152">
            <text:p>152</text:p>
          </table:table-cell>
          <table:table-cell office:value-type="float" office:value="87">
            <text:p>87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011"/>
          <table:table-cell office:value-type="string">
            <text:p>PANTONE 2583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968A4</text:p>
          </table:table-cell>
          <table:table-cell office:value-type="float" office:value="153">
            <text:p>153</text:p>
          </table:table-cell>
          <table:table-cell office:value-type="float" office:value="104">
            <text:p>104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table:number-columns-repeated="2"/>
          <table:table-cell table:style-name="ce1012"/>
          <table:table-cell office:value-type="string">
            <text:p>PANTONE 2587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45FA1</text:p>
          </table:table-cell>
          <table:table-cell office:value-type="float" office:value="132">
            <text:p>13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013"/>
          <table:table-cell office:value-type="string">
            <text:p>PANTONE 2592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B438F</text:p>
          </table:table-cell>
          <table:table-cell office:value-type="float" office:value="139">
            <text:p>139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014"/>
          <table:table-cell office:value-type="string">
            <text:p>PANTONE 2593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13F8E</text:p>
          </table:table-cell>
          <table:table-cell office:value-type="float" office:value="129">
            <text:p>129</text:p>
          </table:table-cell>
          <table:table-cell office:value-type="float" office:value="63">
            <text:p>6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015"/>
          <table:table-cell office:value-type="string">
            <text:p>PANTONE 2597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4338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016"/>
          <table:table-cell office:value-type="string">
            <text:p>PANTONE 2602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02D82</text:p>
          </table:table-cell>
          <table:table-cell office:value-type="float" office:value="128">
            <text:p>128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1017"/>
          <table:table-cell office:value-type="string">
            <text:p>PANTONE 2603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743182</text:p>
          </table:table-cell>
          <table:table-cell office:value-type="float" office:value="116">
            <text:p>116</text:p>
          </table:table-cell>
          <table:table-cell office:value-type="float" office:value="49">
            <text:p>49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1018"/>
          <table:table-cell office:value-type="string">
            <text:p>PANTONE 2607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5B2E7E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019"/>
          <table:table-cell office:value-type="string">
            <text:p>PANTONE 2612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#762C7C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020"/>
          <table:table-cell office:value-type="string">
            <text:p>PANTONE 2613</text:p>
          </table:table-cell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#6B2F75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1021"/>
          <table:table-cell office:value-type="string">
            <text:p>PANTONE 2617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#552B75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1022"/>
          <table:table-cell office:value-type="string">
            <text:p>PANTONE 2622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#632862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1023"/>
          <table:table-cell office:value-type="string">
            <text:p>PANTONE 26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#612C69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1024"/>
          <table:table-cell office:value-type="string">
            <text:p>PANTONE 2627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#482960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025"/>
          <table:table-cell office:value-type="string">
            <text:p>PANTONE 263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0B5D5</text:p>
          </table:table-cell>
          <table:table-cell office:value-type="float" office:value="192">
            <text:p>192</text:p>
          </table:table-cell>
          <table:table-cell office:value-type="float" office:value="181">
            <text:p>181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number-columns-repeated="2"/>
          <table:table-cell table:style-name="ce1026"/>
          <table:table-cell office:value-type="string">
            <text:p>PANTONE 2645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498C6</text:p>
          </table:table-cell>
          <table:table-cell office:value-type="float" office:value="164">
            <text:p>164</text:p>
          </table:table-cell>
          <table:table-cell office:value-type="float" office:value="152">
            <text:p>152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table:number-columns-repeated="2"/>
          <table:table-cell table:style-name="ce1027"/>
          <table:table-cell office:value-type="string">
            <text:p>PANTONE 2655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677B1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028"/>
          <table:table-cell office:value-type="string">
            <text:p>PANTONE 2665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E5CA1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029"/>
          <table:table-cell office:value-type="string">
            <text:p>PANTONE 268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#42337E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030"/>
          <table:table-cell office:value-type="string">
            <text:p>PANTONE 2695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string">
            <text:p>#312852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1031"/>
          <table:table-cell office:value-type="string">
            <text:p>PANTONE 270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1A1CC</text:p>
          </table:table-cell>
          <table:table-cell table:number-columns-repeated="2" office:value-type="float" office:value="161">
            <text:p>161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number-columns-repeated="2"/>
          <table:table-cell table:style-name="ce1032"/>
          <table:table-cell office:value-type="string">
            <text:p>PANTONE 270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6D3E9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table:number-columns-repeated="2"/>
          <table:table-cell table:style-name="ce1033"/>
          <table:table-cell office:value-type="string">
            <text:p>PANTONE 270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6D8EC</text:p>
          </table:table-cell>
          <table:table-cell office:value-type="float" office:value="198">
            <text:p>198</text:p>
          </table:table-cell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table:number-columns-repeated="2"/>
          <table:table-cell table:style-name="ce1034"/>
          <table:table-cell office:value-type="string">
            <text:p>PANTONE 270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6C8E4</text:p>
          </table:table-cell>
          <table:table-cell office:value-type="float" office:value="182">
            <text:p>182</text:p>
          </table:table-cell>
          <table:table-cell office:value-type="float" office:value="200">
            <text:p>20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1035"/>
          <table:table-cell office:value-type="string">
            <text:p>PANTONE 2715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381BA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1036"/>
          <table:table-cell office:value-type="string">
            <text:p>PANTONE 2716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CABD4</text:p>
          </table:table-cell>
          <table:table-cell office:value-type="float" office:value="156">
            <text:p>156</text:p>
          </table:table-cell>
          <table:table-cell office:value-type="float" office:value="171">
            <text:p>171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1037"/>
          <table:table-cell office:value-type="string">
            <text:p>PANTONE 2717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BC1E1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table:number-columns-repeated="2"/>
          <table:table-cell table:style-name="ce1038"/>
          <table:table-cell office:value-type="string">
            <text:p>PANTONE 2718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489C1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039"/>
          <table:table-cell office:value-type="string">
            <text:p>PANTONE 2725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3599E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040"/>
          <table:table-cell office:value-type="string">
            <text:p>PANTONE 2726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166AB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1041"/>
          <table:table-cell office:value-type="string">
            <text:p>PANTONE 2727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582BE</text:p>
          </table:table-cell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1042"/>
          <table:table-cell office:value-type="string">
            <text:p>PANTONE 2728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061A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043"/>
          <table:table-cell office:value-type="string">
            <text:p>PANTONE 273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3B3380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1044"/>
          <table:table-cell office:value-type="string">
            <text:p>PANTONE 273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74393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045"/>
          <table:table-cell office:value-type="string">
            <text:p>PANTONE 2738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353D8A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046"/>
          <table:table-cell office:value-type="string">
            <text:p>PANTONE 274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#362D72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1047"/>
          <table:table-cell office:value-type="string">
            <text:p>PANTONE 274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F3F90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048"/>
          <table:table-cell office:value-type="string">
            <text:p>PANTONE 274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#2B3E85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049"/>
          <table:table-cell office:value-type="string">
            <text:p>PANTONE 2748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#33367C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050"/>
          <table:table-cell office:value-type="string">
            <text:p>PANTONE 275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#322B6A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1051"/>
          <table:table-cell office:value-type="string">
            <text:p>PANTONE 275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#2D3881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1052"/>
          <table:table-cell office:value-type="string">
            <text:p>PANTONE 275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#29366C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1053"/>
          <table:table-cell office:value-type="string">
            <text:p>PANTONE 2758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#2E3066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054"/>
          <table:table-cell office:value-type="string">
            <text:p>PANTONE 27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string">
            <text:p>#2A285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1055"/>
          <table:table-cell office:value-type="string">
            <text:p>PANTONE 276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#282A55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056"/>
          <table:table-cell office:value-type="string">
            <text:p>PANTONE 27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string">
            <text:p>#262C4A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057"/>
          <table:table-cell office:value-type="string">
            <text:p>PANTONE 2768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string">
            <text:p>#292A4A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058"/>
          <table:table-cell office:value-type="string">
            <text:p>PANTONE 290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92CCEA</text:p>
          </table:table-cell>
          <table:table-cell office:value-type="float" office:value="146">
            <text:p>146</text:p>
          </table:table-cell>
          <table:table-cell office:value-type="float" office:value="204">
            <text:p>204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table:number-columns-repeated="2"/>
          <table:table-cell table:style-name="ce1059"/>
          <table:table-cell office:value-type="string">
            <text:p>PANTONE 2915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2B7E2</text:p>
          </table:table-cell>
          <table:table-cell office:value-type="float" office:value="114">
            <text:p>114</text:p>
          </table:table-cell>
          <table:table-cell office:value-type="float" office:value="183">
            <text:p>183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table:number-columns-repeated="2"/>
          <table:table-cell table:style-name="ce1060"/>
          <table:table-cell office:value-type="string">
            <text:p>PANTONE 2925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1596D1</text:p>
          </table:table-cell>
          <table:table-cell office:value-type="float" office:value="21">
            <text:p>21</text:p>
          </table:table-cell>
          <table:table-cell office:value-type="float" office:value="150">
            <text:p>150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1061"/>
          <table:table-cell office:value-type="string">
            <text:p>PANTONE 293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68AF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1062"/>
          <table:table-cell office:value-type="string">
            <text:p>PANTONE 294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#005E98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1063"/>
          <table:table-cell office:value-type="string">
            <text:p>PANTONE 295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#164469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1064"/>
          <table:table-cell office:value-type="string">
            <text:p>PANTONE 296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#20344B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065"/>
          <table:table-cell office:value-type="string">
            <text:p>PANTONE 297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A5D7E3</text:p>
          </table:table-cell>
          <table:table-cell office:value-type="float" office:value="165">
            <text:p>165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1066"/>
          <table:table-cell office:value-type="string">
            <text:p>PANTONE 29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60C2E0</text:p>
          </table:table-cell>
          <table:table-cell office:value-type="float" office:value="96">
            <text:p>96</text:p>
          </table:table-cell>
          <table:table-cell office:value-type="float" office:value="194">
            <text:p>194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table:number-columns-repeated="2"/>
          <table:table-cell table:style-name="ce1067"/>
          <table:table-cell office:value-type="string">
            <text:p>PANTONE 299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ADE6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table:number-columns-repeated="2"/>
          <table:table-cell table:style-name="ce1068"/>
          <table:table-cell office:value-type="string">
            <text:p>PANTONE 300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0081C8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1069"/>
          <table:table-cell office:value-type="string">
            <text:p>PANTONE 301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#006DA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1070"/>
          <table:table-cell office:value-type="string">
            <text:p>PANTONE 302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string">
            <text:p>#00597A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1071"/>
          <table:table-cell office:value-type="string">
            <text:p>PANTONE 303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string">
            <text:p>#00435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072"/>
          <table:table-cell office:value-type="string">
            <text:p>PANTONE 310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#95CFD8</text:p>
          </table:table-cell>
          <table:table-cell office:value-type="float" office:value="149">
            <text:p>149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1073"/>
          <table:table-cell office:value-type="string">
            <text:p>PANTONE 311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#6BC1CF</text:p>
          </table:table-cell>
          <table:table-cell office:value-type="float" office:value="107">
            <text:p>107</text:p>
          </table:table-cell>
          <table:table-cell office:value-type="float" office:value="193">
            <text:p>193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074"/>
          <table:table-cell office:value-type="string">
            <text:p>PANTONE 312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00AAC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table:number-columns-repeated="2"/>
          <table:table-cell table:style-name="ce1075"/>
          <table:table-cell office:value-type="string">
            <text:p>PANTONE 31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#009BBB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1076"/>
          <table:table-cell office:value-type="string">
            <text:p>PANTONE 314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string">
            <text:p>#007D9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1077"/>
          <table:table-cell office:value-type="string">
            <text:p>PANTONE 3155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string">
            <text:p>#006C7C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078"/>
          <table:table-cell office:value-type="string">
            <text:p>PANTONE 316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#00576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079"/>
          <table:table-cell office:value-type="string">
            <text:p>PANTONE 324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#9FD2CB</text:p>
          </table:table-cell>
          <table:table-cell office:value-type="float" office:value="159">
            <text:p>159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1080"/>
          <table:table-cell office:value-type="string">
            <text:p>PANTONE 324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#96CDBF</text:p>
          </table:table-cell>
          <table:table-cell office:value-type="float" office:value="150">
            <text:p>150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081"/>
          <table:table-cell office:value-type="string">
            <text:p>PANTONE 324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#96D0C8</text:p>
          </table:table-cell>
          <table:table-cell office:value-type="float" office:value="150">
            <text:p>150</text:p>
          </table:table-cell>
          <table:table-cell office:value-type="float" office:value="208">
            <text:p>208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1082"/>
          <table:table-cell office:value-type="string">
            <text:p>PANTONE 325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95CEC7</text:p>
          </table:table-cell>
          <table:table-cell office:value-type="float" office:value="149">
            <text:p>149</text:p>
          </table:table-cell>
          <table:table-cell office:value-type="float" office:value="206">
            <text:p>206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1083"/>
          <table:table-cell office:value-type="string">
            <text:p>PANTONE 325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#8CC9BF</text:p>
          </table:table-cell>
          <table:table-cell office:value-type="float" office:value="140">
            <text:p>140</text:p>
          </table:table-cell>
          <table:table-cell office:value-type="float" office:value="201">
            <text:p>201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084"/>
          <table:table-cell office:value-type="string">
            <text:p>PANTONE 32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81C7B9</text:p>
          </table:table-cell>
          <table:table-cell office:value-type="float" office:value="129">
            <text:p>129</text:p>
          </table:table-cell>
          <table:table-cell office:value-type="float" office:value="199">
            <text:p>199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table:number-columns-repeated="2"/>
          <table:table-cell table:style-name="ce1085"/>
          <table:table-cell office:value-type="string">
            <text:p>PANTONE 326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#4AB7AE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086"/>
          <table:table-cell office:value-type="string">
            <text:p>PANTONE 326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#5DBAA9</text:p>
          </table:table-cell>
          <table:table-cell office:value-type="float" office:value="93">
            <text:p>93</text:p>
          </table:table-cell>
          <table:table-cell office:value-type="float" office:value="186">
            <text:p>186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087"/>
          <table:table-cell office:value-type="string">
            <text:p>PANTONE 326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#1CAF94</text:p>
          </table:table-cell>
          <table:table-cell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088"/>
          <table:table-cell office:value-type="string">
            <text:p>PANTONE 327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00A79F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1089"/>
          <table:table-cell office:value-type="string">
            <text:p>PANTONE 327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#00A890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090"/>
          <table:table-cell office:value-type="string">
            <text:p>PANTONE 327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#00A17E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091"/>
          <table:table-cell office:value-type="string">
            <text:p>PANTONE 3282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string">
            <text:p>#009185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092"/>
          <table:table-cell office:value-type="string">
            <text:p>PANTONE 328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#00A389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1093"/>
          <table:table-cell office:value-type="string">
            <text:p>PANTONE 3288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string">
            <text:p>#008E7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table:number-columns-repeated="2"/>
          <table:table-cell table:style-name="ce1094"/>
          <table:table-cell office:value-type="string">
            <text:p>PANTONE 3292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string">
            <text:p>#006759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1095"/>
          <table:table-cell office:value-type="string">
            <text:p>PANTONE 329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string">
            <text:p>#00836B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096"/>
          <table:table-cell office:value-type="string">
            <text:p>PANTONE 3298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string">
            <text:p>#00755F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097"/>
          <table:table-cell office:value-type="string">
            <text:p>PANTONE 3302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string">
            <text:p>#1F584B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098"/>
          <table:table-cell office:value-type="string">
            <text:p>PANTONE 3305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string">
            <text:p>#1A5243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number-columns-repeated="2"/>
          <table:table-cell table:style-name="ce1099"/>
          <table:table-cell office:value-type="string">
            <text:p>PANTONE 3308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string">
            <text:p>#17493C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100"/>
          <table:table-cell office:value-type="string">
            <text:p>PANTONE 337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#B1D7C4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1101"/>
          <table:table-cell office:value-type="string">
            <text:p>PANTONE 33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#A2D1BE</text:p>
          </table:table-cell>
          <table:table-cell office:value-type="float" office:value="162">
            <text:p>162</text:p>
          </table:table-cell>
          <table:table-cell office:value-type="float" office:value="209">
            <text:p>209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1102"/>
          <table:table-cell office:value-type="string">
            <text:p>PANTONE 339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#72BF9D</text:p>
          </table:table-cell>
          <table:table-cell office:value-type="float" office:value="114">
            <text:p>114</text:p>
          </table:table-cell>
          <table:table-cell office:value-type="float" office:value="191">
            <text:p>19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1103"/>
          <table:table-cell office:value-type="string">
            <text:p>PANTONE 340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21AD7E</text:p>
          </table:table-cell>
          <table:table-cell office:value-type="float" office:value="33">
            <text:p>33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104"/>
          <table:table-cell office:value-type="string">
            <text:p>PANTONE 3415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string">
            <text:p>#00845A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105"/>
          <table:table-cell office:value-type="string">
            <text:p>PANTONE 3425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string">
            <text:p>#1C704D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1106"/>
          <table:table-cell office:value-type="string">
            <text:p>PANTONE 3435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string">
            <text:p>#24543D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107"/>
          <table:table-cell office:value-type="string">
            <text:p>PANTONE 39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#F5E97B</text:p>
          </table:table-cell>
          <table:table-cell office:value-type="float" office:value="245">
            <text:p>245</text:p>
          </table:table-cell>
          <table:table-cell office:value-type="float" office:value="233">
            <text:p>233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1108"/>
          <table:table-cell office:value-type="string">
            <text:p>PANTONE 39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#F4E42C</text:p>
          </table:table-cell>
          <table:table-cell office:value-type="float" office:value="244">
            <text:p>244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109"/>
          <table:table-cell office:value-type="string">
            <text:p>PANTONE 39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3E200</text:p>
          </table:table-cell>
          <table:table-cell office:value-type="float" office:value="243">
            <text:p>243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110"/>
          <table:table-cell office:value-type="string">
            <text:p>PANTONE 396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CDF00</text:p>
          </table:table-cell>
          <table:table-cell office:value-type="float" office:value="236">
            <text:p>236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111"/>
          <table:table-cell office:value-type="string">
            <text:p>PANTONE 397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#BAA905</text:p>
          </table:table-cell>
          <table:table-cell office:value-type="float" office:value="186">
            <text:p>186</text:p>
          </table:table-cell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table:style-name="ce1112"/>
          <table:table-cell office:value-type="string">
            <text:p>PANTONE 398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string">
            <text:p>#988815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2"/>
          <table:table-cell table:style-name="ce1113"/>
          <table:table-cell office:value-type="string">
            <text:p>PANTONE 399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string">
            <text:p>#62571D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2"/>
          <table:table-cell table:style-name="ce1114"/>
          <table:table-cell office:value-type="string">
            <text:p>PANTONE 4485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string">
            <text:p>#645426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115"/>
          <table:table-cell office:value-type="string">
            <text:p>PANTONE 4495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string">
            <text:p>#8A742E</text:p>
          </table:table-cell>
          <table:table-cell office:value-type="float" office:value="138">
            <text:p>138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1116"/>
          <table:table-cell office:value-type="string">
            <text:p>PANTONE 4505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string">
            <text:p>#9F893C</text:p>
          </table:table-cell>
          <table:table-cell office:value-type="float" office:value="159">
            <text:p>159</text:p>
          </table:table-cell>
          <table:table-cell office:value-type="float" office:value="137">
            <text:p>13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117"/>
          <table:table-cell office:value-type="string">
            <text:p>PANTONE 451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string">
            <text:p>#B4A365</text:p>
          </table:table-cell>
          <table:table-cell office:value-type="float" office:value="180">
            <text:p>180</text:p>
          </table:table-cell>
          <table:table-cell office:value-type="float" office:value="163">
            <text:p>163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1118"/>
          <table:table-cell office:value-type="string">
            <text:p>PANTONE 45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string">
            <text:p>#C5B784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119"/>
          <table:table-cell office:value-type="string">
            <text:p>PANTONE 453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string">
            <text:p>#D3C79D</text:p>
          </table:table-cell>
          <table:table-cell office:value-type="float" office:value="211">
            <text:p>211</text:p>
          </table:table-cell>
          <table:table-cell office:value-type="float" office:value="199">
            <text:p>199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1120"/>
          <table:table-cell office:value-type="string">
            <text:p>PANTONE 454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#E1D7AE</text:p>
          </table:table-cell>
          <table:table-cell office:value-type="float" office:value="225">
            <text:p>225</text:p>
          </table:table-cell>
          <table:table-cell office:value-type="float" office:value="215">
            <text:p>215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121"/>
          <table:table-cell office:value-type="string">
            <text:p>PANTONE 462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string">
            <text:p>#553B30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122"/>
          <table:table-cell office:value-type="string">
            <text:p>PANTONE 4635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string">
            <text:p>#9E6D44</text:p>
          </table:table-cell>
          <table:table-cell office:value-type="float" office:value="158">
            <text:p>158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123"/>
          <table:table-cell office:value-type="string">
            <text:p>PANTONE 4645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string">
            <text:p>#AF8661</text:p>
          </table:table-cell>
          <table:table-cell office:value-type="float" office:value="175">
            <text:p>175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2"/>
          <table:table-cell table:style-name="ce1124"/>
          <table:table-cell office:value-type="string">
            <text:p>PANTONE 4655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string">
            <text:p>#C09579</text:p>
          </table:table-cell>
          <table:table-cell office:value-type="float" office:value="192">
            <text:p>192</text:p>
          </table:table-cell>
          <table:table-cell office:value-type="float" office:value="149">
            <text:p>149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125"/>
          <table:table-cell office:value-type="string">
            <text:p>PANTONE 466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string">
            <text:p>#D0AD94</text:p>
          </table:table-cell>
          <table:table-cell office:value-type="float" office:value="208">
            <text:p>208</text:p>
          </table:table-cell>
          <table:table-cell office:value-type="float" office:value="173">
            <text:p>173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126"/>
          <table:table-cell office:value-type="string">
            <text:p>PANTONE 467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#DBC2AC</text:p>
          </table:table-cell>
          <table:table-cell office:value-type="float" office:value="219">
            <text:p>219</text:p>
          </table:table-cell>
          <table:table-cell office:value-type="float" office:value="194">
            <text:p>19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1127"/>
          <table:table-cell office:value-type="string">
            <text:p>PANTONE 468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#E3CDB8</text:p>
          </table:table-cell>
          <table:table-cell office:value-type="float" office:value="227">
            <text:p>227</text:p>
          </table:table-cell>
          <table:table-cell office:value-type="float" office:value="205">
            <text:p>205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1128"/>
          <table:table-cell office:value-type="string">
            <text:p>PANTONE 4695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string">
            <text:p>#5A3624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129"/>
          <table:table-cell office:value-type="string">
            <text:p>PANTONE 4705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string">
            <text:p>#775142</text:p>
          </table:table-cell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1130"/>
          <table:table-cell office:value-type="string">
            <text:p>PANTONE 4715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string">
            <text:p>#916A57</text:p>
          </table:table-cell>
          <table:table-cell office:value-type="float" office:value="145">
            <text:p>145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131"/>
          <table:table-cell office:value-type="string">
            <text:p>PANTONE 4725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string">
            <text:p>#A98977</text:p>
          </table:table-cell>
          <table:table-cell office:value-type="float" office:value="169">
            <text:p>169</text:p>
          </table:table-cell>
          <table:table-cell office:value-type="float" office:value="137">
            <text:p>137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132"/>
          <table:table-cell office:value-type="string">
            <text:p>PANTONE 473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string">
            <text:p>#C5AA9C</text:p>
          </table:table-cell>
          <table:table-cell office:value-type="float" office:value="197">
            <text:p>197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1133"/>
          <table:table-cell office:value-type="string">
            <text:p>PANTONE 474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string">
            <text:p>#CCB5A6</text:p>
          </table:table-cell>
          <table:table-cell office:value-type="float" office:value="204">
            <text:p>204</text:p>
          </table:table-cell>
          <table:table-cell office:value-type="float" office:value="181">
            <text:p>181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134"/>
          <table:table-cell office:value-type="string">
            <text:p>PANTONE 475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#D9C6B6</text:p>
          </table:table-cell>
          <table:table-cell office:value-type="float" office:value="217">
            <text:p>217</text:p>
          </table:table-cell>
          <table:table-cell office:value-type="float" office:value="198">
            <text:p>198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1135"/>
          <table:table-cell office:value-type="string">
            <text:p>PANTONE 4975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string">
            <text:p>#452B29</text:p>
          </table:table-cell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136"/>
          <table:table-cell office:value-type="string">
            <text:p>PANTONE 4985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string">
            <text:p>#874F58</text:p>
          </table:table-cell>
          <table:table-cell office:value-type="float" office:value="135">
            <text:p>13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1137"/>
          <table:table-cell office:value-type="string">
            <text:p>PANTONE 4995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string">
            <text:p>#9A656C</text:p>
          </table:table-cell>
          <table:table-cell office:value-type="float" office:value="154">
            <text:p>154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1138"/>
          <table:table-cell office:value-type="string">
            <text:p>PANTONE 500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string">
            <text:p>#AD7A7F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table:number-columns-repeated="2"/>
          <table:table-cell table:style-name="ce1139"/>
          <table:table-cell office:value-type="string">
            <text:p>PANTONE 501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#CFA6A9</text:p>
          </table:table-cell>
          <table:table-cell office:value-type="float" office:value="207">
            <text:p>207</text:p>
          </table:table-cell>
          <table:table-cell office:value-type="float" office:value="166">
            <text:p>166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140"/>
          <table:table-cell office:value-type="string">
            <text:p>PANTONE 502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#D8B1B2</text:p>
          </table:table-cell>
          <table:table-cell office:value-type="float" office:value="216">
            <text:p>21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table:number-columns-repeated="2"/>
          <table:table-cell table:style-name="ce1141"/>
          <table:table-cell office:value-type="string">
            <text:p>PANTONE 503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#E6CACB</text:p>
          </table:table-cell>
          <table:table-cell office:value-type="float" office:value="230">
            <text:p>230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table:number-columns-repeated="2"/>
          <table:table-cell table:style-name="ce1142"/>
          <table:table-cell office:value-type="string">
            <text:p>PANTONE 5115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string">
            <text:p>#552D41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number-columns-repeated="2"/>
          <table:table-cell table:style-name="ce1143"/>
          <table:table-cell office:value-type="string">
            <text:p>PANTONE 5125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#744364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2"/>
          <table:table-cell table:style-name="ce1144"/>
          <table:table-cell office:value-type="string">
            <text:p>PANTONE 5135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#8C607E</text:p>
          </table:table-cell>
          <table:table-cell office:value-type="float" office:value="140">
            <text:p>140</text:p>
          </table:table-cell>
          <table:table-cell office:value-type="float" office:value="96">
            <text:p>9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145"/>
          <table:table-cell office:value-type="string">
            <text:p>PANTONE 5145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#A4809D</text:p>
          </table:table-cell>
          <table:table-cell office:value-type="float" office:value="164">
            <text:p>164</text:p>
          </table:table-cell>
          <table:table-cell office:value-type="float" office:value="128">
            <text:p>128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table:number-columns-repeated="2"/>
          <table:table-cell table:style-name="ce1146"/>
          <table:table-cell office:value-type="string">
            <text:p>PANTONE 5155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#C7AEC3</text:p>
          </table:table-cell>
          <table:table-cell office:value-type="float" office:value="199">
            <text:p>199</text:p>
          </table:table-cell>
          <table:table-cell office:value-type="float" office:value="174">
            <text:p>174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table:number-columns-repeated="2"/>
          <table:table-cell table:style-name="ce1147"/>
          <table:table-cell office:value-type="string">
            <text:p>PANTONE 516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#DBC9D5</text:p>
          </table:table-cell>
          <table:table-cell office:value-type="float" office:value="219">
            <text:p>219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table:number-columns-repeated="2"/>
          <table:table-cell table:style-name="ce1148"/>
          <table:table-cell office:value-type="string">
            <text:p>PANTONE 517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#DFCFD8</text:p>
          </table:table-cell>
          <table:table-cell office:value-type="float" office:value="223">
            <text:p>223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1149"/>
          <table:table-cell office:value-type="string">
            <text:p>PANTONE 5185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string">
            <text:p>#493140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1150"/>
          <table:table-cell office:value-type="string">
            <text:p>PANTONE 5195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#664559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number-columns-repeated="2"/>
          <table:table-cell table:style-name="ce1151"/>
          <table:table-cell office:value-type="string">
            <text:p>PANTONE 5205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string">
            <text:p>#89687E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152"/>
          <table:table-cell office:value-type="string">
            <text:p>PANTONE 521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#B398A9</text:p>
          </table:table-cell>
          <table:table-cell office:value-type="float" office:value="179">
            <text:p>179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153"/>
          <table:table-cell office:value-type="string">
            <text:p>PANTONE 52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#CAB5C1</text:p>
          </table:table-cell>
          <table:table-cell office:value-type="float" office:value="202">
            <text:p>202</text:p>
          </table:table-cell>
          <table:table-cell office:value-type="float" office:value="181">
            <text:p>181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154"/>
          <table:table-cell office:value-type="string">
            <text:p>PANTONE 523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#D8C7CE</text:p>
          </table:table-cell>
          <table:table-cell office:value-type="float" office:value="216">
            <text:p>216</text:p>
          </table:table-cell>
          <table:table-cell office:value-type="float" office:value="199">
            <text:p>199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1155"/>
          <table:table-cell office:value-type="string">
            <text:p>PANTONE 524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#E1D7D8</text:p>
          </table:table-cell>
          <table:table-cell office:value-type="float" office:value="225">
            <text:p>225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1156"/>
          <table:table-cell office:value-type="string">
            <text:p>PANTONE 5255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string">
            <text:p>#2B23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157"/>
          <table:table-cell office:value-type="string">
            <text:p>PANTONE 526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#3D3A61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2"/>
          <table:table-cell table:style-name="ce1158"/>
          <table:table-cell office:value-type="string">
            <text:p>PANTONE 5275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#51527B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1159"/>
          <table:table-cell office:value-type="string">
            <text:p>PANTONE 5285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#8A8AA8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1160"/>
          <table:table-cell office:value-type="string">
            <text:p>PANTONE 5295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#AEAFC5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161"/>
          <table:table-cell office:value-type="string">
            <text:p>PANTONE 530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#C2C2D2</text:p>
          </table:table-cell>
          <table:table-cell table:number-columns-repeated="2" office:value-type="float" office:value="194">
            <text:p>19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162"/>
          <table:table-cell office:value-type="string">
            <text:p>PANTONE 53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D5D7E0</text:p>
          </table:table-cell>
          <table:table-cell office:value-type="float" office:value="213">
            <text:p>213</text:p>
          </table:table-cell>
          <table:table-cell office:value-type="float" office:value="215">
            <text:p>215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table:number-columns-repeated="2"/>
          <table:table-cell table:style-name="ce1163"/>
          <table:table-cell office:value-type="string">
            <text:p>PANTONE 539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string">
            <text:p>#202B34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164"/>
          <table:table-cell office:value-type="string">
            <text:p>PANTONE 5405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string">
            <text:p>#486D87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1165"/>
          <table:table-cell office:value-type="string">
            <text:p>PANTONE 5415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#5F849C</text:p>
          </table:table-cell>
          <table:table-cell office:value-type="float" office:value="95">
            <text:p>95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1166"/>
          <table:table-cell office:value-type="string">
            <text:p>PANTONE 5425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#7B9CB1</text:p>
          </table:table-cell>
          <table:table-cell office:value-type="float" office:value="123">
            <text:p>123</text:p>
          </table:table-cell>
          <table:table-cell office:value-type="float" office:value="156">
            <text:p>15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167"/>
          <table:table-cell office:value-type="string">
            <text:p>PANTONE 543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#A2BACA</text:p>
          </table:table-cell>
          <table:table-cell office:value-type="float" office:value="162">
            <text:p>162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1168"/>
          <table:table-cell office:value-type="string">
            <text:p>PANTONE 544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#BBCAD6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table:number-columns-repeated="2"/>
          <table:table-cell table:style-name="ce1169"/>
          <table:table-cell office:value-type="string">
            <text:p>PANTONE 545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#C9D5DA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table:number-columns-repeated="2"/>
          <table:table-cell table:style-name="ce1170"/>
          <table:table-cell office:value-type="string">
            <text:p>PANTONE 546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string">
            <text:p>#1B2F34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171"/>
          <table:table-cell office:value-type="string">
            <text:p>PANTONE 5467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string">
            <text:p>#233B37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1172"/>
          <table:table-cell office:value-type="string">
            <text:p>PANTONE 5473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string">
            <text:p>#16666F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173"/>
          <table:table-cell office:value-type="string">
            <text:p>PANTONE 5477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string">
            <text:p>#43625C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174"/>
          <table:table-cell office:value-type="string">
            <text:p>PANTONE 5483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#508E96</text:p>
          </table:table-cell>
          <table:table-cell office:value-type="float" office:value="80">
            <text:p>80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table:number-columns-repeated="2"/>
          <table:table-cell table:style-name="ce1175"/>
          <table:table-cell office:value-type="string">
            <text:p>PANTONE 5487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string">
            <text:p>#607D77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176"/>
          <table:table-cell office:value-type="string">
            <text:p>PANTONE 549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#7BADB6</text:p>
          </table:table-cell>
          <table:table-cell office:value-type="float" office:value="123">
            <text:p>123</text:p>
          </table:table-cell>
          <table:table-cell office:value-type="float" office:value="173">
            <text:p>173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1177"/>
          <table:table-cell office:value-type="string">
            <text:p>PANTONE 549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#859E9B</text:p>
          </table:table-cell>
          <table:table-cell office:value-type="float" office:value="133">
            <text:p>133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178"/>
          <table:table-cell office:value-type="string">
            <text:p>PANTONE 550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#92BDC1</text:p>
          </table:table-cell>
          <table:table-cell office:value-type="float" office:value="146">
            <text:p>146</text:p>
          </table:table-cell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179"/>
          <table:table-cell office:value-type="string">
            <text:p>PANTONE 550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#A6BAB7</text:p>
          </table:table-cell>
          <table:table-cell office:value-type="float" office:value="166">
            <text:p>166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180"/>
          <table:table-cell office:value-type="string">
            <text:p>PANTONE 551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#ACCDD1</text:p>
          </table:table-cell>
          <table:table-cell office:value-type="float" office:value="172">
            <text:p>172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1181"/>
          <table:table-cell office:value-type="string">
            <text:p>PANTONE 551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#BBC9C4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/>
          <table:table-cell table:style-name="ce1182"/>
          <table:table-cell office:value-type="string">
            <text:p>PANTONE 55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#C3DADB</text:p>
          </table:table-cell>
          <table:table-cell office:value-type="float" office:value="195">
            <text:p>195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table:number-columns-repeated="2"/>
          <table:table-cell table:style-name="ce1183"/>
          <table:table-cell office:value-type="string">
            <text:p>PANTONE 552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#CBD5CF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184"/>
          <table:table-cell office:value-type="string">
            <text:p>PANTONE 5535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string">
            <text:p>#273B33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1185"/>
          <table:table-cell office:value-type="string">
            <text:p>PANTONE 5545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#4E6E60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186"/>
          <table:table-cell office:value-type="string">
            <text:p>PANTONE 5555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string">
            <text:p>#6C8A78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1187"/>
          <table:table-cell office:value-type="string">
            <text:p>PANTONE 556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string">
            <text:p>#849E8C</text:p>
          </table:table-cell>
          <table:table-cell office:value-type="float" office:value="132">
            <text:p>132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1188"/>
          <table:table-cell office:value-type="string">
            <text:p>PANTONE 5575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string">
            <text:p>#9BB2A2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189"/>
          <table:table-cell office:value-type="string">
            <text:p>PANTONE 558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#BDCCBF</text:p>
          </table:table-cell>
          <table:table-cell office:value-type="float" office:value="189">
            <text:p>189</text:p>
          </table:table-cell>
          <table:table-cell office:value-type="float" office:value="204">
            <text:p>204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190"/>
          <table:table-cell office:value-type="string">
            <text:p>PANTONE 559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#C9D5C8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1191"/>
          <table:table-cell office:value-type="string">
            <text:p>PANTONE 5605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string">
            <text:p>#26392D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1192"/>
          <table:table-cell office:value-type="string">
            <text:p>PANTONE 5615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string">
            <text:p>#5F7763</text:p>
          </table:table-cell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193"/>
          <table:table-cell office:value-type="string">
            <text:p>PANTONE 5625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string">
            <text:p>#788A7A</text:p>
          </table:table-cell>
          <table:table-cell office:value-type="float" office:value="120">
            <text:p>120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1194"/>
          <table:table-cell office:value-type="string">
            <text:p>PANTONE 563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string">
            <text:p>#97A798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table:number-columns-repeated="2"/>
          <table:table-cell table:style-name="ce1195"/>
          <table:table-cell office:value-type="string">
            <text:p>PANTONE 564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#ABBBAE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196"/>
          <table:table-cell office:value-type="string">
            <text:p>PANTONE 565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#B8C5B7</text:p>
          </table:table-cell>
          <table:table-cell office:value-type="float" office:value="184">
            <text:p>184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197"/>
          <table:table-cell office:value-type="string">
            <text:p>PANTONE 566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#C6D1C5</text:p>
          </table:table-cell>
          <table:table-cell office:value-type="float" office:value="198">
            <text:p>198</text:p>
          </table:table-cell>
          <table:table-cell office:value-type="float" office:value="209">
            <text:p>20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198"/>
          <table:table-cell office:value-type="string">
            <text:p>PANTONE 5743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string">
            <text:p>#45522E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1199"/>
          <table:table-cell office:value-type="string">
            <text:p>PANTONE 574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string">
            <text:p>#414823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1200"/>
          <table:table-cell office:value-type="string">
            <text:p>PANTONE 5753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string">
            <text:p>#67703F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1201"/>
          <table:table-cell office:value-type="string">
            <text:p>PANTONE 575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string">
            <text:p>#6E742F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1202"/>
          <table:table-cell office:value-type="string">
            <text:p>PANTONE 5763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string">
            <text:p>#77804F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1203"/>
          <table:table-cell office:value-type="string">
            <text:p>PANTONE 576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string">
            <text:p>#8B904B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204"/>
          <table:table-cell office:value-type="string">
            <text:p>PANTONE 577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string">
            <text:p>#959C72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number-columns-repeated="2"/>
          <table:table-cell table:style-name="ce1205"/>
          <table:table-cell office:value-type="string">
            <text:p>PANTONE 5777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string">
            <text:p>#A3A76D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table:number-columns-repeated="2"/>
          <table:table-cell table:style-name="ce1206"/>
          <table:table-cell office:value-type="string">
            <text:p>PANTONE 578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string">
            <text:p>#AAB08D</text:p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207"/>
          <table:table-cell office:value-type="string">
            <text:p>PANTONE 578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#BDC293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208"/>
          <table:table-cell office:value-type="string">
            <text:p>PANTONE 579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string">
            <text:p>#BBBE9E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209"/>
          <table:table-cell office:value-type="string">
            <text:p>PANTONE 579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#C5C79A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table:number-columns-repeated="2"/>
          <table:table-cell table:style-name="ce1210"/>
          <table:table-cell office:value-type="string">
            <text:p>PANTONE 580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#CBD0B3</text:p>
          </table:table-cell>
          <table:table-cell office:value-type="float" office:value="203">
            <text:p>203</text:p>
          </table:table-cell>
          <table:table-cell office:value-type="float" office:value="208">
            <text:p>208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211"/>
          <table:table-cell office:value-type="string">
            <text:p>PANTONE 580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#D6D7B5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1212"/>
          <table:table-cell office:value-type="string">
            <text:p>PANTONE 581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string">
            <text:p>#575122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1213"/>
          <table:table-cell office:value-type="string">
            <text:p>PANTONE 582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47">
            <text:p>47</text:p>
          </table:table-cell>
          <table:table-cell office:value-type="string">
            <text:p>#8C8539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1214"/>
          <table:table-cell office:value-type="string">
            <text:p>PANTONE 583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#A59F5A</text:p>
          </table:table-cell>
          <table:table-cell office:value-type="float" office:value="165">
            <text:p>165</text:p>
          </table:table-cell>
          <table:table-cell office:value-type="float" office:value="159">
            <text:p>159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215"/>
          <table:table-cell office:value-type="string">
            <text:p>PANTONE 58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string">
            <text:p>#AFAA6B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216"/>
          <table:table-cell office:value-type="string">
            <text:p>PANTONE 585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string">
            <text:p>#C4C18E</text:p>
          </table:table-cell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217"/>
          <table:table-cell office:value-type="string">
            <text:p>PANTONE 586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string">
            <text:p>#D0CE9E</text:p>
          </table:table-cell>
          <table:table-cell office:value-type="float" office:value="208">
            <text:p>208</text:p>
          </table:table-cell>
          <table:table-cell office:value-type="float" office:value="206">
            <text:p>206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218"/>
          <table:table-cell office:value-type="string">
            <text:p>PANTONE 587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#D7D3AA</text:p>
          </table:table-cell>
          <table:table-cell office:value-type="float" office:value="215">
            <text:p>215</text:p>
          </table:table-cell>
          <table:table-cell office:value-type="float" office:value="211">
            <text:p>21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/>
          <table:table-cell table:style-name="ce1219"/>
          <table:table-cell office:value-type="string">
            <text:p>PANTONE 740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#F8E9BE</text:p>
          </table:table-cell>
          <table:table-cell office:value-type="float" office:value="248">
            <text:p>248</text:p>
          </table:table-cell>
          <table:table-cell office:value-type="float" office:value="233">
            <text:p>23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1220"/>
          <table:table-cell office:value-type="string">
            <text:p>PANTONE 74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#F1E19B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221"/>
          <table:table-cell office:value-type="string">
            <text:p>PANTONE 740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#EDD27C</text:p>
          </table:table-cell>
          <table:table-cell office:value-type="float" office:value="237">
            <text:p>237</text:p>
          </table:table-cell>
          <table:table-cell office:value-type="float" office:value="210">
            <text:p>210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222"/>
          <table:table-cell office:value-type="string">
            <text:p>PANTONE 74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#FADA46</text:p>
          </table:table-cell>
          <table:table-cell office:value-type="float" office:value="250">
            <text:p>250</text:p>
          </table:table-cell>
          <table:table-cell office:value-type="float" office:value="218">
            <text:p>2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1223"/>
          <table:table-cell office:value-type="string">
            <text:p>PANTONE 74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string">
            <text:p>#F3D01C</text:p>
          </table:table-cell>
          <table:table-cell office:value-type="float" office:value="243">
            <text:p>243</text:p>
          </table:table-cell>
          <table:table-cell office:value-type="float" office:value="208">
            <text:p>208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1224"/>
          <table:table-cell office:value-type="string">
            <text:p>PANTONE 740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#EFC111</text:p>
          </table:table-cell>
          <table:table-cell office:value-type="float" office:value="239">
            <text:p>239</text:p>
          </table:table-cell>
          <table:table-cell office:value-type="float" office:value="193">
            <text:p>19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number-columns-repeated="2"/>
          <table:table-cell table:style-name="ce1225"/>
          <table:table-cell office:value-type="string">
            <text:p>PANTONE 740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string">
            <text:p>#CD9E4A</text:p>
          </table:table-cell>
          <table:table-cell office:value-type="float" office:value="205">
            <text:p>205</text:p>
          </table:table-cell>
          <table:table-cell office:value-type="float" office:value="158">
            <text:p>15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226"/>
          <table:table-cell office:value-type="string">
            <text:p>PANTONE 740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3BA16</text:p>
          </table:table-cell>
          <table:table-cell office:value-type="float" office:value="243">
            <text:p>243</text:p>
          </table:table-cell>
          <table:table-cell office:value-type="float" office:value="186">
            <text:p>18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2"/>
          <table:table-cell table:style-name="ce1227"/>
          <table:table-cell office:value-type="string">
            <text:p>PANTONE 740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2B715</text:p>
          </table:table-cell>
          <table:table-cell office:value-type="float" office:value="242">
            <text:p>242</text:p>
          </table:table-cell>
          <table:table-cell office:value-type="float" office:value="183">
            <text:p>18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2"/>
          <table:table-cell table:style-name="ce1228"/>
          <table:table-cell office:value-type="string">
            <text:p>PANTONE 741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#EDAC71</text:p>
          </table:table-cell>
          <table:table-cell office:value-type="float" office:value="237">
            <text:p>237</text:p>
          </table:table-cell>
          <table:table-cell office:value-type="float" office:value="172">
            <text:p>172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table:number-columns-repeated="2"/>
          <table:table-cell table:style-name="ce1229"/>
          <table:table-cell office:value-type="string">
            <text:p>PANTONE 741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#E8A552</text:p>
          </table:table-cell>
          <table:table-cell office:value-type="float" office:value="232">
            <text:p>232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1230"/>
          <table:table-cell office:value-type="string">
            <text:p>PANTONE 74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string">
            <text:p>#CF7E24</text:p>
          </table:table-cell>
          <table:table-cell office:value-type="float" office:value="207">
            <text:p>207</text:p>
          </table:table-cell>
          <table:table-cell office:value-type="float" office:value="126">
            <text:p>12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231"/>
          <table:table-cell office:value-type="string">
            <text:p>PANTONE 741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#DA8020</text:p>
          </table:table-cell>
          <table:table-cell office:value-type="float" office:value="218">
            <text:p>218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1232"/>
          <table:table-cell office:value-type="string">
            <text:p>PANTONE 7414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#BA6A23</text:p>
          </table:table-cell>
          <table:table-cell office:value-type="float" office:value="186">
            <text:p>186</text:p>
          </table:table-cell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1233"/>
          <table:table-cell office:value-type="string">
            <text:p>PANTONE 741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#ECC1AD</text:p>
          </table:table-cell>
          <table:table-cell office:value-type="float" office:value="236">
            <text:p>236</text:p>
          </table:table-cell>
          <table:table-cell office:value-type="float" office:value="193">
            <text:p>193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1234"/>
          <table:table-cell office:value-type="string">
            <text:p>PANTONE 7416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#E17152</text:p>
          </table:table-cell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number-columns-repeated="2"/>
          <table:table-cell table:style-name="ce1235"/>
          <table:table-cell office:value-type="string">
            <text:p>PANTONE 741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#DA573C</text:p>
          </table:table-cell>
          <table:table-cell office:value-type="float" office:value="218">
            <text:p>218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236"/>
          <table:table-cell office:value-type="string">
            <text:p>PANTONE 7418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#C55058</text:p>
          </table:table-cell>
          <table:table-cell office:value-type="float" office:value="197">
            <text:p>197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  <table:table-cell table:style-name="ce1237"/>
          <table:table-cell office:value-type="string">
            <text:p>PANTONE 7419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string">
            <text:p>#AD5463</text:p>
          </table:table-cell>
          <table:table-cell office:value-type="float" office:value="173">
            <text:p>173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238"/>
          <table:table-cell office:value-type="string">
            <text:p>PANTONE 7420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string">
            <text:p>#A12746</text:p>
          </table:table-cell>
          <table:table-cell office:value-type="float" office:value="161">
            <text:p>161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1239"/>
          <table:table-cell office:value-type="string">
            <text:p>PANTONE 742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string">
            <text:p>#6D2439</text:p>
          </table:table-cell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1240"/>
          <table:table-cell office:value-type="string">
            <text:p>PANTONE 74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F2D9DE</text:p>
          </table:table-cell>
          <table:table-cell office:value-type="float" office:value="242">
            <text:p>242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table:number-columns-repeated="2"/>
          <table:table-cell table:style-name="ce1241"/>
          <table:table-cell office:value-type="string">
            <text:p>PANTONE 742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#E17494</text:p>
          </table:table-cell>
          <table:table-cell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242"/>
          <table:table-cell office:value-type="string">
            <text:p>PANTONE 742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#DC4B89</text:p>
          </table:table-cell>
          <table:table-cell office:value-type="float" office:value="220">
            <text:p>220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1243"/>
          <table:table-cell office:value-type="string">
            <text:p>PANTONE 7425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string">
            <text:p>#BD3362</text:p>
          </table:table-cell>
          <table:table-cell office:value-type="float" office:value="189">
            <text:p>189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1244"/>
          <table:table-cell office:value-type="string">
            <text:p>PANTONE 7426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#B12B50</text:p>
          </table:table-cell>
          <table:table-cell office:value-type="float" office:value="177">
            <text:p>177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1245"/>
          <table:table-cell office:value-type="string">
            <text:p>PANTONE 7427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string">
            <text:p>#A12C36</text:p>
          </table:table-cell>
          <table:table-cell office:value-type="float" office:value="161">
            <text:p>16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1246"/>
          <table:table-cell office:value-type="string">
            <text:p>PANTONE 7428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string">
            <text:p>#6D273C</text:p>
          </table:table-cell>
          <table:table-cell office:value-type="float" office:value="109">
            <text:p>109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247"/>
          <table:table-cell office:value-type="string">
            <text:p>PANTONE 74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E5BFCF</text:p>
          </table:table-cell>
          <table:table-cell office:value-type="float" office:value="229">
            <text:p>229</text:p>
          </table:table-cell>
          <table:table-cell office:value-type="float" office:value="191">
            <text:p>191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248"/>
          <table:table-cell office:value-type="string">
            <text:p>PANTONE 743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EA8C1</text:p>
          </table:table-cell>
          <table:table-cell office:value-type="float" office:value="222">
            <text:p>222</text:p>
          </table:table-cell>
          <table:table-cell office:value-type="float" office:value="168">
            <text:p>168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249"/>
          <table:table-cell office:value-type="string">
            <text:p>PANTONE 7431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#CE80A2</text:p>
          </table:table-cell>
          <table:table-cell office:value-type="float" office:value="206">
            <text:p>206</text:p>
          </table:table-cell>
          <table:table-cell office:value-type="float" office:value="128">
            <text:p>128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250"/>
          <table:table-cell office:value-type="string">
            <text:p>PANTONE 7432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#BC5C84</text:p>
          </table:table-cell>
          <table:table-cell office:value-type="float" office:value="188">
            <text:p>188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251"/>
          <table:table-cell office:value-type="string">
            <text:p>PANTONE 743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#AF396A</text:p>
          </table:table-cell>
          <table:table-cell office:value-type="float" office:value="175">
            <text:p>175</text:p>
          </table:table-cell>
          <table:table-cell office:value-type="float" office:value="57">
            <text:p>57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/>
          <table:table-cell table:style-name="ce1252"/>
          <table:table-cell office:value-type="string">
            <text:p>PANTONE 743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string">
            <text:p>#A02E5A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253"/>
          <table:table-cell office:value-type="string">
            <text:p>PANTONE 743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#8B2451</text:p>
          </table:table-cell>
          <table:table-cell office:value-type="float" office:value="139">
            <text:p>139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number-columns-repeated="2"/>
          <table:table-cell table:style-name="ce1254"/>
          <table:table-cell office:value-type="string">
            <text:p>PANTONE 743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EBD8E4</text:p>
          </table:table-cell>
          <table:table-cell office:value-type="float" office:value="235">
            <text:p>235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1255"/>
          <table:table-cell office:value-type="string">
            <text:p>PANTONE 7437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D0AFCE</text:p>
          </table:table-cell>
          <table:table-cell office:value-type="float" office:value="208">
            <text:p>208</text:p>
          </table:table-cell>
          <table:table-cell office:value-type="float" office:value="175">
            <text:p>175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1256"/>
          <table:table-cell office:value-type="string">
            <text:p>PANTONE 7438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899C1</text:p>
          </table:table-cell>
          <table:table-cell office:value-type="float" office:value="200">
            <text:p>200</text:p>
          </table:table-cell>
          <table:table-cell office:value-type="float" office:value="153">
            <text:p>153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257"/>
          <table:table-cell office:value-type="string">
            <text:p>PANTONE 7439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98DBC</text:p>
          </table:table-cell>
          <table:table-cell office:value-type="float" office:value="185">
            <text:p>185</text:p>
          </table:table-cell>
          <table:table-cell office:value-type="float" office:value="141">
            <text:p>141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1258"/>
          <table:table-cell office:value-type="string">
            <text:p>PANTONE 7440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A7EB3</text:p>
          </table:table-cell>
          <table:table-cell office:value-type="float" office:value="170">
            <text:p>170</text:p>
          </table:table-cell>
          <table:table-cell office:value-type="float" office:value="126">
            <text:p>126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259"/>
          <table:table-cell office:value-type="string">
            <text:p>PANTONE 7441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C6BA8</text:p>
          </table:table-cell>
          <table:table-cell office:value-type="float" office:value="156">
            <text:p>156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table:number-columns-repeated="2"/>
          <table:table-cell table:style-name="ce1260"/>
          <table:table-cell office:value-type="string">
            <text:p>PANTONE 7442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54893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261"/>
          <table:table-cell office:value-type="string">
            <text:p>PANTONE 744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DADAE7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table:number-columns-repeated="2"/>
          <table:table-cell table:style-name="ce1262"/>
          <table:table-cell office:value-type="string">
            <text:p>PANTONE 7444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B8BBDA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table:number-columns-repeated="2"/>
          <table:table-cell table:style-name="ce1263"/>
          <table:table-cell office:value-type="string">
            <text:p>PANTONE 7445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A3A1C8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table:number-columns-repeated="2"/>
          <table:table-cell table:style-name="ce1264"/>
          <table:table-cell office:value-type="string">
            <text:p>PANTONE 7446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18FC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table:number-columns-repeated="2"/>
          <table:table-cell table:style-name="ce1265"/>
          <table:table-cell office:value-type="string">
            <text:p>PANTONE 7447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#5E4B84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266"/>
          <table:table-cell office:value-type="string">
            <text:p>PANTONE 7448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string">
            <text:p>#503E55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267"/>
          <table:table-cell office:value-type="string">
            <text:p>PANTONE 7449</text:p>
          </table:table-cell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string">
            <text:p>#3F2537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1268"/>
          <table:table-cell office:value-type="string">
            <text:p>PANTONE 745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0CBE3</text:p>
          </table:table-cell>
          <table:table-cell office:value-type="float" office:value="192">
            <text:p>192</text:p>
          </table:table-cell>
          <table:table-cell office:value-type="float" office:value="203">
            <text:p>203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table:style-name="ce1269"/>
          <table:table-cell office:value-type="string">
            <text:p>PANTONE 7451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9AB1D7</text:p>
          </table:table-cell>
          <table:table-cell office:value-type="float" office:value="154">
            <text:p>154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table:number-columns-repeated="2"/>
          <table:table-cell table:style-name="ce1270"/>
          <table:table-cell office:value-type="string">
            <text:p>PANTONE 7452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A9BCA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table:number-columns-repeated="2"/>
          <table:table-cell table:style-name="ce1271"/>
          <table:table-cell office:value-type="string">
            <text:p>PANTONE 745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8BAAD4</text:p>
          </table:table-cell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table:number-columns-repeated="2"/>
          <table:table-cell table:style-name="ce1272"/>
          <table:table-cell office:value-type="string">
            <text:p>PANTONE 7454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#6C95B5</text:p>
          </table:table-cell>
          <table:table-cell office:value-type="float" office:value="108">
            <text:p>108</text:p>
          </table:table-cell>
          <table:table-cell office:value-type="float" office:value="149">
            <text:p>149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1273"/>
          <table:table-cell office:value-type="string">
            <text:p>PANTONE 7455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967AB</text:p>
          </table:table-cell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table:number-columns-repeated="2"/>
          <table:table-cell table:style-name="ce1274"/>
          <table:table-cell office:value-type="string">
            <text:p>PANTONE 7456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D79B6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number-columns-repeated="2"/>
          <table:table-cell table:style-name="ce1275"/>
          <table:table-cell office:value-type="string">
            <text:p>PANTONE 745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D0E6E8</text:p>
          </table:table-cell>
          <table:table-cell office:value-type="float" office:value="208">
            <text:p>208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table:number-columns-repeated="2"/>
          <table:table-cell table:style-name="ce1276"/>
          <table:table-cell office:value-type="string">
            <text:p>PANTONE 7458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#77B6C9</text:p>
          </table:table-cell>
          <table:table-cell office:value-type="float" office:value="119">
            <text:p>119</text:p>
          </table:table-cell>
          <table:table-cell office:value-type="float" office:value="182">
            <text:p>182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1277"/>
          <table:table-cell office:value-type="string">
            <text:p>PANTONE 7459</text:p>
          </table:table-cell>
          <table:table-cell office:value-type="float" office:value="72">
            <text:p>72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#499FBC</text:p>
          </table:table-cell>
          <table:table-cell office:value-type="float" office:value="73">
            <text:p>73</text:p>
          </table:table-cell>
          <table:table-cell office:value-type="float" office:value="159">
            <text:p>159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table:number-columns-repeated="2"/>
          <table:table-cell table:style-name="ce1278"/>
          <table:table-cell office:value-type="string">
            <text:p>PANTONE 746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#0092C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table:number-columns-repeated="2"/>
          <table:table-cell table:style-name="ce1279"/>
          <table:table-cell office:value-type="string">
            <text:p>PANTONE 7461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0089C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1280"/>
          <table:table-cell office:value-type="string">
            <text:p>PANTONE 746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#005F9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281"/>
          <table:table-cell office:value-type="string">
            <text:p>PANTONE 746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string">
            <text:p>#1C3A56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number-columns-repeated="2"/>
          <table:table-cell table:style-name="ce1282"/>
          <table:table-cell office:value-type="string">
            <text:p>PANTONE 746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ADD6CF</text:p>
          </table:table-cell>
          <table:table-cell office:value-type="float" office:value="173">
            <text:p>173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283"/>
          <table:table-cell office:value-type="string">
            <text:p>PANTONE 746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#76C2B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284"/>
          <table:table-cell office:value-type="string">
            <text:p>PANTONE 746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#00AEB3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285"/>
          <table:table-cell office:value-type="string">
            <text:p>PANTONE 746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#00A6B5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style-name="ce1286"/>
          <table:table-cell office:value-type="string">
            <text:p>PANTONE 7468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#007A9F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1287"/>
          <table:table-cell office:value-type="string">
            <text:p>PANTONE 7469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#00618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1288"/>
          <table:table-cell office:value-type="string">
            <text:p>PANTONE 7470</text:p>
          </table:table-cell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string">
            <text:p>#005D6F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289"/>
          <table:table-cell office:value-type="string">
            <text:p>PANTONE 747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A9D3CF</text:p>
          </table:table-cell>
          <table:table-cell office:value-type="float" office:value="169">
            <text:p>169</text:p>
          </table:table-cell>
          <table:table-cell office:value-type="float" office:value="211">
            <text:p>211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table:number-columns-repeated="2"/>
          <table:table-cell table:style-name="ce1290"/>
          <table:table-cell office:value-type="string">
            <text:p>PANTONE 74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#79C2BE</text:p>
          </table:table-cell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/>
          <table:table-cell table:style-name="ce1291"/>
          <table:table-cell office:value-type="string">
            <text:p>PANTONE 7473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#3FA294</text:p>
          </table:table-cell>
          <table:table-cell office:value-type="float" office:value="63">
            <text:p>63</text:p>
          </table:table-cell>
          <table:table-cell office:value-type="float" office:value="162">
            <text:p>162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292"/>
          <table:table-cell office:value-type="string">
            <text:p>PANTONE 7474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#007B8C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1293"/>
          <table:table-cell office:value-type="string">
            <text:p>PANTONE 7475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string">
            <text:p>#4B8388</text:p>
          </table:table-cell>
          <table:table-cell office:value-type="float" office:value="75">
            <text:p>75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table:number-columns-repeated="2"/>
          <table:table-cell table:style-name="ce1294"/>
          <table:table-cell office:value-type="string">
            <text:p>PANTONE 7476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string">
            <text:p>#12525B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1295"/>
          <table:table-cell office:value-type="string">
            <text:p>PANTONE 7477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#214E5F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296"/>
          <table:table-cell office:value-type="string">
            <text:p>PANTONE 747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#BEDAC5</text:p>
          </table:table-cell>
          <table:table-cell office:value-type="float" office:value="190">
            <text:p>190</text:p>
          </table:table-cell>
          <table:table-cell office:value-type="float" office:value="218">
            <text:p>2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297"/>
          <table:table-cell office:value-type="string">
            <text:p>PANTONE 74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#82BF8C</text:p>
          </table:table-cell>
          <table:table-cell office:value-type="float" office:value="130">
            <text:p>130</text:p>
          </table:table-cell>
          <table:table-cell office:value-type="float" office:value="191">
            <text:p>191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1298"/>
          <table:table-cell office:value-type="string">
            <text:p>PANTONE 748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#51B17C</text:p>
          </table:table-cell>
          <table:table-cell office:value-type="float" office:value="81">
            <text:p>81</text:p>
          </table:table-cell>
          <table:table-cell office:value-type="float" office:value="177">
            <text:p>17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table:number-columns-repeated="2"/>
          <table:table-cell table:style-name="ce1299"/>
          <table:table-cell office:value-type="string">
            <text:p>PANTONE 748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#33AA66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300"/>
          <table:table-cell office:value-type="string">
            <text:p>PANTONE 748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#00A25A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301"/>
          <table:table-cell office:value-type="string">
            <text:p>PANTONE 7483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string">
            <text:p>#295F42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1302"/>
          <table:table-cell office:value-type="string">
            <text:p>PANTONE 7484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string">
            <text:p>#135B42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1303"/>
          <table:table-cell office:value-type="string">
            <text:p>PANTONE 748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E6EBCE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table:number-columns-repeated="2"/>
          <table:table-cell table:style-name="ce1304"/>
          <table:table-cell office:value-type="string">
            <text:p>PANTONE 748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#C4D899</text:p>
          </table:table-cell>
          <table:table-cell office:value-type="float" office:value="196">
            <text:p>196</text:p>
          </table:table-cell>
          <table:table-cell office:value-type="float" office:value="216">
            <text:p>216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1305"/>
          <table:table-cell office:value-type="string">
            <text:p>PANTONE 74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#A9CB77</text:p>
          </table:table-cell>
          <table:table-cell office:value-type="float" office:value="169">
            <text:p>169</text:p>
          </table:table-cell>
          <table:table-cell office:value-type="float" office:value="203">
            <text:p>203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306"/>
          <table:table-cell office:value-type="string">
            <text:p>PANTONE 748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#92BF55</text:p>
          </table:table-cell>
          <table:table-cell office:value-type="float" office:value="146">
            <text:p>146</text:p>
          </table:table-cell>
          <table:table-cell office:value-type="float" office:value="191">
            <text:p>191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307"/>
          <table:table-cell office:value-type="string">
            <text:p>PANTONE 748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string">
            <text:p>#7FAF5C</text:p>
          </table:table-cell>
          <table:table-cell office:value-type="float" office:value="127">
            <text:p>127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308"/>
          <table:table-cell office:value-type="string">
            <text:p>PANTONE 749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office:value-type="string">
            <text:p>#769B3D</text:p>
          </table:table-cell>
          <table:table-cell office:value-type="float" office:value="118">
            <text:p>118</text:p>
          </table:table-cell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309"/>
          <table:table-cell office:value-type="string">
            <text:p>PANTONE 749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string">
            <text:p>#7A8933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1310"/>
          <table:table-cell office:value-type="string">
            <text:p>PANTONE 749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#D2D692</text:p>
          </table:table-cell>
          <table:table-cell office:value-type="float" office:value="210">
            <text:p>210</text:p>
          </table:table-cell>
          <table:table-cell office:value-type="float" office:value="214">
            <text:p>21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table:number-columns-repeated="2"/>
          <table:table-cell table:style-name="ce1311"/>
          <table:table-cell office:value-type="string">
            <text:p>PANTONE 749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#C2CA95</text:p>
          </table:table-cell>
          <table:table-cell office:value-type="float" office:value="194">
            <text:p>194</text:p>
          </table:table-cell>
          <table:table-cell office:value-type="float" office:value="202">
            <text:p>202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2"/>
          <table:table-cell table:style-name="ce1312"/>
          <table:table-cell office:value-type="string">
            <text:p>PANTONE 749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#A3B48D</text:p>
          </table:table-cell>
          <table:table-cell office:value-type="float" office:value="163">
            <text:p>163</text:p>
          </table:table-cell>
          <table:table-cell office:value-type="float" office:value="180">
            <text:p>180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313"/>
          <table:table-cell office:value-type="string">
            <text:p>PANTONE 7495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string">
            <text:p>#8D9B20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1314"/>
          <table:table-cell office:value-type="string">
            <text:p>PANTONE 7496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string">
            <text:p>#788920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2"/>
          <table:table-cell table:style-name="ce1315"/>
          <table:table-cell office:value-type="string">
            <text:p>PANTONE 749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string">
            <text:p>#7F7457</text:p>
          </table:table-cell>
          <table:table-cell office:value-type="float" office:value="127">
            <text:p>127</text:p>
          </table:table-cell>
          <table:table-cell office:value-type="float" office:value="116">
            <text:p>116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316"/>
          <table:table-cell office:value-type="string">
            <text:p>PANTONE 7498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string">
            <text:p>#585A28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317"/>
          <table:table-cell office:value-type="string">
            <text:p>PANTONE 7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#F5E9BD</text:p>
          </table:table-cell>
          <table:table-cell office:value-type="float" office:value="245">
            <text:p>245</text:p>
          </table:table-cell>
          <table:table-cell office:value-type="float" office:value="233">
            <text:p>233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1318"/>
          <table:table-cell office:value-type="string">
            <text:p>PANTONE 75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#E9DBB3</text:p>
          </table:table-cell>
          <table:table-cell office:value-type="float" office:value="233">
            <text:p>233</text:p>
          </table:table-cell>
          <table:table-cell office:value-type="float" office:value="219">
            <text:p>219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319"/>
          <table:table-cell office:value-type="string">
            <text:p>PANTONE 750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#E1CDA6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320"/>
          <table:table-cell office:value-type="string">
            <text:p>PANTONE 750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#D6BC8D</text:p>
          </table:table-cell>
          <table:table-cell office:value-type="float" office:value="214">
            <text:p>214</text:p>
          </table:table-cell>
          <table:table-cell office:value-type="float" office:value="188">
            <text:p>188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321"/>
          <table:table-cell office:value-type="string">
            <text:p>PANTONE 750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string">
            <text:p>#B29E69</text:p>
          </table:table-cell>
          <table:table-cell office:value-type="float" office:value="178">
            <text:p>178</text:p>
          </table:table-cell>
          <table:table-cell office:value-type="float" office:value="158">
            <text:p>15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/>
          <table:table-cell table:style-name="ce1322"/>
          <table:table-cell office:value-type="string">
            <text:p>PANTONE 7504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string">
            <text:p>#977653</text:p>
          </table:table-cell>
          <table:table-cell office:value-type="float" office:value="151">
            <text:p>151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1323"/>
          <table:table-cell office:value-type="string">
            <text:p>PANTONE 7505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string">
            <text:p>#87623E</text:p>
          </table:table-cell>
          <table:table-cell office:value-type="float" office:value="135">
            <text:p>135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324"/>
          <table:table-cell office:value-type="string">
            <text:p>PANTONE 750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#F2DBB3</text:p>
          </table:table-cell>
          <table:table-cell office:value-type="float" office:value="242">
            <text:p>242</text:p>
          </table:table-cell>
          <table:table-cell office:value-type="float" office:value="219">
            <text:p>219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table:number-columns-repeated="2"/>
          <table:table-cell table:style-name="ce1325"/>
          <table:table-cell office:value-type="string">
            <text:p>PANTONE 750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#F4D1A1</text:p>
          </table:table-cell>
          <table:table-cell office:value-type="float" office:value="244">
            <text:p>244</text:p>
          </table:table-cell>
          <table:table-cell office:value-type="float" office:value="209">
            <text:p>209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326"/>
          <table:table-cell office:value-type="string">
            <text:p>PANTONE 750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#E2BC83</text:p>
          </table:table-cell>
          <table:table-cell office:value-type="float" office:value="226">
            <text:p>226</text:p>
          </table:table-cell>
          <table:table-cell office:value-type="float" office:value="188">
            <text:p>188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1327"/>
          <table:table-cell office:value-type="string">
            <text:p>PANTONE 750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string">
            <text:p>#DAAB68</text:p>
          </table:table-cell>
          <table:table-cell office:value-type="float" office:value="218">
            <text:p>218</text:p>
          </table:table-cell>
          <table:table-cell office:value-type="float" office:value="171">
            <text:p>171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1328"/>
          <table:table-cell office:value-type="string">
            <text:p>PANTONE 751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string">
            <text:p>#CA8F44</text:p>
          </table:table-cell>
          <table:table-cell office:value-type="float" office:value="202">
            <text:p>202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329"/>
          <table:table-cell office:value-type="string">
            <text:p>PANTONE 7511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string">
            <text:p>#B5701E</text:p>
          </table:table-cell>
          <table:table-cell office:value-type="float" office:value="181">
            <text:p>181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1330"/>
          <table:table-cell office:value-type="string">
            <text:p>PANTONE 7512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#A9641E</text:p>
          </table:table-cell>
          <table:table-cell office:value-type="float" office:value="169">
            <text:p>169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1331"/>
          <table:table-cell office:value-type="string">
            <text:p>PANTONE 7513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#EBBFA6</text:p>
          </table:table-cell>
          <table:table-cell office:value-type="float" office:value="235">
            <text:p>235</text:p>
          </table:table-cell>
          <table:table-cell office:value-type="float" office:value="191">
            <text:p>191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332"/>
          <table:table-cell office:value-type="string">
            <text:p>PANTONE 751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#D6A58B</text:p>
          </table:table-cell>
          <table:table-cell office:value-type="float" office:value="214">
            <text:p>214</text:p>
          </table:table-cell>
          <table:table-cell office:value-type="float" office:value="165">
            <text:p>165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table:style-name="ce1333"/>
          <table:table-cell office:value-type="string">
            <text:p>PANTONE 751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string">
            <text:p>#C79171</text:p>
          </table:table-cell>
          <table:table-cell office:value-type="float" office:value="199">
            <text:p>199</text:p>
          </table:table-cell>
          <table:table-cell office:value-type="float" office:value="145">
            <text:p>145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table:number-columns-repeated="2"/>
          <table:table-cell table:style-name="ce1334"/>
          <table:table-cell office:value-type="string">
            <text:p>PANTONE 751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string">
            <text:p>#9A5430</text:p>
          </table:table-cell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335"/>
          <table:table-cell office:value-type="string">
            <text:p>PANTONE 7517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#884728</text:p>
          </table:table-cell>
          <table:table-cell office:value-type="float" office:value="136">
            <text:p>136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336"/>
          <table:table-cell office:value-type="string">
            <text:p>PANTONE 7518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string">
            <text:p>#6E5049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number-columns-repeated="2"/>
          <table:table-cell table:style-name="ce1337"/>
          <table:table-cell office:value-type="string">
            <text:p>PANTONE 7519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string">
            <text:p>#5E5145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338"/>
          <table:table-cell office:value-type="string">
            <text:p>PANTONE 75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#EAC2B1</text:p>
          </table:table-cell>
          <table:table-cell office:value-type="float" office:value="234">
            <text:p>234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339"/>
          <table:table-cell office:value-type="string">
            <text:p>PANTONE 7521</text:p>
          </table:table-cell>
          <table:table-cell office:value-type="float" office:value="6">
            <text:p>6</text:p>
          </table:table-cell>
          <table:table-cell table:number-columns-repeated="2"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#C7A38E</text:p>
          </table:table-cell>
          <table:table-cell office:value-type="float" office:value="199">
            <text:p>199</text:p>
          </table:table-cell>
          <table:table-cell office:value-type="float" office:value="163">
            <text:p>163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340"/>
          <table:table-cell office:value-type="string">
            <text:p>PANTONE 7522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string">
            <text:p>#B8705B</text:p>
          </table:table-cell>
          <table:table-cell office:value-type="float" office:value="184">
            <text:p>184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1341"/>
          <table:table-cell office:value-type="string">
            <text:p>PANTONE 7523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string">
            <text:p>#AD655F</text:p>
          </table:table-cell>
          <table:table-cell office:value-type="float" office:value="173">
            <text:p>173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342"/>
          <table:table-cell office:value-type="string">
            <text:p>PANTONE 7524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string">
            <text:p>#A6514A</text:p>
          </table:table-cell>
          <table:table-cell office:value-type="float" office:value="166">
            <text:p>166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343"/>
          <table:table-cell office:value-type="string">
            <text:p>PANTONE 7525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string">
            <text:p>#A16A4D</text:p>
          </table:table-cell>
          <table:table-cell office:value-type="float" office:value="161">
            <text:p>161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1344"/>
          <table:table-cell office:value-type="string">
            <text:p>PANTONE 7526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string">
            <text:p>#8F3B21</text:p>
          </table:table-cell>
          <table:table-cell office:value-type="float" office:value="143">
            <text:p>143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1345"/>
          <table:table-cell office:value-type="string">
            <text:p>PANTONE 75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#DCD6C1</text:p>
          </table:table-cell>
          <table:table-cell office:value-type="float" office:value="220">
            <text:p>220</text:p>
          </table:table-cell>
          <table:table-cell office:value-type="float" office:value="214">
            <text:p>214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table:number-columns-repeated="2"/>
          <table:table-cell table:style-name="ce1346"/>
          <table:table-cell office:value-type="string">
            <text:p>PANTONE 75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#CABFAD</text:p>
          </table:table-cell>
          <table:table-cell office:value-type="float" office:value="202">
            <text:p>202</text:p>
          </table:table-cell>
          <table:table-cell office:value-type="float" office:value="191">
            <text:p>191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1347"/>
          <table:table-cell office:value-type="string">
            <text:p>PANTONE 752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#BFB19F</text:p>
          </table:table-cell>
          <table:table-cell office:value-type="float" office:value="191">
            <text:p>191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1348"/>
          <table:table-cell office:value-type="string">
            <text:p>PANTONE 753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string">
            <text:p>#AD9F8A</text:p>
          </table:table-cell>
          <table:table-cell office:value-type="float" office:value="173">
            <text:p>173</text:p>
          </table:table-cell>
          <table:table-cell office:value-type="float" office:value="159">
            <text:p>159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349"/>
          <table:table-cell office:value-type="string">
            <text:p>PANTONE 7531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string">
            <text:p>#897863</text:p>
          </table:table-cell>
          <table:table-cell office:value-type="float" office:value="137">
            <text:p>137</text:p>
          </table:table-cell>
          <table:table-cell office:value-type="float" office:value="120">
            <text:p>1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350"/>
          <table:table-cell office:value-type="string">
            <text:p>PANTONE 753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string">
            <text:p>#6C5E4B</text:p>
          </table:table-cell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351"/>
          <table:table-cell office:value-type="string">
            <text:p>PANTONE 7533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string">
            <text:p>#493B29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352"/>
          <table:table-cell office:value-type="string">
            <text:p>PANTONE 7534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#D8D3BF</text:p>
          </table:table-cell>
          <table:table-cell office:value-type="float" office:value="216">
            <text:p>216</text:p>
          </table:table-cell>
          <table:table-cell office:value-type="float" office:value="211">
            <text:p>211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353"/>
          <table:table-cell office:value-type="string">
            <text:p>PANTONE 753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string">
            <text:p>#BEB7A0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1354"/>
          <table:table-cell office:value-type="string">
            <text:p>PANTONE 753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string">
            <text:p>#ADA589</text:p>
          </table:table-cell>
          <table:table-cell office:value-type="float" office:value="173">
            <text:p>173</text:p>
          </table:table-cell>
          <table:table-cell office:value-type="float" office:value="165">
            <text:p>16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table:number-columns-repeated="2"/>
          <table:table-cell table:style-name="ce1355"/>
          <table:table-cell office:value-type="string">
            <text:p>PANTONE 753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#ABB1A1</text:p>
          </table:table-cell>
          <table:table-cell office:value-type="float" office:value="171">
            <text:p>171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356"/>
          <table:table-cell office:value-type="string">
            <text:p>PANTONE 753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string">
            <text:p>#989F8F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357"/>
          <table:table-cell office:value-type="string">
            <text:p>PANTONE 753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#929790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358"/>
          <table:table-cell office:value-type="string">
            <text:p>PANTONE 7540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#525657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359"/>
          <table:table-cell office:value-type="string">
            <text:p>PANTONE 75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#DCE5E4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table:number-columns-repeated="2"/>
          <table:table-cell table:style-name="ce1360"/>
          <table:table-cell office:value-type="string">
            <text:p>PANTONE 754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#A5BBC0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1361"/>
          <table:table-cell office:value-type="string">
            <text:p>PANTONE 754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#98A5AE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362"/>
          <table:table-cell office:value-type="string">
            <text:p>PANTONE 7544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string">
            <text:p>#788995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table:number-columns-repeated="2"/>
          <table:table-cell table:style-name="ce1363"/>
          <table:table-cell office:value-type="string">
            <text:p>PANTONE 7545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string">
            <text:p>#3D5265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table:number-columns-repeated="2"/>
          <table:table-cell table:style-name="ce1364"/>
          <table:table-cell office:value-type="string">
            <text:p>PANTONE 7546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string">
            <text:p>#2C3C4C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1365"/>
          <table:table-cell office:value-type="string">
            <text:p>PANTONE 7547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#1D232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1366"/>
          <table:table-cell office:value-type="string">
            <text:p>PANTONE 754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#F6D03A</text:p>
          </table:table-cell>
          <table:table-cell office:value-type="float" office:value="246">
            <text:p>246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367"/>
          <table:table-cell office:value-type="string">
            <text:p>PANTONE 754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#ECBB33</text:p>
          </table:table-cell>
          <table:table-cell office:value-type="float" office:value="236">
            <text:p>236</text:p>
          </table:table-cell>
          <table:table-cell office:value-type="float" office:value="187">
            <text:p>187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number-columns-repeated="2"/>
          <table:table-cell table:style-name="ce1368"/>
          <table:table-cell office:value-type="string">
            <text:p>PANTONE 755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#D69D2A</text:p>
          </table:table-cell>
          <table:table-cell office:value-type="float" office:value="214">
            <text:p>214</text:p>
          </table:table-cell>
          <table:table-cell office:value-type="float" office:value="157">
            <text:p>157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369"/>
          <table:table-cell office:value-type="string">
            <text:p>PANTONE 755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#B88322</text:p>
          </table:table-cell>
          <table:table-cell office:value-type="float" office:value="184">
            <text:p>184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1370"/>
          <table:table-cell office:value-type="string">
            <text:p>PANTONE 7552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string">
            <text:p>#755C21</text:p>
          </table:table-cell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1371"/>
          <table:table-cell office:value-type="string">
            <text:p>PANTONE 7553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string">
            <text:p>#5A4A2E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number-columns-repeated="2"/>
          <table:table-cell table:style-name="ce1372"/>
          <table:table-cell office:value-type="string">
            <text:p>PANTONE 755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string">
            <text:p>#473B2D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1373"/>
          <table:table-cell office:value-type="string">
            <text:p>PANTONE 755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string">
            <text:p>#DBA810</text:p>
          </table:table-cell>
          <table:table-cell office:value-type="float" office:value="219">
            <text:p>219</text:p>
          </table:table-cell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2"/>
          <table:table-cell table:style-name="ce1374"/>
          <table:table-cell office:value-type="string">
            <text:p>PANTONE 755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office:value-type="string">
            <text:p>#BE921F</text:p>
          </table:table-cell>
          <table:table-cell office:value-type="float" office:value="190">
            <text:p>190</text:p>
          </table:table-cell>
          <table:table-cell office:value-type="float" office:value="146">
            <text:p>14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1375"/>
          <table:table-cell office:value-type="string">
            <text:p>PANTONE 755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string">
            <text:p>#A28221</text:p>
          </table:table-cell>
          <table:table-cell office:value-type="float" office:value="162">
            <text:p>162</text:p>
          </table:table-cell>
          <table:table-cell office:value-type="float" office:value="130">
            <text:p>130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2"/>
          <table:table-cell table:style-name="ce1376"/>
          <table:table-cell office:value-type="string">
            <text:p>PANTONE 7558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string">
            <text:p>#997826</text:p>
          </table:table-cell>
          <table:table-cell office:value-type="float" office:value="153">
            <text:p>153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377"/>
          <table:table-cell office:value-type="string">
            <text:p>PANTONE 7559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string">
            <text:p>#916F25</text:p>
          </table:table-cell>
          <table:table-cell office:value-type="float" office:value="145">
            <text:p>145</text:p>
          </table:table-cell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378"/>
          <table:table-cell office:value-type="string">
            <text:p>PANTONE 756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string">
            <text:p>#7E6523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1379"/>
          <table:table-cell office:value-type="string">
            <text:p>PANTONE 756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string">
            <text:p>#6A5625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380"/>
          <table:table-cell office:value-type="string">
            <text:p>PANTONE 756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string">
            <text:p>#BE9A54</text:p>
          </table:table-cell>
          <table:table-cell office:value-type="float" office:value="190">
            <text:p>190</text:p>
          </table:table-cell>
          <table:table-cell office:value-type="float" office:value="154">
            <text:p>154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381"/>
          <table:table-cell office:value-type="string">
            <text:p>PANTONE 756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string">
            <text:p>#DEA531</text:p>
          </table:table-cell>
          <table:table-cell office:value-type="float" office:value="222">
            <text:p>222</text:p>
          </table:table-cell>
          <table:table-cell office:value-type="float" office:value="165">
            <text:p>165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1382"/>
          <table:table-cell office:value-type="string">
            <text:p>PANTONE 756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#E09517</text:p>
          </table:table-cell>
          <table:table-cell office:value-type="float" office:value="224">
            <text:p>224</text:p>
          </table:table-cell>
          <table:table-cell office:value-type="float" office:value="149">
            <text:p>149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2"/>
          <table:table-cell table:style-name="ce1383"/>
          <table:table-cell office:value-type="string">
            <text:p>PANTONE 756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string">
            <text:p>#D28122</text:p>
          </table:table-cell>
          <table:table-cell office:value-type="float" office:value="210">
            <text:p>210</text:p>
          </table:table-cell>
          <table:table-cell office:value-type="float" office:value="129">
            <text:p>129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1384"/>
          <table:table-cell office:value-type="string">
            <text:p>PANTONE 7566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office:value-type="string">
            <text:p>#B4652A</text:p>
          </table:table-cell>
          <table:table-cell office:value-type="float" office:value="180">
            <text:p>180</text:p>
          </table:table-cell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385"/>
          <table:table-cell office:value-type="string">
            <text:p>PANTONE 7567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  <table:table-cell office:value-type="string">
            <text:p>#855026</text:p>
          </table:table-cell>
          <table:table-cell office:value-type="float" office:value="133">
            <text:p>133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386"/>
          <table:table-cell office:value-type="string">
            <text:p>PANTONE 7568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string">
            <text:p>#744724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387"/>
          <table:table-cell office:value-type="string">
            <text:p>PANTONE 756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string">
            <text:p>#DD9224</text:p>
          </table:table-cell>
          <table:table-cell office:value-type="float" office:value="221">
            <text:p>221</text:p>
          </table:table-cell>
          <table:table-cell office:value-type="float" office:value="146">
            <text:p>14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388"/>
          <table:table-cell office:value-type="string">
            <text:p>PANTONE 757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string">
            <text:p>#D68A28</text:p>
          </table:table-cell>
          <table:table-cell office:value-type="float" office:value="214">
            <text:p>21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389"/>
          <table:table-cell office:value-type="string">
            <text:p>PANTONE 757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string">
            <text:p>#C88127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1390"/>
          <table:table-cell office:value-type="string">
            <text:p>PANTONE 757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string">
            <text:p>#BA772C</text:p>
          </table:table-cell>
          <table:table-cell office:value-type="float" office:value="186">
            <text:p>186</text:p>
          </table:table-cell>
          <table:table-cell office:value-type="float" office:value="119">
            <text:p>11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391"/>
          <table:table-cell office:value-type="string">
            <text:p>PANTONE 7573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 office:value-type="string">
            <text:p>#A86932</text:p>
          </table:table-cell>
          <table:table-cell office:value-type="float" office:value="168">
            <text:p>168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392"/>
          <table:table-cell office:value-type="string">
            <text:p>PANTONE 7574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string">
            <text:p>#A1672B</text:p>
          </table:table-cell>
          <table:table-cell office:value-type="float" office:value="161">
            <text:p>161</text:p>
          </table:table-cell>
          <table:table-cell office:value-type="float" office:value="103">
            <text:p>103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393"/>
          <table:table-cell office:value-type="string">
            <text:p>PANTONE 7575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string">
            <text:p>#865A23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</table:table-row>
        <table:table-row table:style-name="ro2">
          <table:table-cell table:number-columns-repeated="2"/>
          <table:table-cell table:style-name="ce1394"/>
          <table:table-cell office:value-type="string">
            <text:p>PANTONE 757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#DB8D4C</text:p>
          </table:table-cell>
          <table:table-cell office:value-type="float" office:value="219">
            <text:p>219</text:p>
          </table:table-cell>
          <table:table-cell office:value-type="float" office:value="141">
            <text:p>14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number-columns-repeated="2"/>
          <table:table-cell table:style-name="ce1395"/>
          <table:table-cell office:value-type="string">
            <text:p>PANTONE 757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#DF844F</text:p>
          </table:table-cell>
          <table:table-cell office:value-type="float" office:value="223">
            <text:p>223</text:p>
          </table:table-cell>
          <table:table-cell office:value-type="float" office:value="132">
            <text:p>132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1396"/>
          <table:table-cell office:value-type="string">
            <text:p>PANTONE 757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06E1E</text:p>
          </table:table-cell>
          <table:table-cell office:value-type="float" office:value="224">
            <text:p>224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2"/>
          <table:table-cell table:style-name="ce1397"/>
          <table:table-cell office:value-type="string">
            <text:p>PANTONE 757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DE6225</text:p>
          </table:table-cell>
          <table:table-cell office:value-type="float" office:value="222">
            <text:p>222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398"/>
          <table:table-cell office:value-type="string">
            <text:p>PANTONE 758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string">
            <text:p>#C45729</text:p>
          </table:table-cell>
          <table:table-cell office:value-type="float" office:value="196">
            <text:p>196</text:p>
          </table:table-cell>
          <table:table-cell office:value-type="float" office:value="87">
            <text:p>87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399"/>
          <table:table-cell office:value-type="string">
            <text:p>PANTONE 758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#7F4A35</text:p>
          </table:table-cell>
          <table:table-cell office:value-type="float" office:value="127">
            <text:p>127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1400"/>
          <table:table-cell office:value-type="string">
            <text:p>PANTONE 758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string">
            <text:p>#664630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401"/>
          <table:table-cell office:value-type="string">
            <text:p>PANTONE 758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#C86426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402"/>
          <table:table-cell office:value-type="string">
            <text:p>PANTONE 758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string">
            <text:p>#C05D26</text:p>
          </table:table-cell>
          <table:table-cell office:value-type="float" office:value="192">
            <text:p>192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403"/>
          <table:table-cell office:value-type="string">
            <text:p>PANTONE 758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string">
            <text:p>#B75C2F</text:p>
          </table:table-cell>
          <table:table-cell office:value-type="float" office:value="183">
            <text:p>183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1404"/>
          <table:table-cell office:value-type="string">
            <text:p>PANTONE 758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string">
            <text:p>#A0512A</text:p>
          </table:table-cell>
          <table:table-cell office:value-type="float" office:value="160">
            <text:p>160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05"/>
          <table:table-cell office:value-type="string">
            <text:p>PANTONE 758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string">
            <text:p>#974C28</text:p>
          </table:table-cell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406"/>
          <table:table-cell office:value-type="string">
            <text:p>PANTONE 758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string">
            <text:p>#7A4C30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407"/>
          <table:table-cell office:value-type="string">
            <text:p>PANTONE 7589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string">
            <text:p>#51392C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408"/>
          <table:table-cell office:value-type="string">
            <text:p>PANTONE 759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#D2B69E</text:p>
          </table:table-cell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409"/>
          <table:table-cell office:value-type="string">
            <text:p>PANTONE 7591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#C18055</text:p>
          </table:table-cell>
          <table:table-cell office:value-type="float" office:value="193">
            <text:p>193</text:p>
          </table:table-cell>
          <table:table-cell office:value-type="float" office:value="128">
            <text:p>128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410"/>
          <table:table-cell office:value-type="string">
            <text:p>PANTONE 759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string">
            <text:p>#B65A30</text:p>
          </table:table-cell>
          <table:table-cell office:value-type="float" office:value="182">
            <text:p>182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411"/>
          <table:table-cell office:value-type="string">
            <text:p>PANTONE 759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string">
            <text:p>#9C3E25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412"/>
          <table:table-cell office:value-type="string">
            <text:p>PANTONE 7594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#793B2B</text:p>
          </table:table-cell>
          <table:table-cell office:value-type="float" office:value="121">
            <text:p>12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413"/>
          <table:table-cell office:value-type="string">
            <text:p>PANTONE 759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string">
            <text:p>#71402A</text:p>
          </table:table-cell>
          <table:table-cell office:value-type="float" office:value="113">
            <text:p>113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14"/>
          <table:table-cell office:value-type="string">
            <text:p>PANTONE 7596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string">
            <text:p>#4E2B1F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1415"/>
          <table:table-cell office:value-type="string">
            <text:p>PANTONE 759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#D14825</text:p>
          </table:table-cell>
          <table:table-cell office:value-type="float" office:value="209">
            <text:p>209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416"/>
          <table:table-cell office:value-type="string">
            <text:p>PANTONE 759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#C74928</text:p>
          </table:table-cell>
          <table:table-cell office:value-type="float" office:value="199">
            <text:p>199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417"/>
          <table:table-cell office:value-type="string">
            <text:p>PANTONE 759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string">
            <text:p>#BB4628</text:p>
          </table:table-cell>
          <table:table-cell office:value-type="float" office:value="187">
            <text:p>18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418"/>
          <table:table-cell office:value-type="string">
            <text:p>PANTONE 760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string">
            <text:p>#8B422F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1419"/>
          <table:table-cell office:value-type="string">
            <text:p>PANTONE 7601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#84412A</text:p>
          </table:table-cell>
          <table:table-cell office:value-type="float" office:value="132">
            <text:p>132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20"/>
          <table:table-cell office:value-type="string">
            <text:p>PANTONE 7602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string">
            <text:p>#77472B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421"/>
          <table:table-cell office:value-type="string">
            <text:p>PANTONE 7603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string">
            <text:p>#643F2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number-columns-repeated="2"/>
          <table:table-cell table:style-name="ce1422"/>
          <table:table-cell office:value-type="string">
            <text:p>PANTONE 76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#EBDBD8</text:p>
          </table:table-cell>
          <table:table-cell office:value-type="float" office:value="235">
            <text:p>235</text:p>
          </table:table-cell>
          <table:table-cell office:value-type="float" office:value="219">
            <text:p>219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table:number-columns-repeated="2"/>
          <table:table-cell table:style-name="ce1423"/>
          <table:table-cell office:value-type="string">
            <text:p>PANTONE 760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#E5C0B8</text:p>
          </table:table-cell>
          <table:table-cell office:value-type="float" office:value="229">
            <text:p>229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1424"/>
          <table:table-cell office:value-type="string">
            <text:p>PANTONE 760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#DA9B8F</text:p>
          </table:table-cell>
          <table:table-cell office:value-type="float" office:value="218">
            <text:p>218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425"/>
          <table:table-cell office:value-type="string">
            <text:p>PANTONE 760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#C56C5F</text:p>
          </table:table-cell>
          <table:table-cell office:value-type="float" office:value="197">
            <text:p>197</text:p>
          </table:table-cell>
          <table:table-cell office:value-type="float" office:value="108">
            <text:p>108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426"/>
          <table:table-cell office:value-type="string">
            <text:p>PANTONE 760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string">
            <text:p>#AB4938</text:p>
          </table:table-cell>
          <table:table-cell office:value-type="float" office:value="171">
            <text:p>171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427"/>
          <table:table-cell office:value-type="string">
            <text:p>PANTONE 760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54">
            <text:p>54</text:p>
          </table:table-cell>
          <table:table-cell office:value-type="string">
            <text:p>#88382F</text:p>
          </table:table-cell>
          <table:table-cell office:value-type="float" office:value="136">
            <text:p>136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number-columns-repeated="2"/>
          <table:table-cell table:style-name="ce1428"/>
          <table:table-cell office:value-type="string">
            <text:p>PANTONE 761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string">
            <text:p>#68322D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1429"/>
          <table:table-cell office:value-type="string">
            <text:p>PANTONE 761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#E4C4B8</text:p>
          </table:table-cell>
          <table:table-cell office:value-type="float" office:value="228">
            <text:p>228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table:number-columns-repeated="2"/>
          <table:table-cell table:style-name="ce1430"/>
          <table:table-cell office:value-type="string">
            <text:p>PANTONE 7612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#D0A392</text:p>
          </table:table-cell>
          <table:table-cell office:value-type="float" office:value="208">
            <text:p>208</text:p>
          </table:table-cell>
          <table:table-cell office:value-type="float" office:value="163">
            <text:p>163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table:number-columns-repeated="2"/>
          <table:table-cell table:style-name="ce1431"/>
          <table:table-cell office:value-type="string">
            <text:p>PANTONE 7613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#C18F7E</text:p>
          </table:table-cell>
          <table:table-cell office:value-type="float" office:value="193">
            <text:p>193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432"/>
          <table:table-cell office:value-type="string">
            <text:p>PANTONE 7614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#AC877A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table:number-columns-repeated="2"/>
          <table:table-cell table:style-name="ce1433"/>
          <table:table-cell office:value-type="string">
            <text:p>PANTONE 761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string">
            <text:p>#83635C</text:p>
          </table:table-cell>
          <table:table-cell office:value-type="float" office:value="131">
            <text:p>131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</table:table-row>
        <table:table-row table:style-name="ro2">
          <table:table-cell table:number-columns-repeated="2"/>
          <table:table-cell table:style-name="ce1434"/>
          <table:table-cell office:value-type="string">
            <text:p>PANTONE 7616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string">
            <text:p>#755753</text:p>
          </table:table-cell>
          <table:table-cell office:value-type="float" office:value="117">
            <text:p>11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</table:table-row>
        <table:table-row table:style-name="ro2">
          <table:table-cell table:number-columns-repeated="2"/>
          <table:table-cell table:style-name="ce1435"/>
          <table:table-cell office:value-type="string">
            <text:p>PANTONE 7617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string">
            <text:p>#5B3F3C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436"/>
          <table:table-cell office:value-type="string">
            <text:p>PANTONE 7618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#CB734F</text:p>
          </table:table-cell>
          <table:table-cell office:value-type="float" office:value="203">
            <text:p>203</text:p>
          </table:table-cell>
          <table:table-cell office:value-type="float" office:value="115">
            <text:p>11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1437"/>
          <table:table-cell office:value-type="string">
            <text:p>PANTONE 7619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string">
            <text:p>#C85534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438"/>
          <table:table-cell office:value-type="string">
            <text:p>PANTONE 762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string">
            <text:p>#B1302A</text:p>
          </table:table-cell>
          <table:table-cell office:value-type="float" office:value="177">
            <text:p>177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39"/>
          <table:table-cell office:value-type="string">
            <text:p>PANTONE 762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string">
            <text:p>#AF2F2C</text:p>
          </table:table-cell>
          <table:table-cell office:value-type="float" office:value="175">
            <text:p>175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440"/>
          <table:table-cell office:value-type="string">
            <text:p>PANTONE 7622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string">
            <text:p>#9D302B</text:p>
          </table:table-cell>
          <table:table-cell office:value-type="float" office:value="157">
            <text:p>157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441"/>
          <table:table-cell office:value-type="string">
            <text:p>PANTONE 7623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string">
            <text:p>#912D29</text:p>
          </table:table-cell>
          <table:table-cell office:value-type="float" office:value="145">
            <text:p>14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442"/>
          <table:table-cell office:value-type="string">
            <text:p>PANTONE 762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string">
            <text:p>#832926</text:p>
          </table:table-cell>
          <table:table-cell office:value-type="float" office:value="131">
            <text:p>131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443"/>
          <table:table-cell office:value-type="string">
            <text:p>PANTONE 7625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DD583D</text:p>
          </table:table-cell>
          <table:table-cell office:value-type="float" office:value="221">
            <text:p>221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444"/>
          <table:table-cell office:value-type="string">
            <text:p>PANTONE 7626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#D53C2B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445"/>
          <table:table-cell office:value-type="string">
            <text:p>PANTONE 7627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string">
            <text:p>#B23730</text:p>
          </table:table-cell>
          <table:table-cell office:value-type="float" office:value="178">
            <text:p>178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style-name="ce1446"/>
          <table:table-cell office:value-type="string">
            <text:p>PANTONE 7628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33">
            <text:p>33</text:p>
          </table:table-cell>
          <table:table-cell office:value-type="string">
            <text:p>#A33736</text:p>
          </table:table-cell>
          <table:table-cell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1447"/>
          <table:table-cell office:value-type="string">
            <text:p>PANTONE 7629</text:p>
          </table:table-cell>
          <table:table-cell office:value-type="float" office:value="23">
            <text:p>23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string">
            <text:p>#6F3631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number-columns-repeated="2"/>
          <table:table-cell table:style-name="ce1448"/>
          <table:table-cell office:value-type="string">
            <text:p>PANTONE 7630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string">
            <text:p>#63342A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number-columns-repeated="2"/>
          <table:table-cell table:style-name="ce1449"/>
          <table:table-cell office:value-type="string">
            <text:p>PANTONE 7631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string">
            <text:p>#5E3638</text:p>
          </table:table-cell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450"/>
          <table:table-cell office:value-type="string">
            <text:p>PANTONE 76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#E1D2D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451"/>
          <table:table-cell office:value-type="string">
            <text:p>PANTONE 763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#CBA9AD</text:p>
          </table:table-cell>
          <table:table-cell office:value-type="float" office:value="203">
            <text:p>203</text:p>
          </table:table-cell>
          <table:table-cell office:value-type="float" office:value="169">
            <text:p>169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table:number-columns-repeated="2"/>
          <table:table-cell table:style-name="ce1452"/>
          <table:table-cell office:value-type="string">
            <text:p>PANTONE 7634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C7738A</text:p>
          </table:table-cell>
          <table:table-cell office:value-type="float" office:value="199">
            <text:p>199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453"/>
          <table:table-cell office:value-type="string">
            <text:p>PANTONE 763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string">
            <text:p>#C93E6B</text:p>
          </table:table-cell>
          <table:table-cell office:value-type="float" office:value="201">
            <text:p>201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454"/>
          <table:table-cell office:value-type="string">
            <text:p>PANTONE 763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string">
            <text:p>#C02250</text:p>
          </table:table-cell>
          <table:table-cell office:value-type="float" office:value="192">
            <text:p>192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number-columns-repeated="2"/>
          <table:table-cell table:style-name="ce1455"/>
          <table:table-cell office:value-type="string">
            <text:p>PANTONE 763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string">
            <text:p>#932C46</text:p>
          </table:table-cell>
          <table:table-cell office:value-type="float" office:value="147">
            <text:p>147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number-columns-repeated="2"/>
          <table:table-cell table:style-name="ce1456"/>
          <table:table-cell office:value-type="string">
            <text:p>PANTONE 7638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string">
            <text:p>#892E45</text:p>
          </table:table-cell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2"/>
          <table:table-cell table:style-name="ce1457"/>
          <table:table-cell office:value-type="string">
            <text:p>PANTONE 763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#997378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table:number-columns-repeated="2"/>
          <table:table-cell table:style-name="ce1458"/>
          <table:table-cell office:value-type="string">
            <text:p>PANTONE 764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string">
            <text:p>#9C495D</text:p>
          </table:table-cell>
          <table:table-cell office:value-type="float" office:value="156">
            <text:p>156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number-columns-repeated="2"/>
          <table:table-cell table:style-name="ce1459"/>
          <table:table-cell office:value-type="string">
            <text:p>PANTONE 764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string">
            <text:p>#95274D</text:p>
          </table:table-cell>
          <table:table-cell office:value-type="float" office:value="149">
            <text:p>149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number-columns-repeated="2"/>
          <table:table-cell table:style-name="ce1460"/>
          <table:table-cell office:value-type="string">
            <text:p>PANTONE 764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string">
            <text:p>#722F4B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  <table:table-cell table:style-name="ce1461"/>
          <table:table-cell office:value-type="string">
            <text:p>PANTONE 764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#6C2E4A</text:p>
          </table:table-cell>
          <table:table-cell office:value-type="float" office:value="108">
            <text:p>108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462"/>
          <table:table-cell office:value-type="string">
            <text:p>PANTONE 7644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#5B2B42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2"/>
          <table:table-cell table:style-name="ce1463"/>
          <table:table-cell office:value-type="string">
            <text:p>PANTONE 7645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#542B3F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1464"/>
          <table:table-cell office:value-type="string">
            <text:p>PANTONE 7646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#AD768A</text:p>
          </table:table-cell>
          <table:table-cell office:value-type="float" office:value="173">
            <text:p>173</text:p>
          </table:table-cell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table:number-columns-repeated="2"/>
          <table:table-cell table:style-name="ce1465"/>
          <table:table-cell office:value-type="string">
            <text:p>PANTONE 7647</text:p>
          </table:table-cell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#AC4679</text:p>
          </table:table-cell>
          <table:table-cell office:value-type="float" office:value="172">
            <text:p>172</text:p>
          </table:table-cell>
          <table:table-cell office:value-type="float" office:value="70">
            <text:p>70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466"/>
          <table:table-cell office:value-type="string">
            <text:p>PANTONE 7648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#9F1A6E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/>
          <table:table-cell table:style-name="ce1467"/>
          <table:table-cell office:value-type="string">
            <text:p>PANTONE 764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#921E6C</text:p>
          </table:table-cell>
          <table:table-cell office:value-type="float" office:value="146">
            <text:p>146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1468"/>
          <table:table-cell office:value-type="string">
            <text:p>PANTONE 7650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#79215E</text:p>
          </table:table-cell>
          <table:table-cell office:value-type="float" office:value="121">
            <text:p>121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number-columns-repeated="2"/>
          <table:table-cell table:style-name="ce1469"/>
          <table:table-cell office:value-type="string">
            <text:p>PANTONE 7651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#6D2B5F</text:p>
          </table:table-cell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number-columns-repeated="2"/>
          <table:table-cell table:style-name="ce1470"/>
          <table:table-cell office:value-type="string">
            <text:p>PANTONE 7652</text:p>
          </table:table-cell>
          <table:table-cell office:value-type="float" office:value="42">
            <text:p>4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#69295A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471"/>
          <table:table-cell office:value-type="string">
            <text:p>PANTONE 765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#A092A1</text:p>
          </table:table-cell>
          <table:table-cell office:value-type="float" office:value="160">
            <text:p>160</text:p>
          </table:table-cell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table:number-columns-repeated="2"/>
          <table:table-cell table:style-name="ce1472"/>
          <table:table-cell office:value-type="string">
            <text:p>PANTONE 765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AC82A2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473"/>
          <table:table-cell office:value-type="string">
            <text:p>PANTONE 7655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C669F</text:p>
          </table:table-cell>
          <table:table-cell office:value-type="float" office:value="172">
            <text:p>172</text:p>
          </table:table-cell>
          <table:table-cell office:value-type="float" office:value="102">
            <text:p>102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number-columns-repeated="2"/>
          <table:table-cell table:style-name="ce1474"/>
          <table:table-cell office:value-type="string">
            <text:p>PANTONE 7656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943C84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475"/>
          <table:table-cell office:value-type="string">
            <text:p>PANTONE 7657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#742966</text:p>
          </table:table-cell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1476"/>
          <table:table-cell office:value-type="string">
            <text:p>PANTONE 765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#6F3463</text:p>
          </table:table-cell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477"/>
          <table:table-cell office:value-type="string">
            <text:p>PANTONE 7659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#603857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number-columns-repeated="2"/>
          <table:table-cell table:style-name="ce1478"/>
          <table:table-cell office:value-type="string">
            <text:p>PANTONE 7660</text:p>
          </table:table-cell>
          <table:table-cell table:number-columns-repeated="2"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#A39AAC</text:p>
          </table:table-cell>
          <table:table-cell office:value-type="float" office:value="163">
            <text:p>163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1479"/>
          <table:table-cell office:value-type="string">
            <text:p>PANTONE 7661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#90729B</text:p>
          </table:table-cell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480"/>
          <table:table-cell office:value-type="string">
            <text:p>PANTONE 7662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#7D488D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481"/>
          <table:table-cell office:value-type="string">
            <text:p>PANTONE 766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#6C2F7D</text:p>
          </table:table-cell>
          <table:table-cell office:value-type="float" office:value="108">
            <text:p>108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table:number-columns-repeated="2"/>
          <table:table-cell table:style-name="ce1482"/>
          <table:table-cell office:value-type="string">
            <text:p>PANTONE 7664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#632E79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483"/>
          <table:table-cell office:value-type="string">
            <text:p>PANTONE 7665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#5D396F</text:p>
          </table:table-cell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484"/>
          <table:table-cell office:value-type="string">
            <text:p>PANTONE 766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#605062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2"/>
          <table:table-cell table:style-name="ce1485"/>
          <table:table-cell office:value-type="string">
            <text:p>PANTONE 7667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6B80A2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486"/>
          <table:table-cell office:value-type="string">
            <text:p>PANTONE 7668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#6C73A5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table:style-name="ce1487"/>
          <table:table-cell office:value-type="string">
            <text:p>PANTONE 7669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6262A2</text:p>
          </table:table-cell>
          <table:table-cell table:number-columns-repeated="2" office:value-type="float" office:value="98">
            <text:p>98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488"/>
          <table:table-cell office:value-type="string">
            <text:p>PANTONE 7670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9599E</text:p>
          </table:table-cell>
          <table:table-cell table:number-columns-repeated="2" office:value-type="float" office:value="89">
            <text:p>89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489"/>
          <table:table-cell office:value-type="string">
            <text:p>PANTONE 7671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#534B90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table:number-columns-repeated="2"/>
          <table:table-cell table:style-name="ce1490"/>
          <table:table-cell office:value-type="string">
            <text:p>PANTONE 767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#4D468C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number-columns-repeated="2"/>
          <table:table-cell table:style-name="ce1491"/>
          <table:table-cell office:value-type="string">
            <text:p>PANTONE 7673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#555887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1492"/>
          <table:table-cell office:value-type="string">
            <text:p>PANTONE 7674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8891BB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1493"/>
          <table:table-cell office:value-type="string">
            <text:p>PANTONE 7675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8085B1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table:number-columns-repeated="2"/>
          <table:table-cell table:style-name="ce1494"/>
          <table:table-cell office:value-type="string">
            <text:p>PANTONE 767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#776AA3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number-columns-repeated="2"/>
          <table:table-cell table:style-name="ce1495"/>
          <table:table-cell office:value-type="string">
            <text:p>PANTONE 7677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72569B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496"/>
          <table:table-cell office:value-type="string">
            <text:p>PANTONE 767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6C4B9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table:number-columns-repeated="2"/>
          <table:table-cell table:style-name="ce1497"/>
          <table:table-cell office:value-type="string">
            <text:p>PANTONE 7679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5A3586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table:number-columns-repeated="2"/>
          <table:table-cell table:style-name="ce1498"/>
          <table:table-cell office:value-type="string">
            <text:p>PANTONE 7680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#532E79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499"/>
          <table:table-cell office:value-type="string">
            <text:p>PANTONE 768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9AADD0</text:p>
          </table:table-cell>
          <table:table-cell office:value-type="float" office:value="154">
            <text:p>154</text:p>
          </table:table-cell>
          <table:table-cell office:value-type="float" office:value="173">
            <text:p>173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1500"/>
          <table:table-cell office:value-type="string">
            <text:p>PANTONE 7682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#6E8EC0</text:p>
          </table:table-cell>
          <table:table-cell office:value-type="float" office:value="110">
            <text:p>110</text:p>
          </table:table-cell>
          <table:table-cell office:value-type="float" office:value="142">
            <text:p>142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table:number-columns-repeated="2"/>
          <table:table-cell table:style-name="ce1501"/>
          <table:table-cell office:value-type="string">
            <text:p>PANTONE 7683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56DB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1502"/>
          <table:table-cell office:value-type="string">
            <text:p>PANTONE 7684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3B61A6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table:number-columns-repeated="2"/>
          <table:table-cell table:style-name="ce1503"/>
          <table:table-cell office:value-type="string">
            <text:p>PANTONE 7685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E59A0</text:p>
          </table:table-cell>
          <table:table-cell office:value-type="float" office:value="46">
            <text:p>46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number-columns-repeated="2"/>
          <table:table-cell table:style-name="ce1504"/>
          <table:table-cell office:value-type="string">
            <text:p>PANTONE 768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#224D8F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505"/>
          <table:table-cell office:value-type="string">
            <text:p>PANTONE 7687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#264583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1506"/>
          <table:table-cell office:value-type="string">
            <text:p>PANTONE 7688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#5DA6D0</text:p>
          </table:table-cell>
          <table:table-cell office:value-type="float" office:value="93">
            <text:p>93</text:p>
          </table:table-cell>
          <table:table-cell office:value-type="float" office:value="166">
            <text:p>166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table:number-columns-repeated="2"/>
          <table:table-cell table:style-name="ce1507"/>
          <table:table-cell office:value-type="string">
            <text:p>PANTONE 7689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#489AC5</text:p>
          </table:table-cell>
          <table:table-cell office:value-type="float" office:value="72">
            <text:p>72</text:p>
          </table:table-cell>
          <table:table-cell office:value-type="float" office:value="154">
            <text:p>154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508"/>
          <table:table-cell office:value-type="string">
            <text:p>PANTONE 7690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#007FAF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1509"/>
          <table:table-cell office:value-type="string">
            <text:p>PANTONE 7691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#00679E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510"/>
          <table:table-cell office:value-type="string">
            <text:p>PANTONE 7692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#005B8D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1511"/>
          <table:table-cell office:value-type="string">
            <text:p>PANTONE 769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#165077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table:number-columns-repeated="2"/>
          <table:table-cell table:style-name="ce1512"/>
          <table:table-cell office:value-type="string">
            <text:p>PANTONE 7694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string">
            <text:p>#124A7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number-columns-repeated="2"/>
          <table:table-cell table:style-name="ce1513"/>
          <table:table-cell office:value-type="string">
            <text:p>PANTONE 769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#94B6C5</text:p>
          </table:table-cell>
          <table:table-cell office:value-type="float" office:value="148">
            <text:p>148</text:p>
          </table:table-cell>
          <table:table-cell office:value-type="float" office:value="182">
            <text:p>182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table:number-columns-repeated="2"/>
          <table:table-cell table:style-name="ce1514"/>
          <table:table-cell office:value-type="string">
            <text:p>PANTONE 7696</text:p>
          </table:table-cell>
          <table:table-cell office:value-type="float" office:value="56">
            <text:p>56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#6E9EB0</text:p>
          </table:table-cell>
          <table:table-cell office:value-type="float" office:value="110">
            <text:p>110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1515"/>
          <table:table-cell office:value-type="string">
            <text:p>PANTONE 769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#5B8A9E</text:p>
          </table:table-cell>
          <table:table-cell office:value-type="float" office:value="91">
            <text:p>91</text:p>
          </table:table-cell>
          <table:table-cell office:value-type="float" office:value="138">
            <text:p>138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table:number-columns-repeated="2"/>
          <table:table-cell table:style-name="ce1516"/>
          <table:table-cell office:value-type="string">
            <text:p>PANTONE 7698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#477691</text:p>
          </table:table-cell>
          <table:table-cell office:value-type="float" office:value="71">
            <text:p>71</text:p>
          </table:table-cell>
          <table:table-cell office:value-type="float" office:value="118">
            <text:p>118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1517"/>
          <table:table-cell office:value-type="string">
            <text:p>PANTONE 7699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#366884</text:p>
          </table:table-cell>
          <table:table-cell office:value-type="float" office:value="54">
            <text:p>54</text:p>
          </table:table-cell>
          <table:table-cell office:value-type="float" office:value="104">
            <text:p>10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table:number-columns-repeated="2"/>
          <table:table-cell table:style-name="ce1518"/>
          <table:table-cell office:value-type="string">
            <text:p>PANTONE 7700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#1A6080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table:number-columns-repeated="2"/>
          <table:table-cell table:style-name="ce1519"/>
          <table:table-cell office:value-type="string">
            <text:p>PANTONE 7701</text:p>
          </table:table-cell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#005F82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table:number-columns-repeated="2"/>
          <table:table-cell table:style-name="ce1520"/>
          <table:table-cell office:value-type="string">
            <text:p>PANTONE 770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#4EADC7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1521"/>
          <table:table-cell office:value-type="string">
            <text:p>PANTONE 77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#1AA1BD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1522"/>
          <table:table-cell office:value-type="string">
            <text:p>PANTONE 7704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#008AAF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table:number-columns-repeated="2"/>
          <table:table-cell table:style-name="ce1523"/>
          <table:table-cell office:value-type="string">
            <text:p>PANTONE 770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#007199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table:number-columns-repeated="2"/>
          <table:table-cell table:style-name="ce1524"/>
          <table:table-cell office:value-type="string">
            <text:p>PANTONE 770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string">
            <text:p>#006D8E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525"/>
          <table:table-cell office:value-type="string">
            <text:p>PANTONE 770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#00648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1526"/>
          <table:table-cell office:value-type="string">
            <text:p>PANTONE 7708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string">
            <text:p>#005A7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table:number-columns-repeated="2"/>
          <table:table-cell table:style-name="ce1527"/>
          <table:table-cell office:value-type="string">
            <text:p>PANTONE 770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#62B5BB</text:p>
          </table:table-cell>
          <table:table-cell office:value-type="float" office:value="98">
            <text:p>98</text:p>
          </table:table-cell>
          <table:table-cell office:value-type="float" office:value="181">
            <text:p>181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table:number-columns-repeated="2"/>
          <table:table-cell table:style-name="ce1528"/>
          <table:table-cell office:value-type="string">
            <text:p>PANTONE 771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#00AFBA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number-columns-repeated="2"/>
          <table:table-cell table:style-name="ce1529"/>
          <table:table-cell office:value-type="string">
            <text:p>PANTONE 771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#0099A9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table:number-columns-repeated="2"/>
          <table:table-cell table:style-name="ce1530"/>
          <table:table-cell office:value-type="string">
            <text:p>PANTONE 77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#00889B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531"/>
          <table:table-cell office:value-type="string">
            <text:p>PANTONE 77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string">
            <text:p>#00829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table:number-columns-repeated="2"/>
          <table:table-cell table:style-name="ce1532"/>
          <table:table-cell office:value-type="string">
            <text:p>PANTONE 771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#00748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table:number-columns-repeated="2"/>
          <table:table-cell table:style-name="ce1533"/>
          <table:table-cell office:value-type="string">
            <text:p>PANTONE 771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string">
            <text:p>#00666F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534"/>
          <table:table-cell office:value-type="string">
            <text:p>PANTONE 771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#009F97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table:number-columns-repeated="2"/>
          <table:table-cell table:style-name="ce1535"/>
          <table:table-cell office:value-type="string">
            <text:p>PANTONE 771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string">
            <text:p>#008E8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536"/>
          <table:table-cell office:value-type="string">
            <text:p>PANTONE 771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string">
            <text:p>#007B75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number-columns-repeated="2"/>
          <table:table-cell table:style-name="ce1537"/>
          <table:table-cell office:value-type="string">
            <text:p>PANTONE 771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#00726B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/>
          <table:table-cell table:style-name="ce1538"/>
          <table:table-cell office:value-type="string">
            <text:p>PANTONE 772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#00676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</table:table-row>
        <table:table-row table:style-name="ro2">
          <table:table-cell table:number-columns-repeated="2"/>
          <table:table-cell table:style-name="ce1539"/>
          <table:table-cell office:value-type="string">
            <text:p>PANTONE 772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string">
            <text:p>#005F5B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1540"/>
          <table:table-cell office:value-type="string">
            <text:p>PANTONE 772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string">
            <text:p>#00534F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number-columns-repeated="2"/>
          <table:table-cell table:style-name="ce1541"/>
          <table:table-cell office:value-type="string">
            <text:p>PANTONE 772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string">
            <text:p>#58AA83</text:p>
          </table:table-cell>
          <table:table-cell office:value-type="float" office:value="88">
            <text:p>88</text:p>
          </table:table-cell>
          <table:table-cell office:value-type="float" office:value="170">
            <text:p>170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table:number-columns-repeated="2"/>
          <table:table-cell table:style-name="ce1542"/>
          <table:table-cell office:value-type="string">
            <text:p>PANTONE 772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string">
            <text:p>#279B6F</text:p>
          </table:table-cell>
          <table:table-cell office:value-type="float" office:value="39">
            <text:p>39</text:p>
          </table:table-cell>
          <table:table-cell office:value-type="float" office:value="155">
            <text:p>15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number-columns-repeated="2"/>
          <table:table-cell table:style-name="ce1543"/>
          <table:table-cell office:value-type="string">
            <text:p>PANTONE 772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string">
            <text:p>#008C5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number-columns-repeated="2"/>
          <table:table-cell table:style-name="ce1544"/>
          <table:table-cell office:value-type="string">
            <text:p>PANTONE 77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string">
            <text:p>#007F47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number-columns-repeated="2"/>
          <table:table-cell table:style-name="ce1545"/>
          <table:table-cell office:value-type="string">
            <text:p>PANTONE 7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office:value-type="string">
            <text:p>#00703E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546"/>
          <table:table-cell office:value-type="string">
            <text:p>PANTONE 772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string">
            <text:p>#006848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number-columns-repeated="2"/>
          <table:table-cell table:style-name="ce1547"/>
          <table:table-cell office:value-type="string">
            <text:p>PANTONE 772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string">
            <text:p>#00583F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1548"/>
          <table:table-cell office:value-type="string">
            <text:p>PANTONE 773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string">
            <text:p>#589C63</text:p>
          </table:table-cell>
          <table:table-cell office:value-type="float" office:value="88">
            <text:p>88</text:p>
          </table:table-cell>
          <table:table-cell office:value-type="float" office:value="156">
            <text:p>156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number-columns-repeated="2"/>
          <table:table-cell table:style-name="ce1549"/>
          <table:table-cell office:value-type="string">
            <text:p>PANTONE 773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string">
            <text:p>#39904A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550"/>
          <table:table-cell office:value-type="string">
            <text:p>PANTONE 773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string">
            <text:p>#02833F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number-columns-repeated="2"/>
          <table:table-cell table:style-name="ce1551"/>
          <table:table-cell office:value-type="string">
            <text:p>PANTONE 773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string">
            <text:p>#007540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1552"/>
          <table:table-cell office:value-type="string">
            <text:p>PANTONE 773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string">
            <text:p>#275D3A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53"/>
          <table:table-cell office:value-type="string">
            <text:p>PANTONE 773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string">
            <text:p>#36553A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54"/>
          <table:table-cell office:value-type="string">
            <text:p>PANTONE 773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string">
            <text:p>#35513E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555"/>
          <table:table-cell office:value-type="string">
            <text:p>PANTONE 77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string">
            <text:p>#74AA35</text:p>
          </table:table-cell>
          <table:table-cell office:value-type="float" office:value="116">
            <text:p>116</text:p>
          </table:table-cell>
          <table:table-cell office:value-type="float" office:value="170">
            <text:p>170</text:p>
          </table:table-cell>
          <table:table-cell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style-name="ce1556"/>
          <table:table-cell office:value-type="string">
            <text:p>PANTONE 773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#53A63A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57"/>
          <table:table-cell office:value-type="string">
            <text:p>PANTONE 773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#3D9E3E</text:p>
          </table:table-cell>
          <table:table-cell office:value-type="float" office:value="61">
            <text:p>61</text:p>
          </table:table-cell>
          <table:table-cell office:value-type="float" office:value="158">
            <text:p>158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558"/>
          <table:table-cell office:value-type="string">
            <text:p>PANTONE 774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string">
            <text:p>#46973A</text:p>
          </table:table-cell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59"/>
          <table:table-cell office:value-type="string">
            <text:p>PANTONE 7741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#438A34</text:p>
          </table:table-cell>
          <table:table-cell office:value-type="float" office:value="67">
            <text:p>67</text:p>
          </table:table-cell>
          <table:table-cell office:value-type="float" office:value="138">
            <text:p>138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560"/>
          <table:table-cell office:value-type="string">
            <text:p>PANTONE 774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string">
            <text:p>#48782D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table:number-columns-repeated="2"/>
          <table:table-cell table:style-name="ce1561"/>
          <table:table-cell office:value-type="string">
            <text:p>PANTONE 774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#46712B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562"/>
          <table:table-cell office:value-type="string">
            <text:p>PANTONE 774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string">
            <text:p>#C4C626</text:p>
          </table:table-cell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563"/>
          <table:table-cell office:value-type="string">
            <text:p>PANTONE 774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string">
            <text:p>#AFB038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564"/>
          <table:table-cell office:value-type="string">
            <text:p>PANTONE 774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  <table:table-cell office:value-type="string">
            <text:p>#9DA03C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565"/>
          <table:table-cell office:value-type="string">
            <text:p>PANTONE 774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string">
            <text:p>#8A8F3B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number-columns-repeated="2"/>
          <table:table-cell table:style-name="ce1566"/>
          <table:table-cell office:value-type="string">
            <text:p>PANTONE 77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string">
            <text:p>#82863C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2"/>
          <table:table-cell table:style-name="ce1567"/>
          <table:table-cell office:value-type="string">
            <text:p>PANTONE 774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string">
            <text:p>#747429</text:p>
          </table:table-cell>
          <table:table-cell table:number-columns-repeated="2" office:value-type="float" office:value="116">
            <text:p>116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568"/>
          <table:table-cell office:value-type="string">
            <text:p>PANTONE 77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string">
            <text:p>#686629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569"/>
          <table:table-cell office:value-type="string">
            <text:p>PANTONE 775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string">
            <text:p>#D0BC5A</text:p>
          </table:table-cell>
          <table:table-cell office:value-type="float" office:value="208">
            <text:p>208</text:p>
          </table:table-cell>
          <table:table-cell office:value-type="float" office:value="188">
            <text:p>18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  <table:table-cell table:style-name="ce1570"/>
          <table:table-cell office:value-type="string">
            <text:p>PANTONE 775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string">
            <text:p>#D4B640</text:p>
          </table:table-cell>
          <table:table-cell office:value-type="float" office:value="212">
            <text:p>212</text:p>
          </table:table-cell>
          <table:table-cell office:value-type="float" office:value="182">
            <text:p>1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number-columns-repeated="2"/>
          <table:table-cell table:style-name="ce1571"/>
          <table:table-cell office:value-type="string">
            <text:p>PANTONE 775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27">
            <text:p>27</text:p>
          </table:table-cell>
          <table:table-cell office:value-type="string">
            <text:p>#C4A229</text:p>
          </table:table-cell>
          <table:table-cell office:value-type="float" office:value="196">
            <text:p>196</text:p>
          </table:table-cell>
          <table:table-cell office:value-type="float" office:value="162">
            <text:p>162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572"/>
          <table:table-cell office:value-type="string">
            <text:p>PANTONE 775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#A18838</text:p>
          </table:table-cell>
          <table:table-cell office:value-type="float" office:value="161">
            <text:p>161</text:p>
          </table:table-cell>
          <table:table-cell office:value-type="float" office:value="136">
            <text:p>13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573"/>
          <table:table-cell office:value-type="string">
            <text:p>PANTONE 775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string">
            <text:p>#867337</text:p>
          </table:table-cell>
          <table:table-cell office:value-type="float" office:value="134">
            <text:p>134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1574"/>
          <table:table-cell office:value-type="string">
            <text:p>PANTONE 775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string">
            <text:p>#786734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575"/>
          <table:table-cell office:value-type="string">
            <text:p>PANTONE 77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string">
            <text:p>#6A603D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2"/>
          <table:table-cell table:style-name="ce1576"/>
          <table:table-cell office:value-type="string">
            <text:p>PANTONE 7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string">
            <text:p>#DECC08</text:p>
          </table:table-cell>
          <table:table-cell office:value-type="float" office:value="222">
            <text:p>222</text:p>
          </table:table-cell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1577"/>
          <table:table-cell office:value-type="string">
            <text:p>PANTONE 775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#CABB15</text:p>
          </table:table-cell>
          <table:table-cell office:value-type="float" office:value="202">
            <text:p>202</text:p>
          </table:table-cell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2"/>
          <table:table-cell table:style-name="ce1578"/>
          <table:table-cell office:value-type="string">
            <text:p>PANTONE 776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#918329</text:p>
          </table:table-cell>
          <table:table-cell office:value-type="float" office:value="145">
            <text:p>145</text:p>
          </table:table-cell>
          <table:table-cell office:value-type="float" office:value="131">
            <text:p>131</text:p>
          </table:table-cell>
          <table:table-cell office:value-type="float" office:value="41">
            <text:p>41</text:p>
          </table:table-cell>
        </table:table-row>
        <table:table-row table:style-name="ro2">
          <table:table-cell table:number-columns-repeated="2"/>
          <table:table-cell table:style-name="ce1579"/>
          <table:table-cell office:value-type="string">
            <text:p>PANTONE 776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string">
            <text:p>#807A39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number-columns-repeated="2"/>
          <table:table-cell table:style-name="ce1580"/>
          <table:table-cell office:value-type="string">
            <text:p>PANTONE 776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#676A3E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number-columns-repeated="2"/>
          <table:table-cell table:style-name="ce1581"/>
          <table:table-cell office:value-type="string">
            <text:p>PANTONE 7763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string">
            <text:p>#5A5C3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number-columns-repeated="2"/>
          <table:table-cell table:style-name="ce1582"/>
          <table:table-cell office:value-type="string">
            <text:p>PANTONE 7764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string">
            <text:p>#585834</text:p>
          </table:table-cell>
          <table:table-cell table:number-columns-repeated="2" office:value-type="float" office:value="88">
            <text:p>88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number-columns-repeated="2"/>
          <table:table-cell table:style-name="ce1583"/>
          <table:table-cell office:value-type="string">
            <text:p>PANTONE 776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#C3B91F</text:p>
          </table:table-cell>
          <table:table-cell office:value-type="float" office:value="195">
            <text:p>195</text:p>
          </table:table-cell>
          <table:table-cell office:value-type="float" office:value="185">
            <text:p>185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/>
          <table:table-cell table:style-name="ce1584"/>
          <table:table-cell office:value-type="string">
            <text:p>PANTONE 776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string">
            <text:p>#B8AE22</text:p>
          </table:table-cell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 office:value-type="float" office:value="34">
            <text:p>34</text:p>
          </table:table-cell>
        </table:table-row>
        <table:table-row table:style-name="ro2">
          <table:table-cell table:number-columns-repeated="2"/>
          <table:table-cell table:style-name="ce1585"/>
          <table:table-cell office:value-type="string">
            <text:p>PANTONE 776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string">
            <text:p>#A99A25</text:p>
          </table:table-cell>
          <table:table-cell office:value-type="float" office:value="169">
            <text:p>169</text:p>
          </table:table-cell>
          <table:table-cell office:value-type="float" office:value="154">
            <text:p>154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number-columns-repeated="2"/>
          <table:table-cell table:style-name="ce1586"/>
          <table:table-cell office:value-type="string">
            <text:p>PANTONE 776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string">
            <text:p>#998944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number-columns-repeated="2"/>
          <table:table-cell table:style-name="ce1587"/>
          <table:table-cell office:value-type="string">
            <text:p>PANTONE 776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string">
            <text:p>#7A6C37</text:p>
          </table:table-cell>
          <table:table-cell office:value-type="float" office:value="122">
            <text:p>122</text:p>
          </table:table-cell>
          <table:table-cell office:value-type="float" office:value="108">
            <text:p>108</text:p>
          </table:table-cell>
          <table:table-cell office:value-type="float" office:value="55">
            <text:p>55</text:p>
          </table:table-cell>
        </table:table-row>
        <table:table-row table:style-name="ro2">
          <table:table-cell table:number-columns-repeated="2"/>
          <table:table-cell table:style-name="ce1588"/>
          <table:table-cell office:value-type="string">
            <text:p>PANTONE 7770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string">
            <text:p>#63583A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number-columns-repeated="2"/>
          <table:table-cell table:style-name="ce1589"/>
          <table:table-cell office:value-type="string">
            <text:p>PANTONE 777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string">
            <text:p>#524B2B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number-columns-repeated="2"/>
          <table:table-cell table:style-name="ce1590"/>
          <table:table-cell office:value-type="string">
            <text:p>PANTONE Black 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string">
            <text:p>#38362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number-columns-repeated="2"/>
          <table:table-cell table:style-name="ce1591"/>
          <table:table-cell office:value-type="string">
            <text:p>PANTONE Black 3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#262D26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</table:table-row>
        <table:table-row table:style-name="ro2">
          <table:table-cell table:number-columns-repeated="2"/>
          <table:table-cell table:style-name="ce1592"/>
          <table:table-cell office:value-type="string">
            <text:p>PANTONE Black 4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#383127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1593"/>
          <table:table-cell office:value-type="string">
            <text:p>PANTONE Black 5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string">
            <text:p>#423238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number-columns-repeated="2"/>
          <table:table-cell table:style-name="ce1594"/>
          <table:table-cell office:value-type="string">
            <text:p>PANTONE Black 6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string">
            <text:p>#20272C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number-columns-repeated="2"/>
          <table:table-cell table:style-name="ce1595"/>
          <table:table-cell office:value-type="string">
            <text:p>PANTONE Black 7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string">
            <text:p>#363432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596"/>
          <table:table-cell office:value-type="string">
            <text:p>PANTONE Black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office:value-type="string">
            <text:p>#2F2C27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</table:table-row>
        <table:table-row table:style-name="ro2">
          <table:table-cell table:number-columns-repeated="2"/>
          <table:table-cell table:style-name="ce1597"/>
          <table:table-cell office:value-type="string">
            <text:p>PANTONE Blue 072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#2F408E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table:number-columns-repeated="2"/>
          <table:table-cell table:style-name="ce1598"/>
          <table:table-cell office:value-type="string">
            <text:p>PANTONE Cool Gray 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#DDDDDA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table:number-columns-repeated="2"/>
          <table:table-cell table:style-name="ce1599"/>
          <table:table-cell office:value-type="string">
            <text:p>PANTONE Cool Gray 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#D6D6D2</text:p>
          </table:table-cell>
          <table:table-cell table:number-columns-repeated="2" office:value-type="float" office:value="214">
            <text:p>21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table:number-columns-repeated="2"/>
          <table:table-cell table:style-name="ce1600"/>
          <table:table-cell office:value-type="string">
            <text:p>PANTONE Cool Gray 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#CACAC7</text:p>
          </table:table-cell>
          <table:table-cell table:number-columns-repeated="2" office:value-type="float" office:value="202">
            <text:p>202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number-columns-repeated="2"/>
          <table:table-cell table:style-name="ce1601"/>
          <table:table-cell office:value-type="string">
            <text:p>PANTONE Cool Gray 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#B9B9B7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table:number-columns-repeated="2"/>
          <table:table-cell table:style-name="ce1602"/>
          <table:table-cell office:value-type="string">
            <text:p>PANTONE Cool Gray 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#B3B3B0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2"/>
          <table:table-cell table:style-name="ce1603"/>
          <table:table-cell office:value-type="string">
            <text:p>PANTONE Cool Gray 6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string">
            <text:p>#AEAEAE</text:p>
          </table:table-cell>
          <table:table-cell table:number-columns-repeated="3"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1604"/>
          <table:table-cell office:value-type="string">
            <text:p>PANTONE Cool Gray 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string">
            <text:p>#99999B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table:number-columns-repeated="2"/>
          <table:table-cell table:style-name="ce1605"/>
          <table:table-cell office:value-type="string">
            <text:p>PANTONE Cool Gray 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#8F909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table:number-columns-repeated="2"/>
          <table:table-cell table:style-name="ce1606"/>
          <table:table-cell office:value-type="string">
            <text:p>PANTONE Cool Gray 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string">
            <text:p>#7A7B7E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number-columns-repeated="2"/>
          <table:table-cell table:style-name="ce1607"/>
          <table:table-cell office:value-type="string">
            <text:p>PANTONE Cool Gray 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string">
            <text:p>#66676C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number-columns-repeated="2"/>
          <table:table-cell table:style-name="ce1608"/>
          <table:table-cell office:value-type="string">
            <text:p>PANTONE Cool Gray 1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string">
            <text:p>#55565B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number-columns-repeated="2"/>
          <table:table-cell table:style-name="ce1609"/>
          <table:table-cell office:value-type="string">
            <text:p>PANTONE Green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#00A079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table:number-columns-repeated="2"/>
          <table:table-cell table:style-name="ce1610"/>
          <table:table-cell office:value-type="string">
            <text:p>PANTONE Orange 02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E5801C</text:p>
          </table:table-cell>
          <table:table-cell office:value-type="float" office:value="229">
            <text:p>229</text:p>
          </table:table-cell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1611"/>
          <table:table-cell office:value-type="string">
            <text:p>PANTONE Process Blue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008BCC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number-columns-repeated="2"/>
          <table:table-cell table:style-name="ce1612"/>
          <table:table-cell office:value-type="string">
            <text:p>PANTONE Purpl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A3428F</text:p>
          </table:table-cell>
          <table:table-cell office:value-type="float" office:value="163">
            <text:p>163</text:p>
          </table:table-cell>
          <table:table-cell office:value-type="float" office:value="66">
            <text:p>66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613"/>
          <table:table-cell office:value-type="string">
            <text:p>PANTONE Red 03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#DD5354</text:p>
          </table:table-cell>
          <table:table-cell office:value-type="float" office:value="221">
            <text:p>22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614"/>
          <table:table-cell office:value-type="string">
            <text:p>PANTONE Reflex Blue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263F8C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140">
            <text:p>140</text:p>
          </table:table-cell>
        </table:table-row>
        <table:table-row table:style-name="ro3">
          <table:table-cell table:number-columns-repeated="2"/>
          <table:table-cell table:style-name="ce1615"/>
          <table:table-cell office:value-type="string">
            <text:p>PANTONE Rhodamine Red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CB4891</text:p>
          </table:table-cell>
          <table:table-cell office:value-type="float" office:value="203">
            <text:p>203</text:p>
          </table:table-cell>
          <table:table-cell office:value-type="float" office:value="72">
            <text:p>72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number-columns-repeated="2"/>
          <table:table-cell table:style-name="ce1616"/>
          <table:table-cell office:value-type="string">
            <text:p>PANTONE Rubine Red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#D12368</text:p>
          </table:table-cell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/>
          <table:table-cell table:style-name="ce1617"/>
          <table:table-cell office:value-type="string">
            <text:p>PANTONE Violet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#4A3687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table:number-columns-repeated="2"/>
          <table:table-cell table:style-name="ce1618"/>
          <table:table-cell office:value-type="string">
            <text:p>PANTONE Warm Gray 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#DBD8D1</text:p>
          </table:table-cell>
          <table:table-cell office:value-type="float" office:value="219">
            <text:p>219</text:p>
          </table:table-cell>
          <table:table-cell office:value-type="float" office:value="216">
            <text:p>216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table:number-columns-repeated="2"/>
          <table:table-cell table:style-name="ce1619"/>
          <table:table-cell office:value-type="string">
            <text:p>PANTONE Warm Gray 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#CEC7BF</text:p>
          </table:table-cell>
          <table:table-cell office:value-type="float" office:value="206">
            <text:p>206</text:p>
          </table:table-cell>
          <table:table-cell office:value-type="float" office:value="199">
            <text:p>199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table:number-columns-repeated="2"/>
          <table:table-cell table:style-name="ce1620"/>
          <table:table-cell office:value-type="string">
            <text:p>PANTONE Warm Gray 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#BCB4AC</text:p>
          </table:table-cell>
          <table:table-cell office:value-type="float" office:value="188">
            <text:p>188</text:p>
          </table:table-cell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table:number-columns-repeated="2"/>
          <table:table-cell table:style-name="ce1621"/>
          <table:table-cell office:value-type="string">
            <text:p>PANTONE Warm Gray 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string">
            <text:p>#B1AAA2</text:p>
          </table:table-cell>
          <table:table-cell office:value-type="float" office:value="177">
            <text:p>177</text:p>
          </table:table-cell>
          <table:table-cell office:value-type="float" office:value="170">
            <text:p>170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table:number-columns-repeated="2"/>
          <table:table-cell table:style-name="ce1622"/>
          <table:table-cell office:value-type="string">
            <text:p>PANTONE Warm Gray 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string">
            <text:p>#ACA59C</text:p>
          </table:table-cell>
          <table:table-cell office:value-type="float" office:value="172">
            <text:p>172</text:p>
          </table:table-cell>
          <table:table-cell office:value-type="float" office:value="165">
            <text:p>16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table:number-columns-repeated="2"/>
          <table:table-cell table:style-name="ce1623"/>
          <table:table-cell office:value-type="string">
            <text:p>PANTONE Warm Gray 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string">
            <text:p>#A2988F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table:number-columns-repeated="2"/>
          <table:table-cell table:style-name="ce1624"/>
          <table:table-cell office:value-type="string">
            <text:p>PANTONE Warm Gray 7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string">
            <text:p>#998C85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table:number-columns-repeated="2"/>
          <table:table-cell table:style-name="ce1625"/>
          <table:table-cell office:value-type="string">
            <text:p>PANTONE Warm Gray 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string">
            <text:p>#90857B</text:p>
          </table:table-cell>
          <table:table-cell office:value-type="float" office:value="144">
            <text:p>144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table:number-columns-repeated="2"/>
          <table:table-cell table:style-name="ce1626"/>
          <table:table-cell office:value-type="string">
            <text:p>PANTONE Warm Gray 9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string">
            <text:p>#877A6E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table:number-columns-repeated="2"/>
          <table:table-cell table:style-name="ce1627"/>
          <table:table-cell office:value-type="string">
            <text:p>PANTONE Warm Gray 1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#776A60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number-columns-repeated="2"/>
          <table:table-cell table:style-name="ce1628"/>
          <table:table-cell office:value-type="string">
            <text:p>PANTONE Warm Gray 1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string">
            <text:p>#6C6054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</table:table-row>
        <table:table-row table:style-name="ro2">
          <table:table-cell table:number-columns-repeated="2"/>
          <table:table-cell table:style-name="ce1629"/>
          <table:table-cell office:value-type="string">
            <text:p>PANTONE Warm Red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#DE5A4A</text:p>
          </table:table-cell>
          <table:table-cell office:value-type="float" office:value="222">
            <text:p>222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number-columns-repeated="2"/>
          <table:table-cell table:style-name="ce1630"/>
          <table:table-cell office:value-type="string">
            <text:p>PANTONE Yell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#FDE100</text:p>
          </table:table-cell>
          <table:table-cell office:value-type="float" office:value="253">
            <text:p>253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15.06.2017</text:date>, <text:time>10:55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at Shagiev</meta:initial-creator>
    <meta:creation-date>2017-06-15T10:17:09.24</meta:creation-date>
    <dc:date>2017-06-15T10:55:29.79</dc:date>
    <dc:creator>Marat Shagiev</dc:creator>
    <meta:editing-duration>PT38M14S</meta:editing-duration>
    <meta:editing-cycles>17</meta:editing-cycles>
    <meta:generator>OpenOffice/4.1.2$Win32 OpenOffice.org_project/412m3$Build-9782</meta:generator>
    <meta:document-statistic meta:table-count="3" meta:cell-count="14671" meta:object-count="0"/>
  </office:meta>
</office:document-meta>
</file>